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0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7.090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54.75pt" style:use-optimal-row-height="fals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3">
            <text:p>PROPORÇÃO PARA O INDICADOR A1A – ALUNOS DE ESCOLAS URBANAS, POR PERÍODO DE ESTUD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style-name="ce9">
            <text:p>Total de alunos que estudam em escolas localizadas em áreas urbanas</text:p>
          </table:table-cell>
          <table:table-cell table:number-columns-repeated="16383" table:style-name="ce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Manhã</text:p>
          </table:table-cell>
          <table:table-cell office:value-type="string" table:style-name="ce2">
            <text:p>Tarde</text:p>
          </table:table-cell>
          <table:table-cell office:value-type="string" table:style-name="ce2">
            <text:p>Integral</text:p>
          </table:table-cell>
          <table:table-cell office:value-type="string" table:style-name="ce2">
            <text:p>Noite</text:p>
          </table:table-cell>
          <table:table-cell office:value-type="string" table:style-name="ce2">
            <text:p>Manhã e noite</text:p>
          </table:table-cell>
          <table:table-cell office:value-type="string" table:style-name="ce2">
            <text:p>Tarde e noite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931643" table:style-name="ce10">
            <text:p>3.931.643</text:p>
          </table:table-cell>
          <table:table-cell office:value-type="float" office:value="1955866" table:style-name="ce10">
            <text:p>1.955.866</text:p>
          </table:table-cell>
          <table:table-cell office:value-type="float" office:value="384855" table:style-name="ce10">
            <text:p>384.855</text:p>
          </table:table-cell>
          <table:table-cell office:value-type="float" office:value="342005" table:style-name="ce10">
            <text:p>342.00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079487" table:style-name="ce10">
            <text:p>2.079.487</text:p>
          </table:table-cell>
          <table:table-cell office:value-type="float" office:value="1041258" table:style-name="ce10">
            <text:p>1.041.258</text:p>
          </table:table-cell>
          <table:table-cell office:value-type="float" office:value="235405" table:style-name="ce10">
            <text:p>235.405</text:p>
          </table:table-cell>
          <table:table-cell office:value-type="float" office:value="139132" table:style-name="ce10">
            <text:p>139.13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852156" table:style-name="ce10">
            <text:p>1.852.156</text:p>
          </table:table-cell>
          <table:table-cell office:value-type="float" office:value="914607" table:style-name="ce10">
            <text:p>914.607</text:p>
          </table:table-cell>
          <table:table-cell office:value-type="float" office:value="149450" table:style-name="ce10">
            <text:p>149.450</text:p>
          </table:table-cell>
          <table:table-cell office:value-type="float" office:value="202873" table:style-name="ce10">
            <text:p>202.87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60483" table:style-name="ce10">
            <text:p>260.483</text:p>
          </table:table-cell>
          <table:table-cell office:value-type="float" office:value="270630" table:style-name="ce10">
            <text:p>270.630</text:p>
          </table:table-cell>
          <table:table-cell office:value-type="float" office:value="16389" table:style-name="ce10">
            <text:p>16.389</text:p>
          </table:table-cell>
          <table:table-cell office:value-type="float" office:value="28699" table:style-name="ce10">
            <text:p>28.69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58885" table:style-name="ce10">
            <text:p>358.885</text:p>
          </table:table-cell>
          <table:table-cell office:value-type="float" office:value="163762" table:style-name="ce10">
            <text:p>163.762</text:p>
          </table:table-cell>
          <table:table-cell office:value-type="float" office:value="21609" table:style-name="ce10">
            <text:p>21.609</text:p>
          </table:table-cell>
          <table:table-cell office:value-type="float" office:value="14903" table:style-name="ce10">
            <text:p>14.90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96059" table:style-name="ce10">
            <text:p>696.059</text:p>
          </table:table-cell>
          <table:table-cell office:value-type="float" office:value="643243" table:style-name="ce10">
            <text:p>643.243</text:p>
          </table:table-cell>
          <table:table-cell office:value-type="float" office:value="117407" table:style-name="ce10">
            <text:p>117.407</text:p>
          </table:table-cell>
          <table:table-cell office:value-type="float" office:value="130670" table:style-name="ce10">
            <text:p>130.67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095642" table:style-name="ce10">
            <text:p>2.095.642</text:p>
          </table:table-cell>
          <table:table-cell office:value-type="float" office:value="702995" table:style-name="ce10">
            <text:p>702.995</text:p>
          </table:table-cell>
          <table:table-cell office:value-type="float" office:value="201322" table:style-name="ce10">
            <text:p>201.322</text:p>
          </table:table-cell>
          <table:table-cell office:value-type="float" office:value="109799" table:style-name="ce10">
            <text:p>109.79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20574" table:style-name="ce10">
            <text:p>520.574</text:p>
          </table:table-cell>
          <table:table-cell office:value-type="float" office:value="175236" table:style-name="ce10">
            <text:p>175.236</text:p>
          </table:table-cell>
          <table:table-cell office:value-type="float" office:value="28128" table:style-name="ce10">
            <text:p>28.128</text:p>
          </table:table-cell>
          <table:table-cell office:value-type="float" office:value="57934" table:style-name="ce10">
            <text:p>57.93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474115" table:style-name="ce10">
            <text:p>1.474.115</text:p>
          </table:table-cell>
          <table:table-cell office:value-type="float" office:value="980252" table:style-name="ce10">
            <text:p>980.252</text:p>
          </table:table-cell>
          <table:table-cell office:value-type="float" office:value="54577" table:style-name="ce10">
            <text:p>54.577</text:p>
          </table:table-cell>
          <table:table-cell office:value-type="float" office:value="2365" table:style-name="ce10">
            <text:p>2.36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717305" table:style-name="ce10">
            <text:p>1.717.305</text:p>
          </table:table-cell>
          <table:table-cell office:value-type="float" office:value="649373" table:style-name="ce10">
            <text:p>649.373</text:p>
          </table:table-cell>
          <table:table-cell office:value-type="float" office:value="166790" table:style-name="ce10">
            <text:p>166.790</text:p>
          </table:table-cell>
          <table:table-cell office:value-type="float" office:value="339641" table:style-name="ce10">
            <text:p>339.64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3191419" table:style-name="ce10">
            <text:p>3.191.419</text:p>
          </table:table-cell>
          <table:table-cell office:value-type="float" office:value="1629625" table:style-name="ce10">
            <text:p>1.629.625</text:p>
          </table:table-cell>
          <table:table-cell office:value-type="float" office:value="221367" table:style-name="ce10">
            <text:p>221.367</text:p>
          </table:table-cell>
          <table:table-cell office:value-type="float" office:value="342005" table:style-name="ce10">
            <text:p>342.00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740224" table:style-name="ce10">
            <text:p>740.224</text:p>
          </table:table-cell>
          <table:table-cell office:value-type="float" office:value="326240" table:style-name="ce10">
            <text:p>326.240</text:p>
          </table:table-cell>
          <table:table-cell office:value-type="float" office:value="163488" table:style-name="ce10">
            <text:p>163.48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1732435" table:style-name="ce10">
            <text:p>1.732.435</text:p>
          </table:table-cell>
          <table:table-cell office:value-type="float" office:value="1088217" table:style-name="ce10">
            <text:p>1.088.217</text:p>
          </table:table-cell>
          <table:table-cell office:value-type="float" office:value="79609" table:style-name="ce10">
            <text:p>79.60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1076785" table:style-name="ce10">
            <text:p>1.076.785</text:p>
          </table:table-cell>
          <table:table-cell office:value-type="float" office:value="546978" table:style-name="ce10">
            <text:p>546.978</text:p>
          </table:table-cell>
          <table:table-cell office:value-type="float" office:value="39451" table:style-name="ce10">
            <text:p>39.451</text:p>
          </table:table-cell>
          <table:table-cell office:value-type="float" office:value="2651" table:style-name="ce10">
            <text:p>2.65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122423" table:style-name="ce10">
            <text:p>1.122.423</text:p>
          </table:table-cell>
          <table:table-cell office:value-type="float" office:value="320670" table:style-name="ce10">
            <text:p>320.670</text:p>
          </table:table-cell>
          <table:table-cell office:value-type="float" office:value="265794" table:style-name="ce10">
            <text:p>265.794</text:p>
          </table:table-cell>
          <table:table-cell office:value-type="float" office:value="339355" table:style-name="ce10">
            <text:p>339.35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4"/>
          <table:covered-table-cell table:number-columns-repeated="8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B10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5" table:number-rows-spanned="1" table:style-name="ce17">
            <text:p>TOTAL PARA O INDICADOR B10 – ALUNOS DE ESCOLAS URBANAS, POR LOCAL DE ACESSO À INTERNET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Quarto</text:p>
          </table:table-cell>
          <table:covered-table-cell table:number-columns-repeated="3"/>
          <table:table-cell office:value-type="string" table:number-columns-spanned="4" table:number-rows-spanned="1" table:style-name="ce15">
            <text:p>Sala de casa ou outro lugar que não seja o quarto</text:p>
          </table:table-cell>
          <table:covered-table-cell table:number-columns-repeated="3"/>
          <table:table-cell office:value-type="string" table:number-columns-spanned="4" table:number-rows-spanned="1" table:style-name="ce15">
            <text:p>Escola</text:p>
          </table:table-cell>
          <table:covered-table-cell table:number-columns-repeated="3"/>
          <table:table-cell office:value-type="string" table:number-columns-spanned="4" table:number-rows-spanned="1" table:style-name="ce15">
            <text:p>Casa de outra pessoa</text:p>
          </table:table-cell>
          <table:covered-table-cell table:number-columns-repeated="3"/>
          <table:table-cell office:value-type="string" table:number-columns-spanned="4" table:number-rows-spanned="1" table:style-name="ce18">
            <text:p><text:span text:style-name="T5">Lanhouse</text:span><text:span text:style-name="T2"><text:s/>ou<text:s/></text:span><text:span text:style-name="T5">cybercafé</text:span></text:p>
          </table:table-cell>
          <table:covered-table-cell table:number-columns-repeated="3"/>
          <table:table-cell office:value-type="string" table:number-columns-spanned="4" table:number-rows-spanned="1" table:style-name="ce15">
            <text:p>Telecentro</text:p>
          </table:table-cell>
          <table:covered-table-cell table:number-columns-repeated="3"/>
          <table:table-cell office:value-type="string" table:number-columns-spanned="4" table:number-rows-spanned="1" table:style-name="ce15">
            <text:p>Em deslocamento</text:p>
          </table:table-cell>
          <table:covered-table-cell table:number-columns-repeated="3"/>
          <table:table-cell office:value-type="string" table:number-columns-spanned="4" table:number-rows-spanned="1" table:style-name="ce18">
            <text:p>Outro local, como<text:s/><text:span text:style-name="T5">shopping</text:span><text:span text:style-name="T2">, igreja ou lanchonete</text:span></text:p>
          </table:table-cell>
          <table:covered-table-cell table:number-columns-repeated="3"/>
          <table:table-cell table:number-columns-repeated="1635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472707" table:style-name="ce10">
            <text:p>4.472.707</text:p>
          </table:table-cell>
          <table:table-cell office:value-type="float" office:value="1091334" table:style-name="ce10">
            <text:p>1.091.334</text:p>
          </table:table-cell>
          <table:table-cell office:value-type="float" office:value="892" table:style-name="ce10">
            <text:p>892</text:p>
          </table:table-cell>
          <table:table-cell office:value-type="string" table:style-name="ce10">
            <text:p>-</text:p>
          </table:table-cell>
          <table:table-cell office:value-type="float" office:value="5176115" table:style-name="ce10">
            <text:p>5.176.115</text:p>
          </table:table-cell>
          <table:table-cell office:value-type="float" office:value="388756" table:style-name="ce10">
            <text:p>388.756</text:p>
          </table:table-cell>
          <table:table-cell office:value-type="float" office:value="117" table:style-name="ce10">
            <text:p>117</text:p>
          </table:table-cell>
          <table:table-cell office:value-type="string" table:style-name="ce10">
            <text:p>-</text:p>
          </table:table-cell>
          <table:table-cell office:value-type="float" office:value="2059241" table:style-name="ce10">
            <text:p>2.059.241</text:p>
          </table:table-cell>
          <table:table-cell office:value-type="float" office:value="3504821" table:style-name="ce10">
            <text:p>3.504.821</text:p>
          </table:table-cell>
          <table:table-cell office:value-type="float" office:value="540" table:style-name="ce10">
            <text:p>540</text:p>
          </table:table-cell>
          <table:table-cell office:value-type="float" office:value="330" table:style-name="ce10">
            <text:p>330</text:p>
          </table:table-cell>
          <table:table-cell office:value-type="float" office:value="5035096" table:style-name="ce10">
            <text:p>5.035.096</text:p>
          </table:table-cell>
          <table:table-cell office:value-type="float" office:value="528995" table:style-name="ce10">
            <text:p>528.995</text:p>
          </table:table-cell>
          <table:table-cell office:value-type="float" office:value="147" table:style-name="ce10">
            <text:p>147</text:p>
          </table:table-cell>
          <table:table-cell office:value-type="float" office:value="694" table:style-name="ce10">
            <text:p>694</text:p>
          </table:table-cell>
          <table:table-cell office:value-type="float" office:value="1510322" table:style-name="ce10">
            <text:p>1.510.322</text:p>
          </table:table-cell>
          <table:table-cell office:value-type="float" office:value="4021453" table:style-name="ce10">
            <text:p>4.021.453</text:p>
          </table:table-cell>
          <table:table-cell office:value-type="float" office:value="32001" table:style-name="ce10">
            <text:p>32.001</text:p>
          </table:table-cell>
          <table:table-cell office:value-type="float" office:value="1156" table:style-name="ce10">
            <text:p>1.156</text:p>
          </table:table-cell>
          <table:table-cell office:value-type="float" office:value="1893761" table:style-name="ce10">
            <text:p>1.893.761</text:p>
          </table:table-cell>
          <table:table-cell office:value-type="float" office:value="3663081" table:style-name="ce10">
            <text:p>3.663.081</text:p>
          </table:table-cell>
          <table:table-cell office:value-type="float" office:value="8090" table:style-name="ce10">
            <text:p>8.090</text:p>
          </table:table-cell>
          <table:table-cell office:value-type="string" table:style-name="ce10">
            <text:p>-</text:p>
          </table:table-cell>
          <table:table-cell office:value-type="float" office:value="2898200" table:style-name="ce10">
            <text:p>2.898.200</text:p>
          </table:table-cell>
          <table:table-cell office:value-type="float" office:value="2666055" table:style-name="ce10">
            <text:p>2.666.055</text:p>
          </table:table-cell>
          <table:table-cell office:value-type="float" office:value="114" table:style-name="ce10">
            <text:p>114</text:p>
          </table:table-cell>
          <table:table-cell office:value-type="float" office:value="563" table:style-name="ce10">
            <text:p>563</text:p>
          </table:table-cell>
          <table:table-cell office:value-type="float" office:value="3182170" table:style-name="ce10">
            <text:p>3.182.170</text:p>
          </table:table-cell>
          <table:table-cell office:value-type="float" office:value="2379587" table:style-name="ce10">
            <text:p>2.379.587</text:p>
          </table:table-cell>
          <table:table-cell office:value-type="float" office:value="3176" table:style-name="ce10">
            <text:p>3.176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473781" table:style-name="ce10">
            <text:p>2.473.781</text:p>
          </table:table-cell>
          <table:table-cell office:value-type="float" office:value="492586" table:style-name="ce10">
            <text:p>492.586</text:p>
          </table:table-cell>
          <table:table-cell office:value-type="float" office:value="892" table:style-name="ce10">
            <text:p>892</text:p>
          </table:table-cell>
          <table:table-cell office:value-type="string" table:style-name="ce10">
            <text:p>-</text:p>
          </table:table-cell>
          <table:table-cell office:value-type="float" office:value="2775605" table:style-name="ce10">
            <text:p>2.775.605</text:p>
          </table:table-cell>
          <table:table-cell office:value-type="float" office:value="191626" table:style-name="ce10">
            <text:p>191.626</text:p>
          </table:table-cell>
          <table:table-cell office:value-type="float" office:value="28" table:style-name="ce10">
            <text:p>28</text:p>
          </table:table-cell>
          <table:table-cell office:value-type="string" table:style-name="ce10">
            <text:p>-</text:p>
          </table:table-cell>
          <table:table-cell office:value-type="float" office:value="1136977" table:style-name="ce10">
            <text:p>1.136.977</text:p>
          </table:table-cell>
          <table:table-cell office:value-type="float" office:value="1830105" table:style-name="ce10">
            <text:p>1.830.105</text:p>
          </table:table-cell>
          <table:table-cell office:value-type="float" office:value="178" table:style-name="ce10">
            <text:p>178</text:p>
          </table:table-cell>
          <table:table-cell office:value-type="float" office:value="0" table:style-name="ce10">
            <text:p>0</text:p>
          </table:table-cell>
          <table:table-cell office:value-type="float" office:value="2745782" table:style-name="ce10">
            <text:p>2.745.782</text:p>
          </table:table-cell>
          <table:table-cell office:value-type="float" office:value="221004" table:style-name="ce10">
            <text:p>221.004</text:p>
          </table:table-cell>
          <table:table-cell office:value-type="float" office:value="0" table:style-name="ce10">
            <text:p>0</text:p>
          </table:table-cell>
          <table:table-cell office:value-type="float" office:value="473" table:style-name="ce10">
            <text:p>473</text:p>
          </table:table-cell>
          <table:table-cell office:value-type="float" office:value="786245" table:style-name="ce10">
            <text:p>786.245</text:p>
          </table:table-cell>
          <table:table-cell office:value-type="float" office:value="2164705" table:style-name="ce10">
            <text:p>2.164.705</text:p>
          </table:table-cell>
          <table:table-cell office:value-type="float" office:value="15313" table:style-name="ce10">
            <text:p>15.313</text:p>
          </table:table-cell>
          <table:table-cell office:value-type="float" office:value="996" table:style-name="ce10">
            <text:p>996</text:p>
          </table:table-cell>
          <table:table-cell office:value-type="float" office:value="1025314" table:style-name="ce10">
            <text:p>1.025.314</text:p>
          </table:table-cell>
          <table:table-cell office:value-type="float" office:value="1935446" table:style-name="ce10">
            <text:p>1.935.446</text:p>
          </table:table-cell>
          <table:table-cell office:value-type="float" office:value="6500" table:style-name="ce10">
            <text:p>6.500</text:p>
          </table:table-cell>
          <table:table-cell office:value-type="string" table:style-name="ce10">
            <text:p>-</text:p>
          </table:table-cell>
          <table:table-cell office:value-type="float" office:value="1653134" table:style-name="ce10">
            <text:p>1.653.134</text:p>
          </table:table-cell>
          <table:table-cell office:value-type="float" office:value="1313563" table:style-name="ce10">
            <text:p>1.313.563</text:p>
          </table:table-cell>
          <table:table-cell office:value-type="float" office:value="0" table:style-name="ce10">
            <text:p>0</text:p>
          </table:table-cell>
          <table:table-cell office:value-type="float" office:value="563" table:style-name="ce10">
            <text:p>563</text:p>
          </table:table-cell>
          <table:table-cell office:value-type="float" office:value="1716239" table:style-name="ce10">
            <text:p>1.716.239</text:p>
          </table:table-cell>
          <table:table-cell office:value-type="float" office:value="1247844" table:style-name="ce10">
            <text:p>1.247.844</text:p>
          </table:table-cell>
          <table:table-cell office:value-type="float" office:value="3176" table:style-name="ce10">
            <text:p>3.176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998925" table:style-name="ce10">
            <text:p>1.998.925</text:p>
          </table:table-cell>
          <table:table-cell office:value-type="float" office:value="598748" table:style-name="ce10">
            <text:p>598.74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400510" table:style-name="ce10">
            <text:p>2.400.510</text:p>
          </table:table-cell>
          <table:table-cell office:value-type="float" office:value="197130" table:style-name="ce10">
            <text:p>197.130</text:p>
          </table:table-cell>
          <table:table-cell office:value-type="float" office:value="89" table:style-name="ce10">
            <text:p>89</text:p>
          </table:table-cell>
          <table:table-cell office:value-type="string" table:style-name="ce10">
            <text:p>-</text:p>
          </table:table-cell>
          <table:table-cell office:value-type="float" office:value="922265" table:style-name="ce10">
            <text:p>922.265</text:p>
          </table:table-cell>
          <table:table-cell office:value-type="float" office:value="1674716" table:style-name="ce10">
            <text:p>1.674.716</text:p>
          </table:table-cell>
          <table:table-cell office:value-type="float" office:value="363" table:style-name="ce10">
            <text:p>363</text:p>
          </table:table-cell>
          <table:table-cell office:value-type="float" office:value="330" table:style-name="ce10">
            <text:p>330</text:p>
          </table:table-cell>
          <table:table-cell office:value-type="float" office:value="2289314" table:style-name="ce10">
            <text:p>2.289.314</text:p>
          </table:table-cell>
          <table:table-cell office:value-type="float" office:value="307991" table:style-name="ce10">
            <text:p>307.991</text:p>
          </table:table-cell>
          <table:table-cell office:value-type="float" office:value="147" table:style-name="ce10">
            <text:p>147</text:p>
          </table:table-cell>
          <table:table-cell office:value-type="float" office:value="221" table:style-name="ce10">
            <text:p>221</text:p>
          </table:table-cell>
          <table:table-cell office:value-type="float" office:value="724077" table:style-name="ce10">
            <text:p>724.077</text:p>
          </table:table-cell>
          <table:table-cell office:value-type="float" office:value="1856748" table:style-name="ce10">
            <text:p>1.856.748</text:p>
          </table:table-cell>
          <table:table-cell office:value-type="float" office:value="16688" table:style-name="ce10">
            <text:p>16.688</text:p>
          </table:table-cell>
          <table:table-cell office:value-type="float" office:value="160" table:style-name="ce10">
            <text:p>160</text:p>
          </table:table-cell>
          <table:table-cell office:value-type="float" office:value="868447" table:style-name="ce10">
            <text:p>868.447</text:p>
          </table:table-cell>
          <table:table-cell office:value-type="float" office:value="1727635" table:style-name="ce10">
            <text:p>1.727.635</text:p>
          </table:table-cell>
          <table:table-cell office:value-type="float" office:value="1590" table:style-name="ce10">
            <text:p>1.590</text:p>
          </table:table-cell>
          <table:table-cell office:value-type="string" table:style-name="ce10">
            <text:p>-</text:p>
          </table:table-cell>
          <table:table-cell office:value-type="float" office:value="1245066" table:style-name="ce10">
            <text:p>1.245.066</text:p>
          </table:table-cell>
          <table:table-cell office:value-type="float" office:value="1352493" table:style-name="ce10">
            <text:p>1.352.493</text:p>
          </table:table-cell>
          <table:table-cell office:value-type="float" office:value="114" table:style-name="ce10">
            <text:p>114</text:p>
          </table:table-cell>
          <table:table-cell office:value-type="float" office:value="0" table:style-name="ce10">
            <text:p>0</text:p>
          </table:table-cell>
          <table:table-cell office:value-type="float" office:value="1465931" table:style-name="ce10">
            <text:p>1.465.931</text:p>
          </table:table-cell>
          <table:table-cell office:value-type="float" office:value="1131742" table:style-name="ce10">
            <text:p>1.131.74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26443" table:style-name="ce10">
            <text:p>326.443</text:p>
          </table:table-cell>
          <table:table-cell office:value-type="float" office:value="99823" table:style-name="ce10">
            <text:p>99.823</text:p>
          </table:table-cell>
          <table:table-cell office:value-type="float" office:value="566" table:style-name="ce10">
            <text:p>566</text:p>
          </table:table-cell>
          <table:table-cell office:value-type="string" table:style-name="ce10">
            <text:p>-</text:p>
          </table:table-cell>
          <table:table-cell office:value-type="float" office:value="379028" table:style-name="ce10">
            <text:p>379.028</text:p>
          </table:table-cell>
          <table:table-cell office:value-type="float" office:value="47860" table:style-name="ce10">
            <text:p>47.86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5990" table:style-name="ce10">
            <text:p>155.990</text:p>
          </table:table-cell>
          <table:table-cell office:value-type="float" office:value="270513" table:style-name="ce10">
            <text:p>270.513</text:p>
          </table:table-cell>
          <table:table-cell office:value-type="float" office:value="0" table:style-name="ce10">
            <text:p>0</text:p>
          </table:table-cell>
          <table:table-cell office:value-type="float" office:value="330" table:style-name="ce10">
            <text:p>330</text:p>
          </table:table-cell>
          <table:table-cell office:value-type="float" office:value="368622" table:style-name="ce10">
            <text:p>368.622</text:p>
          </table:table-cell>
          <table:table-cell office:value-type="float" office:value="57666" table:style-name="ce10">
            <text:p>57.666</text:p>
          </table:table-cell>
          <table:table-cell office:value-type="float" office:value="72" table:style-name="ce10">
            <text:p>72</text:p>
          </table:table-cell>
          <table:table-cell office:value-type="float" office:value="473" table:style-name="ce10">
            <text:p>473</text:p>
          </table:table-cell>
          <table:table-cell office:value-type="float" office:value="135068" table:style-name="ce10">
            <text:p>135.068</text:p>
          </table:table-cell>
          <table:table-cell office:value-type="float" office:value="286502" table:style-name="ce10">
            <text:p>286.502</text:p>
          </table:table-cell>
          <table:table-cell office:value-type="float" office:value="5145" table:style-name="ce10">
            <text:p>5.145</text:p>
          </table:table-cell>
          <table:table-cell office:value-type="float" office:value="118" table:style-name="ce10">
            <text:p>118</text:p>
          </table:table-cell>
          <table:table-cell office:value-type="float" office:value="149275" table:style-name="ce10">
            <text:p>149.275</text:p>
          </table:table-cell>
          <table:table-cell office:value-type="float" office:value="276867" table:style-name="ce10">
            <text:p>276.867</text:p>
          </table:table-cell>
          <table:table-cell office:value-type="float" office:value="691" table:style-name="ce10">
            <text:p>691</text:p>
          </table:table-cell>
          <table:table-cell office:value-type="string" table:style-name="ce10">
            <text:p>-</text:p>
          </table:table-cell>
          <table:table-cell office:value-type="float" office:value="187797" table:style-name="ce10">
            <text:p>187.797</text:p>
          </table:table-cell>
          <table:table-cell office:value-type="float" office:value="238473" table:style-name="ce10">
            <text:p>238.473</text:p>
          </table:table-cell>
          <table:table-cell office:value-type="float" office:value="0" table:style-name="ce10">
            <text:p>0</text:p>
          </table:table-cell>
          <table:table-cell office:value-type="float" office:value="563" table:style-name="ce10">
            <text:p>563</text:p>
          </table:table-cell>
          <table:table-cell office:value-type="float" office:value="233391" table:style-name="ce10">
            <text:p>233.391</text:p>
          </table:table-cell>
          <table:table-cell office:value-type="float" office:value="193442" table:style-name="ce10">
            <text:p>193.44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63947" table:style-name="ce10">
            <text:p>363.947</text:p>
          </table:table-cell>
          <table:table-cell office:value-type="float" office:value="106189" table:style-name="ce10">
            <text:p>106.18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45096" table:style-name="ce10">
            <text:p>445.096</text:p>
          </table:table-cell>
          <table:table-cell office:value-type="float" office:value="25041" table:style-name="ce10">
            <text:p>25.04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4409" table:style-name="ce10">
            <text:p>184.409</text:p>
          </table:table-cell>
          <table:table-cell office:value-type="float" office:value="285365" table:style-name="ce10">
            <text:p>285.365</text:p>
          </table:table-cell>
          <table:table-cell office:value-type="float" office:value="363" table:style-name="ce10">
            <text:p>363</text:p>
          </table:table-cell>
          <table:table-cell office:value-type="float" office:value="0" table:style-name="ce10">
            <text:p>0</text:p>
          </table:table-cell>
          <table:table-cell office:value-type="float" office:value="409993" table:style-name="ce10">
            <text:p>409.993</text:p>
          </table:table-cell>
          <table:table-cell office:value-type="float" office:value="60068" table:style-name="ce10">
            <text:p>60.068</text:p>
          </table:table-cell>
          <table:table-cell office:value-type="float" office:value="75" table:style-name="ce10">
            <text:p>75</text:p>
          </table:table-cell>
          <table:table-cell office:value-type="float" office:value="0" table:style-name="ce10">
            <text:p>0</text:p>
          </table:table-cell>
          <table:table-cell office:value-type="float" office:value="126736" table:style-name="ce10">
            <text:p>126.736</text:p>
          </table:table-cell>
          <table:table-cell office:value-type="float" office:value="341136" table:style-name="ce10">
            <text:p>341.136</text:p>
          </table:table-cell>
          <table:table-cell office:value-type="float" office:value="2264" table:style-name="ce10">
            <text:p>2.264</text:p>
          </table:table-cell>
          <table:table-cell office:value-type="float" office:value="0" table:style-name="ce10">
            <text:p>0</text:p>
          </table:table-cell>
          <table:table-cell office:value-type="float" office:value="149929" table:style-name="ce10">
            <text:p>149.929</text:p>
          </table:table-cell>
          <table:table-cell office:value-type="float" office:value="319118" table:style-name="ce10">
            <text:p>319.118</text:p>
          </table:table-cell>
          <table:table-cell office:value-type="float" office:value="1089" table:style-name="ce10">
            <text:p>1.089</text:p>
          </table:table-cell>
          <table:table-cell office:value-type="string" table:style-name="ce10">
            <text:p>-</text:p>
          </table:table-cell>
          <table:table-cell office:value-type="float" office:value="261215" table:style-name="ce10">
            <text:p>261.215</text:p>
          </table:table-cell>
          <table:table-cell office:value-type="float" office:value="208921" table:style-name="ce10">
            <text:p>208.92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88286" table:style-name="ce10">
            <text:p>288.286</text:p>
          </table:table-cell>
          <table:table-cell office:value-type="float" office:value="181850" table:style-name="ce10">
            <text:p>181.85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56378" table:style-name="ce10">
            <text:p>956.378</text:p>
          </table:table-cell>
          <table:table-cell office:value-type="float" office:value="307414" table:style-name="ce10">
            <text:p>307.41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36682" table:style-name="ce10">
            <text:p>1.136.682</text:p>
          </table:table-cell>
          <table:table-cell office:value-type="float" office:value="127109" table:style-name="ce10">
            <text:p>127.10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05878" table:style-name="ce10">
            <text:p>405.878</text:p>
          </table:table-cell>
          <table:table-cell office:value-type="float" office:value="857736" table:style-name="ce10">
            <text:p>857.736</text:p>
          </table:table-cell>
          <table:table-cell office:value-type="float" office:value="178" table:style-name="ce10">
            <text:p>178</text:p>
          </table:table-cell>
          <table:table-cell office:value-type="float" office:value="0" table:style-name="ce10">
            <text:p>0</text:p>
          </table:table-cell>
          <table:table-cell office:value-type="float" office:value="1132064" table:style-name="ce10">
            <text:p>1.132.064</text:p>
          </table:table-cell>
          <table:table-cell office:value-type="float" office:value="131727" table:style-name="ce10">
            <text:p>131.72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32247" table:style-name="ce10">
            <text:p>332.247</text:p>
          </table:table-cell>
          <table:table-cell office:value-type="float" office:value="925528" table:style-name="ce10">
            <text:p>925.528</text:p>
          </table:table-cell>
          <table:table-cell office:value-type="float" office:value="5550" table:style-name="ce10">
            <text:p>5.550</text:p>
          </table:table-cell>
          <table:table-cell office:value-type="float" office:value="467" table:style-name="ce10">
            <text:p>467</text:p>
          </table:table-cell>
          <table:table-cell office:value-type="float" office:value="383592" table:style-name="ce10">
            <text:p>383.592</text:p>
          </table:table-cell>
          <table:table-cell office:value-type="float" office:value="878189" table:style-name="ce10">
            <text:p>878.189</text:p>
          </table:table-cell>
          <table:table-cell office:value-type="float" office:value="2011" table:style-name="ce10">
            <text:p>2.011</text:p>
          </table:table-cell>
          <table:table-cell office:value-type="string" table:style-name="ce10">
            <text:p>-</text:p>
          </table:table-cell>
          <table:table-cell office:value-type="float" office:value="536958" table:style-name="ce10">
            <text:p>536.958</text:p>
          </table:table-cell>
          <table:table-cell office:value-type="float" office:value="726833" table:style-name="ce10">
            <text:p>726.83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76744" table:style-name="ce10">
            <text:p>676.744</text:p>
          </table:table-cell>
          <table:table-cell office:value-type="float" office:value="587047" table:style-name="ce10">
            <text:p>587.04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224235" table:style-name="ce10">
            <text:p>2.224.235</text:p>
          </table:table-cell>
          <table:table-cell office:value-type="float" office:value="473722" table:style-name="ce10">
            <text:p>473.72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560664" table:style-name="ce10">
            <text:p>2.560.664</text:p>
          </table:table-cell>
          <table:table-cell office:value-type="float" office:value="137293" table:style-name="ce10">
            <text:p>137.29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13829" table:style-name="ce10">
            <text:p>1.013.829</text:p>
          </table:table-cell>
          <table:table-cell office:value-type="float" office:value="1684128" table:style-name="ce10">
            <text:p>1.684.12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470890" table:style-name="ce10">
            <text:p>2.470.890</text:p>
          </table:table-cell>
          <table:table-cell office:value-type="float" office:value="227067" table:style-name="ce10">
            <text:p>227.06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25067" table:style-name="ce10">
            <text:p>725.067</text:p>
          </table:table-cell>
          <table:table-cell office:value-type="float" office:value="1958592" table:style-name="ce10">
            <text:p>1.958.592</text:p>
          </table:table-cell>
          <table:table-cell office:value-type="float" office:value="13726" table:style-name="ce10">
            <text:p>13.726</text:p>
          </table:table-cell>
          <table:table-cell office:value-type="float" office:value="571" table:style-name="ce10">
            <text:p>571</text:p>
          </table:table-cell>
          <table:table-cell office:value-type="float" office:value="942820" table:style-name="ce10">
            <text:p>942.820</text:p>
          </table:table-cell>
          <table:table-cell office:value-type="float" office:value="1751248" table:style-name="ce10">
            <text:p>1.751.248</text:p>
          </table:table-cell>
          <table:table-cell office:value-type="float" office:value="3889" table:style-name="ce10">
            <text:p>3.889</text:p>
          </table:table-cell>
          <table:table-cell office:value-type="string" table:style-name="ce10">
            <text:p>-</text:p>
          </table:table-cell>
          <table:table-cell office:value-type="float" office:value="1533128" table:style-name="ce10">
            <text:p>1.533.128</text:p>
          </table:table-cell>
          <table:table-cell office:value-type="float" office:value="1164829" table:style-name="ce10">
            <text:p>1.164.82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540926" table:style-name="ce10">
            <text:p>1.540.926</text:p>
          </table:table-cell>
          <table:table-cell office:value-type="float" office:value="1153855" table:style-name="ce10">
            <text:p>1.153.855</text:p>
          </table:table-cell>
          <table:table-cell office:value-type="float" office:value="3176" table:style-name="ce10">
            <text:p>3.176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01704" table:style-name="ce10">
            <text:p>601.704</text:p>
          </table:table-cell>
          <table:table-cell office:value-type="float" office:value="104185" table:style-name="ce10">
            <text:p>104.185</text:p>
          </table:table-cell>
          <table:table-cell office:value-type="float" office:value="326" table:style-name="ce10">
            <text:p>326</text:p>
          </table:table-cell>
          <table:table-cell office:value-type="string" table:style-name="ce10">
            <text:p>-</text:p>
          </table:table-cell>
          <table:table-cell office:value-type="float" office:value="654645" table:style-name="ce10">
            <text:p>654.645</text:p>
          </table:table-cell>
          <table:table-cell office:value-type="float" office:value="51454" table:style-name="ce10">
            <text:p>51.454</text:p>
          </table:table-cell>
          <table:table-cell office:value-type="float" office:value="117" table:style-name="ce10">
            <text:p>117</text:p>
          </table:table-cell>
          <table:table-cell office:value-type="string" table:style-name="ce10">
            <text:p>-</text:p>
          </table:table-cell>
          <table:table-cell office:value-type="float" office:value="299136" table:style-name="ce10">
            <text:p>299.136</text:p>
          </table:table-cell>
          <table:table-cell office:value-type="float" office:value="407079" table:style-name="ce10">
            <text:p>407.07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53527" table:style-name="ce10">
            <text:p>653.527</text:p>
          </table:table-cell>
          <table:table-cell office:value-type="float" office:value="52467" table:style-name="ce10">
            <text:p>52.467</text:p>
          </table:table-cell>
          <table:table-cell office:value-type="float" office:value="0" table:style-name="ce10">
            <text:p>0</text:p>
          </table:table-cell>
          <table:table-cell office:value-type="float" office:value="221" table:style-name="ce10">
            <text:p>221</text:p>
          </table:table-cell>
          <table:table-cell office:value-type="float" office:value="191204" table:style-name="ce10">
            <text:p>191.204</text:p>
          </table:table-cell>
          <table:table-cell office:value-type="float" office:value="509695" table:style-name="ce10">
            <text:p>509.695</text:p>
          </table:table-cell>
          <table:table-cell office:value-type="float" office:value="5316" table:style-name="ce10">
            <text:p>5.316</text:p>
          </table:table-cell>
          <table:table-cell office:value-type="float" office:value="0" table:style-name="ce10">
            <text:p>0</text:p>
          </table:table-cell>
          <table:table-cell office:value-type="float" office:value="268146" table:style-name="ce10">
            <text:p>268.146</text:p>
          </table:table-cell>
          <table:table-cell office:value-type="float" office:value="437659" table:style-name="ce10">
            <text:p>437.659</text:p>
          </table:table-cell>
          <table:table-cell office:value-type="float" office:value="411" table:style-name="ce10">
            <text:p>411</text:p>
          </table:table-cell>
          <table:table-cell office:value-type="string" table:style-name="ce10">
            <text:p>-</text:p>
          </table:table-cell>
          <table:table-cell office:value-type="float" office:value="379103" table:style-name="ce10">
            <text:p>379.103</text:p>
          </table:table-cell>
          <table:table-cell office:value-type="float" office:value="326999" table:style-name="ce10">
            <text:p>326.999</text:p>
          </table:table-cell>
          <table:table-cell office:value-type="float" office:value="114" table:style-name="ce10">
            <text:p>114</text:p>
          </table:table-cell>
          <table:table-cell office:value-type="float" office:value="0" table:style-name="ce10">
            <text:p>0</text:p>
          </table:table-cell>
          <table:table-cell office:value-type="float" office:value="442823" table:style-name="ce10">
            <text:p>442.823</text:p>
          </table:table-cell>
          <table:table-cell office:value-type="float" office:value="263392" table:style-name="ce10">
            <text:p>263.39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397133" table:style-name="ce10">
            <text:p>1.397.133</text:p>
          </table:table-cell>
          <table:table-cell office:value-type="float" office:value="570818" table:style-name="ce10">
            <text:p>570.818</text:p>
          </table:table-cell>
          <table:table-cell office:value-type="float" office:value="326" table:style-name="ce10">
            <text:p>326</text:p>
          </table:table-cell>
          <table:table-cell office:value-type="string" table:style-name="ce10">
            <text:p>-</text:p>
          </table:table-cell>
          <table:table-cell office:value-type="float" office:value="1784196" table:style-name="ce10">
            <text:p>1.784.196</text:p>
          </table:table-cell>
          <table:table-cell office:value-type="float" office:value="184137" table:style-name="ce10">
            <text:p>184.13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06933" table:style-name="ce10">
            <text:p>406.933</text:p>
          </table:table-cell>
          <table:table-cell office:value-type="float" office:value="1561344" table:style-name="ce10">
            <text:p>1.561.34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709120" table:style-name="ce10">
            <text:p>1.709.120</text:p>
          </table:table-cell>
          <table:table-cell office:value-type="float" office:value="259157" table:style-name="ce10">
            <text:p>259.15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77107" table:style-name="ce10">
            <text:p>477.107</text:p>
          </table:table-cell>
          <table:table-cell office:value-type="float" office:value="1475096" table:style-name="ce10">
            <text:p>1.475.096</text:p>
          </table:table-cell>
          <table:table-cell office:value-type="float" office:value="15390" table:style-name="ce10">
            <text:p>15.390</text:p>
          </table:table-cell>
          <table:table-cell office:value-type="float" office:value="684" table:style-name="ce10">
            <text:p>684</text:p>
          </table:table-cell>
          <table:table-cell office:value-type="float" office:value="485927" table:style-name="ce10">
            <text:p>485.927</text:p>
          </table:table-cell>
          <table:table-cell office:value-type="float" office:value="1478429" table:style-name="ce10">
            <text:p>1.478.429</text:p>
          </table:table-cell>
          <table:table-cell office:value-type="float" office:value="3921" table:style-name="ce10">
            <text:p>3.921</text:p>
          </table:table-cell>
          <table:table-cell office:value-type="string" table:style-name="ce10">
            <text:p>-</text:p>
          </table:table-cell>
          <table:table-cell office:value-type="float" office:value="815547" table:style-name="ce10">
            <text:p>815.547</text:p>
          </table:table-cell>
          <table:table-cell office:value-type="float" office:value="1152730" table:style-name="ce10">
            <text:p>1.152.73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69288" table:style-name="ce10">
            <text:p>869.288</text:p>
          </table:table-cell>
          <table:table-cell office:value-type="float" office:value="1098989" table:style-name="ce10">
            <text:p>1.098.98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211750" table:style-name="ce10">
            <text:p>2.211.750</text:p>
          </table:table-cell>
          <table:table-cell office:value-type="float" office:value="363903" table:style-name="ce10">
            <text:p>363.903</text:p>
          </table:table-cell>
          <table:table-cell office:value-type="float" office:value="566" table:style-name="ce10">
            <text:p>566</text:p>
          </table:table-cell>
          <table:table-cell office:value-type="string" table:style-name="ce10">
            <text:p>-</text:p>
          </table:table-cell>
          <table:table-cell office:value-type="float" office:value="2393497" table:style-name="ce10">
            <text:p>2.393.497</text:p>
          </table:table-cell>
          <table:table-cell office:value-type="float" office:value="182605" table:style-name="ce10">
            <text:p>182.605</text:p>
          </table:table-cell>
          <table:table-cell office:value-type="float" office:value="117" table:style-name="ce10">
            <text:p>117</text:p>
          </table:table-cell>
          <table:table-cell office:value-type="string" table:style-name="ce10">
            <text:p>-</text:p>
          </table:table-cell>
          <table:table-cell office:value-type="float" office:value="1225464" table:style-name="ce10">
            <text:p>1.225.464</text:p>
          </table:table-cell>
          <table:table-cell office:value-type="float" office:value="1349885" table:style-name="ce10">
            <text:p>1.349.885</text:p>
          </table:table-cell>
          <table:table-cell office:value-type="float" office:value="540" table:style-name="ce10">
            <text:p>540</text:p>
          </table:table-cell>
          <table:table-cell office:value-type="float" office:value="330" table:style-name="ce10">
            <text:p>330</text:p>
          </table:table-cell>
          <table:table-cell office:value-type="float" office:value="2399545" table:style-name="ce10">
            <text:p>2.399.545</text:p>
          </table:table-cell>
          <table:table-cell office:value-type="float" office:value="175833" table:style-name="ce10">
            <text:p>175.833</text:p>
          </table:table-cell>
          <table:table-cell office:value-type="float" office:value="147" table:style-name="ce10">
            <text:p>147</text:p>
          </table:table-cell>
          <table:table-cell office:value-type="float" office:value="694" table:style-name="ce10">
            <text:p>694</text:p>
          </table:table-cell>
          <table:table-cell office:value-type="float" office:value="771288" table:style-name="ce10">
            <text:p>771.288</text:p>
          </table:table-cell>
          <table:table-cell office:value-type="float" office:value="1800377" table:style-name="ce10">
            <text:p>1.800.377</text:p>
          </table:table-cell>
          <table:table-cell office:value-type="float" office:value="4081" table:style-name="ce10">
            <text:p>4.081</text:p>
          </table:table-cell>
          <table:table-cell office:value-type="float" office:value="472" table:style-name="ce10">
            <text:p>472</text:p>
          </table:table-cell>
          <table:table-cell office:value-type="float" office:value="1079529" table:style-name="ce10">
            <text:p>1.079.529</text:p>
          </table:table-cell>
          <table:table-cell office:value-type="float" office:value="1496033" table:style-name="ce10">
            <text:p>1.496.033</text:p>
          </table:table-cell>
          <table:table-cell office:value-type="float" office:value="657" table:style-name="ce10">
            <text:p>657</text:p>
          </table:table-cell>
          <table:table-cell office:value-type="string" table:style-name="ce10">
            <text:p>-</text:p>
          </table:table-cell>
          <table:table-cell office:value-type="float" office:value="1511390" table:style-name="ce10">
            <text:p>1.511.390</text:p>
          </table:table-cell>
          <table:table-cell office:value-type="float" office:value="1064153" table:style-name="ce10">
            <text:p>1.064.153</text:p>
          </table:table-cell>
          <table:table-cell office:value-type="float" office:value="114" table:style-name="ce10">
            <text:p>114</text:p>
          </table:table-cell>
          <table:table-cell office:value-type="float" office:value="563" table:style-name="ce10">
            <text:p>563</text:p>
          </table:table-cell>
          <table:table-cell office:value-type="float" office:value="1696987" table:style-name="ce10">
            <text:p>1.696.987</text:p>
          </table:table-cell>
          <table:table-cell office:value-type="float" office:value="876057" table:style-name="ce10">
            <text:p>876.057</text:p>
          </table:table-cell>
          <table:table-cell office:value-type="float" office:value="3176" table:style-name="ce10">
            <text:p>3.176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3608883" table:style-name="ce10">
            <text:p>3.608.883</text:p>
          </table:table-cell>
          <table:table-cell office:value-type="float" office:value="934720" table:style-name="ce10">
            <text:p>934.720</text:p>
          </table:table-cell>
          <table:table-cell office:value-type="float" office:value="892" table:style-name="ce10">
            <text:p>892</text:p>
          </table:table-cell>
          <table:table-cell office:value-type="string" table:style-name="ce10">
            <text:p>-</text:p>
          </table:table-cell>
          <table:table-cell office:value-type="float" office:value="4177693" table:style-name="ce10">
            <text:p>4.177.693</text:p>
          </table:table-cell>
          <table:table-cell office:value-type="float" office:value="366742" table:style-name="ce10">
            <text:p>366.742</text:p>
          </table:table-cell>
          <table:table-cell office:value-type="float" office:value="117" table:style-name="ce10">
            <text:p>117</text:p>
          </table:table-cell>
          <table:table-cell office:value-type="string" table:style-name="ce10">
            <text:p>-</text:p>
          </table:table-cell>
          <table:table-cell office:value-type="float" office:value="1632397" table:style-name="ce10">
            <text:p>1.632.397</text:p>
          </table:table-cell>
          <table:table-cell office:value-type="float" office:value="2911229" table:style-name="ce10">
            <text:p>2.911.229</text:p>
          </table:table-cell>
          <table:table-cell office:value-type="float" office:value="540" table:style-name="ce10">
            <text:p>540</text:p>
          </table:table-cell>
          <table:table-cell office:value-type="float" office:value="330" table:style-name="ce10">
            <text:p>330</text:p>
          </table:table-cell>
          <table:table-cell office:value-type="float" office:value="4108665" table:style-name="ce10">
            <text:p>4.108.665</text:p>
          </table:table-cell>
          <table:table-cell office:value-type="float" office:value="434990" table:style-name="ce10">
            <text:p>434.990</text:p>
          </table:table-cell>
          <table:table-cell office:value-type="float" office:value="147" table:style-name="ce10">
            <text:p>147</text:p>
          </table:table-cell>
          <table:table-cell office:value-type="float" office:value="694" table:style-name="ce10">
            <text:p>694</text:p>
          </table:table-cell>
          <table:table-cell office:value-type="float" office:value="1248395" table:style-name="ce10">
            <text:p>1.248.395</text:p>
          </table:table-cell>
          <table:table-cell office:value-type="float" office:value="3275473" table:style-name="ce10">
            <text:p>3.275.473</text:p>
          </table:table-cell>
          <table:table-cell office:value-type="float" office:value="19472" table:style-name="ce10">
            <text:p>19.472</text:p>
          </table:table-cell>
          <table:table-cell office:value-type="float" office:value="1156" table:style-name="ce10">
            <text:p>1.156</text:p>
          </table:table-cell>
          <table:table-cell office:value-type="float" office:value="1565456" table:style-name="ce10">
            <text:p>1.565.456</text:p>
          </table:table-cell>
          <table:table-cell office:value-type="float" office:value="2974462" table:style-name="ce10">
            <text:p>2.974.462</text:p>
          </table:table-cell>
          <table:table-cell office:value-type="float" office:value="4578" table:style-name="ce10">
            <text:p>4.578</text:p>
          </table:table-cell>
          <table:table-cell office:value-type="string" table:style-name="ce10">
            <text:p>-</text:p>
          </table:table-cell>
          <table:table-cell office:value-type="float" office:value="2326937" table:style-name="ce10">
            <text:p>2.326.937</text:p>
          </table:table-cell>
          <table:table-cell office:value-type="float" office:value="2216883" table:style-name="ce10">
            <text:p>2.216.883</text:p>
          </table:table-cell>
          <table:table-cell office:value-type="float" office:value="114" table:style-name="ce10">
            <text:p>114</text:p>
          </table:table-cell>
          <table:table-cell office:value-type="float" office:value="563" table:style-name="ce10">
            <text:p>563</text:p>
          </table:table-cell>
          <table:table-cell office:value-type="float" office:value="2566275" table:style-name="ce10">
            <text:p>2.566.275</text:p>
          </table:table-cell>
          <table:table-cell office:value-type="float" office:value="1975046" table:style-name="ce10">
            <text:p>1.975.046</text:p>
          </table:table-cell>
          <table:table-cell office:value-type="float" office:value="3176" table:style-name="ce10">
            <text:p>3.176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63823" table:style-name="ce10">
            <text:p>863.823</text:p>
          </table:table-cell>
          <table:table-cell office:value-type="float" office:value="156613" table:style-name="ce10">
            <text:p>156.61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98422" table:style-name="ce10">
            <text:p>998.422</text:p>
          </table:table-cell>
          <table:table-cell office:value-type="float" office:value="22014" table:style-name="ce10">
            <text:p>22.01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26845" table:style-name="ce10">
            <text:p>426.845</text:p>
          </table:table-cell>
          <table:table-cell office:value-type="float" office:value="593592" table:style-name="ce10">
            <text:p>593.59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26431" table:style-name="ce10">
            <text:p>926.431</text:p>
          </table:table-cell>
          <table:table-cell office:value-type="float" office:value="94006" table:style-name="ce10">
            <text:p>94.00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61927" table:style-name="ce10">
            <text:p>261.927</text:p>
          </table:table-cell>
          <table:table-cell office:value-type="float" office:value="745980" table:style-name="ce10">
            <text:p>745.980</text:p>
          </table:table-cell>
          <table:table-cell office:value-type="float" office:value="12529" table:style-name="ce10">
            <text:p>12.529</text:p>
          </table:table-cell>
          <table:table-cell office:value-type="float" office:value="0" table:style-name="ce10">
            <text:p>0</text:p>
          </table:table-cell>
          <table:table-cell office:value-type="float" office:value="328305" table:style-name="ce10">
            <text:p>328.305</text:p>
          </table:table-cell>
          <table:table-cell office:value-type="float" office:value="688619" table:style-name="ce10">
            <text:p>688.619</text:p>
          </table:table-cell>
          <table:table-cell office:value-type="float" office:value="3512" table:style-name="ce10">
            <text:p>3.512</text:p>
          </table:table-cell>
          <table:table-cell office:value-type="string" table:style-name="ce10">
            <text:p>-</text:p>
          </table:table-cell>
          <table:table-cell office:value-type="float" office:value="571263" table:style-name="ce10">
            <text:p>571.263</text:p>
          </table:table-cell>
          <table:table-cell office:value-type="float" office:value="449173" table:style-name="ce10">
            <text:p>449.17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15895" table:style-name="ce10">
            <text:p>615.895</text:p>
          </table:table-cell>
          <table:table-cell office:value-type="float" office:value="404541" table:style-name="ce10">
            <text:p>404.54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1470676" table:style-name="ce10">
            <text:p>1.470.676</text:p>
          </table:table-cell>
          <table:table-cell office:value-type="float" office:value="682993" table:style-name="ce10">
            <text:p>682.993</text:p>
          </table:table-cell>
          <table:table-cell office:value-type="float" office:value="892" table:style-name="ce10">
            <text:p>892</text:p>
          </table:table-cell>
          <table:table-cell office:value-type="string" table:style-name="ce10">
            <text:p>-</text:p>
          </table:table-cell>
          <table:table-cell office:value-type="float" office:value="1971274" table:style-name="ce10">
            <text:p>1.971.274</text:p>
          </table:table-cell>
          <table:table-cell office:value-type="float" office:value="183227" table:style-name="ce10">
            <text:p>183.227</text:p>
          </table:table-cell>
          <table:table-cell office:value-type="float" office:value="117" table:style-name="ce10">
            <text:p>117</text:p>
          </table:table-cell>
          <table:table-cell office:value-type="string" table:style-name="ce10">
            <text:p>-</text:p>
          </table:table-cell>
          <table:table-cell office:value-type="float" office:value="268176" table:style-name="ce10">
            <text:p>268.176</text:p>
          </table:table-cell>
          <table:table-cell office:value-type="float" office:value="1886385" table:style-name="ce10">
            <text:p>1.886.38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822535" table:style-name="ce10">
            <text:p>1.822.535</text:p>
          </table:table-cell>
          <table:table-cell office:value-type="float" office:value="331731" table:style-name="ce10">
            <text:p>331.731</text:p>
          </table:table-cell>
          <table:table-cell office:value-type="float" office:value="75" table:style-name="ce10">
            <text:p>75</text:p>
          </table:table-cell>
          <table:table-cell office:value-type="float" office:value="221" table:style-name="ce10">
            <text:p>221</text:p>
          </table:table-cell>
          <table:table-cell office:value-type="float" office:value="509133" table:style-name="ce10">
            <text:p>509.133</text:p>
          </table:table-cell>
          <table:table-cell office:value-type="float" office:value="1615739" table:style-name="ce10">
            <text:p>1.615.739</text:p>
          </table:table-cell>
          <table:table-cell office:value-type="float" office:value="28733" table:style-name="ce10">
            <text:p>28.733</text:p>
          </table:table-cell>
          <table:table-cell office:value-type="float" office:value="956" table:style-name="ce10">
            <text:p>956</text:p>
          </table:table-cell>
          <table:table-cell office:value-type="float" office:value="441443" table:style-name="ce10">
            <text:p>441.443</text:p>
          </table:table-cell>
          <table:table-cell office:value-type="float" office:value="1705212" table:style-name="ce10">
            <text:p>1.705.212</text:p>
          </table:table-cell>
          <table:table-cell office:value-type="float" office:value="7906" table:style-name="ce10">
            <text:p>7.906</text:p>
          </table:table-cell>
          <table:table-cell office:value-type="string" table:style-name="ce10">
            <text:p>-</text:p>
          </table:table-cell>
          <table:table-cell office:value-type="float" office:value="802461" table:style-name="ce10">
            <text:p>802.461</text:p>
          </table:table-cell>
          <table:table-cell office:value-type="float" office:value="1351986" table:style-name="ce10">
            <text:p>1.351.986</text:p>
          </table:table-cell>
          <table:table-cell office:value-type="float" office:value="114" table:style-name="ce10">
            <text:p>114</text:p>
          </table:table-cell>
          <table:table-cell office:value-type="float" office:value="0" table:style-name="ce10">
            <text:p>0</text:p>
          </table:table-cell>
          <table:table-cell office:value-type="float" office:value="802339" table:style-name="ce10">
            <text:p>802.339</text:p>
          </table:table-cell>
          <table:table-cell office:value-type="float" office:value="1349048" table:style-name="ce10">
            <text:p>1.349.048</text:p>
          </table:table-cell>
          <table:table-cell office:value-type="float" office:value="3176" table:style-name="ce10">
            <text:p>3.176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1276648" table:style-name="ce10">
            <text:p>1.276.648</text:p>
          </table:table-cell>
          <table:table-cell office:value-type="float" office:value="219499" table:style-name="ce10">
            <text:p>219.49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399564" table:style-name="ce10">
            <text:p>1.399.564</text:p>
          </table:table-cell>
          <table:table-cell office:value-type="float" office:value="96583" table:style-name="ce10">
            <text:p>96.58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06465" table:style-name="ce10">
            <text:p>606.465</text:p>
          </table:table-cell>
          <table:table-cell office:value-type="float" office:value="889258" table:style-name="ce10">
            <text:p>889.258</text:p>
          </table:table-cell>
          <table:table-cell office:value-type="float" office:value="425" table:style-name="ce10">
            <text:p>425</text:p>
          </table:table-cell>
          <table:table-cell office:value-type="float" office:value="0" table:style-name="ce10">
            <text:p>0</text:p>
          </table:table-cell>
          <table:table-cell office:value-type="float" office:value="1405487" table:style-name="ce10">
            <text:p>1.405.487</text:p>
          </table:table-cell>
          <table:table-cell office:value-type="float" office:value="90589" table:style-name="ce10">
            <text:p>90.589</text:p>
          </table:table-cell>
          <table:table-cell office:value-type="float" office:value="72" table:style-name="ce10">
            <text:p>72</text:p>
          </table:table-cell>
          <table:table-cell office:value-type="float" office:value="0" table:style-name="ce10">
            <text:p>0</text:p>
          </table:table-cell>
          <table:table-cell office:value-type="float" office:value="444113" table:style-name="ce10">
            <text:p>444.113</text:p>
          </table:table-cell>
          <table:table-cell office:value-type="float" office:value="1048637" table:style-name="ce10">
            <text:p>1.048.637</text:p>
          </table:table-cell>
          <table:table-cell office:value-type="float" office:value="3197" table:style-name="ce10">
            <text:p>3.197</text:p>
          </table:table-cell>
          <table:table-cell office:value-type="float" office:value="200" table:style-name="ce10">
            <text:p>200</text:p>
          </table:table-cell>
          <table:table-cell office:value-type="float" office:value="558637" table:style-name="ce10">
            <text:p>558.637</text:p>
          </table:table-cell>
          <table:table-cell office:value-type="float" office:value="937326" table:style-name="ce10">
            <text:p>937.326</text:p>
          </table:table-cell>
          <table:table-cell office:value-type="float" office:value="184" table:style-name="ce10">
            <text:p>184</text:p>
          </table:table-cell>
          <table:table-cell office:value-type="string" table:style-name="ce10">
            <text:p>-</text:p>
          </table:table-cell>
          <table:table-cell office:value-type="float" office:value="857805" table:style-name="ce10">
            <text:p>857.805</text:p>
          </table:table-cell>
          <table:table-cell office:value-type="float" office:value="637779" table:style-name="ce10">
            <text:p>637.779</text:p>
          </table:table-cell>
          <table:table-cell office:value-type="float" office:value="0" table:style-name="ce10">
            <text:p>0</text:p>
          </table:table-cell>
          <table:table-cell office:value-type="float" office:value="563" table:style-name="ce10">
            <text:p>563</text:p>
          </table:table-cell>
          <table:table-cell office:value-type="float" office:value="973827" table:style-name="ce10">
            <text:p>973.827</text:p>
          </table:table-cell>
          <table:table-cell office:value-type="float" office:value="522320" table:style-name="ce10">
            <text:p>522.32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725382" table:style-name="ce10">
            <text:p>1.725.382</text:p>
          </table:table-cell>
          <table:table-cell office:value-type="float" office:value="188842" table:style-name="ce10">
            <text:p>188.84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05278" table:style-name="ce10">
            <text:p>1.805.278</text:p>
          </table:table-cell>
          <table:table-cell office:value-type="float" office:value="108946" table:style-name="ce10">
            <text:p>108.94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84600" table:style-name="ce10">
            <text:p>1.184.600</text:p>
          </table:table-cell>
          <table:table-cell office:value-type="float" office:value="729178" table:style-name="ce10">
            <text:p>729.178</text:p>
          </table:table-cell>
          <table:table-cell office:value-type="float" office:value="116" table:style-name="ce10">
            <text:p>116</text:p>
          </table:table-cell>
          <table:table-cell office:value-type="float" office:value="330" table:style-name="ce10">
            <text:p>330</text:p>
          </table:table-cell>
          <table:table-cell office:value-type="float" office:value="1807075" table:style-name="ce10">
            <text:p>1.807.075</text:p>
          </table:table-cell>
          <table:table-cell office:value-type="float" office:value="106676" table:style-name="ce10">
            <text:p>106.676</text:p>
          </table:table-cell>
          <table:table-cell office:value-type="float" office:value="0" table:style-name="ce10">
            <text:p>0</text:p>
          </table:table-cell>
          <table:table-cell office:value-type="float" office:value="473" table:style-name="ce10">
            <text:p>473</text:p>
          </table:table-cell>
          <table:table-cell office:value-type="float" office:value="557076" table:style-name="ce10">
            <text:p>557.076</text:p>
          </table:table-cell>
          <table:table-cell office:value-type="float" office:value="1357077" table:style-name="ce10">
            <text:p>1.357.077</text:p>
          </table:table-cell>
          <table:table-cell office:value-type="float" office:value="71" table:style-name="ce10">
            <text:p>71</text:p>
          </table:table-cell>
          <table:table-cell office:value-type="float" office:value="0" table:style-name="ce10">
            <text:p>0</text:p>
          </table:table-cell>
          <table:table-cell office:value-type="float" office:value="893681" table:style-name="ce10">
            <text:p>893.681</text:p>
          </table:table-cell>
          <table:table-cell office:value-type="float" office:value="1020543" table:style-name="ce10">
            <text:p>1.020.54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237933" table:style-name="ce10">
            <text:p>1.237.933</text:p>
          </table:table-cell>
          <table:table-cell office:value-type="float" office:value="676290" table:style-name="ce10">
            <text:p>676.29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406005" table:style-name="ce10">
            <text:p>1.406.005</text:p>
          </table:table-cell>
          <table:table-cell office:value-type="float" office:value="508218" table:style-name="ce10">
            <text:p>508.21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5" table:number-rows-spanned="1" table:style-name="ce14"/>
          <table:covered-table-cell table:number-columns-repeated="34"/>
          <table:table-cell table:number-columns-repeated="16349"/>
        </table:table-row>
        <table:table-row table:number-rows-repeated="1048555" table:style-name="ro1">
          <table:table-cell table:number-columns-repeated="16384"/>
        </table:table-row>
      </table:table>
      <table:table table:name="B1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7">
            <text:p>TOTAL PARA O INDICADOR B11 – ALUNOS DE ESCOLAS URBANAS, POR PRINCIPAL LOCAL DE ACESSO À INTERNET</text:p>
          </table:table-cell>
          <table:covered-table-cell table:number-columns-repeated="12"/>
          <table:table-cell table:number-columns-repeated="16371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Quarto</text:p>
          </table:table-cell>
          <table:table-cell office:value-type="string" table:style-name="ce2">
            <text:p>Sala de casa ou outro lugar que não seja o quarto</text:p>
          </table:table-cell>
          <table:table-cell office:value-type="string" table:style-name="ce2">
            <text:p>Escola</text:p>
          </table:table-cell>
          <table:table-cell office:value-type="string" table:style-name="ce2">
            <text:p>Casa de outra pessoa<text:s/></text:p>
          </table:table-cell>
          <table:table-cell office:value-type="string" table:style-name="ce6">
            <text:p><text:span text:style-name="T5">Lanhouse</text:span><text:span text:style-name="T2"><text:s/>ou<text:s/></text:span><text:span text:style-name="T5">cybercafé</text:span></text:p>
          </table:table-cell>
          <table:table-cell office:value-type="string" table:style-name="ce2">
            <text:p>Em deslocamento</text:p>
          </table:table-cell>
          <table:table-cell office:value-type="string" table:style-name="ce6">
            <text:p>Outro local, como<text:s/><text:span text:style-name="T5">shopping</text:span><text:span text:style-name="T2">, igreja ou lanchonete</text:span></text:p>
          </table:table-cell>
          <table:table-cell office:value-type="string" table:style-name="ce2">
            <text:p>Telecentr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578142" table:style-name="ce10">
            <text:p>2.578.142</text:p>
          </table:table-cell>
          <table:table-cell office:value-type="float" office:value="2205386" table:style-name="ce10">
            <text:p>2.205.386</text:p>
          </table:table-cell>
          <table:table-cell office:value-type="float" office:value="76968" table:style-name="ce10">
            <text:p>76.968</text:p>
          </table:table-cell>
          <table:table-cell office:value-type="float" office:value="487694" table:style-name="ce10">
            <text:p>487.694</text:p>
          </table:table-cell>
          <table:table-cell office:value-type="float" office:value="28249" table:style-name="ce10">
            <text:p>28.249</text:p>
          </table:table-cell>
          <table:table-cell office:value-type="float" office:value="91814" table:style-name="ce10">
            <text:p>91.814</text:p>
          </table:table-cell>
          <table:table-cell office:value-type="float" office:value="78611" table:style-name="ce10">
            <text:p>78.611</text:p>
          </table:table-cell>
          <table:table-cell office:value-type="float" office:value="18068" table:style-name="ce10">
            <text:p>18.06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484303" table:style-name="ce10">
            <text:p>1.484.303</text:p>
          </table:table-cell>
          <table:table-cell office:value-type="float" office:value="1083501" table:style-name="ce10">
            <text:p>1.083.501</text:p>
          </table:table-cell>
          <table:table-cell office:value-type="float" office:value="48264" table:style-name="ce10">
            <text:p>48.264</text:p>
          </table:table-cell>
          <table:table-cell office:value-type="float" office:value="247977" table:style-name="ce10">
            <text:p>247.977</text:p>
          </table:table-cell>
          <table:table-cell office:value-type="float" office:value="15747" table:style-name="ce10">
            <text:p>15.747</text:p>
          </table:table-cell>
          <table:table-cell office:value-type="float" office:value="43016" table:style-name="ce10">
            <text:p>43.016</text:p>
          </table:table-cell>
          <table:table-cell office:value-type="float" office:value="38185" table:style-name="ce10">
            <text:p>38.185</text:p>
          </table:table-cell>
          <table:table-cell office:value-type="float" office:value="6268" table:style-name="ce10">
            <text:p>6.26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093839" table:style-name="ce10">
            <text:p>1.093.839</text:p>
          </table:table-cell>
          <table:table-cell office:value-type="float" office:value="1121885" table:style-name="ce10">
            <text:p>1.121.885</text:p>
          </table:table-cell>
          <table:table-cell office:value-type="float" office:value="28704" table:style-name="ce10">
            <text:p>28.704</text:p>
          </table:table-cell>
          <table:table-cell office:value-type="float" office:value="239718" table:style-name="ce10">
            <text:p>239.718</text:p>
          </table:table-cell>
          <table:table-cell office:value-type="float" office:value="12503" table:style-name="ce10">
            <text:p>12.503</text:p>
          </table:table-cell>
          <table:table-cell office:value-type="float" office:value="48798" table:style-name="ce10">
            <text:p>48.798</text:p>
          </table:table-cell>
          <table:table-cell office:value-type="float" office:value="40426" table:style-name="ce10">
            <text:p>40.426</text:p>
          </table:table-cell>
          <table:table-cell office:value-type="float" office:value="11800" table:style-name="ce10">
            <text:p>11.80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65668" table:style-name="ce10">
            <text:p>165.668</text:p>
          </table:table-cell>
          <table:table-cell office:value-type="float" office:value="161261" table:style-name="ce10">
            <text:p>161.261</text:p>
          </table:table-cell>
          <table:table-cell office:value-type="float" office:value="11532" table:style-name="ce10">
            <text:p>11.532</text:p>
          </table:table-cell>
          <table:table-cell office:value-type="float" office:value="52994" table:style-name="ce10">
            <text:p>52.994</text:p>
          </table:table-cell>
          <table:table-cell office:value-type="float" office:value="6354" table:style-name="ce10">
            <text:p>6.354</text:p>
          </table:table-cell>
          <table:table-cell office:value-type="float" office:value="7891" table:style-name="ce10">
            <text:p>7.891</text:p>
          </table:table-cell>
          <table:table-cell office:value-type="float" office:value="18908" table:style-name="ce10">
            <text:p>18.908</text:p>
          </table:table-cell>
          <table:table-cell office:value-type="float" office:value="2225" table:style-name="ce10">
            <text:p>2.22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01403" table:style-name="ce10">
            <text:p>201.403</text:p>
          </table:table-cell>
          <table:table-cell office:value-type="float" office:value="205626" table:style-name="ce10">
            <text:p>205.626</text:p>
          </table:table-cell>
          <table:table-cell office:value-type="float" office:value="4125" table:style-name="ce10">
            <text:p>4.125</text:p>
          </table:table-cell>
          <table:table-cell office:value-type="float" office:value="43276" table:style-name="ce10">
            <text:p>43.276</text:p>
          </table:table-cell>
          <table:table-cell office:value-type="float" office:value="1316" table:style-name="ce10">
            <text:p>1.316</text:p>
          </table:table-cell>
          <table:table-cell office:value-type="float" office:value="9449" table:style-name="ce10">
            <text:p>9.449</text:p>
          </table:table-cell>
          <table:table-cell office:value-type="float" office:value="4439" table:style-name="ce10">
            <text:p>4.439</text:p>
          </table:table-cell>
          <table:table-cell office:value-type="float" office:value="502" table:style-name="ce10">
            <text:p>50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46230" table:style-name="ce10">
            <text:p>546.230</text:p>
          </table:table-cell>
          <table:table-cell office:value-type="float" office:value="490781" table:style-name="ce10">
            <text:p>490.781</text:p>
          </table:table-cell>
          <table:table-cell office:value-type="float" office:value="14282" table:style-name="ce10">
            <text:p>14.282</text:p>
          </table:table-cell>
          <table:table-cell office:value-type="float" office:value="161155" table:style-name="ce10">
            <text:p>161.155</text:p>
          </table:table-cell>
          <table:table-cell office:value-type="float" office:value="13531" table:style-name="ce10">
            <text:p>13.531</text:p>
          </table:table-cell>
          <table:table-cell office:value-type="float" office:value="9096" table:style-name="ce10">
            <text:p>9.096</text:p>
          </table:table-cell>
          <table:table-cell office:value-type="float" office:value="23466" table:style-name="ce10">
            <text:p>23.466</text:p>
          </table:table-cell>
          <table:table-cell office:value-type="float" office:value="5251" table:style-name="ce10">
            <text:p>5.25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315527" table:style-name="ce10">
            <text:p>1.315.527</text:p>
          </table:table-cell>
          <table:table-cell office:value-type="float" office:value="1078027" table:style-name="ce10">
            <text:p>1.078.027</text:p>
          </table:table-cell>
          <table:table-cell office:value-type="float" office:value="39246" table:style-name="ce10">
            <text:p>39.246</text:p>
          </table:table-cell>
          <table:table-cell office:value-type="float" office:value="171479" table:style-name="ce10">
            <text:p>171.479</text:p>
          </table:table-cell>
          <table:table-cell office:value-type="float" office:value="6477" table:style-name="ce10">
            <text:p>6.477</text:p>
          </table:table-cell>
          <table:table-cell office:value-type="float" office:value="54403" table:style-name="ce10">
            <text:p>54.403</text:p>
          </table:table-cell>
          <table:table-cell office:value-type="float" office:value="26078" table:style-name="ce10">
            <text:p>26.078</text:p>
          </table:table-cell>
          <table:table-cell office:value-type="float" office:value="6720" table:style-name="ce10">
            <text:p>6.72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49314" table:style-name="ce10">
            <text:p>349.314</text:p>
          </table:table-cell>
          <table:table-cell office:value-type="float" office:value="269690" table:style-name="ce10">
            <text:p>269.690</text:p>
          </table:table-cell>
          <table:table-cell office:value-type="float" office:value="7784" table:style-name="ce10">
            <text:p>7.784</text:p>
          </table:table-cell>
          <table:table-cell office:value-type="float" office:value="58790" table:style-name="ce10">
            <text:p>58.790</text:p>
          </table:table-cell>
          <table:table-cell office:value-type="float" office:value="571" table:style-name="ce10">
            <text:p>571</text:p>
          </table:table-cell>
          <table:table-cell office:value-type="float" office:value="10974" table:style-name="ce10">
            <text:p>10.974</text:p>
          </table:table-cell>
          <table:table-cell office:value-type="float" office:value="5721" table:style-name="ce10">
            <text:p>5.721</text:p>
          </table:table-cell>
          <table:table-cell office:value-type="float" office:value="3371" table:style-name="ce10">
            <text:p>3.37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40970" table:style-name="ce10">
            <text:p>740.970</text:p>
          </table:table-cell>
          <table:table-cell office:value-type="float" office:value="880373" table:style-name="ce10">
            <text:p>880.373</text:p>
          </table:table-cell>
          <table:table-cell office:value-type="float" office:value="8966" table:style-name="ce10">
            <text:p>8.966</text:p>
          </table:table-cell>
          <table:table-cell office:value-type="float" office:value="263525" table:style-name="ce10">
            <text:p>263.525</text:p>
          </table:table-cell>
          <table:table-cell office:value-type="float" office:value="18981" table:style-name="ce10">
            <text:p>18.981</text:p>
          </table:table-cell>
          <table:table-cell office:value-type="float" office:value="22927" table:style-name="ce10">
            <text:p>22.927</text:p>
          </table:table-cell>
          <table:table-cell office:value-type="float" office:value="23435" table:style-name="ce10">
            <text:p>23.435</text:p>
          </table:table-cell>
          <table:table-cell office:value-type="float" office:value="9100" table:style-name="ce10">
            <text:p>9.10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333307" table:style-name="ce10">
            <text:p>1.333.307</text:p>
          </table:table-cell>
          <table:table-cell office:value-type="float" office:value="876775" table:style-name="ce10">
            <text:p>876.775</text:p>
          </table:table-cell>
          <table:table-cell office:value-type="float" office:value="52477" table:style-name="ce10">
            <text:p>52.477</text:p>
          </table:table-cell>
          <table:table-cell office:value-type="float" office:value="186775" table:style-name="ce10">
            <text:p>186.775</text:p>
          </table:table-cell>
          <table:table-cell office:value-type="float" office:value="8809" table:style-name="ce10">
            <text:p>8.809</text:p>
          </table:table-cell>
          <table:table-cell office:value-type="float" office:value="61559" table:style-name="ce10">
            <text:p>61.559</text:p>
          </table:table-cell>
          <table:table-cell office:value-type="float" office:value="47575" table:style-name="ce10">
            <text:p>47.575</text:p>
          </table:table-cell>
          <table:table-cell office:value-type="float" office:value="8942" table:style-name="ce10">
            <text:p>8.94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2074277" table:style-name="ce10">
            <text:p>2.074.277</text:p>
          </table:table-cell>
          <table:table-cell office:value-type="float" office:value="1757148" table:style-name="ce10">
            <text:p>1.757.148</text:p>
          </table:table-cell>
          <table:table-cell office:value-type="float" office:value="61443" table:style-name="ce10">
            <text:p>61.443</text:p>
          </table:table-cell>
          <table:table-cell office:value-type="float" office:value="450301" table:style-name="ce10">
            <text:p>450.301</text:p>
          </table:table-cell>
          <table:table-cell office:value-type="float" office:value="27789" table:style-name="ce10">
            <text:p>27.789</text:p>
          </table:table-cell>
          <table:table-cell office:value-type="float" office:value="84486" table:style-name="ce10">
            <text:p>84.486</text:p>
          </table:table-cell>
          <table:table-cell office:value-type="float" office:value="71010" table:style-name="ce10">
            <text:p>71.010</text:p>
          </table:table-cell>
          <table:table-cell office:value-type="float" office:value="18042" table:style-name="ce10">
            <text:p>18.04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503865" table:style-name="ce10">
            <text:p>503.865</text:p>
          </table:table-cell>
          <table:table-cell office:value-type="float" office:value="448237" table:style-name="ce10">
            <text:p>448.237</text:p>
          </table:table-cell>
          <table:table-cell office:value-type="float" office:value="15524" table:style-name="ce10">
            <text:p>15.524</text:p>
          </table:table-cell>
          <table:table-cell office:value-type="float" office:value="37394" table:style-name="ce10">
            <text:p>37.394</text:p>
          </table:table-cell>
          <table:table-cell office:value-type="float" office:value="460" table:style-name="ce10">
            <text:p>460</text:p>
          </table:table-cell>
          <table:table-cell office:value-type="float" office:value="7328" table:style-name="ce10">
            <text:p>7.328</text:p>
          </table:table-cell>
          <table:table-cell office:value-type="float" office:value="7601" table:style-name="ce10">
            <text:p>7.601</text:p>
          </table:table-cell>
          <table:table-cell office:value-type="float" office:value="26" table:style-name="ce10">
            <text:p>2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722011" table:style-name="ce10">
            <text:p>722.011</text:p>
          </table:table-cell>
          <table:table-cell office:value-type="float" office:value="1051738" table:style-name="ce10">
            <text:p>1.051.738</text:p>
          </table:table-cell>
          <table:table-cell office:value-type="float" office:value="9501" table:style-name="ce10">
            <text:p>9.501</text:p>
          </table:table-cell>
          <table:table-cell office:value-type="float" office:value="280048" table:style-name="ce10">
            <text:p>280.048</text:p>
          </table:table-cell>
          <table:table-cell office:value-type="float" office:value="18083" table:style-name="ce10">
            <text:p>18.083</text:p>
          </table:table-cell>
          <table:table-cell office:value-type="float" office:value="32671" table:style-name="ce10">
            <text:p>32.671</text:p>
          </table:table-cell>
          <table:table-cell office:value-type="float" office:value="33549" table:style-name="ce10">
            <text:p>33.549</text:p>
          </table:table-cell>
          <table:table-cell office:value-type="float" office:value="6961" table:style-name="ce10">
            <text:p>6.96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802571" table:style-name="ce10">
            <text:p>802.571</text:p>
          </table:table-cell>
          <table:table-cell office:value-type="float" office:value="521388" table:style-name="ce10">
            <text:p>521.388</text:p>
          </table:table-cell>
          <table:table-cell office:value-type="float" office:value="17508" table:style-name="ce10">
            <text:p>17.508</text:p>
          </table:table-cell>
          <table:table-cell office:value-type="float" office:value="106308" table:style-name="ce10">
            <text:p>106.308</text:p>
          </table:table-cell>
          <table:table-cell office:value-type="float" office:value="5222" table:style-name="ce10">
            <text:p>5.222</text:p>
          </table:table-cell>
          <table:table-cell office:value-type="float" office:value="17862" table:style-name="ce10">
            <text:p>17.862</text:p>
          </table:table-cell>
          <table:table-cell office:value-type="float" office:value="20153" table:style-name="ce10">
            <text:p>20.153</text:p>
          </table:table-cell>
          <table:table-cell office:value-type="float" office:value="5135" table:style-name="ce10">
            <text:p>5.13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053560" table:style-name="ce10">
            <text:p>1.053.560</text:p>
          </table:table-cell>
          <table:table-cell office:value-type="float" office:value="632260" table:style-name="ce10">
            <text:p>632.260</text:p>
          </table:table-cell>
          <table:table-cell office:value-type="float" office:value="49958" table:style-name="ce10">
            <text:p>49.958</text:p>
          </table:table-cell>
          <table:table-cell office:value-type="float" office:value="101339" table:style-name="ce10">
            <text:p>101.339</text:p>
          </table:table-cell>
          <table:table-cell office:value-type="float" office:value="4945" table:style-name="ce10">
            <text:p>4.945</text:p>
          </table:table-cell>
          <table:table-cell office:value-type="float" office:value="41280" table:style-name="ce10">
            <text:p>41.280</text:p>
          </table:table-cell>
          <table:table-cell office:value-type="float" office:value="24909" table:style-name="ce10">
            <text:p>24.909</text:p>
          </table:table-cell>
          <table:table-cell office:value-type="float" office:value="5972" table:style-name="ce10">
            <text:p>5.97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4"/>
          <table:covered-table-cell table:number-columns-repeated="12"/>
          <table:table-cell table:number-columns-repeated="16371"/>
        </table:table-row>
        <table:table-row table:number-rows-repeated="1048556" table:style-name="ro1">
          <table:table-cell table:number-columns-repeated="16384"/>
        </table:table-row>
      </table:table>
      <table:table table:name="B10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7">
            <text:p>TOTAL PARA O INDICADOR B10A – ALUNOS DE ESCOLAS URBANAS, POR LOCAIS EXCLUSIVOS E SIMULTÂNEOS DE ACESSO À INTERNET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Não acessaram a Internet no domicílio</text:p>
          </table:table-cell>
          <table:table-cell office:value-type="string" table:style-name="ce2">
            <text:p>Acessaram a Internet apenas na escola</text:p>
          </table:table-cell>
          <table:table-cell office:value-type="string" table:style-name="ce2">
            <text:p>Acessaram a Internet apenas na casa de outra pessoa</text:p>
          </table:table-cell>
          <table:table-cell office:value-type="string" table:style-name="ce2">
            <text:p>Acessaram a Internet em casa e na escola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7428" table:style-name="ce10">
            <text:p>7.428</text:p>
          </table:table-cell>
          <table:table-cell office:value-type="string" table:style-name="ce10">
            <text:p>-</text:p>
          </table:table-cell>
          <table:table-cell office:value-type="float" office:value="122391" table:style-name="ce10">
            <text:p>122.391</text:p>
          </table:table-cell>
          <table:table-cell office:value-type="float" office:value="5435080" table:style-name="ce10">
            <text:p>5.435.080</text:p>
          </table:table-cell>
          <table:table-cell office:value-type="float" office:value="351" table:style-name="ce10">
            <text:p>35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274" table:style-name="ce10">
            <text:p>2.274</text:p>
          </table:table-cell>
          <table:table-cell office:value-type="string" table:style-name="ce10">
            <text:p>-</text:p>
          </table:table-cell>
          <table:table-cell office:value-type="float" office:value="62029" table:style-name="ce10">
            <text:p>62.029</text:p>
          </table:table-cell>
          <table:table-cell office:value-type="float" office:value="2902956" table:style-name="ce10">
            <text:p>2.902.956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5154" table:style-name="ce10">
            <text:p>5.154</text:p>
          </table:table-cell>
          <table:table-cell office:value-type="string" table:style-name="ce10">
            <text:p>-</text:p>
          </table:table-cell>
          <table:table-cell office:value-type="float" office:value="60362" table:style-name="ce10">
            <text:p>60.362</text:p>
          </table:table-cell>
          <table:table-cell office:value-type="float" office:value="2532124" table:style-name="ce10">
            <text:p>2.532.124</text:p>
          </table:table-cell>
          <table:table-cell office:value-type="float" office:value="351" table:style-name="ce10">
            <text:p>35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951" table:style-name="ce10">
            <text:p>1.951</text:p>
          </table:table-cell>
          <table:table-cell office:value-type="string" table:style-name="ce10">
            <text:p>-</text:p>
          </table:table-cell>
          <table:table-cell office:value-type="float" office:value="17227" table:style-name="ce10">
            <text:p>17.227</text:p>
          </table:table-cell>
          <table:table-cell office:value-type="float" office:value="407710" table:style-name="ce10">
            <text:p>407.710</text:p>
          </table:table-cell>
          <table:table-cell office:value-type="float" office:value="262" table:style-name="ce10">
            <text:p>26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79" table:style-name="ce10">
            <text:p>1.079</text:p>
          </table:table-cell>
          <table:table-cell office:value-type="string" table:style-name="ce10">
            <text:p>-</text:p>
          </table:table-cell>
          <table:table-cell office:value-type="float" office:value="9023" table:style-name="ce10">
            <text:p>9.023</text:p>
          </table:table-cell>
          <table:table-cell office:value-type="float" office:value="460034" table:style-name="ce10">
            <text:p>460.034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24" table:style-name="ce10">
            <text:p>1.024</text:p>
          </table:table-cell>
          <table:table-cell office:value-type="string" table:style-name="ce10">
            <text:p>-</text:p>
          </table:table-cell>
          <table:table-cell office:value-type="float" office:value="43050" table:style-name="ce10">
            <text:p>43.050</text:p>
          </table:table-cell>
          <table:table-cell office:value-type="float" office:value="1219717" table:style-name="ce10">
            <text:p>1.219.717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794" table:style-name="ce10">
            <text:p>2.794</text:p>
          </table:table-cell>
          <table:table-cell office:value-type="string" table:style-name="ce10">
            <text:p>-</text:p>
          </table:table-cell>
          <table:table-cell office:value-type="float" office:value="43571" table:style-name="ce10">
            <text:p>43.571</text:p>
          </table:table-cell>
          <table:table-cell office:value-type="float" office:value="2651592" table:style-name="ce10">
            <text:p>2.651.592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80" table:style-name="ce10">
            <text:p>580</text:p>
          </table:table-cell>
          <table:table-cell office:value-type="string" table:style-name="ce10">
            <text:p>-</text:p>
          </table:table-cell>
          <table:table-cell office:value-type="float" office:value="9520" table:style-name="ce10">
            <text:p>9.520</text:p>
          </table:table-cell>
          <table:table-cell office:value-type="float" office:value="696027" table:style-name="ce10">
            <text:p>696.027</text:p>
          </table:table-cell>
          <table:table-cell office:value-type="float" office:value="89" table:style-name="ce10">
            <text:p>8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301" table:style-name="ce10">
            <text:p>2.301</text:p>
          </table:table-cell>
          <table:table-cell office:value-type="string" table:style-name="ce10">
            <text:p>-</text:p>
          </table:table-cell>
          <table:table-cell office:value-type="float" office:value="68592" table:style-name="ce10">
            <text:p>68.592</text:p>
          </table:table-cell>
          <table:table-cell office:value-type="float" office:value="1897440" table:style-name="ce10">
            <text:p>1.897.440</text:p>
          </table:table-cell>
          <table:table-cell office:value-type="float" office:value="262" table:style-name="ce10">
            <text:p>26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127" table:style-name="ce10">
            <text:p>5.127</text:p>
          </table:table-cell>
          <table:table-cell office:value-type="string" table:style-name="ce10">
            <text:p>-</text:p>
          </table:table-cell>
          <table:table-cell office:value-type="float" office:value="49823" table:style-name="ce10">
            <text:p>49.823</text:p>
          </table:table-cell>
          <table:table-cell office:value-type="float" office:value="2521179" table:style-name="ce10">
            <text:p>2.521.179</text:p>
          </table:table-cell>
          <table:table-cell office:value-type="float" office:value="89" table:style-name="ce10">
            <text:p>8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7428" table:style-name="ce10">
            <text:p>7.428</text:p>
          </table:table-cell>
          <table:table-cell office:value-type="string" table:style-name="ce10">
            <text:p>-</text:p>
          </table:table-cell>
          <table:table-cell office:value-type="float" office:value="118415" table:style-name="ce10">
            <text:p>118.415</text:p>
          </table:table-cell>
          <table:table-cell office:value-type="float" office:value="4418620" table:style-name="ce10">
            <text:p>4.418.620</text:p>
          </table:table-cell>
          <table:table-cell office:value-type="float" office:value="351" table:style-name="ce10">
            <text:p>35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976" table:style-name="ce10">
            <text:p>3.976</text:p>
          </table:table-cell>
          <table:table-cell office:value-type="float" office:value="1016460" table:style-name="ce10">
            <text:p>1.016.460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4493" table:style-name="ce10">
            <text:p>4.493</text:p>
          </table:table-cell>
          <table:table-cell office:value-type="string" table:style-name="ce10">
            <text:p>-</text:p>
          </table:table-cell>
          <table:table-cell office:value-type="float" office:value="74830" table:style-name="ce10">
            <text:p>74.830</text:p>
          </table:table-cell>
          <table:table-cell office:value-type="float" office:value="2075206" table:style-name="ce10">
            <text:p>2.075.206</text:p>
          </table:table-cell>
          <table:table-cell office:value-type="float" office:value="89" table:style-name="ce10">
            <text:p>8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1853" table:style-name="ce10">
            <text:p>1.853</text:p>
          </table:table-cell>
          <table:table-cell office:value-type="string" table:style-name="ce10">
            <text:p>-</text:p>
          </table:table-cell>
          <table:table-cell office:value-type="float" office:value="19694" table:style-name="ce10">
            <text:p>19.694</text:p>
          </table:table-cell>
          <table:table-cell office:value-type="float" office:value="1474600" table:style-name="ce10">
            <text:p>1.474.600</text:p>
          </table:table-cell>
          <table:table-cell office:value-type="float" office:value="262" table:style-name="ce10">
            <text:p>26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083" table:style-name="ce10">
            <text:p>1.083</text:p>
          </table:table-cell>
          <table:table-cell office:value-type="string" table:style-name="ce10">
            <text:p>-</text:p>
          </table:table-cell>
          <table:table-cell office:value-type="float" office:value="27867" table:style-name="ce10">
            <text:p>27.867</text:p>
          </table:table-cell>
          <table:table-cell office:value-type="float" office:value="1885274" table:style-name="ce10">
            <text:p>1.885.274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B1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17">
            <text:p>TOTAL PARA O INDICADOR B15 – ALUNOS DE ESCOLAS URBANAS, POR EQUIPAMENTOS UTILIZADOS PARA ACESSAR A INTERNET</text:p>
          </table:table-cell>
          <table:covered-table-cell table:number-columns-repeated="26"/>
          <table:table-cell table:number-columns-repeated="16357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5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5">
            <text:p>Celular</text:p>
          </table:table-cell>
          <table:covered-table-cell table:number-columns-repeated="3"/>
          <table:table-cell office:value-type="string" table:number-columns-spanned="4" table:number-rows-spanned="1" table:style-name="ce18">
            <text:p>Videogame</text:p>
          </table:table-cell>
          <table:covered-table-cell table:number-columns-repeated="3"/>
          <table:table-cell office:value-type="string" table:number-columns-spanned="4" table:number-rows-spanned="1" table:style-name="ce15">
            <text:p>Televisão</text:p>
          </table:table-cell>
          <table:covered-table-cell table:number-columns-repeated="3"/>
          <table:table-cell office:value-type="string" table:number-columns-spanned="4" table:number-rows-spanned="1" table:style-name="ce19">
            <text:p>Tablet</text:p>
          </table:table-cell>
          <table:covered-table-cell table:number-columns-repeated="3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609790" table:style-name="ce10">
            <text:p>2.609.790</text:p>
          </table:table-cell>
          <table:table-cell office:value-type="float" office:value="2954914" table:style-name="ce10">
            <text:p>2.954.914</text:p>
          </table:table-cell>
          <table:table-cell office:value-type="float" office:value="547" table:style-name="ce10">
            <text:p>547</text:p>
          </table:table-cell>
          <table:table-cell office:value-type="string" table:style-name="ce10">
            <text:p>-</text:p>
          </table:table-cell>
          <table:table-cell office:value-type="float" office:value="2505079" table:style-name="ce10">
            <text:p>2.505.079</text:p>
          </table:table-cell>
          <table:table-cell office:value-type="float" office:value="3060161" table:style-name="ce10">
            <text:p>3.060.161</text:p>
          </table:table-cell>
          <table:table-cell office:value-type="string" table:style-name="ce10">
            <text:p>-</text:p>
          </table:table-cell>
          <table:table-cell office:value-type="float" office:value="10" table:style-name="ce10">
            <text:p>10</text:p>
          </table:table-cell>
          <table:table-cell office:value-type="float" office:value="5410563" table:style-name="ce10">
            <text:p>5.410.563</text:p>
          </table:table-cell>
          <table:table-cell office:value-type="float" office:value="154687" table:style-name="ce10">
            <text:p>154.68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844184" table:style-name="ce10">
            <text:p>1.844.184</text:p>
          </table:table-cell>
          <table:table-cell office:value-type="float" office:value="3720356" table:style-name="ce10">
            <text:p>3.720.356</text:p>
          </table:table-cell>
          <table:table-cell office:value-type="float" office:value="710" table:style-name="ce10">
            <text:p>710</text:p>
          </table:table-cell>
          <table:table-cell office:value-type="string" table:style-name="ce10">
            <text:p>-</text:p>
          </table:table-cell>
          <table:table-cell office:value-type="float" office:value="2805985" table:style-name="ce10">
            <text:p>2.805.985</text:p>
          </table:table-cell>
          <table:table-cell office:value-type="float" office:value="2758361" table:style-name="ce10">
            <text:p>2.758.361</text:p>
          </table:table-cell>
          <table:table-cell office:value-type="float" office:value="904" table:style-name="ce10">
            <text:p>904</text:p>
          </table:table-cell>
          <table:table-cell office:value-type="string" table:style-name="ce10">
            <text:p>-</text:p>
          </table:table-cell>
          <table:table-cell office:value-type="float" office:value="2003595" table:style-name="ce10">
            <text:p>2.003.595</text:p>
          </table:table-cell>
          <table:table-cell office:value-type="float" office:value="3561656" table:style-name="ce10">
            <text:p>3.561.65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435143" table:style-name="ce10">
            <text:p>1.435.143</text:p>
          </table:table-cell>
          <table:table-cell office:value-type="float" office:value="1531569" table:style-name="ce10">
            <text:p>1.531.569</text:p>
          </table:table-cell>
          <table:table-cell office:value-type="float" office:value="547" table:style-name="ce10">
            <text:p>547</text:p>
          </table:table-cell>
          <table:table-cell office:value-type="string" table:style-name="ce10">
            <text:p>-</text:p>
          </table:table-cell>
          <table:table-cell office:value-type="float" office:value="1268348" table:style-name="ce10">
            <text:p>1.268.348</text:p>
          </table:table-cell>
          <table:table-cell office:value-type="float" office:value="1698911" table:style-name="ce10">
            <text:p>1.698.91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925923" table:style-name="ce10">
            <text:p>2.925.923</text:p>
          </table:table-cell>
          <table:table-cell office:value-type="float" office:value="41336" table:style-name="ce10">
            <text:p>41.33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669583" table:style-name="ce10">
            <text:p>669.583</text:p>
          </table:table-cell>
          <table:table-cell office:value-type="float" office:value="2297676" table:style-name="ce10">
            <text:p>2.297.67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58222" table:style-name="ce10">
            <text:p>1.558.222</text:p>
          </table:table-cell>
          <table:table-cell office:value-type="float" office:value="1408606" table:style-name="ce10">
            <text:p>1.408.606</text:p>
          </table:table-cell>
          <table:table-cell office:value-type="float" office:value="431" table:style-name="ce10">
            <text:p>431</text:p>
          </table:table-cell>
          <table:table-cell office:value-type="string" table:style-name="ce10">
            <text:p>-</text:p>
          </table:table-cell>
          <table:table-cell office:value-type="float" office:value="1135481" table:style-name="ce10">
            <text:p>1.135.481</text:p>
          </table:table-cell>
          <table:table-cell office:value-type="float" office:value="1831778" table:style-name="ce10">
            <text:p>1.831.77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174647" table:style-name="ce10">
            <text:p>1.174.647</text:p>
          </table:table-cell>
          <table:table-cell office:value-type="float" office:value="1423345" table:style-name="ce10">
            <text:p>1.423.34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236731" table:style-name="ce10">
            <text:p>1.236.731</text:p>
          </table:table-cell>
          <table:table-cell office:value-type="float" office:value="1361251" table:style-name="ce10">
            <text:p>1.361.251</text:p>
          </table:table-cell>
          <table:table-cell office:value-type="string" table:style-name="ce10">
            <text:p>-</text:p>
          </table:table-cell>
          <table:table-cell office:value-type="float" office:value="10" table:style-name="ce10">
            <text:p>10</text:p>
          </table:table-cell>
          <table:table-cell office:value-type="float" office:value="2484641" table:style-name="ce10">
            <text:p>2.484.641</text:p>
          </table:table-cell>
          <table:table-cell office:value-type="float" office:value="113351" table:style-name="ce10">
            <text:p>113.35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174601" table:style-name="ce10">
            <text:p>1.174.601</text:p>
          </table:table-cell>
          <table:table-cell office:value-type="float" office:value="1422680" table:style-name="ce10">
            <text:p>1.422.680</text:p>
          </table:table-cell>
          <table:table-cell office:value-type="float" office:value="710" table:style-name="ce10">
            <text:p>710</text:p>
          </table:table-cell>
          <table:table-cell office:value-type="string" table:style-name="ce10">
            <text:p>-</text:p>
          </table:table-cell>
          <table:table-cell office:value-type="float" office:value="1247764" table:style-name="ce10">
            <text:p>1.247.764</text:p>
          </table:table-cell>
          <table:table-cell office:value-type="float" office:value="1349755" table:style-name="ce10">
            <text:p>1.349.755</text:p>
          </table:table-cell>
          <table:table-cell office:value-type="float" office:value="472" table:style-name="ce10">
            <text:p>472</text:p>
          </table:table-cell>
          <table:table-cell office:value-type="string" table:style-name="ce10">
            <text:p>-</text:p>
          </table:table-cell>
          <table:table-cell office:value-type="float" office:value="868114" table:style-name="ce10">
            <text:p>868.114</text:p>
          </table:table-cell>
          <table:table-cell office:value-type="float" office:value="1729878" table:style-name="ce10">
            <text:p>1.729.87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54294" table:style-name="ce10">
            <text:p>154.294</text:p>
          </table:table-cell>
          <table:table-cell office:value-type="float" office:value="272857" table:style-name="ce10">
            <text:p>272.85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39504" table:style-name="ce10">
            <text:p>139.504</text:p>
          </table:table-cell>
          <table:table-cell office:value-type="float" office:value="287646" table:style-name="ce10">
            <text:p>287.64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18268" table:style-name="ce10">
            <text:p>418.268</text:p>
          </table:table-cell>
          <table:table-cell office:value-type="float" office:value="8883" table:style-name="ce10">
            <text:p>8.88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04927" table:style-name="ce10">
            <text:p>104.927</text:p>
          </table:table-cell>
          <table:table-cell office:value-type="float" office:value="322223" table:style-name="ce10">
            <text:p>322.22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9577" table:style-name="ce10">
            <text:p>159.577</text:p>
          </table:table-cell>
          <table:table-cell office:value-type="float" office:value="267573" table:style-name="ce10">
            <text:p>267.57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5742" table:style-name="ce10">
            <text:p>105.742</text:p>
          </table:table-cell>
          <table:table-cell office:value-type="float" office:value="321409" table:style-name="ce10">
            <text:p>321.40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40154" table:style-name="ce10">
            <text:p>240.154</text:p>
          </table:table-cell>
          <table:table-cell office:value-type="float" office:value="229982" table:style-name="ce10">
            <text:p>229.98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33450" table:style-name="ce10">
            <text:p>233.450</text:p>
          </table:table-cell>
          <table:table-cell office:value-type="float" office:value="236687" table:style-name="ce10">
            <text:p>236.68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60270" table:style-name="ce10">
            <text:p>460.270</text:p>
          </table:table-cell>
          <table:table-cell office:value-type="float" office:value="9866" table:style-name="ce10">
            <text:p>9.86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69749" table:style-name="ce10">
            <text:p>169.749</text:p>
          </table:table-cell>
          <table:table-cell office:value-type="float" office:value="300387" table:style-name="ce10">
            <text:p>300.38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46054" table:style-name="ce10">
            <text:p>246.054</text:p>
          </table:table-cell>
          <table:table-cell office:value-type="float" office:value="224082" table:style-name="ce10">
            <text:p>224.08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8558" table:style-name="ce10">
            <text:p>158.558</text:p>
          </table:table-cell>
          <table:table-cell office:value-type="float" office:value="311578" table:style-name="ce10">
            <text:p>311.57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64717" table:style-name="ce10">
            <text:p>464.717</text:p>
          </table:table-cell>
          <table:table-cell office:value-type="float" office:value="799074" table:style-name="ce10">
            <text:p>799.07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10082" table:style-name="ce10">
            <text:p>410.082</text:p>
          </table:table-cell>
          <table:table-cell office:value-type="float" office:value="853699" table:style-name="ce10">
            <text:p>853.699</text:p>
          </table:table-cell>
          <table:table-cell office:value-type="string" table:style-name="ce10">
            <text:p>-</text:p>
          </table:table-cell>
          <table:table-cell office:value-type="float" office:value="10" table:style-name="ce10">
            <text:p>10</text:p>
          </table:table-cell>
          <table:table-cell office:value-type="float" office:value="1234459" table:style-name="ce10">
            <text:p>1.234.459</text:p>
          </table:table-cell>
          <table:table-cell office:value-type="float" office:value="29332" table:style-name="ce10">
            <text:p>29.33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76217" table:style-name="ce10">
            <text:p>276.217</text:p>
          </table:table-cell>
          <table:table-cell office:value-type="float" office:value="987575" table:style-name="ce10">
            <text:p>987.57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85835" table:style-name="ce10">
            <text:p>485.835</text:p>
          </table:table-cell>
          <table:table-cell office:value-type="float" office:value="777957" table:style-name="ce10">
            <text:p>777.95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38691" table:style-name="ce10">
            <text:p>338.691</text:p>
          </table:table-cell>
          <table:table-cell office:value-type="float" office:value="925100" table:style-name="ce10">
            <text:p>925.10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372971" table:style-name="ce10">
            <text:p>1.372.971</text:p>
          </table:table-cell>
          <table:table-cell office:value-type="float" office:value="1324439" table:style-name="ce10">
            <text:p>1.324.439</text:p>
          </table:table-cell>
          <table:table-cell office:value-type="float" office:value="547" table:style-name="ce10">
            <text:p>547</text:p>
          </table:table-cell>
          <table:table-cell office:value-type="string" table:style-name="ce10">
            <text:p>-</text:p>
          </table:table-cell>
          <table:table-cell office:value-type="float" office:value="1342418" table:style-name="ce10">
            <text:p>1.342.418</text:p>
          </table:table-cell>
          <table:table-cell office:value-type="float" office:value="1355539" table:style-name="ce10">
            <text:p>1.355.53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604580" table:style-name="ce10">
            <text:p>2.604.580</text:p>
          </table:table-cell>
          <table:table-cell office:value-type="float" office:value="93376" table:style-name="ce10">
            <text:p>93.37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048587" table:style-name="ce10">
            <text:p>1.048.587</text:p>
          </table:table-cell>
          <table:table-cell office:value-type="float" office:value="1649370" table:style-name="ce10">
            <text:p>1.649.37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14726" table:style-name="ce10">
            <text:p>1.514.726</text:p>
          </table:table-cell>
          <table:table-cell office:value-type="float" office:value="1183231" table:style-name="ce10">
            <text:p>1.183.23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96088" table:style-name="ce10">
            <text:p>1.196.088</text:p>
          </table:table-cell>
          <table:table-cell office:value-type="float" office:value="1501869" table:style-name="ce10">
            <text:p>1.501.86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77654" table:style-name="ce10">
            <text:p>377.654</text:p>
          </table:table-cell>
          <table:table-cell office:value-type="float" office:value="328562" table:style-name="ce10">
            <text:p>328.56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79625" table:style-name="ce10">
            <text:p>379.625</text:p>
          </table:table-cell>
          <table:table-cell office:value-type="float" office:value="326591" table:style-name="ce10">
            <text:p>326.59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92987" table:style-name="ce10">
            <text:p>692.987</text:p>
          </table:table-cell>
          <table:table-cell office:value-type="float" office:value="13229" table:style-name="ce10">
            <text:p>13.22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44705" table:style-name="ce10">
            <text:p>244.705</text:p>
          </table:table-cell>
          <table:table-cell office:value-type="float" office:value="460801" table:style-name="ce10">
            <text:p>460.801</text:p>
          </table:table-cell>
          <table:table-cell office:value-type="float" office:value="710" table:style-name="ce10">
            <text:p>710</text:p>
          </table:table-cell>
          <table:table-cell office:value-type="string" table:style-name="ce10">
            <text:p>-</text:p>
          </table:table-cell>
          <table:table-cell office:value-type="float" office:value="399793" table:style-name="ce10">
            <text:p>399.793</text:p>
          </table:table-cell>
          <table:table-cell office:value-type="float" office:value="305519" table:style-name="ce10">
            <text:p>305.519</text:p>
          </table:table-cell>
          <table:table-cell office:value-type="float" office:value="904" table:style-name="ce10">
            <text:p>904</text:p>
          </table:table-cell>
          <table:table-cell office:value-type="string" table:style-name="ce10">
            <text:p>-</text:p>
          </table:table-cell>
          <table:table-cell office:value-type="float" office:value="204517" table:style-name="ce10">
            <text:p>204.517</text:p>
          </table:table-cell>
          <table:table-cell office:value-type="float" office:value="501699" table:style-name="ce10">
            <text:p>501.69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11063" table:style-name="ce10">
            <text:p>711.063</text:p>
          </table:table-cell>
          <table:table-cell office:value-type="float" office:value="1256986" table:style-name="ce10">
            <text:p>1.256.986</text:p>
          </table:table-cell>
          <table:table-cell office:value-type="float" office:value="547" table:style-name="ce10">
            <text:p>547</text:p>
          </table:table-cell>
          <table:table-cell office:value-type="string" table:style-name="ce10">
            <text:p>-</text:p>
          </table:table-cell>
          <table:table-cell office:value-type="float" office:value="716920" table:style-name="ce10">
            <text:p>716.920</text:p>
          </table:table-cell>
          <table:table-cell office:value-type="float" office:value="1251665" table:style-name="ce10">
            <text:p>1.251.665</text:p>
          </table:table-cell>
          <table:table-cell office:value-type="string" table:style-name="ce10">
            <text:p>-</text:p>
          </table:table-cell>
          <table:table-cell office:value-type="float" office:value="10" table:style-name="ce10">
            <text:p>10</text:p>
          </table:table-cell>
          <table:table-cell office:value-type="float" office:value="1903824" table:style-name="ce10">
            <text:p>1.903.824</text:p>
          </table:table-cell>
          <table:table-cell office:value-type="float" office:value="64771" table:style-name="ce10">
            <text:p>64.77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43658" table:style-name="ce10">
            <text:p>543.658</text:p>
          </table:table-cell>
          <table:table-cell office:value-type="float" office:value="1424937" table:style-name="ce10">
            <text:p>1.424.93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71954" table:style-name="ce10">
            <text:p>871.954</text:p>
          </table:table-cell>
          <table:table-cell office:value-type="float" office:value="1096234" table:style-name="ce10">
            <text:p>1.096.234</text:p>
          </table:table-cell>
          <table:table-cell office:value-type="float" office:value="407" table:style-name="ce10">
            <text:p>407</text:p>
          </table:table-cell>
          <table:table-cell office:value-type="string" table:style-name="ce10">
            <text:p>-</text:p>
          </table:table-cell>
          <table:table-cell office:value-type="float" office:value="680445" table:style-name="ce10">
            <text:p>680.445</text:p>
          </table:table-cell>
          <table:table-cell office:value-type="float" office:value="1288150" table:style-name="ce10">
            <text:p>1.288.15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211877" table:style-name="ce10">
            <text:p>1.211.877</text:p>
          </table:table-cell>
          <table:table-cell office:value-type="float" office:value="1364342" table:style-name="ce10">
            <text:p>1.364.34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259625" table:style-name="ce10">
            <text:p>1.259.625</text:p>
          </table:table-cell>
          <table:table-cell office:value-type="float" office:value="1316594" table:style-name="ce10">
            <text:p>1.316.59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545597" table:style-name="ce10">
            <text:p>2.545.597</text:p>
          </table:table-cell>
          <table:table-cell office:value-type="float" office:value="30622" table:style-name="ce10">
            <text:p>30.62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828980" table:style-name="ce10">
            <text:p>828.980</text:p>
          </table:table-cell>
          <table:table-cell office:value-type="float" office:value="1746529" table:style-name="ce10">
            <text:p>1.746.529</text:p>
          </table:table-cell>
          <table:table-cell office:value-type="float" office:value="710" table:style-name="ce10">
            <text:p>710</text:p>
          </table:table-cell>
          <table:table-cell office:value-type="string" table:style-name="ce10">
            <text:p>-</text:p>
          </table:table-cell>
          <table:table-cell office:value-type="float" office:value="1218993" table:style-name="ce10">
            <text:p>1.218.993</text:p>
          </table:table-cell>
          <table:table-cell office:value-type="float" office:value="1357201" table:style-name="ce10">
            <text:p>1.357.201</text:p>
          </table:table-cell>
          <table:table-cell office:value-type="float" office:value="24" table:style-name="ce10">
            <text:p>24</text:p>
          </table:table-cell>
          <table:table-cell office:value-type="string" table:style-name="ce10">
            <text:p>-</text:p>
          </table:table-cell>
          <table:table-cell office:value-type="float" office:value="729318" table:style-name="ce10">
            <text:p>729.318</text:p>
          </table:table-cell>
          <table:table-cell office:value-type="float" office:value="1846901" table:style-name="ce10">
            <text:p>1.846.90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1922939" table:style-name="ce10">
            <text:p>1.922.939</text:p>
          </table:table-cell>
          <table:table-cell office:value-type="float" office:value="2621328" table:style-name="ce10">
            <text:p>2.621.328</text:p>
          </table:table-cell>
          <table:table-cell office:value-type="float" office:value="547" table:style-name="ce10">
            <text:p>547</text:p>
          </table:table-cell>
          <table:table-cell office:value-type="string" table:style-name="ce10">
            <text:p>-</text:p>
          </table:table-cell>
          <table:table-cell office:value-type="float" office:value="1976544" table:style-name="ce10">
            <text:p>1.976.544</text:p>
          </table:table-cell>
          <table:table-cell office:value-type="float" office:value="2568260" table:style-name="ce10">
            <text:p>2.568.260</text:p>
          </table:table-cell>
          <table:table-cell office:value-type="string" table:style-name="ce10">
            <text:p>-</text:p>
          </table:table-cell>
          <table:table-cell office:value-type="float" office:value="10" table:style-name="ce10">
            <text:p>10</text:p>
          </table:table-cell>
          <table:table-cell office:value-type="float" office:value="4449421" table:style-name="ce10">
            <text:p>4.449.421</text:p>
          </table:table-cell>
          <table:table-cell office:value-type="float" office:value="95393" table:style-name="ce10">
            <text:p>95.39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372638" table:style-name="ce10">
            <text:p>1.372.638</text:p>
          </table:table-cell>
          <table:table-cell office:value-type="float" office:value="3171466" table:style-name="ce10">
            <text:p>3.171.466</text:p>
          </table:table-cell>
          <table:table-cell office:value-type="float" office:value="710" table:style-name="ce10">
            <text:p>710</text:p>
          </table:table-cell>
          <table:table-cell office:value-type="string" table:style-name="ce10">
            <text:p>-</text:p>
          </table:table-cell>
          <table:table-cell office:value-type="float" office:value="2090948" table:style-name="ce10">
            <text:p>2.090.948</text:p>
          </table:table-cell>
          <table:table-cell office:value-type="float" office:value="2453435" table:style-name="ce10">
            <text:p>2.453.435</text:p>
          </table:table-cell>
          <table:table-cell office:value-type="float" office:value="431" table:style-name="ce10">
            <text:p>431</text:p>
          </table:table-cell>
          <table:table-cell office:value-type="string" table:style-name="ce10">
            <text:p>-</text:p>
          </table:table-cell>
          <table:table-cell office:value-type="float" office:value="1409764" table:style-name="ce10">
            <text:p>1.409.764</text:p>
          </table:table-cell>
          <table:table-cell office:value-type="float" office:value="3135051" table:style-name="ce10">
            <text:p>3.135.05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686850" table:style-name="ce10">
            <text:p>686.850</text:p>
          </table:table-cell>
          <table:table-cell office:value-type="float" office:value="333586" table:style-name="ce10">
            <text:p>333.58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28535" table:style-name="ce10">
            <text:p>528.535</text:p>
          </table:table-cell>
          <table:table-cell office:value-type="float" office:value="491902" table:style-name="ce10">
            <text:p>491.90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61142" table:style-name="ce10">
            <text:p>961.142</text:p>
          </table:table-cell>
          <table:table-cell office:value-type="float" office:value="59294" table:style-name="ce10">
            <text:p>59.29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71546" table:style-name="ce10">
            <text:p>471.546</text:p>
          </table:table-cell>
          <table:table-cell office:value-type="float" office:value="548890" table:style-name="ce10">
            <text:p>548.89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15038" table:style-name="ce10">
            <text:p>715.038</text:p>
          </table:table-cell>
          <table:table-cell office:value-type="float" office:value="304926" table:style-name="ce10">
            <text:p>304.926</text:p>
          </table:table-cell>
          <table:table-cell office:value-type="float" office:value="472" table:style-name="ce10">
            <text:p>472</text:p>
          </table:table-cell>
          <table:table-cell office:value-type="string" table:style-name="ce10">
            <text:p>-</text:p>
          </table:table-cell>
          <table:table-cell office:value-type="float" office:value="593831" table:style-name="ce10">
            <text:p>593.831</text:p>
          </table:table-cell>
          <table:table-cell office:value-type="float" office:value="426605" table:style-name="ce10">
            <text:p>426.60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814123" table:style-name="ce10">
            <text:p>814.123</text:p>
          </table:table-cell>
          <table:table-cell office:value-type="float" office:value="1339949" table:style-name="ce10">
            <text:p>1.339.949</text:p>
          </table:table-cell>
          <table:table-cell office:value-type="float" office:value="547" table:style-name="ce10">
            <text:p>547</text:p>
          </table:table-cell>
          <table:table-cell office:value-type="string" table:style-name="ce10">
            <text:p>-</text:p>
          </table:table-cell>
          <table:table-cell office:value-type="float" office:value="817537" table:style-name="ce10">
            <text:p>817.537</text:p>
          </table:table-cell>
          <table:table-cell office:value-type="float" office:value="1337081" table:style-name="ce10">
            <text:p>1.337.08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28412" table:style-name="ce10">
            <text:p>2.028.412</text:p>
          </table:table-cell>
          <table:table-cell office:value-type="float" office:value="126206" table:style-name="ce10">
            <text:p>126.20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670229" table:style-name="ce10">
            <text:p>670.229</text:p>
          </table:table-cell>
          <table:table-cell office:value-type="float" office:value="1483679" table:style-name="ce10">
            <text:p>1.483.679</text:p>
          </table:table-cell>
          <table:table-cell office:value-type="float" office:value="710" table:style-name="ce10">
            <text:p>710</text:p>
          </table:table-cell>
          <table:table-cell office:value-type="string" table:style-name="ce10">
            <text:p>-</text:p>
          </table:table-cell>
          <table:table-cell office:value-type="float" office:value="1091342" table:style-name="ce10">
            <text:p>1.091.342</text:p>
          </table:table-cell>
          <table:table-cell office:value-type="float" office:value="1062845" table:style-name="ce10">
            <text:p>1.062.845</text:p>
          </table:table-cell>
          <table:table-cell office:value-type="float" office:value="431" table:style-name="ce10">
            <text:p>431</text:p>
          </table:table-cell>
          <table:table-cell office:value-type="string" table:style-name="ce10">
            <text:p>-</text:p>
          </table:table-cell>
          <table:table-cell office:value-type="float" office:value="967277" table:style-name="ce10">
            <text:p>967.277</text:p>
          </table:table-cell>
          <table:table-cell office:value-type="float" office:value="1187341" table:style-name="ce10">
            <text:p>1.187.34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744047" table:style-name="ce10">
            <text:p>744.047</text:p>
          </table:table-cell>
          <table:table-cell office:value-type="float" office:value="752362" table:style-name="ce10">
            <text:p>752.36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06632" table:style-name="ce10">
            <text:p>706.632</text:p>
          </table:table-cell>
          <table:table-cell office:value-type="float" office:value="789767" table:style-name="ce10">
            <text:p>789.767</text:p>
          </table:table-cell>
          <table:table-cell office:value-type="string" table:style-name="ce10">
            <text:p>-</text:p>
          </table:table-cell>
          <table:table-cell office:value-type="float" office:value="10" table:style-name="ce10">
            <text:p>10</text:p>
          </table:table-cell>
          <table:table-cell office:value-type="float" office:value="1482484" table:style-name="ce10">
            <text:p>1.482.484</text:p>
          </table:table-cell>
          <table:table-cell office:value-type="float" office:value="13926" table:style-name="ce10">
            <text:p>13.92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07159" table:style-name="ce10">
            <text:p>507.159</text:p>
          </table:table-cell>
          <table:table-cell office:value-type="float" office:value="989251" table:style-name="ce10">
            <text:p>989.25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53233" table:style-name="ce10">
            <text:p>753.233</text:p>
          </table:table-cell>
          <table:table-cell office:value-type="float" office:value="742704" table:style-name="ce10">
            <text:p>742.704</text:p>
          </table:table-cell>
          <table:table-cell office:value-type="float" office:value="472" table:style-name="ce10">
            <text:p>472</text:p>
          </table:table-cell>
          <table:table-cell office:value-type="string" table:style-name="ce10">
            <text:p>-</text:p>
          </table:table-cell>
          <table:table-cell office:value-type="float" office:value="458838" table:style-name="ce10">
            <text:p>458.838</text:p>
          </table:table-cell>
          <table:table-cell office:value-type="float" office:value="1037572" table:style-name="ce10">
            <text:p>1.037.57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051620" table:style-name="ce10">
            <text:p>1.051.620</text:p>
          </table:table-cell>
          <table:table-cell office:value-type="float" office:value="862603" table:style-name="ce10">
            <text:p>862.60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80910" table:style-name="ce10">
            <text:p>980.910</text:p>
          </table:table-cell>
          <table:table-cell office:value-type="float" office:value="933314" table:style-name="ce10">
            <text:p>933.31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99668" table:style-name="ce10">
            <text:p>1.899.668</text:p>
          </table:table-cell>
          <table:table-cell office:value-type="float" office:value="14555" table:style-name="ce10">
            <text:p>14.55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666796" table:style-name="ce10">
            <text:p>666.796</text:p>
          </table:table-cell>
          <table:table-cell office:value-type="float" office:value="1247427" table:style-name="ce10">
            <text:p>1.247.42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61410" table:style-name="ce10">
            <text:p>961.410</text:p>
          </table:table-cell>
          <table:table-cell office:value-type="float" office:value="952813" table:style-name="ce10">
            <text:p>952.81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77480" table:style-name="ce10">
            <text:p>577.480</text:p>
          </table:table-cell>
          <table:table-cell office:value-type="float" office:value="1336743" table:style-name="ce10">
            <text:p>1.336.74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4"/>
          <table:covered-table-cell table:number-columns-repeated="26"/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B1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7">
            <text:p>TOTAL PARA O INDICADOR B16 – ALUNOS DE ESCOLAS URBANAS, POR PRINCIPAL EQUIPAMENTO UTILIZADO PARA ACESSAR A INTERNET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Computador portátil</text:p>
          </table:table-cell>
          <table:table-cell office:value-type="string" table:style-name="ce2">
            <text:p>Computador de mesa</text:p>
          </table:table-cell>
          <table:table-cell office:value-type="string" table:style-name="ce2">
            <text:p>Celular</text:p>
          </table:table-cell>
          <table:table-cell office:value-type="string" table:style-name="ce2">
            <text:p>Videogame</text:p>
          </table:table-cell>
          <table:table-cell office:value-type="string" table:style-name="ce2">
            <text:p>Televisão</text:p>
          </table:table-cell>
          <table:table-cell office:value-type="string" table:style-name="ce7">
            <text:p>Tabl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77290" table:style-name="ce10">
            <text:p>177.290</text:p>
          </table:table-cell>
          <table:table-cell office:value-type="float" office:value="272129" table:style-name="ce10">
            <text:p>272.129</text:p>
          </table:table-cell>
          <table:table-cell office:value-type="float" office:value="4649627" table:style-name="ce10">
            <text:p>4.649.627</text:p>
          </table:table-cell>
          <table:table-cell office:value-type="float" office:value="136949" table:style-name="ce10">
            <text:p>136.949</text:p>
          </table:table-cell>
          <table:table-cell office:value-type="float" office:value="177490" table:style-name="ce10">
            <text:p>177.490</text:p>
          </table:table-cell>
          <table:table-cell office:value-type="float" office:value="151766" table:style-name="ce10">
            <text:p>151.766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68906" table:style-name="ce10">
            <text:p>68.906</text:p>
          </table:table-cell>
          <table:table-cell office:value-type="float" office:value="53977" table:style-name="ce10">
            <text:p>53.977</text:p>
          </table:table-cell>
          <table:table-cell office:value-type="float" office:value="2674363" table:style-name="ce10">
            <text:p>2.674.363</text:p>
          </table:table-cell>
          <table:table-cell office:value-type="float" office:value="9219" table:style-name="ce10">
            <text:p>9.219</text:p>
          </table:table-cell>
          <table:table-cell office:value-type="float" office:value="98248" table:style-name="ce10">
            <text:p>98.248</text:p>
          </table:table-cell>
          <table:table-cell office:value-type="float" office:value="62547" table:style-name="ce10">
            <text:p>62.54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08384" table:style-name="ce10">
            <text:p>108.384</text:p>
          </table:table-cell>
          <table:table-cell office:value-type="float" office:value="218152" table:style-name="ce10">
            <text:p>218.152</text:p>
          </table:table-cell>
          <table:table-cell office:value-type="float" office:value="1975264" table:style-name="ce10">
            <text:p>1.975.264</text:p>
          </table:table-cell>
          <table:table-cell office:value-type="float" office:value="127731" table:style-name="ce10">
            <text:p>127.731</text:p>
          </table:table-cell>
          <table:table-cell office:value-type="float" office:value="79242" table:style-name="ce10">
            <text:p>79.242</text:p>
          </table:table-cell>
          <table:table-cell office:value-type="float" office:value="89218" table:style-name="ce10">
            <text:p>89.218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7602" table:style-name="ce10">
            <text:p>17.602</text:p>
          </table:table-cell>
          <table:table-cell office:value-type="float" office:value="9322" table:style-name="ce10">
            <text:p>9.322</text:p>
          </table:table-cell>
          <table:table-cell office:value-type="float" office:value="367261" table:style-name="ce10">
            <text:p>367.261</text:p>
          </table:table-cell>
          <table:table-cell office:value-type="float" office:value="6564" table:style-name="ce10">
            <text:p>6.564</text:p>
          </table:table-cell>
          <table:table-cell office:value-type="float" office:value="12855" table:style-name="ce10">
            <text:p>12.855</text:p>
          </table:table-cell>
          <table:table-cell office:value-type="float" office:value="13548" table:style-name="ce10">
            <text:p>13.54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5184" table:style-name="ce10">
            <text:p>25.184</text:p>
          </table:table-cell>
          <table:table-cell office:value-type="float" office:value="21543" table:style-name="ce10">
            <text:p>21.543</text:p>
          </table:table-cell>
          <table:table-cell office:value-type="float" office:value="383713" table:style-name="ce10">
            <text:p>383.713</text:p>
          </table:table-cell>
          <table:table-cell office:value-type="float" office:value="13066" table:style-name="ce10">
            <text:p>13.066</text:p>
          </table:table-cell>
          <table:table-cell office:value-type="float" office:value="12908" table:style-name="ce10">
            <text:p>12.908</text:p>
          </table:table-cell>
          <table:table-cell office:value-type="float" office:value="13722" table:style-name="ce10">
            <text:p>13.72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4025" table:style-name="ce10">
            <text:p>34.025</text:p>
          </table:table-cell>
          <table:table-cell office:value-type="float" office:value="37312" table:style-name="ce10">
            <text:p>37.312</text:p>
          </table:table-cell>
          <table:table-cell office:value-type="float" office:value="1112294" table:style-name="ce10">
            <text:p>1.112.294</text:p>
          </table:table-cell>
          <table:table-cell office:value-type="float" office:value="18451" table:style-name="ce10">
            <text:p>18.451</text:p>
          </table:table-cell>
          <table:table-cell office:value-type="float" office:value="31143" table:style-name="ce10">
            <text:p>31.143</text:p>
          </table:table-cell>
          <table:table-cell office:value-type="float" office:value="30566" table:style-name="ce10">
            <text:p>30.56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5031" table:style-name="ce10">
            <text:p>65.031</text:p>
          </table:table-cell>
          <table:table-cell office:value-type="float" office:value="165595" table:style-name="ce10">
            <text:p>165.595</text:p>
          </table:table-cell>
          <table:table-cell office:value-type="float" office:value="2224995" table:style-name="ce10">
            <text:p>2.224.995</text:p>
          </table:table-cell>
          <table:table-cell office:value-type="float" office:value="76908" table:style-name="ce10">
            <text:p>76.908</text:p>
          </table:table-cell>
          <table:table-cell office:value-type="float" office:value="89974" table:style-name="ce10">
            <text:p>89.974</text:p>
          </table:table-cell>
          <table:table-cell office:value-type="float" office:value="75454" table:style-name="ce10">
            <text:p>75.45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5449" table:style-name="ce10">
            <text:p>35.449</text:p>
          </table:table-cell>
          <table:table-cell office:value-type="float" office:value="38358" table:style-name="ce10">
            <text:p>38.358</text:p>
          </table:table-cell>
          <table:table-cell office:value-type="float" office:value="561364" table:style-name="ce10">
            <text:p>561.364</text:p>
          </table:table-cell>
          <table:table-cell office:value-type="float" office:value="21959" table:style-name="ce10">
            <text:p>21.959</text:p>
          </table:table-cell>
          <table:table-cell office:value-type="float" office:value="30610" table:style-name="ce10">
            <text:p>30.610</text:p>
          </table:table-cell>
          <table:table-cell office:value-type="float" office:value="18476" table:style-name="ce10">
            <text:p>18.476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3977" table:style-name="ce10">
            <text:p>63.977</text:p>
          </table:table-cell>
          <table:table-cell office:value-type="float" office:value="87472" table:style-name="ce10">
            <text:p>87.472</text:p>
          </table:table-cell>
          <table:table-cell office:value-type="float" office:value="1581798" table:style-name="ce10">
            <text:p>1.581.798</text:p>
          </table:table-cell>
          <table:table-cell office:value-type="float" office:value="43558" table:style-name="ce10">
            <text:p>43.558</text:p>
          </table:table-cell>
          <table:table-cell office:value-type="float" office:value="99706" table:style-name="ce10">
            <text:p>99.706</text:p>
          </table:table-cell>
          <table:table-cell office:value-type="float" office:value="92084" table:style-name="ce10">
            <text:p>92.08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82324" table:style-name="ce10">
            <text:p>82.324</text:p>
          </table:table-cell>
          <table:table-cell office:value-type="float" office:value="109163" table:style-name="ce10">
            <text:p>109.163</text:p>
          </table:table-cell>
          <table:table-cell office:value-type="float" office:value="2259836" table:style-name="ce10">
            <text:p>2.259.836</text:p>
          </table:table-cell>
          <table:table-cell office:value-type="float" office:value="55671" table:style-name="ce10">
            <text:p>55.671</text:p>
          </table:table-cell>
          <table:table-cell office:value-type="float" office:value="39732" table:style-name="ce10">
            <text:p>39.732</text:p>
          </table:table-cell>
          <table:table-cell office:value-type="float" office:value="29492" table:style-name="ce10">
            <text:p>29.49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146301" table:style-name="ce10">
            <text:p>146.301</text:p>
          </table:table-cell>
          <table:table-cell office:value-type="float" office:value="196635" table:style-name="ce10">
            <text:p>196.635</text:p>
          </table:table-cell>
          <table:table-cell office:value-type="float" office:value="3841635" table:style-name="ce10">
            <text:p>3.841.635</text:p>
          </table:table-cell>
          <table:table-cell office:value-type="float" office:value="99229" table:style-name="ce10">
            <text:p>99.229</text:p>
          </table:table-cell>
          <table:table-cell office:value-type="float" office:value="139439" table:style-name="ce10">
            <text:p>139.439</text:p>
          </table:table-cell>
          <table:table-cell office:value-type="float" office:value="121576" table:style-name="ce10">
            <text:p>121.57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30989" table:style-name="ce10">
            <text:p>30.989</text:p>
          </table:table-cell>
          <table:table-cell office:value-type="float" office:value="75494" table:style-name="ce10">
            <text:p>75.494</text:p>
          </table:table-cell>
          <table:table-cell office:value-type="float" office:value="807992" table:style-name="ce10">
            <text:p>807.992</text:p>
          </table:table-cell>
          <table:table-cell office:value-type="float" office:value="37720" table:style-name="ce10">
            <text:p>37.720</text:p>
          </table:table-cell>
          <table:table-cell office:value-type="float" office:value="38051" table:style-name="ce10">
            <text:p>38.051</text:p>
          </table:table-cell>
          <table:table-cell office:value-type="float" office:value="30190" table:style-name="ce10">
            <text:p>30.19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84718" table:style-name="ce10">
            <text:p>84.718</text:p>
          </table:table-cell>
          <table:table-cell office:value-type="float" office:value="136210" table:style-name="ce10">
            <text:p>136.210</text:p>
          </table:table-cell>
          <table:table-cell office:value-type="float" office:value="1589946" table:style-name="ce10">
            <text:p>1.589.946</text:p>
          </table:table-cell>
          <table:table-cell office:value-type="float" office:value="85705" table:style-name="ce10">
            <text:p>85.705</text:p>
          </table:table-cell>
          <table:table-cell office:value-type="float" office:value="134002" table:style-name="ce10">
            <text:p>134.002</text:p>
          </table:table-cell>
          <table:table-cell office:value-type="float" office:value="124037" table:style-name="ce10">
            <text:p>124.03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36222" table:style-name="ce10">
            <text:p>36.222</text:p>
          </table:table-cell>
          <table:table-cell office:value-type="float" office:value="55284" table:style-name="ce10">
            <text:p>55.284</text:p>
          </table:table-cell>
          <table:table-cell office:value-type="float" office:value="1346769" table:style-name="ce10">
            <text:p>1.346.769</text:p>
          </table:table-cell>
          <table:table-cell office:value-type="float" office:value="24105" table:style-name="ce10">
            <text:p>24.105</text:p>
          </table:table-cell>
          <table:table-cell office:value-type="float" office:value="20268" table:style-name="ce10">
            <text:p>20.268</text:p>
          </table:table-cell>
          <table:table-cell office:value-type="float" office:value="13761" table:style-name="ce10">
            <text:p>13.76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56350" table:style-name="ce10">
            <text:p>56.350</text:p>
          </table:table-cell>
          <table:table-cell office:value-type="float" office:value="80635" table:style-name="ce10">
            <text:p>80.635</text:p>
          </table:table-cell>
          <table:table-cell office:value-type="float" office:value="1712911" table:style-name="ce10">
            <text:p>1.712.911</text:p>
          </table:table-cell>
          <table:table-cell office:value-type="float" office:value="27139" table:style-name="ce10">
            <text:p>27.139</text:p>
          </table:table-cell>
          <table:table-cell office:value-type="float" office:value="23220" table:style-name="ce10">
            <text:p>23.220</text:p>
          </table:table-cell>
          <table:table-cell office:value-type="float" office:value="13968" table:style-name="ce10">
            <text:p>13.96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4"/>
          <table:covered-table-cell table:number-columns-repeated="8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B15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6" table:number-rows-spanned="1" table:style-name="ce17">
            <text:p>TOTAL PARA O INDICADOR B15A – ALUNOS DE ESCOLAS URBANAS, POR EQUIPAMENTOS UTILIZADOS DE FORMA EXCLUSIVA PARA ACESSAR A INTERNET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Acessaram a Internet apenas pelo celular</text:p>
          </table:table-cell>
          <table:table-cell office:value-type="string" table:style-name="ce2">
            <text:p>Acessaram a Internet apenas pelo computador de mesa</text:p>
          </table:table-cell>
          <table:table-cell office:value-type="string" table:style-name="ce2">
            <text:p>Não se aplica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984074" table:style-name="ce10">
            <text:p>984.074</text:p>
          </table:table-cell>
          <table:table-cell office:value-type="float" office:value="4161" table:style-name="ce10">
            <text:p>4.161</text:p>
          </table:table-cell>
          <table:table-cell office:value-type="float" office:value="4577015" table:style-name="ce10">
            <text:p>4.577.015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45864" table:style-name="ce10">
            <text:p>545.864</text:p>
          </table:table-cell>
          <table:table-cell office:value-type="float" office:value="2017" table:style-name="ce10">
            <text:p>2.017</text:p>
          </table:table-cell>
          <table:table-cell office:value-type="float" office:value="2419379" table:style-name="ce10">
            <text:p>2.419.37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38211" table:style-name="ce10">
            <text:p>438.211</text:p>
          </table:table-cell>
          <table:table-cell office:value-type="float" office:value="2145" table:style-name="ce10">
            <text:p>2.145</text:p>
          </table:table-cell>
          <table:table-cell office:value-type="float" office:value="2157636" table:style-name="ce10">
            <text:p>2.157.636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31957" table:style-name="ce10">
            <text:p>131.957</text:p>
          </table:table-cell>
          <table:table-cell office:value-type="float" office:value="1003" table:style-name="ce10">
            <text:p>1.003</text:p>
          </table:table-cell>
          <table:table-cell office:value-type="float" office:value="294191" table:style-name="ce10">
            <text:p>294.19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2617" table:style-name="ce10">
            <text:p>72.617</text:p>
          </table:table-cell>
          <table:table-cell office:value-type="float" office:value="1032" table:style-name="ce10">
            <text:p>1.032</text:p>
          </table:table-cell>
          <table:table-cell office:value-type="float" office:value="396487" table:style-name="ce10">
            <text:p>396.487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09836" table:style-name="ce10">
            <text:p>409.836</text:p>
          </table:table-cell>
          <table:table-cell office:value-type="float" office:value="921" table:style-name="ce10">
            <text:p>921</text:p>
          </table:table-cell>
          <table:table-cell office:value-type="float" office:value="853034" table:style-name="ce10">
            <text:p>853.03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07600" table:style-name="ce10">
            <text:p>307.600</text:p>
          </table:table-cell>
          <table:table-cell office:value-type="float" office:value="1014" table:style-name="ce10">
            <text:p>1.014</text:p>
          </table:table-cell>
          <table:table-cell office:value-type="float" office:value="2389343" table:style-name="ce10">
            <text:p>2.389.34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2064" table:style-name="ce10">
            <text:p>62.064</text:p>
          </table:table-cell>
          <table:table-cell office:value-type="float" office:value="191" table:style-name="ce10">
            <text:p>191</text:p>
          </table:table-cell>
          <table:table-cell office:value-type="float" office:value="643960" table:style-name="ce10">
            <text:p>643.960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58768" table:style-name="ce10">
            <text:p>458.768</text:p>
          </table:table-cell>
          <table:table-cell office:value-type="float" office:value="3262" table:style-name="ce10">
            <text:p>3.262</text:p>
          </table:table-cell>
          <table:table-cell office:value-type="float" office:value="1506565" table:style-name="ce10">
            <text:p>1.506.565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02256" table:style-name="ce10">
            <text:p>502.256</text:p>
          </table:table-cell>
          <table:table-cell office:value-type="float" office:value="738" table:style-name="ce10">
            <text:p>738</text:p>
          </table:table-cell>
          <table:table-cell office:value-type="float" office:value="2073225" table:style-name="ce10">
            <text:p>2.073.225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961024" table:style-name="ce10">
            <text:p>961.024</text:p>
          </table:table-cell>
          <table:table-cell office:value-type="float" office:value="4000" table:style-name="ce10">
            <text:p>4.000</text:p>
          </table:table-cell>
          <table:table-cell office:value-type="float" office:value="3579791" table:style-name="ce10">
            <text:p>3.579.79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3051" table:style-name="ce10">
            <text:p>23.051</text:p>
          </table:table-cell>
          <table:table-cell office:value-type="float" office:value="162" table:style-name="ce10">
            <text:p>162</text:p>
          </table:table-cell>
          <table:table-cell office:value-type="float" office:value="997224" table:style-name="ce10">
            <text:p>997.224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383533" table:style-name="ce10">
            <text:p>383.533</text:p>
          </table:table-cell>
          <table:table-cell office:value-type="float" office:value="1839" table:style-name="ce10">
            <text:p>1.839</text:p>
          </table:table-cell>
          <table:table-cell office:value-type="float" office:value="1769246" table:style-name="ce10">
            <text:p>1.769.246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267536" table:style-name="ce10">
            <text:p>267.536</text:p>
          </table:table-cell>
          <table:table-cell office:value-type="float" office:value="2049" table:style-name="ce10">
            <text:p>2.049</text:p>
          </table:table-cell>
          <table:table-cell office:value-type="float" office:value="1226824" table:style-name="ce10">
            <text:p>1.226.82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33006" table:style-name="ce10">
            <text:p>333.006</text:p>
          </table:table-cell>
          <table:table-cell office:value-type="float" office:value="273" table:style-name="ce10">
            <text:p>273</text:p>
          </table:table-cell>
          <table:table-cell office:value-type="float" office:value="1580945" table:style-name="ce10">
            <text:p>1.580.94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6" table:number-rows-spanned="1" table:style-name="ce14"/>
          <table:covered-table-cell table:number-columns-repeated="5"/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B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7">
            <text:p>TOTAL PARA O INDICADOR B3 – ALUNOS DE ESCOLAS URBANA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9">
            <text:p>Total de alunos que estudam em escolas localizadas em áreas urbanas</text:p>
          </table:table-cell>
          <table:table-cell table:number-columns-repeated="16383" table:style-name="ce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6452026" table:style-name="ce10">
            <text:p>6.452.026</text:p>
          </table:table-cell>
          <table:table-cell office:value-type="float" office:value="161314" table:style-name="ce10">
            <text:p>161.314</text:p>
          </table:table-cell>
          <table:table-cell office:value-type="float" office:value="1030" table:style-name="ce10">
            <text:p>1.03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418335" table:style-name="ce10">
            <text:p>3.418.335</text:p>
          </table:table-cell>
          <table:table-cell office:value-type="float" office:value="75918" table:style-name="ce10">
            <text:p>75.918</text:p>
          </table:table-cell>
          <table:table-cell office:value-type="float" office:value="1030" table:style-name="ce10">
            <text:p>1.03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033691" table:style-name="ce10">
            <text:p>3.033.691</text:p>
          </table:table-cell>
          <table:table-cell office:value-type="float" office:value="85396" table:style-name="ce10">
            <text:p>85.39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26891" table:style-name="ce10">
            <text:p>526.891</text:p>
          </table:table-cell>
          <table:table-cell office:value-type="float" office:value="49236" table:style-name="ce10">
            <text:p>49.236</text:p>
          </table:table-cell>
          <table:table-cell office:value-type="float" office:value="74" table:style-name="ce10">
            <text:p>74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48054" table:style-name="ce10">
            <text:p>548.054</text:p>
          </table:table-cell>
          <table:table-cell office:value-type="float" office:value="11105" table:style-name="ce10">
            <text:p>11.10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518626" table:style-name="ce10">
            <text:p>1.518.626</text:p>
          </table:table-cell>
          <table:table-cell office:value-type="float" office:value="68753" table:style-name="ce10">
            <text:p>68.75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082373" table:style-name="ce10">
            <text:p>3.082.373</text:p>
          </table:table-cell>
          <table:table-cell office:value-type="float" office:value="26430" table:style-name="ce10">
            <text:p>26.430</text:p>
          </table:table-cell>
          <table:table-cell office:value-type="float" office:value="956" table:style-name="ce10">
            <text:p>956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76082" table:style-name="ce10">
            <text:p>776.082</text:p>
          </table:table-cell>
          <table:table-cell office:value-type="float" office:value="5790" table:style-name="ce10">
            <text:p>5.79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387960" table:style-name="ce10">
            <text:p>2.387.960</text:p>
          </table:table-cell>
          <table:table-cell office:value-type="float" office:value="122319" table:style-name="ce10">
            <text:p>122.319</text:p>
          </table:table-cell>
          <table:table-cell office:value-type="float" office:value="1030" table:style-name="ce10">
            <text:p>1.03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835544" table:style-name="ce10">
            <text:p>2.835.544</text:p>
          </table:table-cell>
          <table:table-cell office:value-type="float" office:value="37564" table:style-name="ce10">
            <text:p>37.56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5223505" table:style-name="ce10">
            <text:p>5.223.505</text:p>
          </table:table-cell>
          <table:table-cell office:value-type="float" office:value="159882" table:style-name="ce10">
            <text:p>159.882</text:p>
          </table:table-cell>
          <table:table-cell office:value-type="float" office:value="1030" table:style-name="ce10">
            <text:p>1.03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228521" table:style-name="ce10">
            <text:p>1.228.521</text:p>
          </table:table-cell>
          <table:table-cell office:value-type="float" office:value="1431" table:style-name="ce10">
            <text:p>1.43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2770361" table:style-name="ce10">
            <text:p>2.770.361</text:p>
          </table:table-cell>
          <table:table-cell office:value-type="float" office:value="128871" table:style-name="ce10">
            <text:p>128.871</text:p>
          </table:table-cell>
          <table:table-cell office:value-type="float" office:value="1030" table:style-name="ce10">
            <text:p>1.03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1650235" table:style-name="ce10">
            <text:p>1.650.235</text:p>
          </table:table-cell>
          <table:table-cell office:value-type="float" office:value="15631" table:style-name="ce10">
            <text:p>15.63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031430" table:style-name="ce10">
            <text:p>2.031.430</text:p>
          </table:table-cell>
          <table:table-cell office:value-type="float" office:value="16812" table:style-name="ce10">
            <text:p>16.81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4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B4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6" table:number-rows-spanned="1" table:style-name="ce17">
            <text:p>TOTAL PARA O INDICADOR B4 – ALUNOS DE ESCOLAS URBANAS QUE JÁ ACESSARAM A INTERNET, POR ÚLTIMO ACESS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9">
            <text:p>Total de alunos que estudam em escolas localizadas em áreas urbanas</text:p>
          </table:table-cell>
          <table:table-cell table:number-columns-repeated="16383" table:style-name="ce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Há menos de 3 meses¹</text:p>
          </table:table-cell>
          <table:table-cell office:value-type="string" table:style-name="ce2">
            <text:p>Há mais de 3 meses</text:p>
          </table:table-cell>
          <table:table-cell office:value-type="string" table:style-name="ce2">
            <text:p>Não utiliza Internet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565251" table:style-name="ce10">
            <text:p>5.565.251</text:p>
          </table:table-cell>
          <table:table-cell office:value-type="float" office:value="886776" table:style-name="ce10">
            <text:p>886.776</text:p>
          </table:table-cell>
          <table:table-cell office:value-type="float" office:value="162343" table:style-name="ce10">
            <text:p>162.343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967259" table:style-name="ce10">
            <text:p>2.967.259</text:p>
          </table:table-cell>
          <table:table-cell office:value-type="float" office:value="451076" table:style-name="ce10">
            <text:p>451.076</text:p>
          </table:table-cell>
          <table:table-cell office:value-type="float" office:value="76948" table:style-name="ce10">
            <text:p>76.948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597991" table:style-name="ce10">
            <text:p>2.597.991</text:p>
          </table:table-cell>
          <table:table-cell office:value-type="float" office:value="435700" table:style-name="ce10">
            <text:p>435.700</text:p>
          </table:table-cell>
          <table:table-cell office:value-type="float" office:value="85396" table:style-name="ce10">
            <text:p>85.396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27151" table:style-name="ce10">
            <text:p>427.151</text:p>
          </table:table-cell>
          <table:table-cell office:value-type="float" office:value="99740" table:style-name="ce10">
            <text:p>99.740</text:p>
          </table:table-cell>
          <table:table-cell office:value-type="float" office:value="49310" table:style-name="ce10">
            <text:p>49.310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70136" table:style-name="ce10">
            <text:p>470.136</text:p>
          </table:table-cell>
          <table:table-cell office:value-type="float" office:value="77918" table:style-name="ce10">
            <text:p>77.918</text:p>
          </table:table-cell>
          <table:table-cell office:value-type="float" office:value="11105" table:style-name="ce10">
            <text:p>11.105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263791" table:style-name="ce10">
            <text:p>1.263.791</text:p>
          </table:table-cell>
          <table:table-cell office:value-type="float" office:value="254835" table:style-name="ce10">
            <text:p>254.835</text:p>
          </table:table-cell>
          <table:table-cell office:value-type="float" office:value="68753" table:style-name="ce10">
            <text:p>68.75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697957" table:style-name="ce10">
            <text:p>2.697.957</text:p>
          </table:table-cell>
          <table:table-cell office:value-type="float" office:value="384416" table:style-name="ce10">
            <text:p>384.416</text:p>
          </table:table-cell>
          <table:table-cell office:value-type="float" office:value="27386" table:style-name="ce10">
            <text:p>27.386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06216" table:style-name="ce10">
            <text:p>706.216</text:p>
          </table:table-cell>
          <table:table-cell office:value-type="float" office:value="69867" table:style-name="ce10">
            <text:p>69.867</text:p>
          </table:table-cell>
          <table:table-cell office:value-type="float" office:value="5790" table:style-name="ce10">
            <text:p>5.790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968595" table:style-name="ce10">
            <text:p>1.968.595</text:p>
          </table:table-cell>
          <table:table-cell office:value-type="float" office:value="419365" table:style-name="ce10">
            <text:p>419.365</text:p>
          </table:table-cell>
          <table:table-cell office:value-type="float" office:value="123348" table:style-name="ce10">
            <text:p>123.348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576219" table:style-name="ce10">
            <text:p>2.576.219</text:p>
          </table:table-cell>
          <table:table-cell office:value-type="float" office:value="259325" table:style-name="ce10">
            <text:p>259.325</text:p>
          </table:table-cell>
          <table:table-cell office:value-type="float" office:value="37564" table:style-name="ce10">
            <text:p>37.56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4544814" table:style-name="ce10">
            <text:p>4.544.814</text:p>
          </table:table-cell>
          <table:table-cell office:value-type="float" office:value="678691" table:style-name="ce10">
            <text:p>678.691</text:p>
          </table:table-cell>
          <table:table-cell office:value-type="float" office:value="160912" table:style-name="ce10">
            <text:p>160.91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020436" table:style-name="ce10">
            <text:p>1.020.436</text:p>
          </table:table-cell>
          <table:table-cell office:value-type="float" office:value="208085" table:style-name="ce10">
            <text:p>208.085</text:p>
          </table:table-cell>
          <table:table-cell office:value-type="float" office:value="1431" table:style-name="ce10">
            <text:p>1.431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2154618" table:style-name="ce10">
            <text:p>2.154.618</text:p>
          </table:table-cell>
          <table:table-cell office:value-type="float" office:value="615743" table:style-name="ce10">
            <text:p>615.743</text:p>
          </table:table-cell>
          <table:table-cell office:value-type="float" office:value="129901" table:style-name="ce10">
            <text:p>129.90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1496409" table:style-name="ce10">
            <text:p>1.496.409</text:p>
          </table:table-cell>
          <table:table-cell office:value-type="float" office:value="153825" table:style-name="ce10">
            <text:p>153.825</text:p>
          </table:table-cell>
          <table:table-cell office:value-type="float" office:value="15631" table:style-name="ce10">
            <text:p>15.63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914223" table:style-name="ce10">
            <text:p>1.914.223</text:p>
          </table:table-cell>
          <table:table-cell office:value-type="float" office:value="117207" table:style-name="ce10">
            <text:p>117.207</text:p>
          </table:table-cell>
          <table:table-cell office:value-type="float" office:value="16812" table:style-name="ce10">
            <text:p>16.8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6" table:number-rows-spanned="1" table:style-name="ce14">
            <text:p>¹Considera-se usuário(a) aquele(a) que utilizou a Internet pelo menos uma vez nos três meses que antecederam a entrevista.</text:p>
          </table:table-cell>
          <table:covered-table-cell table:number-columns-repeated="5"/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B4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0" table:number-rows-spanned="1" table:style-name="ce17">
            <text:p>TOTAL PARA O INDICADOR B4A – ALUNOS DE ESCOLAS URBANAS, POR FREQUÊNCIA DE ACESSO À INTERNET</text:p>
          </table:table-cell>
          <table:covered-table-cell table:number-columns-repeated="9"/>
          <table:table-cell table:number-columns-repeated="16374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Mais de uma vez por dia</text:p>
          </table:table-cell>
          <table:table-cell office:value-type="string" table:style-name="ce2">
            <text:p>Pelo menos uma vez por dia</text:p>
          </table:table-cell>
          <table:table-cell office:value-type="string" table:style-name="ce2">
            <text:p>Pelo menos uma vez por semana</text:p>
          </table:table-cell>
          <table:table-cell office:value-type="string" table:style-name="ce2">
            <text:p>Pelo menos uma vez por mês</text:p>
          </table:table-cell>
          <table:table-cell office:value-type="string" table:style-name="ce2">
            <text:p>Menos de uma vez por mê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946014" table:style-name="ce10">
            <text:p>3.946.014</text:p>
          </table:table-cell>
          <table:table-cell office:value-type="float" office:value="1068251" table:style-name="ce10">
            <text:p>1.068.251</text:p>
          </table:table-cell>
          <table:table-cell office:value-type="float" office:value="355574" table:style-name="ce10">
            <text:p>355.574</text:p>
          </table:table-cell>
          <table:table-cell office:value-type="float" office:value="100554" table:style-name="ce10">
            <text:p>100.554</text:p>
          </table:table-cell>
          <table:table-cell office:value-type="float" office:value="92896" table:style-name="ce10">
            <text:p>92.896</text:p>
          </table:table-cell>
          <table:table-cell office:value-type="float" office:value="1428" table:style-name="ce10">
            <text:p>1.428</text:p>
          </table:table-cell>
          <table:table-cell office:value-type="float" office:value="533" table:style-name="ce10">
            <text:p>533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161986" table:style-name="ce10">
            <text:p>2.161.986</text:p>
          </table:table-cell>
          <table:table-cell office:value-type="float" office:value="514414" table:style-name="ce10">
            <text:p>514.414</text:p>
          </table:table-cell>
          <table:table-cell office:value-type="float" office:value="196285" table:style-name="ce10">
            <text:p>196.285</text:p>
          </table:table-cell>
          <table:table-cell office:value-type="float" office:value="44477" table:style-name="ce10">
            <text:p>44.477</text:p>
          </table:table-cell>
          <table:table-cell office:value-type="float" office:value="49052" table:style-name="ce10">
            <text:p>49.052</text:p>
          </table:table-cell>
          <table:table-cell office:value-type="float" office:value="1046" table:style-name="ce10">
            <text:p>1.046</text:p>
          </table:table-cell>
          <table:table-cell office:value-type="float" office:value="0" table:style-name="ce10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784028" table:style-name="ce10">
            <text:p>1.784.028</text:p>
          </table:table-cell>
          <table:table-cell office:value-type="float" office:value="553837" table:style-name="ce10">
            <text:p>553.837</text:p>
          </table:table-cell>
          <table:table-cell office:value-type="float" office:value="159290" table:style-name="ce10">
            <text:p>159.290</text:p>
          </table:table-cell>
          <table:table-cell office:value-type="float" office:value="56077" table:style-name="ce10">
            <text:p>56.077</text:p>
          </table:table-cell>
          <table:table-cell office:value-type="float" office:value="43844" table:style-name="ce10">
            <text:p>43.844</text:p>
          </table:table-cell>
          <table:table-cell office:value-type="float" office:value="382" table:style-name="ce10">
            <text:p>382</text:p>
          </table:table-cell>
          <table:table-cell office:value-type="float" office:value="533" table:style-name="ce10">
            <text:p>533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72043" table:style-name="ce10">
            <text:p>272.043</text:p>
          </table:table-cell>
          <table:table-cell office:value-type="float" office:value="75516" table:style-name="ce10">
            <text:p>75.516</text:p>
          </table:table-cell>
          <table:table-cell office:value-type="float" office:value="48572" table:style-name="ce10">
            <text:p>48.572</text:p>
          </table:table-cell>
          <table:table-cell office:value-type="float" office:value="14727" table:style-name="ce10">
            <text:p>14.727</text:p>
          </table:table-cell>
          <table:table-cell office:value-type="float" office:value="15963" table:style-name="ce10">
            <text:p>15.963</text:p>
          </table:table-cell>
          <table:table-cell office:value-type="float" office:value="0" table:style-name="ce10">
            <text:p>0</text:p>
          </table:table-cell>
          <table:table-cell office:value-type="float" office:value="330" table:style-name="ce10">
            <text:p>33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58086" table:style-name="ce10">
            <text:p>358.086</text:p>
          </table:table-cell>
          <table:table-cell office:value-type="float" office:value="68099" table:style-name="ce10">
            <text:p>68.099</text:p>
          </table:table-cell>
          <table:table-cell office:value-type="float" office:value="27091" table:style-name="ce10">
            <text:p>27.091</text:p>
          </table:table-cell>
          <table:table-cell office:value-type="float" office:value="10419" table:style-name="ce10">
            <text:p>10.419</text:p>
          </table:table-cell>
          <table:table-cell office:value-type="float" office:value="5330" table:style-name="ce10">
            <text:p>5.330</text:p>
          </table:table-cell>
          <table:table-cell office:value-type="float" office:value="1112" table:style-name="ce10">
            <text:p>1.112</text:p>
          </table:table-cell>
          <table:table-cell office:value-type="float" office:value="0" table:style-name="ce10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62437" table:style-name="ce10">
            <text:p>862.437</text:p>
          </table:table-cell>
          <table:table-cell office:value-type="float" office:value="242383" table:style-name="ce10">
            <text:p>242.383</text:p>
          </table:table-cell>
          <table:table-cell office:value-type="float" office:value="111930" table:style-name="ce10">
            <text:p>111.930</text:p>
          </table:table-cell>
          <table:table-cell office:value-type="float" office:value="23191" table:style-name="ce10">
            <text:p>23.191</text:p>
          </table:table-cell>
          <table:table-cell office:value-type="float" office:value="23756" table:style-name="ce10">
            <text:p>23.756</text:p>
          </table:table-cell>
          <table:table-cell office:value-type="float" office:value="95" table:style-name="ce10">
            <text:p>95</text:p>
          </table:table-cell>
          <table:table-cell office:value-type="float" office:value="0" table:style-name="ce10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949805" table:style-name="ce10">
            <text:p>1.949.805</text:p>
          </table:table-cell>
          <table:table-cell office:value-type="float" office:value="536805" table:style-name="ce10">
            <text:p>536.805</text:p>
          </table:table-cell>
          <table:table-cell office:value-type="float" office:value="134448" table:style-name="ce10">
            <text:p>134.448</text:p>
          </table:table-cell>
          <table:table-cell office:value-type="float" office:value="38563" table:style-name="ce10">
            <text:p>38.563</text:p>
          </table:table-cell>
          <table:table-cell office:value-type="float" office:value="38336" table:style-name="ce10">
            <text:p>38.33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03642" table:style-name="ce10">
            <text:p>503.642</text:p>
          </table:table-cell>
          <table:table-cell office:value-type="float" office:value="145448" table:style-name="ce10">
            <text:p>145.448</text:p>
          </table:table-cell>
          <table:table-cell office:value-type="float" office:value="33534" table:style-name="ce10">
            <text:p>33.534</text:p>
          </table:table-cell>
          <table:table-cell office:value-type="float" office:value="13655" table:style-name="ce10">
            <text:p>13.655</text:p>
          </table:table-cell>
          <table:table-cell office:value-type="float" office:value="9512" table:style-name="ce10">
            <text:p>9.512</text:p>
          </table:table-cell>
          <table:table-cell office:value-type="float" office:value="221" table:style-name="ce10">
            <text:p>221</text:p>
          </table:table-cell>
          <table:table-cell office:value-type="float" office:value="203" table:style-name="ce10">
            <text:p>203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163557" table:style-name="ce10">
            <text:p>1.163.557</text:p>
          </table:table-cell>
          <table:table-cell office:value-type="float" office:value="484691" table:style-name="ce10">
            <text:p>484.691</text:p>
          </table:table-cell>
          <table:table-cell office:value-type="float" office:value="178962" table:style-name="ce10">
            <text:p>178.962</text:p>
          </table:table-cell>
          <table:table-cell office:value-type="float" office:value="76227" table:style-name="ce10">
            <text:p>76.227</text:p>
          </table:table-cell>
          <table:table-cell office:value-type="float" office:value="64177" table:style-name="ce10">
            <text:p>64.177</text:p>
          </table:table-cell>
          <table:table-cell office:value-type="float" office:value="982" table:style-name="ce10">
            <text:p>982</text:p>
          </table:table-cell>
          <table:table-cell office:value-type="float" office:value="0" table:style-name="ce10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059500" table:style-name="ce10">
            <text:p>2.059.500</text:p>
          </table:table-cell>
          <table:table-cell office:value-type="float" office:value="333150" table:style-name="ce10">
            <text:p>333.150</text:p>
          </table:table-cell>
          <table:table-cell office:value-type="float" office:value="136589" table:style-name="ce10">
            <text:p>136.589</text:p>
          </table:table-cell>
          <table:table-cell office:value-type="float" office:value="23729" table:style-name="ce10">
            <text:p>23.729</text:p>
          </table:table-cell>
          <table:table-cell office:value-type="float" office:value="22338" table:style-name="ce10">
            <text:p>22.338</text:p>
          </table:table-cell>
          <table:table-cell office:value-type="float" office:value="380" table:style-name="ce10">
            <text:p>380</text:p>
          </table:table-cell>
          <table:table-cell office:value-type="float" office:value="533" table:style-name="ce10">
            <text:p>533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3223058" table:style-name="ce10">
            <text:p>3.223.058</text:p>
          </table:table-cell>
          <table:table-cell office:value-type="float" office:value="817841" table:style-name="ce10">
            <text:p>817.841</text:p>
          </table:table-cell>
          <table:table-cell office:value-type="float" office:value="315550" table:style-name="ce10">
            <text:p>315.550</text:p>
          </table:table-cell>
          <table:table-cell office:value-type="float" office:value="99956" table:style-name="ce10">
            <text:p>99.956</text:p>
          </table:table-cell>
          <table:table-cell office:value-type="float" office:value="86514" table:style-name="ce10">
            <text:p>86.514</text:p>
          </table:table-cell>
          <table:table-cell office:value-type="float" office:value="1362" table:style-name="ce10">
            <text:p>1.362</text:p>
          </table:table-cell>
          <table:table-cell office:value-type="float" office:value="533" table:style-name="ce10">
            <text:p>533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722956" table:style-name="ce10">
            <text:p>722.956</text:p>
          </table:table-cell>
          <table:table-cell office:value-type="float" office:value="250410" table:style-name="ce10">
            <text:p>250.410</text:p>
          </table:table-cell>
          <table:table-cell office:value-type="float" office:value="40024" table:style-name="ce10">
            <text:p>40.024</text:p>
          </table:table-cell>
          <table:table-cell office:value-type="float" office:value="598" table:style-name="ce10">
            <text:p>598</text:p>
          </table:table-cell>
          <table:table-cell office:value-type="float" office:value="6382" table:style-name="ce10">
            <text:p>6.382</text:p>
          </table:table-cell>
          <table:table-cell office:value-type="float" office:value="66" table:style-name="ce10">
            <text:p>66</text:p>
          </table:table-cell>
          <table:table-cell office:value-type="float" office:value="0" table:style-name="ce10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1095898" table:style-name="ce10">
            <text:p>1.095.898</text:p>
          </table:table-cell>
          <table:table-cell office:value-type="float" office:value="679146" table:style-name="ce10">
            <text:p>679.146</text:p>
          </table:table-cell>
          <table:table-cell office:value-type="float" office:value="224401" table:style-name="ce10">
            <text:p>224.401</text:p>
          </table:table-cell>
          <table:table-cell office:value-type="float" office:value="77757" table:style-name="ce10">
            <text:p>77.757</text:p>
          </table:table-cell>
          <table:table-cell office:value-type="float" office:value="76056" table:style-name="ce10">
            <text:p>76.056</text:p>
          </table:table-cell>
          <table:table-cell office:value-type="float" office:value="1156" table:style-name="ce10">
            <text:p>1.156</text:p>
          </table:table-cell>
          <table:table-cell office:value-type="float" office:value="203" table:style-name="ce10">
            <text:p>203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1185537" table:style-name="ce10">
            <text:p>1.185.537</text:p>
          </table:table-cell>
          <table:table-cell office:value-type="float" office:value="215668" table:style-name="ce10">
            <text:p>215.668</text:p>
          </table:table-cell>
          <table:table-cell office:value-type="float" office:value="66363" table:style-name="ce10">
            <text:p>66.363</text:p>
          </table:table-cell>
          <table:table-cell office:value-type="float" office:value="17118" table:style-name="ce10">
            <text:p>17.118</text:p>
          </table:table-cell>
          <table:table-cell office:value-type="float" office:value="11545" table:style-name="ce10">
            <text:p>11.545</text:p>
          </table:table-cell>
          <table:table-cell office:value-type="float" office:value="177" table:style-name="ce10">
            <text:p>177</text:p>
          </table:table-cell>
          <table:table-cell office:value-type="float" office:value="0" table:style-name="ce10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664578" table:style-name="ce10">
            <text:p>1.664.578</text:p>
          </table:table-cell>
          <table:table-cell office:value-type="float" office:value="173437" table:style-name="ce10">
            <text:p>173.437</text:p>
          </table:table-cell>
          <table:table-cell office:value-type="float" office:value="64810" table:style-name="ce10">
            <text:p>64.810</text:p>
          </table:table-cell>
          <table:table-cell office:value-type="float" office:value="5679" table:style-name="ce10">
            <text:p>5.679</text:p>
          </table:table-cell>
          <table:table-cell office:value-type="float" office:value="5295" table:style-name="ce10">
            <text:p>5.295</text:p>
          </table:table-cell>
          <table:table-cell office:value-type="float" office:value="95" table:style-name="ce10">
            <text:p>95</text:p>
          </table:table-cell>
          <table:table-cell office:value-type="float" office:value="330" table:style-name="ce10">
            <text:p>33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4"/>
          <table:covered-table-cell table:number-columns-repeated="9"/>
          <table:table-cell table:number-columns-repeated="16374"/>
        </table:table-row>
        <table:table-row table:number-rows-repeated="1048556" table:style-name="ro1">
          <table:table-cell table:number-columns-repeated="16384"/>
        </table:table-row>
      </table:table>
      <table:table table:name="B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17">
            <text:p>TOTAL PARA O INDICADOR B6 – ALUNOS DE ESCOLAS URBANAS, POR TIPO DE COMPUTADOR EXISTENTE NO DOMICÍLIO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style-name="ce9">
            <text:p>Total de alunos que estudam em escolas localizadas em áreas urbanas</text:p>
          </table:table-cell>
          <table:table-cell table:number-columns-repeated="16383" table:style-name="ce8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5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9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593725" table:style-name="ce10">
            <text:p>2.593.725</text:p>
          </table:table-cell>
          <table:table-cell office:value-type="float" office:value="4013162" table:style-name="ce10">
            <text:p>4.013.162</text:p>
          </table:table-cell>
          <table:table-cell office:value-type="float" office:value="7368" table:style-name="ce10">
            <text:p>7.368</text:p>
          </table:table-cell>
          <table:table-cell office:value-type="float" office:value="114" table:style-name="ce10">
            <text:p>114</text:p>
          </table:table-cell>
          <table:table-cell office:value-type="float" office:value="2950662" table:style-name="ce10">
            <text:p>2.950.662</text:p>
          </table:table-cell>
          <table:table-cell office:value-type="float" office:value="3660235" table:style-name="ce10">
            <text:p>3.660.235</text:p>
          </table:table-cell>
          <table:table-cell office:value-type="float" office:value="3472" table:style-name="ce10">
            <text:p>3.472</text:p>
          </table:table-cell>
          <table:table-cell office:value-type="string" table:style-name="ce10">
            <text:p>-</text:p>
          </table:table-cell>
          <table:table-cell office:value-type="float" office:value="2329387" table:style-name="ce10">
            <text:p>2.329.387</text:p>
          </table:table-cell>
          <table:table-cell office:value-type="float" office:value="4283802" table:style-name="ce10">
            <text:p>4.283.802</text:p>
          </table:table-cell>
          <table:table-cell office:value-type="float" office:value="1180" table:style-name="ce10">
            <text:p>1.180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331469" table:style-name="ce10">
            <text:p>1.331.469</text:p>
          </table:table-cell>
          <table:table-cell office:value-type="float" office:value="2157833" table:style-name="ce10">
            <text:p>2.157.833</text:p>
          </table:table-cell>
          <table:table-cell office:value-type="float" office:value="5867" table:style-name="ce10">
            <text:p>5.867</text:p>
          </table:table-cell>
          <table:table-cell office:value-type="float" office:value="114" table:style-name="ce10">
            <text:p>114</text:p>
          </table:table-cell>
          <table:table-cell office:value-type="float" office:value="1582606" table:style-name="ce10">
            <text:p>1.582.606</text:p>
          </table:table-cell>
          <table:table-cell office:value-type="float" office:value="1911321" table:style-name="ce10">
            <text:p>1.911.321</text:p>
          </table:table-cell>
          <table:table-cell office:value-type="float" office:value="1355" table:style-name="ce10">
            <text:p>1.355</text:p>
          </table:table-cell>
          <table:table-cell office:value-type="string" table:style-name="ce10">
            <text:p>-</text:p>
          </table:table-cell>
          <table:table-cell office:value-type="float" office:value="1320223" table:style-name="ce10">
            <text:p>1.320.223</text:p>
          </table:table-cell>
          <table:table-cell office:value-type="float" office:value="2173880" table:style-name="ce10">
            <text:p>2.173.880</text:p>
          </table:table-cell>
          <table:table-cell office:value-type="float" office:value="1180" table:style-name="ce10">
            <text:p>1.180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262256" table:style-name="ce10">
            <text:p>1.262.256</text:p>
          </table:table-cell>
          <table:table-cell office:value-type="float" office:value="1855329" table:style-name="ce10">
            <text:p>1.855.329</text:p>
          </table:table-cell>
          <table:table-cell office:value-type="float" office:value="1501" table:style-name="ce10">
            <text:p>1.501</text:p>
          </table:table-cell>
          <table:table-cell office:value-type="float" office:value="0" table:style-name="ce10">
            <text:p>0</text:p>
          </table:table-cell>
          <table:table-cell office:value-type="float" office:value="1368056" table:style-name="ce10">
            <text:p>1.368.056</text:p>
          </table:table-cell>
          <table:table-cell office:value-type="float" office:value="1748914" table:style-name="ce10">
            <text:p>1.748.914</text:p>
          </table:table-cell>
          <table:table-cell office:value-type="float" office:value="2116" table:style-name="ce10">
            <text:p>2.116</text:p>
          </table:table-cell>
          <table:table-cell office:value-type="string" table:style-name="ce10">
            <text:p>-</text:p>
          </table:table-cell>
          <table:table-cell office:value-type="float" office:value="1009164" table:style-name="ce10">
            <text:p>1.009.164</text:p>
          </table:table-cell>
          <table:table-cell office:value-type="float" office:value="2109923" table:style-name="ce10">
            <text:p>2.109.92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56325" table:style-name="ce10">
            <text:p>156.325</text:p>
          </table:table-cell>
          <table:table-cell office:value-type="float" office:value="419303" table:style-name="ce10">
            <text:p>419.303</text:p>
          </table:table-cell>
          <table:table-cell office:value-type="float" office:value="573" table:style-name="ce10">
            <text:p>573</text:p>
          </table:table-cell>
          <table:table-cell office:value-type="float" office:value="0" table:style-name="ce10">
            <text:p>0</text:p>
          </table:table-cell>
          <table:table-cell office:value-type="float" office:value="189338" table:style-name="ce10">
            <text:p>189.338</text:p>
          </table:table-cell>
          <table:table-cell office:value-type="float" office:value="386221" table:style-name="ce10">
            <text:p>386.221</text:p>
          </table:table-cell>
          <table:table-cell office:value-type="float" office:value="643" table:style-name="ce10">
            <text:p>643</text:p>
          </table:table-cell>
          <table:table-cell office:value-type="string" table:style-name="ce10">
            <text:p>-</text:p>
          </table:table-cell>
          <table:table-cell office:value-type="float" office:value="138644" table:style-name="ce10">
            <text:p>138.644</text:p>
          </table:table-cell>
          <table:table-cell office:value-type="float" office:value="437290" table:style-name="ce10">
            <text:p>437.290</text:p>
          </table:table-cell>
          <table:table-cell office:value-type="float" office:value="267" table:style-name="ce10">
            <text:p>267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54402" table:style-name="ce10">
            <text:p>254.402</text:p>
          </table:table-cell>
          <table:table-cell office:value-type="float" office:value="304756" table:style-name="ce10">
            <text:p>304.75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87213" table:style-name="ce10">
            <text:p>287.213</text:p>
          </table:table-cell>
          <table:table-cell office:value-type="float" office:value="271945" table:style-name="ce10">
            <text:p>271.94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92586" table:style-name="ce10">
            <text:p>192.586</text:p>
          </table:table-cell>
          <table:table-cell office:value-type="float" office:value="366572" table:style-name="ce10">
            <text:p>366.57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16916" table:style-name="ce10">
            <text:p>416.916</text:p>
          </table:table-cell>
          <table:table-cell office:value-type="float" office:value="1168062" table:style-name="ce10">
            <text:p>1.168.062</text:p>
          </table:table-cell>
          <table:table-cell office:value-type="float" office:value="2401" table:style-name="ce10">
            <text:p>2.401</text:p>
          </table:table-cell>
          <table:table-cell office:value-type="float" office:value="0" table:style-name="ce10">
            <text:p>0</text:p>
          </table:table-cell>
          <table:table-cell office:value-type="float" office:value="475209" table:style-name="ce10">
            <text:p>475.209</text:p>
          </table:table-cell>
          <table:table-cell office:value-type="float" office:value="1109341" table:style-name="ce10">
            <text:p>1.109.341</text:p>
          </table:table-cell>
          <table:table-cell office:value-type="float" office:value="2829" table:style-name="ce10">
            <text:p>2.829</text:p>
          </table:table-cell>
          <table:table-cell office:value-type="string" table:style-name="ce10">
            <text:p>-</text:p>
          </table:table-cell>
          <table:table-cell office:value-type="float" office:value="380975" table:style-name="ce10">
            <text:p>380.975</text:p>
          </table:table-cell>
          <table:table-cell office:value-type="float" office:value="1205490" table:style-name="ce10">
            <text:p>1.205.490</text:p>
          </table:table-cell>
          <table:table-cell office:value-type="float" office:value="913" table:style-name="ce10">
            <text:p>913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437769" table:style-name="ce10">
            <text:p>1.437.769</text:p>
          </table:table-cell>
          <table:table-cell office:value-type="float" office:value="1667597" table:style-name="ce10">
            <text:p>1.667.597</text:p>
          </table:table-cell>
          <table:table-cell office:value-type="float" office:value="4393" table:style-name="ce10">
            <text:p>4.393</text:p>
          </table:table-cell>
          <table:table-cell office:value-type="float" office:value="0" table:style-name="ce10">
            <text:p>0</text:p>
          </table:table-cell>
          <table:table-cell office:value-type="float" office:value="1580097" table:style-name="ce10">
            <text:p>1.580.097</text:p>
          </table:table-cell>
          <table:table-cell office:value-type="float" office:value="1529661" table:style-name="ce10">
            <text:p>1.529.66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377480" table:style-name="ce10">
            <text:p>1.377.480</text:p>
          </table:table-cell>
          <table:table-cell office:value-type="float" office:value="1732279" table:style-name="ce10">
            <text:p>1.732.27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28314" table:style-name="ce10">
            <text:p>328.314</text:p>
          </table:table-cell>
          <table:table-cell office:value-type="float" office:value="453445" table:style-name="ce10">
            <text:p>453.445</text:p>
          </table:table-cell>
          <table:table-cell office:value-type="float" office:value="0" table:style-name="ce10">
            <text:p>0</text:p>
          </table:table-cell>
          <table:table-cell office:value-type="float" office:value="114" table:style-name="ce10">
            <text:p>114</text:p>
          </table:table-cell>
          <table:table-cell office:value-type="float" office:value="418804" table:style-name="ce10">
            <text:p>418.804</text:p>
          </table:table-cell>
          <table:table-cell office:value-type="float" office:value="363068" table:style-name="ce10">
            <text:p>363.06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39702" table:style-name="ce10">
            <text:p>239.702</text:p>
          </table:table-cell>
          <table:table-cell office:value-type="float" office:value="542170" table:style-name="ce10">
            <text:p>542.17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85612" table:style-name="ce10">
            <text:p>785.612</text:p>
          </table:table-cell>
          <table:table-cell office:value-type="float" office:value="1723310" table:style-name="ce10">
            <text:p>1.723.310</text:p>
          </table:table-cell>
          <table:table-cell office:value-type="float" office:value="2386" table:style-name="ce10">
            <text:p>2.386</text:p>
          </table:table-cell>
          <table:table-cell office:value-type="float" office:value="0" table:style-name="ce10">
            <text:p>0</text:p>
          </table:table-cell>
          <table:table-cell office:value-type="float" office:value="826748" table:style-name="ce10">
            <text:p>826.748</text:p>
          </table:table-cell>
          <table:table-cell office:value-type="float" office:value="1683647" table:style-name="ce10">
            <text:p>1.683.647</text:p>
          </table:table-cell>
          <table:table-cell office:value-type="float" office:value="913" table:style-name="ce10">
            <text:p>913</text:p>
          </table:table-cell>
          <table:table-cell office:value-type="string" table:style-name="ce10">
            <text:p>-</text:p>
          </table:table-cell>
          <table:table-cell office:value-type="float" office:value="818096" table:style-name="ce10">
            <text:p>818.096</text:p>
          </table:table-cell>
          <table:table-cell office:value-type="float" office:value="1692299" table:style-name="ce10">
            <text:p>1.692.299</text:p>
          </table:table-cell>
          <table:table-cell office:value-type="float" office:value="913" table:style-name="ce10">
            <text:p>913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163769" table:style-name="ce10">
            <text:p>1.163.769</text:p>
          </table:table-cell>
          <table:table-cell office:value-type="float" office:value="1704832" table:style-name="ce10">
            <text:p>1.704.832</text:p>
          </table:table-cell>
          <table:table-cell office:value-type="float" office:value="4393" table:style-name="ce10">
            <text:p>4.393</text:p>
          </table:table-cell>
          <table:table-cell office:value-type="float" office:value="114" table:style-name="ce10">
            <text:p>114</text:p>
          </table:table-cell>
          <table:table-cell office:value-type="float" office:value="1238031" table:style-name="ce10">
            <text:p>1.238.031</text:p>
          </table:table-cell>
          <table:table-cell office:value-type="float" office:value="1634635" table:style-name="ce10">
            <text:p>1.634.635</text:p>
          </table:table-cell>
          <table:table-cell office:value-type="float" office:value="442" table:style-name="ce10">
            <text:p>442</text:p>
          </table:table-cell>
          <table:table-cell office:value-type="string" table:style-name="ce10">
            <text:p>-</text:p>
          </table:table-cell>
          <table:table-cell office:value-type="float" office:value="748993" table:style-name="ce10">
            <text:p>748.993</text:p>
          </table:table-cell>
          <table:table-cell office:value-type="float" office:value="2124115" table:style-name="ce10">
            <text:p>2.124.11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1949381" table:style-name="ce10">
            <text:p>1.949.381</text:p>
          </table:table-cell>
          <table:table-cell office:value-type="float" office:value="3428142" table:style-name="ce10">
            <text:p>3.428.142</text:p>
          </table:table-cell>
          <table:table-cell office:value-type="float" office:value="6780" table:style-name="ce10">
            <text:p>6.780</text:p>
          </table:table-cell>
          <table:table-cell office:value-type="float" office:value="114" table:style-name="ce10">
            <text:p>114</text:p>
          </table:table-cell>
          <table:table-cell office:value-type="float" office:value="2064779" table:style-name="ce10">
            <text:p>2.064.779</text:p>
          </table:table-cell>
          <table:table-cell office:value-type="float" office:value="3318282" table:style-name="ce10">
            <text:p>3.318.282</text:p>
          </table:table-cell>
          <table:table-cell office:value-type="float" office:value="1355" table:style-name="ce10">
            <text:p>1.355</text:p>
          </table:table-cell>
          <table:table-cell office:value-type="string" table:style-name="ce10">
            <text:p>-</text:p>
          </table:table-cell>
          <table:table-cell office:value-type="float" office:value="1567089" table:style-name="ce10">
            <text:p>1.567.089</text:p>
          </table:table-cell>
          <table:table-cell office:value-type="float" office:value="3816414" table:style-name="ce10">
            <text:p>3.816.414</text:p>
          </table:table-cell>
          <table:table-cell office:value-type="float" office:value="913" table:style-name="ce10">
            <text:p>913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644345" table:style-name="ce10">
            <text:p>644.345</text:p>
          </table:table-cell>
          <table:table-cell office:value-type="float" office:value="585020" table:style-name="ce10">
            <text:p>585.020</text:p>
          </table:table-cell>
          <table:table-cell office:value-type="float" office:value="588" table:style-name="ce10">
            <text:p>588</text:p>
          </table:table-cell>
          <table:table-cell office:value-type="float" office:value="0" table:style-name="ce10">
            <text:p>0</text:p>
          </table:table-cell>
          <table:table-cell office:value-type="float" office:value="885883" table:style-name="ce10">
            <text:p>885.883</text:p>
          </table:table-cell>
          <table:table-cell office:value-type="float" office:value="341953" table:style-name="ce10">
            <text:p>341.953</text:p>
          </table:table-cell>
          <table:table-cell office:value-type="float" office:value="2116" table:style-name="ce10">
            <text:p>2.116</text:p>
          </table:table-cell>
          <table:table-cell office:value-type="string" table:style-name="ce10">
            <text:p>-</text:p>
          </table:table-cell>
          <table:table-cell office:value-type="float" office:value="762298" table:style-name="ce10">
            <text:p>762.298</text:p>
          </table:table-cell>
          <table:table-cell office:value-type="float" office:value="467388" table:style-name="ce10">
            <text:p>467.388</text:p>
          </table:table-cell>
          <table:table-cell office:value-type="float" office:value="267" table:style-name="ce10">
            <text:p>267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974299" table:style-name="ce10">
            <text:p>974.299</text:p>
          </table:table-cell>
          <table:table-cell office:value-type="float" office:value="1923763" table:style-name="ce10">
            <text:p>1.923.763</text:p>
          </table:table-cell>
          <table:table-cell office:value-type="float" office:value="2086" table:style-name="ce10">
            <text:p>2.086</text:p>
          </table:table-cell>
          <table:table-cell office:value-type="float" office:value="114" table:style-name="ce10">
            <text:p>114</text:p>
          </table:table-cell>
          <table:table-cell office:value-type="float" office:value="1133317" table:style-name="ce10">
            <text:p>1.133.317</text:p>
          </table:table-cell>
          <table:table-cell office:value-type="float" office:value="1764828" table:style-name="ce10">
            <text:p>1.764.828</text:p>
          </table:table-cell>
          <table:table-cell office:value-type="float" office:value="2116" table:style-name="ce10">
            <text:p>2.116</text:p>
          </table:table-cell>
          <table:table-cell office:value-type="string" table:style-name="ce10">
            <text:p>-</text:p>
          </table:table-cell>
          <table:table-cell office:value-type="float" office:value="1245608" table:style-name="ce10">
            <text:p>1.245.608</text:p>
          </table:table-cell>
          <table:table-cell office:value-type="float" office:value="1654654" table:style-name="ce10">
            <text:p>1.654.65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715077" table:style-name="ce10">
            <text:p>715.077</text:p>
          </table:table-cell>
          <table:table-cell office:value-type="float" office:value="948415" table:style-name="ce10">
            <text:p>948.415</text:p>
          </table:table-cell>
          <table:table-cell office:value-type="float" office:value="2373" table:style-name="ce10">
            <text:p>2.373</text:p>
          </table:table-cell>
          <table:table-cell office:value-type="float" office:value="0" table:style-name="ce10">
            <text:p>0</text:p>
          </table:table-cell>
          <table:table-cell office:value-type="float" office:value="784700" table:style-name="ce10">
            <text:p>784.700</text:p>
          </table:table-cell>
          <table:table-cell office:value-type="float" office:value="880253" table:style-name="ce10">
            <text:p>880.253</text:p>
          </table:table-cell>
          <table:table-cell office:value-type="float" office:value="913" table:style-name="ce10">
            <text:p>913</text:p>
          </table:table-cell>
          <table:table-cell office:value-type="string" table:style-name="ce10">
            <text:p>-</text:p>
          </table:table-cell>
          <table:table-cell office:value-type="float" office:value="532733" table:style-name="ce10">
            <text:p>532.733</text:p>
          </table:table-cell>
          <table:table-cell office:value-type="float" office:value="1132220" table:style-name="ce10">
            <text:p>1.132.220</text:p>
          </table:table-cell>
          <table:table-cell office:value-type="float" office:value="913" table:style-name="ce10">
            <text:p>913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904349" table:style-name="ce10">
            <text:p>904.349</text:p>
          </table:table-cell>
          <table:table-cell office:value-type="float" office:value="1140984" table:style-name="ce10">
            <text:p>1.140.984</text:p>
          </table:table-cell>
          <table:table-cell office:value-type="float" office:value="2908" table:style-name="ce10">
            <text:p>2.908</text:p>
          </table:table-cell>
          <table:table-cell office:value-type="float" office:value="0" table:style-name="ce10">
            <text:p>0</text:p>
          </table:table-cell>
          <table:table-cell office:value-type="float" office:value="1032645" table:style-name="ce10">
            <text:p>1.032.645</text:p>
          </table:table-cell>
          <table:table-cell office:value-type="float" office:value="1015154" table:style-name="ce10">
            <text:p>1.015.154</text:p>
          </table:table-cell>
          <table:table-cell office:value-type="float" office:value="442" table:style-name="ce10">
            <text:p>442</text:p>
          </table:table-cell>
          <table:table-cell office:value-type="string" table:style-name="ce10">
            <text:p>-</text:p>
          </table:table-cell>
          <table:table-cell office:value-type="float" office:value="551046" table:style-name="ce10">
            <text:p>551.046</text:p>
          </table:table-cell>
          <table:table-cell office:value-type="float" office:value="1496929" table:style-name="ce10">
            <text:p>1.496.929</text:p>
          </table:table-cell>
          <table:table-cell office:value-type="float" office:value="267" table:style-name="ce10">
            <text:p>267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4"/>
          <table:covered-table-cell table:number-columns-repeated="14"/>
          <table:table-cell table:number-columns-repeated="16369"/>
        </table:table-row>
        <table:table-row table:number-rows-repeated="1048555" table:style-name="ro1">
          <table:table-cell table:number-columns-repeated="16384"/>
        </table:table-row>
      </table:table>
      <table:table table:name="B7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7">
            <text:p>TOTAL PARA O INDICADOR B7B – ALUNOS DE ESCOLAS URBANAS QUE DESLOCAM O<text:s/><text:span text:style-name="T6">TABLET<text:s/></text:span><text:span text:style-name="T1">OU O<text:s/></text:span><text:span text:style-name="T6">NOTEBOOK</text:span><text:span text:style-name="T1"><text:s/>PARA A ESCOLA</text:span>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6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67735" table:style-name="ce10">
            <text:p>267.735</text:p>
          </table:table-cell>
          <table:table-cell office:value-type="float" office:value="3671728" table:style-name="ce10">
            <text:p>3.671.728</text:p>
          </table:table-cell>
          <table:table-cell office:value-type="float" office:value="8429" table:style-name="ce10">
            <text:p>8.429</text:p>
          </table:table-cell>
          <table:table-cell office:value-type="string" table:style-name="ce10">
            <text:p>-</text:p>
          </table:table-cell>
          <table:table-cell office:value-type="float" office:value="2666477" table:style-name="ce10">
            <text:p>2.666.47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53139" table:style-name="ce10">
            <text:p>153.139</text:p>
          </table:table-cell>
          <table:table-cell office:value-type="float" office:value="1971405" table:style-name="ce10">
            <text:p>1.971.405</text:p>
          </table:table-cell>
          <table:table-cell office:value-type="float" office:value="4460" table:style-name="ce10">
            <text:p>4.460</text:p>
          </table:table-cell>
          <table:table-cell office:value-type="string" table:style-name="ce10">
            <text:p>-</text:p>
          </table:table-cell>
          <table:table-cell office:value-type="float" office:value="1366279" table:style-name="ce10">
            <text:p>1.366.27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14596" table:style-name="ce10">
            <text:p>114.596</text:p>
          </table:table-cell>
          <table:table-cell office:value-type="float" office:value="1700322" table:style-name="ce10">
            <text:p>1.700.322</text:p>
          </table:table-cell>
          <table:table-cell office:value-type="float" office:value="3969" table:style-name="ce10">
            <text:p>3.969</text:p>
          </table:table-cell>
          <table:table-cell office:value-type="string" table:style-name="ce10">
            <text:p>-</text:p>
          </table:table-cell>
          <table:table-cell office:value-type="float" office:value="1300198" table:style-name="ce10">
            <text:p>1.300.19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8046" table:style-name="ce10">
            <text:p>28.046</text:p>
          </table:table-cell>
          <table:table-cell office:value-type="float" office:value="240339" table:style-name="ce10">
            <text:p>240.33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07816" table:style-name="ce10">
            <text:p>307.81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6845" table:style-name="ce10">
            <text:p>36.845</text:p>
          </table:table-cell>
          <table:table-cell office:value-type="float" office:value="321148" table:style-name="ce10">
            <text:p>321.148</text:p>
          </table:table-cell>
          <table:table-cell office:value-type="float" office:value="1017" table:style-name="ce10">
            <text:p>1.017</text:p>
          </table:table-cell>
          <table:table-cell office:value-type="string" table:style-name="ce10">
            <text:p>-</text:p>
          </table:table-cell>
          <table:table-cell office:value-type="float" office:value="200149" table:style-name="ce10">
            <text:p>200.14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1584" table:style-name="ce10">
            <text:p>51.584</text:p>
          </table:table-cell>
          <table:table-cell office:value-type="float" office:value="629123" table:style-name="ce10">
            <text:p>629.123</text:p>
          </table:table-cell>
          <table:table-cell office:value-type="float" office:value="3542" table:style-name="ce10">
            <text:p>3.542</text:p>
          </table:table-cell>
          <table:table-cell office:value-type="string" table:style-name="ce10">
            <text:p>-</text:p>
          </table:table-cell>
          <table:table-cell office:value-type="float" office:value="903131" table:style-name="ce10">
            <text:p>903.13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04448" table:style-name="ce10">
            <text:p>104.448</text:p>
          </table:table-cell>
          <table:table-cell office:value-type="float" office:value="2013905" table:style-name="ce10">
            <text:p>2.013.905</text:p>
          </table:table-cell>
          <table:table-cell office:value-type="float" office:value="3871" table:style-name="ce10">
            <text:p>3.871</text:p>
          </table:table-cell>
          <table:table-cell office:value-type="string" table:style-name="ce10">
            <text:p>-</text:p>
          </table:table-cell>
          <table:table-cell office:value-type="float" office:value="987534" table:style-name="ce10">
            <text:p>987.53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6812" table:style-name="ce10">
            <text:p>46.812</text:p>
          </table:table-cell>
          <table:table-cell office:value-type="float" office:value="467214" table:style-name="ce10">
            <text:p>467.21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67847" table:style-name="ce10">
            <text:p>267.84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7332" table:style-name="ce10">
            <text:p>87.332</text:p>
          </table:table-cell>
          <table:table-cell office:value-type="float" office:value="1171254" table:style-name="ce10">
            <text:p>1.171.254</text:p>
          </table:table-cell>
          <table:table-cell office:value-type="float" office:value="8101" table:style-name="ce10">
            <text:p>8.101</text:p>
          </table:table-cell>
          <table:table-cell office:value-type="string" table:style-name="ce10">
            <text:p>-</text:p>
          </table:table-cell>
          <table:table-cell office:value-type="float" office:value="1244622" table:style-name="ce10">
            <text:p>1.244.62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09940" table:style-name="ce10">
            <text:p>109.940</text:p>
          </table:table-cell>
          <table:table-cell office:value-type="float" office:value="1482455" table:style-name="ce10">
            <text:p>1.482.45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280713" table:style-name="ce10">
            <text:p>1.280.71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197272" table:style-name="ce10">
            <text:p>197.272</text:p>
          </table:table-cell>
          <table:table-cell office:value-type="float" office:value="2653709" table:style-name="ce10">
            <text:p>2.653.709</text:p>
          </table:table-cell>
          <table:table-cell office:value-type="float" office:value="8101" table:style-name="ce10">
            <text:p>8.101</text:p>
          </table:table-cell>
          <table:table-cell office:value-type="string" table:style-name="ce10">
            <text:p>-</text:p>
          </table:table-cell>
          <table:table-cell office:value-type="float" office:value="2525336" table:style-name="ce10">
            <text:p>2.525.33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70463" table:style-name="ce10">
            <text:p>70.463</text:p>
          </table:table-cell>
          <table:table-cell office:value-type="float" office:value="1018019" table:style-name="ce10">
            <text:p>1.018.019</text:p>
          </table:table-cell>
          <table:table-cell office:value-type="float" office:value="329" table:style-name="ce10">
            <text:p>329</text:p>
          </table:table-cell>
          <table:table-cell office:value-type="string" table:style-name="ce10">
            <text:p>-</text:p>
          </table:table-cell>
          <table:table-cell office:value-type="float" office:value="141142" table:style-name="ce10">
            <text:p>141.14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94131" table:style-name="ce10">
            <text:p>94.131</text:p>
          </table:table-cell>
          <table:table-cell office:value-type="float" office:value="1654652" table:style-name="ce10">
            <text:p>1.654.652</text:p>
          </table:table-cell>
          <table:table-cell office:value-type="float" office:value="8330" table:style-name="ce10">
            <text:p>8.330</text:p>
          </table:table-cell>
          <table:table-cell office:value-type="string" table:style-name="ce10">
            <text:p>-</text:p>
          </table:table-cell>
          <table:table-cell office:value-type="float" office:value="1143148" table:style-name="ce10">
            <text:p>1.143.14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70443" table:style-name="ce10">
            <text:p>70.443</text:p>
          </table:table-cell>
          <table:table-cell office:value-type="float" office:value="901678" table:style-name="ce10">
            <text:p>901.678</text:p>
          </table:table-cell>
          <table:table-cell office:value-type="float" office:value="99" table:style-name="ce10">
            <text:p>99</text:p>
          </table:table-cell>
          <table:table-cell office:value-type="string" table:style-name="ce10">
            <text:p>-</text:p>
          </table:table-cell>
          <table:table-cell office:value-type="float" office:value="693646" table:style-name="ce10">
            <text:p>693.64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03161" table:style-name="ce10">
            <text:p>103.161</text:p>
          </table:table-cell>
          <table:table-cell office:value-type="float" office:value="1115398" table:style-name="ce10">
            <text:p>1.115.39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29683" table:style-name="ce10">
            <text:p>829.68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C4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1" table:number-rows-spanned="1" table:style-name="ce17">
            <text:p>TOTAL PARA O INDICADOR C4C – ALUNOS DE ESCOLAS URBANAS, POR ATIVIDADES REALIZADAS NA INTERNET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3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Pesquisou coisas na Internet por curiosidade ou por vontade própria</text:p>
          </table:table-cell>
          <table:covered-table-cell table:number-columns-repeated="3"/>
          <table:table-cell office:value-type="string" table:number-columns-spanned="4" table:number-rows-spanned="1" table:style-name="ce18">
            <text:p>Assistiu a vídeos, programas, filmes ou séries na Internet</text:p>
          </table:table-cell>
          <table:covered-table-cell table:number-columns-repeated="3"/>
          <table:table-cell office:value-type="string" table:number-columns-spanned="4" table:number-rows-spanned="1" table:style-name="ce15">
            <text:p>Compartilhou na Internet um texto, imagem ou vídeo</text:p>
          </table:table-cell>
          <table:covered-table-cell table:number-columns-repeated="3"/>
          <table:table-cell office:value-type="string" table:number-columns-spanned="4" table:number-rows-spanned="1" table:style-name="ce18">
            <text:p>Leu ou assistiu a notícias na Internet</text:p>
          </table:table-cell>
          <table:covered-table-cell table:number-columns-repeated="3"/>
          <table:table-cell office:value-type="string" table:number-columns-spanned="4" table:number-rows-spanned="1" table:style-name="ce15">
            <text:p>Mandou mensagens por meio de aplicativos</text:p>
          </table:table-cell>
          <table:covered-table-cell table:number-columns-repeated="3"/>
          <table:table-cell office:value-type="string" table:number-columns-spanned="4" table:number-rows-spanned="1" table:style-name="ce15">
            <text:p>Postou na Internet um texto, imagem ou vídeo que fez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mapas na Internet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redes sociais<text:s/>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a Internet para aprender a fazer algo que não sabia ou que sentia dificuldade em fazer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a Internet para ensinar outras pessoas a fazer algo (jogar um jogo, usar aplicativos, consertar coisas)</text:p>
          </table:table-cell>
          <table:covered-table-cell table:number-columns-repeated="3"/>
          <table:table-cell office:value-type="string" table:number-columns-spanned="4" table:number-rows-spanned="1" table:style-name="ce15">
            <text:p>Criou um jogo, aplicativo ou programa de computador</text:p>
          </table:table-cell>
          <table:covered-table-cell table:number-columns-repeated="3"/>
          <table:table-cell office:value-type="string" table:number-columns-spanned="4" table:number-rows-spanned="1" table:style-name="ce18">
            <text:p>Leu um livro, um resumo ou um<text:s/><text:span text:style-name="T5">e-book</text:span><text:span text:style-name="T2"><text:s/>na Internet</text:span></text:p>
          </table:table-cell>
          <table:covered-table-cell table:number-columns-repeated="3"/>
          <table:table-cell table:number-columns-repeated="16334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897102" table:style-name="ce10">
            <text:p>4.897.102</text:p>
          </table:table-cell>
          <table:table-cell office:value-type="float" office:value="667653" table:style-name="ce10">
            <text:p>667.653</text:p>
          </table:table-cell>
          <table:table-cell office:value-type="float" office:value="495" table:style-name="ce10">
            <text:p>495</text:p>
          </table:table-cell>
          <table:table-cell office:value-type="string" table:style-name="ce10">
            <text:p>-</text:p>
          </table:table-cell>
          <table:table-cell office:value-type="float" office:value="5221790" table:style-name="ce10">
            <text:p>5.221.790</text:p>
          </table:table-cell>
          <table:table-cell office:value-type="float" office:value="343460" table:style-name="ce10">
            <text:p>343.46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521281" table:style-name="ce10">
            <text:p>3.521.281</text:p>
          </table:table-cell>
          <table:table-cell office:value-type="float" office:value="2043297" table:style-name="ce10">
            <text:p>2.043.297</text:p>
          </table:table-cell>
          <table:table-cell office:value-type="float" office:value="672" table:style-name="ce10">
            <text:p>672</text:p>
          </table:table-cell>
          <table:table-cell office:value-type="string" table:style-name="ce10">
            <text:p>-</text:p>
          </table:table-cell>
          <table:table-cell office:value-type="float" office:value="4188451" table:style-name="ce10">
            <text:p>4.188.451</text:p>
          </table:table-cell>
          <table:table-cell office:value-type="float" office:value="1375558" table:style-name="ce10">
            <text:p>1.375.558</text:p>
          </table:table-cell>
          <table:table-cell office:value-type="float" office:value="1241" table:style-name="ce10">
            <text:p>1.241</text:p>
          </table:table-cell>
          <table:table-cell office:value-type="string" table:style-name="ce10">
            <text:p>-</text:p>
          </table:table-cell>
          <table:table-cell office:value-type="float" office:value="4930489" table:style-name="ce10">
            <text:p>4.930.489</text:p>
          </table:table-cell>
          <table:table-cell office:value-type="float" office:value="634697" table:style-name="ce10">
            <text:p>634.697</text:p>
          </table:table-cell>
          <table:table-cell office:value-type="float" office:value="65" table:style-name="ce10">
            <text:p>65</text:p>
          </table:table-cell>
          <table:table-cell office:value-type="string" table:style-name="ce10">
            <text:p>-</text:p>
          </table:table-cell>
          <table:table-cell office:value-type="float" office:value="2451158" table:style-name="ce10">
            <text:p>2.451.158</text:p>
          </table:table-cell>
          <table:table-cell office:value-type="float" office:value="3113361" table:style-name="ce10">
            <text:p>3.113.361</text:p>
          </table:table-cell>
          <table:table-cell office:value-type="float" office:value="732" table:style-name="ce10">
            <text:p>732</text:p>
          </table:table-cell>
          <table:table-cell office:value-type="string" table:style-name="ce10">
            <text:p>-</text:p>
          </table:table-cell>
          <table:table-cell office:value-type="float" office:value="3004309" table:style-name="ce10">
            <text:p>3.004.309</text:p>
          </table:table-cell>
          <table:table-cell office:value-type="float" office:value="2557690" table:style-name="ce10">
            <text:p>2.557.690</text:p>
          </table:table-cell>
          <table:table-cell office:value-type="float" office:value="3251" table:style-name="ce10">
            <text:p>3.251</text:p>
          </table:table-cell>
          <table:table-cell office:value-type="string" table:style-name="ce10">
            <text:p>-</text:p>
          </table:table-cell>
          <table:table-cell office:value-type="float" office:value="4409214" table:style-name="ce10">
            <text:p>4.409.214</text:p>
          </table:table-cell>
          <table:table-cell office:value-type="float" office:value="1153166" table:style-name="ce10">
            <text:p>1.153.166</text:p>
          </table:table-cell>
          <table:table-cell office:value-type="float" office:value="2871" table:style-name="ce10">
            <text:p>2.871</text:p>
          </table:table-cell>
          <table:table-cell office:value-type="string" table:style-name="ce10">
            <text:p>-</text:p>
          </table:table-cell>
          <table:table-cell office:value-type="float" office:value="4806890" table:style-name="ce10">
            <text:p>4.806.890</text:p>
          </table:table-cell>
          <table:table-cell office:value-type="float" office:value="753824" table:style-name="ce10">
            <text:p>753.824</text:p>
          </table:table-cell>
          <table:table-cell office:value-type="float" office:value="4537" table:style-name="ce10">
            <text:p>4.537</text:p>
          </table:table-cell>
          <table:table-cell office:value-type="string" table:style-name="ce10">
            <text:p>-</text:p>
          </table:table-cell>
          <table:table-cell office:value-type="float" office:value="3747111" table:style-name="ce10">
            <text:p>3.747.111</text:p>
          </table:table-cell>
          <table:table-cell office:value-type="float" office:value="1813906" table:style-name="ce10">
            <text:p>1.813.906</text:p>
          </table:table-cell>
          <table:table-cell office:value-type="float" office:value="4013" table:style-name="ce10">
            <text:p>4.013</text:p>
          </table:table-cell>
          <table:table-cell office:value-type="float" office:value="221" table:style-name="ce10">
            <text:p>221</text:p>
          </table:table-cell>
          <table:table-cell office:value-type="float" office:value="526539" table:style-name="ce10">
            <text:p>526.539</text:p>
          </table:table-cell>
          <table:table-cell office:value-type="float" office:value="5038711" table:style-name="ce10">
            <text:p>5.038.71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119031" table:style-name="ce10">
            <text:p>3.119.031</text:p>
          </table:table-cell>
          <table:table-cell office:value-type="float" office:value="2440222" table:style-name="ce10">
            <text:p>2.440.222</text:p>
          </table:table-cell>
          <table:table-cell office:value-type="float" office:value="5170" table:style-name="ce10">
            <text:p>5.170</text:p>
          </table:table-cell>
          <table:table-cell office:value-type="float" office:value="828" table:style-name="ce10">
            <text:p>828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664632" table:style-name="ce10">
            <text:p>2.664.632</text:p>
          </table:table-cell>
          <table:table-cell office:value-type="float" office:value="302628" table:style-name="ce10">
            <text:p>302.62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787724" table:style-name="ce10">
            <text:p>2.787.724</text:p>
          </table:table-cell>
          <table:table-cell office:value-type="float" office:value="179535" table:style-name="ce10">
            <text:p>179.53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953931" table:style-name="ce10">
            <text:p>1.953.931</text:p>
          </table:table-cell>
          <table:table-cell office:value-type="float" office:value="1013328" table:style-name="ce10">
            <text:p>1.013.32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211536" table:style-name="ce10">
            <text:p>2.211.536</text:p>
          </table:table-cell>
          <table:table-cell office:value-type="float" office:value="754586" table:style-name="ce10">
            <text:p>754.586</text:p>
          </table:table-cell>
          <table:table-cell office:value-type="float" office:value="1137" table:style-name="ce10">
            <text:p>1.137</text:p>
          </table:table-cell>
          <table:table-cell office:value-type="string" table:style-name="ce10">
            <text:p>-</text:p>
          </table:table-cell>
          <table:table-cell office:value-type="float" office:value="2692917" table:style-name="ce10">
            <text:p>2.692.917</text:p>
          </table:table-cell>
          <table:table-cell office:value-type="float" office:value="274342" table:style-name="ce10">
            <text:p>274.34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409845" table:style-name="ce10">
            <text:p>1.409.845</text:p>
          </table:table-cell>
          <table:table-cell office:value-type="float" office:value="1557307" table:style-name="ce10">
            <text:p>1.557.307</text:p>
          </table:table-cell>
          <table:table-cell office:value-type="float" office:value="108" table:style-name="ce10">
            <text:p>108</text:p>
          </table:table-cell>
          <table:table-cell office:value-type="string" table:style-name="ce10">
            <text:p>-</text:p>
          </table:table-cell>
          <table:table-cell office:value-type="float" office:value="1573122" table:style-name="ce10">
            <text:p>1.573.122</text:p>
          </table:table-cell>
          <table:table-cell office:value-type="float" office:value="1394081" table:style-name="ce10">
            <text:p>1.394.081</text:p>
          </table:table-cell>
          <table:table-cell office:value-type="float" office:value="56" table:style-name="ce10">
            <text:p>56</text:p>
          </table:table-cell>
          <table:table-cell office:value-type="string" table:style-name="ce10">
            <text:p>-</text:p>
          </table:table-cell>
          <table:table-cell office:value-type="float" office:value="2437712" table:style-name="ce10">
            <text:p>2.437.712</text:p>
          </table:table-cell>
          <table:table-cell office:value-type="float" office:value="528592" table:style-name="ce10">
            <text:p>528.592</text:p>
          </table:table-cell>
          <table:table-cell office:value-type="float" office:value="955" table:style-name="ce10">
            <text:p>955</text:p>
          </table:table-cell>
          <table:table-cell office:value-type="string" table:style-name="ce10">
            <text:p>-</text:p>
          </table:table-cell>
          <table:table-cell office:value-type="float" office:value="2595601" table:style-name="ce10">
            <text:p>2.595.601</text:p>
          </table:table-cell>
          <table:table-cell office:value-type="float" office:value="367416" table:style-name="ce10">
            <text:p>367.416</text:p>
          </table:table-cell>
          <table:table-cell office:value-type="float" office:value="4242" table:style-name="ce10">
            <text:p>4.242</text:p>
          </table:table-cell>
          <table:table-cell office:value-type="string" table:style-name="ce10">
            <text:p>-</text:p>
          </table:table-cell>
          <table:table-cell office:value-type="float" office:value="1897301" table:style-name="ce10">
            <text:p>1.897.301</text:p>
          </table:table-cell>
          <table:table-cell office:value-type="float" office:value="1066301" table:style-name="ce10">
            <text:p>1.066.301</text:p>
          </table:table-cell>
          <table:table-cell office:value-type="float" office:value="3658" table:style-name="ce10">
            <text:p>3.658</text:p>
          </table:table-cell>
          <table:table-cell office:value-type="float" office:value="0" table:style-name="ce10">
            <text:p>0</text:p>
          </table:table-cell>
          <table:table-cell office:value-type="float" office:value="248094" table:style-name="ce10">
            <text:p>248.094</text:p>
          </table:table-cell>
          <table:table-cell office:value-type="float" office:value="2719165" table:style-name="ce10">
            <text:p>2.719.16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781792" table:style-name="ce10">
            <text:p>1.781.792</text:p>
          </table:table-cell>
          <table:table-cell office:value-type="float" office:value="1184175" table:style-name="ce10">
            <text:p>1.184.175</text:p>
          </table:table-cell>
          <table:table-cell office:value-type="float" office:value="685" table:style-name="ce10">
            <text:p>685</text:p>
          </table:table-cell>
          <table:table-cell office:value-type="float" office:value="607" table:style-name="ce10">
            <text:p>607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232470" table:style-name="ce10">
            <text:p>2.232.470</text:p>
          </table:table-cell>
          <table:table-cell office:value-type="float" office:value="365026" table:style-name="ce10">
            <text:p>365.026</text:p>
          </table:table-cell>
          <table:table-cell office:value-type="float" office:value="495" table:style-name="ce10">
            <text:p>495</text:p>
          </table:table-cell>
          <table:table-cell office:value-type="string" table:style-name="ce10">
            <text:p>-</text:p>
          </table:table-cell>
          <table:table-cell office:value-type="float" office:value="2434066" table:style-name="ce10">
            <text:p>2.434.066</text:p>
          </table:table-cell>
          <table:table-cell office:value-type="float" office:value="163925" table:style-name="ce10">
            <text:p>163.92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567350" table:style-name="ce10">
            <text:p>1.567.350</text:p>
          </table:table-cell>
          <table:table-cell office:value-type="float" office:value="1029969" table:style-name="ce10">
            <text:p>1.029.969</text:p>
          </table:table-cell>
          <table:table-cell office:value-type="float" office:value="672" table:style-name="ce10">
            <text:p>672</text:p>
          </table:table-cell>
          <table:table-cell office:value-type="string" table:style-name="ce10">
            <text:p>-</text:p>
          </table:table-cell>
          <table:table-cell office:value-type="float" office:value="1976915" table:style-name="ce10">
            <text:p>1.976.915</text:p>
          </table:table-cell>
          <table:table-cell office:value-type="float" office:value="620972" table:style-name="ce10">
            <text:p>620.972</text:p>
          </table:table-cell>
          <table:table-cell office:value-type="float" office:value="104" table:style-name="ce10">
            <text:p>104</text:p>
          </table:table-cell>
          <table:table-cell office:value-type="string" table:style-name="ce10">
            <text:p>-</text:p>
          </table:table-cell>
          <table:table-cell office:value-type="float" office:value="2237571" table:style-name="ce10">
            <text:p>2.237.571</text:p>
          </table:table-cell>
          <table:table-cell office:value-type="float" office:value="360355" table:style-name="ce10">
            <text:p>360.355</text:p>
          </table:table-cell>
          <table:table-cell office:value-type="float" office:value="65" table:style-name="ce10">
            <text:p>65</text:p>
          </table:table-cell>
          <table:table-cell office:value-type="string" table:style-name="ce10">
            <text:p>-</text:p>
          </table:table-cell>
          <table:table-cell office:value-type="float" office:value="1041313" table:style-name="ce10">
            <text:p>1.041.313</text:p>
          </table:table-cell>
          <table:table-cell office:value-type="float" office:value="1556053" table:style-name="ce10">
            <text:p>1.556.053</text:p>
          </table:table-cell>
          <table:table-cell office:value-type="float" office:value="625" table:style-name="ce10">
            <text:p>625</text:p>
          </table:table-cell>
          <table:table-cell office:value-type="string" table:style-name="ce10">
            <text:p>-</text:p>
          </table:table-cell>
          <table:table-cell office:value-type="float" office:value="1431187" table:style-name="ce10">
            <text:p>1.431.187</text:p>
          </table:table-cell>
          <table:table-cell office:value-type="float" office:value="1163609" table:style-name="ce10">
            <text:p>1.163.609</text:p>
          </table:table-cell>
          <table:table-cell office:value-type="float" office:value="3195" table:style-name="ce10">
            <text:p>3.195</text:p>
          </table:table-cell>
          <table:table-cell office:value-type="string" table:style-name="ce10">
            <text:p>-</text:p>
          </table:table-cell>
          <table:table-cell office:value-type="float" office:value="1971502" table:style-name="ce10">
            <text:p>1.971.502</text:p>
          </table:table-cell>
          <table:table-cell office:value-type="float" office:value="624574" table:style-name="ce10">
            <text:p>624.574</text:p>
          </table:table-cell>
          <table:table-cell office:value-type="float" office:value="1916" table:style-name="ce10">
            <text:p>1.916</text:p>
          </table:table-cell>
          <table:table-cell office:value-type="string" table:style-name="ce10">
            <text:p>-</text:p>
          </table:table-cell>
          <table:table-cell office:value-type="float" office:value="2211289" table:style-name="ce10">
            <text:p>2.211.289</text:p>
          </table:table-cell>
          <table:table-cell office:value-type="float" office:value="386407" table:style-name="ce10">
            <text:p>386.407</text:p>
          </table:table-cell>
          <table:table-cell office:value-type="float" office:value="295" table:style-name="ce10">
            <text:p>295</text:p>
          </table:table-cell>
          <table:table-cell office:value-type="string" table:style-name="ce10">
            <text:p>-</text:p>
          </table:table-cell>
          <table:table-cell office:value-type="float" office:value="1849810" table:style-name="ce10">
            <text:p>1.849.810</text:p>
          </table:table-cell>
          <table:table-cell office:value-type="float" office:value="747606" table:style-name="ce10">
            <text:p>747.606</text:p>
          </table:table-cell>
          <table:table-cell office:value-type="float" office:value="355" table:style-name="ce10">
            <text:p>355</text:p>
          </table:table-cell>
          <table:table-cell office:value-type="float" office:value="221" table:style-name="ce10">
            <text:p>221</text:p>
          </table:table-cell>
          <table:table-cell office:value-type="float" office:value="278445" table:style-name="ce10">
            <text:p>278.445</text:p>
          </table:table-cell>
          <table:table-cell office:value-type="float" office:value="2319546" table:style-name="ce10">
            <text:p>2.319.54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337239" table:style-name="ce10">
            <text:p>1.337.239</text:p>
          </table:table-cell>
          <table:table-cell office:value-type="float" office:value="1256046" table:style-name="ce10">
            <text:p>1.256.046</text:p>
          </table:table-cell>
          <table:table-cell office:value-type="float" office:value="4485" table:style-name="ce10">
            <text:p>4.485</text:p>
          </table:table-cell>
          <table:table-cell office:value-type="float" office:value="221" table:style-name="ce10">
            <text:p>221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51955" table:style-name="ce10">
            <text:p>351.955</text:p>
          </table:table-cell>
          <table:table-cell office:value-type="float" office:value="74995" table:style-name="ce10">
            <text:p>74.995</text:p>
          </table:table-cell>
          <table:table-cell office:value-type="float" office:value="201" table:style-name="ce10">
            <text:p>201</text:p>
          </table:table-cell>
          <table:table-cell office:value-type="string" table:style-name="ce10">
            <text:p>-</text:p>
          </table:table-cell>
          <table:table-cell office:value-type="float" office:value="383787" table:style-name="ce10">
            <text:p>383.787</text:p>
          </table:table-cell>
          <table:table-cell office:value-type="float" office:value="43363" table:style-name="ce10">
            <text:p>43.36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61246" table:style-name="ce10">
            <text:p>261.246</text:p>
          </table:table-cell>
          <table:table-cell office:value-type="float" office:value="165678" table:style-name="ce10">
            <text:p>165.678</text:p>
          </table:table-cell>
          <table:table-cell office:value-type="float" office:value="227" table:style-name="ce10">
            <text:p>227</text:p>
          </table:table-cell>
          <table:table-cell office:value-type="string" table:style-name="ce10">
            <text:p>-</text:p>
          </table:table-cell>
          <table:table-cell office:value-type="float" office:value="325209" table:style-name="ce10">
            <text:p>325.209</text:p>
          </table:table-cell>
          <table:table-cell office:value-type="float" office:value="101941" table:style-name="ce10">
            <text:p>101.94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53241" table:style-name="ce10">
            <text:p>353.241</text:p>
          </table:table-cell>
          <table:table-cell office:value-type="float" office:value="73910" table:style-name="ce10">
            <text:p>73.91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75562" table:style-name="ce10">
            <text:p>175.562</text:p>
          </table:table-cell>
          <table:table-cell office:value-type="float" office:value="251481" table:style-name="ce10">
            <text:p>251.481</text:p>
          </table:table-cell>
          <table:table-cell office:value-type="float" office:value="108" table:style-name="ce10">
            <text:p>108</text:p>
          </table:table-cell>
          <table:table-cell office:value-type="string" table:style-name="ce10">
            <text:p>-</text:p>
          </table:table-cell>
          <table:table-cell office:value-type="float" office:value="204110" table:style-name="ce10">
            <text:p>204.110</text:p>
          </table:table-cell>
          <table:table-cell office:value-type="float" office:value="222866" table:style-name="ce10">
            <text:p>222.866</text:p>
          </table:table-cell>
          <table:table-cell office:value-type="float" office:value="175" table:style-name="ce10">
            <text:p>175</text:p>
          </table:table-cell>
          <table:table-cell office:value-type="string" table:style-name="ce10">
            <text:p>-</text:p>
          </table:table-cell>
          <table:table-cell office:value-type="float" office:value="323568" table:style-name="ce10">
            <text:p>323.568</text:p>
          </table:table-cell>
          <table:table-cell office:value-type="float" office:value="103582" table:style-name="ce10">
            <text:p>103.58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67051" table:style-name="ce10">
            <text:p>367.051</text:p>
          </table:table-cell>
          <table:table-cell office:value-type="float" office:value="60099" table:style-name="ce10">
            <text:p>60.09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81510" table:style-name="ce10">
            <text:p>281.510</text:p>
          </table:table-cell>
          <table:table-cell office:value-type="float" office:value="145640" table:style-name="ce10">
            <text:p>145.64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1342" table:style-name="ce10">
            <text:p>41.342</text:p>
          </table:table-cell>
          <table:table-cell office:value-type="float" office:value="385809" table:style-name="ce10">
            <text:p>385.80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43452" table:style-name="ce10">
            <text:p>243.452</text:p>
          </table:table-cell>
          <table:table-cell office:value-type="float" office:value="182014" table:style-name="ce10">
            <text:p>182.014</text:p>
          </table:table-cell>
          <table:table-cell office:value-type="float" office:value="1685" table:style-name="ce10">
            <text:p>1.685</text:p>
          </table:table-cell>
          <table:table-cell office:value-type="float" office:value="0" table:style-name="ce10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94804" table:style-name="ce10">
            <text:p>394.804</text:p>
          </table:table-cell>
          <table:table-cell office:value-type="float" office:value="75332" table:style-name="ce10">
            <text:p>75.33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32803" table:style-name="ce10">
            <text:p>432.803</text:p>
          </table:table-cell>
          <table:table-cell office:value-type="float" office:value="37333" table:style-name="ce10">
            <text:p>37.33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05408" table:style-name="ce10">
            <text:p>305.408</text:p>
          </table:table-cell>
          <table:table-cell office:value-type="float" office:value="164728" table:style-name="ce10">
            <text:p>164.72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53969" table:style-name="ce10">
            <text:p>353.969</text:p>
          </table:table-cell>
          <table:table-cell office:value-type="float" office:value="116063" table:style-name="ce10">
            <text:p>116.063</text:p>
          </table:table-cell>
          <table:table-cell office:value-type="float" office:value="104" table:style-name="ce10">
            <text:p>104</text:p>
          </table:table-cell>
          <table:table-cell office:value-type="string" table:style-name="ce10">
            <text:p>-</text:p>
          </table:table-cell>
          <table:table-cell office:value-type="float" office:value="406825" table:style-name="ce10">
            <text:p>406.825</text:p>
          </table:table-cell>
          <table:table-cell office:value-type="float" office:value="63311" table:style-name="ce10">
            <text:p>63.31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12672" table:style-name="ce10">
            <text:p>212.672</text:p>
          </table:table-cell>
          <table:table-cell office:value-type="float" office:value="257464" table:style-name="ce10">
            <text:p>257.46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81004" table:style-name="ce10">
            <text:p>281.004</text:p>
          </table:table-cell>
          <table:table-cell office:value-type="float" office:value="189047" table:style-name="ce10">
            <text:p>189.047</text:p>
          </table:table-cell>
          <table:table-cell office:value-type="float" office:value="84" table:style-name="ce10">
            <text:p>84</text:p>
          </table:table-cell>
          <table:table-cell office:value-type="string" table:style-name="ce10">
            <text:p>-</text:p>
          </table:table-cell>
          <table:table-cell office:value-type="float" office:value="378601" table:style-name="ce10">
            <text:p>378.601</text:p>
          </table:table-cell>
          <table:table-cell office:value-type="float" office:value="91535" table:style-name="ce10">
            <text:p>91.53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06933" table:style-name="ce10">
            <text:p>406.933</text:p>
          </table:table-cell>
          <table:table-cell office:value-type="float" office:value="63026" table:style-name="ce10">
            <text:p>63.026</text:p>
          </table:table-cell>
          <table:table-cell office:value-type="float" office:value="177" table:style-name="ce10">
            <text:p>177</text:p>
          </table:table-cell>
          <table:table-cell office:value-type="string" table:style-name="ce10">
            <text:p>-</text:p>
          </table:table-cell>
          <table:table-cell office:value-type="float" office:value="329305" table:style-name="ce10">
            <text:p>329.305</text:p>
          </table:table-cell>
          <table:table-cell office:value-type="float" office:value="140477" table:style-name="ce10">
            <text:p>140.477</text:p>
          </table:table-cell>
          <table:table-cell office:value-type="float" office:value="355" table:style-name="ce10">
            <text:p>355</text:p>
          </table:table-cell>
          <table:table-cell office:value-type="float" office:value="0" table:style-name="ce10">
            <text:p>0</text:p>
          </table:table-cell>
          <table:table-cell office:value-type="float" office:value="55894" table:style-name="ce10">
            <text:p>55.894</text:p>
          </table:table-cell>
          <table:table-cell office:value-type="float" office:value="414242" table:style-name="ce10">
            <text:p>414.24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78283" table:style-name="ce10">
            <text:p>278.283</text:p>
          </table:table-cell>
          <table:table-cell office:value-type="float" office:value="191246" table:style-name="ce10">
            <text:p>191.246</text:p>
          </table:table-cell>
          <table:table-cell office:value-type="float" office:value="0" table:style-name="ce10">
            <text:p>0</text:p>
          </table:table-cell>
          <table:table-cell office:value-type="float" office:value="607" table:style-name="ce10">
            <text:p>607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78537" table:style-name="ce10">
            <text:p>1.078.537</text:p>
          </table:table-cell>
          <table:table-cell office:value-type="float" office:value="184960" table:style-name="ce10">
            <text:p>184.960</text:p>
          </table:table-cell>
          <table:table-cell office:value-type="float" office:value="295" table:style-name="ce10">
            <text:p>295</text:p>
          </table:table-cell>
          <table:table-cell office:value-type="string" table:style-name="ce10">
            <text:p>-</text:p>
          </table:table-cell>
          <table:table-cell office:value-type="float" office:value="1154919" table:style-name="ce10">
            <text:p>1.154.919</text:p>
          </table:table-cell>
          <table:table-cell office:value-type="float" office:value="108873" table:style-name="ce10">
            <text:p>108.87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770695" table:style-name="ce10">
            <text:p>770.695</text:p>
          </table:table-cell>
          <table:table-cell office:value-type="float" office:value="493096" table:style-name="ce10">
            <text:p>493.09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51854" table:style-name="ce10">
            <text:p>951.854</text:p>
          </table:table-cell>
          <table:table-cell office:value-type="float" office:value="311393" table:style-name="ce10">
            <text:p>311.393</text:p>
          </table:table-cell>
          <table:table-cell office:value-type="float" office:value="545" table:style-name="ce10">
            <text:p>545</text:p>
          </table:table-cell>
          <table:table-cell office:value-type="string" table:style-name="ce10">
            <text:p>-</text:p>
          </table:table-cell>
          <table:table-cell office:value-type="float" office:value="1088165" table:style-name="ce10">
            <text:p>1.088.165</text:p>
          </table:table-cell>
          <table:table-cell office:value-type="float" office:value="175561" table:style-name="ce10">
            <text:p>175.561</text:p>
          </table:table-cell>
          <table:table-cell office:value-type="float" office:value="65" table:style-name="ce10">
            <text:p>65</text:p>
          </table:table-cell>
          <table:table-cell office:value-type="string" table:style-name="ce10">
            <text:p>-</text:p>
          </table:table-cell>
          <table:table-cell office:value-type="float" office:value="490892" table:style-name="ce10">
            <text:p>490.892</text:p>
          </table:table-cell>
          <table:table-cell office:value-type="float" office:value="772427" table:style-name="ce10">
            <text:p>772.427</text:p>
          </table:table-cell>
          <table:table-cell office:value-type="float" office:value="472" table:style-name="ce10">
            <text:p>472</text:p>
          </table:table-cell>
          <table:table-cell office:value-type="string" table:style-name="ce10">
            <text:p>-</text:p>
          </table:table-cell>
          <table:table-cell office:value-type="float" office:value="594877" table:style-name="ce10">
            <text:p>594.877</text:p>
          </table:table-cell>
          <table:table-cell office:value-type="float" office:value="668914" table:style-name="ce10">
            <text:p>668.91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04041" table:style-name="ce10">
            <text:p>1.004.041</text:p>
          </table:table-cell>
          <table:table-cell office:value-type="float" office:value="257834" table:style-name="ce10">
            <text:p>257.834</text:p>
          </table:table-cell>
          <table:table-cell office:value-type="float" office:value="1916" table:style-name="ce10">
            <text:p>1.916</text:p>
          </table:table-cell>
          <table:table-cell office:value-type="string" table:style-name="ce10">
            <text:p>-</text:p>
          </table:table-cell>
          <table:table-cell office:value-type="float" office:value="1094306" table:style-name="ce10">
            <text:p>1.094.306</text:p>
          </table:table-cell>
          <table:table-cell office:value-type="float" office:value="169191" table:style-name="ce10">
            <text:p>169.191</text:p>
          </table:table-cell>
          <table:table-cell office:value-type="float" office:value="295" table:style-name="ce10">
            <text:p>295</text:p>
          </table:table-cell>
          <table:table-cell office:value-type="string" table:style-name="ce10">
            <text:p>-</text:p>
          </table:table-cell>
          <table:table-cell office:value-type="float" office:value="848061" table:style-name="ce10">
            <text:p>848.061</text:p>
          </table:table-cell>
          <table:table-cell office:value-type="float" office:value="415730" table:style-name="ce10">
            <text:p>415.73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41380" table:style-name="ce10">
            <text:p>141.380</text:p>
          </table:table-cell>
          <table:table-cell office:value-type="float" office:value="1122411" table:style-name="ce10">
            <text:p>1.122.41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709320" table:style-name="ce10">
            <text:p>709.320</text:p>
          </table:table-cell>
          <table:table-cell office:value-type="float" office:value="554472" table:style-name="ce10">
            <text:p>554.47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445601" table:style-name="ce10">
            <text:p>2.445.601</text:p>
          </table:table-cell>
          <table:table-cell office:value-type="float" office:value="252356" table:style-name="ce10">
            <text:p>252.35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575791" table:style-name="ce10">
            <text:p>2.575.791</text:p>
          </table:table-cell>
          <table:table-cell office:value-type="float" office:value="122166" table:style-name="ce10">
            <text:p>122.16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721389" table:style-name="ce10">
            <text:p>1.721.389</text:p>
          </table:table-cell>
          <table:table-cell office:value-type="float" office:value="976123" table:style-name="ce10">
            <text:p>976.123</text:p>
          </table:table-cell>
          <table:table-cell office:value-type="float" office:value="444" table:style-name="ce10">
            <text:p>444</text:p>
          </table:table-cell>
          <table:table-cell office:value-type="string" table:style-name="ce10">
            <text:p>-</text:p>
          </table:table-cell>
          <table:table-cell office:value-type="float" office:value="2019663" table:style-name="ce10">
            <text:p>2.019.663</text:p>
          </table:table-cell>
          <table:table-cell office:value-type="float" office:value="678293" table:style-name="ce10">
            <text:p>678.29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453728" table:style-name="ce10">
            <text:p>2.453.728</text:p>
          </table:table-cell>
          <table:table-cell office:value-type="float" office:value="244229" table:style-name="ce10">
            <text:p>244.22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282146" table:style-name="ce10">
            <text:p>1.282.146</text:p>
          </table:table-cell>
          <table:table-cell office:value-type="float" office:value="1415810" table:style-name="ce10">
            <text:p>1.415.81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486497" table:style-name="ce10">
            <text:p>1.486.497</text:p>
          </table:table-cell>
          <table:table-cell office:value-type="float" office:value="1208467" table:style-name="ce10">
            <text:p>1.208.467</text:p>
          </table:table-cell>
          <table:table-cell office:value-type="float" office:value="2992" table:style-name="ce10">
            <text:p>2.992</text:p>
          </table:table-cell>
          <table:table-cell office:value-type="string" table:style-name="ce10">
            <text:p>-</text:p>
          </table:table-cell>
          <table:table-cell office:value-type="float" office:value="2147226" table:style-name="ce10">
            <text:p>2.147.226</text:p>
          </table:table-cell>
          <table:table-cell office:value-type="float" office:value="549776" table:style-name="ce10">
            <text:p>549.776</text:p>
          </table:table-cell>
          <table:table-cell office:value-type="float" office:value="955" table:style-name="ce10">
            <text:p>955</text:p>
          </table:table-cell>
          <table:table-cell office:value-type="string" table:style-name="ce10">
            <text:p>-</text:p>
          </table:table-cell>
          <table:table-cell office:value-type="float" office:value="2317246" table:style-name="ce10">
            <text:p>2.317.246</text:p>
          </table:table-cell>
          <table:table-cell office:value-type="float" office:value="377052" table:style-name="ce10">
            <text:p>377.052</text:p>
          </table:table-cell>
          <table:table-cell office:value-type="float" office:value="3658" table:style-name="ce10">
            <text:p>3.658</text:p>
          </table:table-cell>
          <table:table-cell office:value-type="string" table:style-name="ce10">
            <text:p>-</text:p>
          </table:table-cell>
          <table:table-cell office:value-type="float" office:value="1793115" table:style-name="ce10">
            <text:p>1.793.115</text:p>
          </table:table-cell>
          <table:table-cell office:value-type="float" office:value="901184" table:style-name="ce10">
            <text:p>901.184</text:p>
          </table:table-cell>
          <table:table-cell office:value-type="float" office:value="3658" table:style-name="ce10">
            <text:p>3.658</text:p>
          </table:table-cell>
          <table:table-cell office:value-type="float" office:value="0" table:style-name="ce10">
            <text:p>0</text:p>
          </table:table-cell>
          <table:table-cell office:value-type="float" office:value="232360" table:style-name="ce10">
            <text:p>232.360</text:p>
          </table:table-cell>
          <table:table-cell office:value-type="float" office:value="2465597" table:style-name="ce10">
            <text:p>2.465.59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480093" table:style-name="ce10">
            <text:p>1.480.093</text:p>
          </table:table-cell>
          <table:table-cell office:value-type="float" office:value="1214378" table:style-name="ce10">
            <text:p>1.214.378</text:p>
          </table:table-cell>
          <table:table-cell office:value-type="float" office:value="3485" table:style-name="ce10">
            <text:p>3.485</text:p>
          </table:table-cell>
          <table:table-cell office:value-type="float" office:value="0" table:style-name="ce10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26205" table:style-name="ce10">
            <text:p>626.205</text:p>
          </table:table-cell>
          <table:table-cell office:value-type="float" office:value="80010" table:style-name="ce10">
            <text:p>80.01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74490" table:style-name="ce10">
            <text:p>674.490</text:p>
          </table:table-cell>
          <table:table-cell office:value-type="float" office:value="31725" table:style-name="ce10">
            <text:p>31.72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62544" table:style-name="ce10">
            <text:p>462.544</text:p>
          </table:table-cell>
          <table:table-cell office:value-type="float" office:value="243672" table:style-name="ce10">
            <text:p>243.67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37757" table:style-name="ce10">
            <text:p>537.757</text:p>
          </table:table-cell>
          <table:table-cell office:value-type="float" office:value="167867" table:style-name="ce10">
            <text:p>167.867</text:p>
          </table:table-cell>
          <table:table-cell office:value-type="float" office:value="592" table:style-name="ce10">
            <text:p>592</text:p>
          </table:table-cell>
          <table:table-cell office:value-type="string" table:style-name="ce10">
            <text:p>-</text:p>
          </table:table-cell>
          <table:table-cell office:value-type="float" office:value="628530" table:style-name="ce10">
            <text:p>628.530</text:p>
          </table:table-cell>
          <table:table-cell office:value-type="float" office:value="77685" table:style-name="ce10">
            <text:p>77.68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89885" table:style-name="ce10">
            <text:p>289.885</text:p>
          </table:table-cell>
          <table:table-cell office:value-type="float" office:value="416178" table:style-name="ce10">
            <text:p>416.178</text:p>
          </table:table-cell>
          <table:table-cell office:value-type="float" office:value="153" table:style-name="ce10">
            <text:p>153</text:p>
          </table:table-cell>
          <table:table-cell office:value-type="string" table:style-name="ce10">
            <text:p>-</text:p>
          </table:table-cell>
          <table:table-cell office:value-type="float" office:value="437820" table:style-name="ce10">
            <text:p>437.820</text:p>
          </table:table-cell>
          <table:table-cell office:value-type="float" office:value="268396" table:style-name="ce10">
            <text:p>268.39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55777" table:style-name="ce10">
            <text:p>555.777</text:p>
          </table:table-cell>
          <table:table-cell office:value-type="float" office:value="150439" table:style-name="ce10">
            <text:p>150.43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21354" table:style-name="ce10">
            <text:p>621.354</text:p>
          </table:table-cell>
          <table:table-cell office:value-type="float" office:value="84455" table:style-name="ce10">
            <text:p>84.455</text:p>
          </table:table-cell>
          <table:table-cell office:value-type="float" office:value="407" table:style-name="ce10">
            <text:p>407</text:p>
          </table:table-cell>
          <table:table-cell office:value-type="string" table:style-name="ce10">
            <text:p>-</text:p>
          </table:table-cell>
          <table:table-cell office:value-type="float" office:value="495120" table:style-name="ce10">
            <text:p>495.120</text:p>
          </table:table-cell>
          <table:table-cell office:value-type="float" office:value="210875" table:style-name="ce10">
            <text:p>210.875</text:p>
          </table:table-cell>
          <table:table-cell office:value-type="float" office:value="0" table:style-name="ce10">
            <text:p>0</text:p>
          </table:table-cell>
          <table:table-cell office:value-type="float" office:value="221" table:style-name="ce10">
            <text:p>221</text:p>
          </table:table-cell>
          <table:table-cell office:value-type="float" office:value="55564" table:style-name="ce10">
            <text:p>55.564</text:p>
          </table:table-cell>
          <table:table-cell office:value-type="float" office:value="650652" table:style-name="ce10">
            <text:p>650.65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07883" table:style-name="ce10">
            <text:p>407.883</text:p>
          </table:table-cell>
          <table:table-cell office:value-type="float" office:value="298112" table:style-name="ce10">
            <text:p>298.112</text:p>
          </table:table-cell>
          <table:table-cell office:value-type="float" office:value="0" table:style-name="ce10">
            <text:p>0</text:p>
          </table:table-cell>
          <table:table-cell office:value-type="float" office:value="221" table:style-name="ce10">
            <text:p>221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562215" table:style-name="ce10">
            <text:p>1.562.215</text:p>
          </table:table-cell>
          <table:table-cell office:value-type="float" office:value="406380" table:style-name="ce10">
            <text:p>406.38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07444" table:style-name="ce10">
            <text:p>1.807.444</text:p>
          </table:table-cell>
          <table:table-cell office:value-type="float" office:value="161151" table:style-name="ce10">
            <text:p>161.15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043187" table:style-name="ce10">
            <text:p>1.043.187</text:p>
          </table:table-cell>
          <table:table-cell office:value-type="float" office:value="924964" table:style-name="ce10">
            <text:p>924.964</text:p>
          </table:table-cell>
          <table:table-cell office:value-type="float" office:value="444" table:style-name="ce10">
            <text:p>444</text:p>
          </table:table-cell>
          <table:table-cell office:value-type="string" table:style-name="ce10">
            <text:p>-</text:p>
          </table:table-cell>
          <table:table-cell office:value-type="float" office:value="1295772" table:style-name="ce10">
            <text:p>1.295.772</text:p>
          </table:table-cell>
          <table:table-cell office:value-type="float" office:value="672230" table:style-name="ce10">
            <text:p>672.230</text:p>
          </table:table-cell>
          <table:table-cell office:value-type="float" office:value="592" table:style-name="ce10">
            <text:p>592</text:p>
          </table:table-cell>
          <table:table-cell office:value-type="string" table:style-name="ce10">
            <text:p>-</text:p>
          </table:table-cell>
          <table:table-cell office:value-type="float" office:value="1586125" table:style-name="ce10">
            <text:p>1.586.125</text:p>
          </table:table-cell>
          <table:table-cell office:value-type="float" office:value="382470" table:style-name="ce10">
            <text:p>382.47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80275" table:style-name="ce10">
            <text:p>680.275</text:p>
          </table:table-cell>
          <table:table-cell office:value-type="float" office:value="1288032" table:style-name="ce10">
            <text:p>1.288.032</text:p>
          </table:table-cell>
          <table:table-cell office:value-type="float" office:value="288" table:style-name="ce10">
            <text:p>288</text:p>
          </table:table-cell>
          <table:table-cell office:value-type="string" table:style-name="ce10">
            <text:p>-</text:p>
          </table:table-cell>
          <table:table-cell office:value-type="float" office:value="896684" table:style-name="ce10">
            <text:p>896.684</text:p>
          </table:table-cell>
          <table:table-cell office:value-type="float" office:value="1068660" table:style-name="ce10">
            <text:p>1.068.660</text:p>
          </table:table-cell>
          <table:table-cell office:value-type="float" office:value="3251" table:style-name="ce10">
            <text:p>3.251</text:p>
          </table:table-cell>
          <table:table-cell office:value-type="string" table:style-name="ce10">
            <text:p>-</text:p>
          </table:table-cell>
          <table:table-cell office:value-type="float" office:value="1316409" table:style-name="ce10">
            <text:p>1.316.409</text:p>
          </table:table-cell>
          <table:table-cell office:value-type="float" office:value="651231" table:style-name="ce10">
            <text:p>651.231</text:p>
          </table:table-cell>
          <table:table-cell office:value-type="float" office:value="955" table:style-name="ce10">
            <text:p>955</text:p>
          </table:table-cell>
          <table:table-cell office:value-type="string" table:style-name="ce10">
            <text:p>-</text:p>
          </table:table-cell>
          <table:table-cell office:value-type="float" office:value="1608528" table:style-name="ce10">
            <text:p>1.608.528</text:p>
          </table:table-cell>
          <table:table-cell office:value-type="float" office:value="355825" table:style-name="ce10">
            <text:p>355.825</text:p>
          </table:table-cell>
          <table:table-cell office:value-type="float" office:value="4242" table:style-name="ce10">
            <text:p>4.242</text:p>
          </table:table-cell>
          <table:table-cell office:value-type="string" table:style-name="ce10">
            <text:p>-</text:p>
          </table:table-cell>
          <table:table-cell office:value-type="float" office:value="1280356" table:style-name="ce10">
            <text:p>1.280.356</text:p>
          </table:table-cell>
          <table:table-cell office:value-type="float" office:value="684582" table:style-name="ce10">
            <text:p>684.582</text:p>
          </table:table-cell>
          <table:table-cell office:value-type="float" office:value="3658" table:style-name="ce10">
            <text:p>3.658</text:p>
          </table:table-cell>
          <table:table-cell office:value-type="float" office:value="0" table:style-name="ce10">
            <text:p>0</text:p>
          </table:table-cell>
          <table:table-cell office:value-type="float" office:value="219929" table:style-name="ce10">
            <text:p>219.929</text:p>
          </table:table-cell>
          <table:table-cell office:value-type="float" office:value="1748666" table:style-name="ce10">
            <text:p>1.748.66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964016" table:style-name="ce10">
            <text:p>964.016</text:p>
          </table:table-cell>
          <table:table-cell office:value-type="float" office:value="1000980" table:style-name="ce10">
            <text:p>1.000.980</text:p>
          </table:table-cell>
          <table:table-cell office:value-type="float" office:value="2992" table:style-name="ce10">
            <text:p>2.992</text:p>
          </table:table-cell>
          <table:table-cell office:value-type="float" office:value="607" table:style-name="ce10">
            <text:p>607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376569" table:style-name="ce10">
            <text:p>2.376.569</text:p>
          </table:table-cell>
          <table:table-cell office:value-type="float" office:value="199650" table:style-name="ce10">
            <text:p>199.65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418610" table:style-name="ce10">
            <text:p>2.418.610</text:p>
          </table:table-cell>
          <table:table-cell office:value-type="float" office:value="157609" table:style-name="ce10">
            <text:p>157.60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895054" table:style-name="ce10">
            <text:p>1.895.054</text:p>
          </table:table-cell>
          <table:table-cell office:value-type="float" office:value="681165" table:style-name="ce10">
            <text:p>681.16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099044" table:style-name="ce10">
            <text:p>2.099.044</text:p>
          </table:table-cell>
          <table:table-cell office:value-type="float" office:value="476630" table:style-name="ce10">
            <text:p>476.630</text:p>
          </table:table-cell>
          <table:table-cell office:value-type="float" office:value="545" table:style-name="ce10">
            <text:p>545</text:p>
          </table:table-cell>
          <table:table-cell office:value-type="string" table:style-name="ce10">
            <text:p>-</text:p>
          </table:table-cell>
          <table:table-cell office:value-type="float" office:value="2394719" table:style-name="ce10">
            <text:p>2.394.719</text:p>
          </table:table-cell>
          <table:table-cell office:value-type="float" office:value="181500" table:style-name="ce10">
            <text:p>181.50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305641" table:style-name="ce10">
            <text:p>1.305.641</text:p>
          </table:table-cell>
          <table:table-cell office:value-type="float" office:value="1270471" table:style-name="ce10">
            <text:p>1.270.471</text:p>
          </table:table-cell>
          <table:table-cell office:value-type="float" office:value="108" table:style-name="ce10">
            <text:p>108</text:p>
          </table:table-cell>
          <table:table-cell office:value-type="string" table:style-name="ce10">
            <text:p>-</text:p>
          </table:table-cell>
          <table:table-cell office:value-type="float" office:value="1578618" table:style-name="ce10">
            <text:p>1.578.618</text:p>
          </table:table-cell>
          <table:table-cell office:value-type="float" office:value="997601" table:style-name="ce10">
            <text:p>997.60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322814" table:style-name="ce10">
            <text:p>2.322.814</text:p>
          </table:table-cell>
          <table:table-cell office:value-type="float" office:value="253405" table:style-name="ce10">
            <text:p>253.40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366661" table:style-name="ce10">
            <text:p>2.366.661</text:p>
          </table:table-cell>
          <table:table-cell office:value-type="float" office:value="209558" table:style-name="ce10">
            <text:p>209.55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23435" table:style-name="ce10">
            <text:p>1.823.435</text:p>
          </table:table-cell>
          <table:table-cell office:value-type="float" office:value="752472" table:style-name="ce10">
            <text:p>752.472</text:p>
          </table:table-cell>
          <table:table-cell office:value-type="float" office:value="91" table:style-name="ce10">
            <text:p>91</text:p>
          </table:table-cell>
          <table:table-cell office:value-type="float" office:value="221" table:style-name="ce10">
            <text:p>221</text:p>
          </table:table-cell>
          <table:table-cell office:value-type="float" office:value="207814" table:style-name="ce10">
            <text:p>207.814</text:p>
          </table:table-cell>
          <table:table-cell office:value-type="float" office:value="2368405" table:style-name="ce10">
            <text:p>2.368.40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562472" table:style-name="ce10">
            <text:p>1.562.472</text:p>
          </table:table-cell>
          <table:table-cell office:value-type="float" office:value="1011841" table:style-name="ce10">
            <text:p>1.011.841</text:p>
          </table:table-cell>
          <table:table-cell office:value-type="float" office:value="1685" table:style-name="ce10">
            <text:p>1.685</text:p>
          </table:table-cell>
          <table:table-cell office:value-type="float" office:value="221" table:style-name="ce10">
            <text:p>22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3938784" table:style-name="ce10">
            <text:p>3.938.784</text:p>
          </table:table-cell>
          <table:table-cell office:value-type="float" office:value="606030" table:style-name="ce10">
            <text:p>606.03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226054" table:style-name="ce10">
            <text:p>4.226.054</text:p>
          </table:table-cell>
          <table:table-cell office:value-type="float" office:value="318761" table:style-name="ce10">
            <text:p>318.76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938241" table:style-name="ce10">
            <text:p>2.938.241</text:p>
          </table:table-cell>
          <table:table-cell office:value-type="float" office:value="1606129" table:style-name="ce10">
            <text:p>1.606.129</text:p>
          </table:table-cell>
          <table:table-cell office:value-type="float" office:value="444" table:style-name="ce10">
            <text:p>444</text:p>
          </table:table-cell>
          <table:table-cell office:value-type="string" table:style-name="ce10">
            <text:p>-</text:p>
          </table:table-cell>
          <table:table-cell office:value-type="float" office:value="3394816" table:style-name="ce10">
            <text:p>3.394.816</text:p>
          </table:table-cell>
          <table:table-cell office:value-type="float" office:value="1148860" table:style-name="ce10">
            <text:p>1.148.860</text:p>
          </table:table-cell>
          <table:table-cell office:value-type="float" office:value="1137" table:style-name="ce10">
            <text:p>1.137</text:p>
          </table:table-cell>
          <table:table-cell office:value-type="string" table:style-name="ce10">
            <text:p>-</text:p>
          </table:table-cell>
          <table:table-cell office:value-type="float" office:value="3980844" table:style-name="ce10">
            <text:p>3.980.844</text:p>
          </table:table-cell>
          <table:table-cell office:value-type="float" office:value="563970" table:style-name="ce10">
            <text:p>563.97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985916" table:style-name="ce10">
            <text:p>1.985.916</text:p>
          </table:table-cell>
          <table:table-cell office:value-type="float" office:value="2558503" table:style-name="ce10">
            <text:p>2.558.503</text:p>
          </table:table-cell>
          <table:table-cell office:value-type="float" office:value="396" table:style-name="ce10">
            <text:p>396</text:p>
          </table:table-cell>
          <table:table-cell office:value-type="string" table:style-name="ce10">
            <text:p>-</text:p>
          </table:table-cell>
          <table:table-cell office:value-type="float" office:value="2475301" table:style-name="ce10">
            <text:p>2.475.301</text:p>
          </table:table-cell>
          <table:table-cell office:value-type="float" office:value="2066262" table:style-name="ce10">
            <text:p>2.066.262</text:p>
          </table:table-cell>
          <table:table-cell office:value-type="float" office:value="3251" table:style-name="ce10">
            <text:p>3.251</text:p>
          </table:table-cell>
          <table:table-cell office:value-type="string" table:style-name="ce10">
            <text:p>-</text:p>
          </table:table-cell>
          <table:table-cell office:value-type="float" office:value="3639223" table:style-name="ce10">
            <text:p>3.639.223</text:p>
          </table:table-cell>
          <table:table-cell office:value-type="float" office:value="904636" table:style-name="ce10">
            <text:p>904.636</text:p>
          </table:table-cell>
          <table:table-cell office:value-type="float" office:value="955" table:style-name="ce10">
            <text:p>955</text:p>
          </table:table-cell>
          <table:table-cell office:value-type="string" table:style-name="ce10">
            <text:p>-</text:p>
          </table:table-cell>
          <table:table-cell office:value-type="float" office:value="3975189" table:style-name="ce10">
            <text:p>3.975.189</text:p>
          </table:table-cell>
          <table:table-cell office:value-type="float" office:value="565383" table:style-name="ce10">
            <text:p>565.383</text:p>
          </table:table-cell>
          <table:table-cell office:value-type="float" office:value="4242" table:style-name="ce10">
            <text:p>4.242</text:p>
          </table:table-cell>
          <table:table-cell office:value-type="string" table:style-name="ce10">
            <text:p>-</text:p>
          </table:table-cell>
          <table:table-cell office:value-type="float" office:value="3103791" table:style-name="ce10">
            <text:p>3.103.791</text:p>
          </table:table-cell>
          <table:table-cell office:value-type="float" office:value="1437053" table:style-name="ce10">
            <text:p>1.437.053</text:p>
          </table:table-cell>
          <table:table-cell office:value-type="float" office:value="3749" table:style-name="ce10">
            <text:p>3.749</text:p>
          </table:table-cell>
          <table:table-cell office:value-type="float" office:value="221" table:style-name="ce10">
            <text:p>221</text:p>
          </table:table-cell>
          <table:table-cell office:value-type="float" office:value="427743" table:style-name="ce10">
            <text:p>427.743</text:p>
          </table:table-cell>
          <table:table-cell office:value-type="float" office:value="4117072" table:style-name="ce10">
            <text:p>4.117.07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526489" table:style-name="ce10">
            <text:p>2.526.489</text:p>
          </table:table-cell>
          <table:table-cell office:value-type="float" office:value="2012821" table:style-name="ce10">
            <text:p>2.012.821</text:p>
          </table:table-cell>
          <table:table-cell office:value-type="float" office:value="4677" table:style-name="ce10">
            <text:p>4.677</text:p>
          </table:table-cell>
          <table:table-cell office:value-type="float" office:value="828" table:style-name="ce10">
            <text:p>828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958318" table:style-name="ce10">
            <text:p>958.318</text:p>
          </table:table-cell>
          <table:table-cell office:value-type="float" office:value="61623" table:style-name="ce10">
            <text:p>61.623</text:p>
          </table:table-cell>
          <table:table-cell office:value-type="float" office:value="495" table:style-name="ce10">
            <text:p>495</text:p>
          </table:table-cell>
          <table:table-cell office:value-type="string" table:style-name="ce10">
            <text:p>-</text:p>
          </table:table-cell>
          <table:table-cell office:value-type="float" office:value="995737" table:style-name="ce10">
            <text:p>995.737</text:p>
          </table:table-cell>
          <table:table-cell office:value-type="float" office:value="24700" table:style-name="ce10">
            <text:p>24.70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83040" table:style-name="ce10">
            <text:p>583.040</text:p>
          </table:table-cell>
          <table:table-cell office:value-type="float" office:value="437168" table:style-name="ce10">
            <text:p>437.168</text:p>
          </table:table-cell>
          <table:table-cell office:value-type="float" office:value="227" table:style-name="ce10">
            <text:p>227</text:p>
          </table:table-cell>
          <table:table-cell office:value-type="string" table:style-name="ce10">
            <text:p>-</text:p>
          </table:table-cell>
          <table:table-cell office:value-type="float" office:value="793635" table:style-name="ce10">
            <text:p>793.635</text:p>
          </table:table-cell>
          <table:table-cell office:value-type="float" office:value="226697" table:style-name="ce10">
            <text:p>226.697</text:p>
          </table:table-cell>
          <table:table-cell office:value-type="float" office:value="104" table:style-name="ce10">
            <text:p>104</text:p>
          </table:table-cell>
          <table:table-cell office:value-type="string" table:style-name="ce10">
            <text:p>-</text:p>
          </table:table-cell>
          <table:table-cell office:value-type="float" office:value="949644" table:style-name="ce10">
            <text:p>949.644</text:p>
          </table:table-cell>
          <table:table-cell office:value-type="float" office:value="70727" table:style-name="ce10">
            <text:p>70.727</text:p>
          </table:table-cell>
          <table:table-cell office:value-type="float" office:value="65" table:style-name="ce10">
            <text:p>65</text:p>
          </table:table-cell>
          <table:table-cell office:value-type="string" table:style-name="ce10">
            <text:p>-</text:p>
          </table:table-cell>
          <table:table-cell office:value-type="float" office:value="465242" table:style-name="ce10">
            <text:p>465.242</text:p>
          </table:table-cell>
          <table:table-cell office:value-type="float" office:value="554858" table:style-name="ce10">
            <text:p>554.858</text:p>
          </table:table-cell>
          <table:table-cell office:value-type="float" office:value="336" table:style-name="ce10">
            <text:p>336</text:p>
          </table:table-cell>
          <table:table-cell office:value-type="string" table:style-name="ce10">
            <text:p>-</text:p>
          </table:table-cell>
          <table:table-cell office:value-type="float" office:value="529008" table:style-name="ce10">
            <text:p>529.008</text:p>
          </table:table-cell>
          <table:table-cell office:value-type="float" office:value="491429" table:style-name="ce10">
            <text:p>491.42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69991" table:style-name="ce10">
            <text:p>769.991</text:p>
          </table:table-cell>
          <table:table-cell office:value-type="float" office:value="248530" table:style-name="ce10">
            <text:p>248.530</text:p>
          </table:table-cell>
          <table:table-cell office:value-type="float" office:value="1916" table:style-name="ce10">
            <text:p>1.916</text:p>
          </table:table-cell>
          <table:table-cell office:value-type="string" table:style-name="ce10">
            <text:p>-</text:p>
          </table:table-cell>
          <table:table-cell office:value-type="float" office:value="831701" table:style-name="ce10">
            <text:p>831.701</text:p>
          </table:table-cell>
          <table:table-cell office:value-type="float" office:value="188440" table:style-name="ce10">
            <text:p>188.440</text:p>
          </table:table-cell>
          <table:table-cell office:value-type="float" office:value="295" table:style-name="ce10">
            <text:p>295</text:p>
          </table:table-cell>
          <table:table-cell office:value-type="string" table:style-name="ce10">
            <text:p>-</text:p>
          </table:table-cell>
          <table:table-cell office:value-type="float" office:value="643320" table:style-name="ce10">
            <text:p>643.320</text:p>
          </table:table-cell>
          <table:table-cell office:value-type="float" office:value="376853" table:style-name="ce10">
            <text:p>376.853</text:p>
          </table:table-cell>
          <table:table-cell office:value-type="float" office:value="263" table:style-name="ce10">
            <text:p>263</text:p>
          </table:table-cell>
          <table:table-cell office:value-type="float" office:value="0" table:style-name="ce10">
            <text:p>0</text:p>
          </table:table-cell>
          <table:table-cell office:value-type="float" office:value="98797" table:style-name="ce10">
            <text:p>98.797</text:p>
          </table:table-cell>
          <table:table-cell office:value-type="float" office:value="921639" table:style-name="ce10">
            <text:p>921.63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92542" table:style-name="ce10">
            <text:p>592.542</text:p>
          </table:table-cell>
          <table:table-cell office:value-type="float" office:value="427401" table:style-name="ce10">
            <text:p>427.401</text:p>
          </table:table-cell>
          <table:table-cell office:value-type="float" office:value="493" table:style-name="ce10">
            <text:p>493</text:p>
          </table:table-cell>
          <table:table-cell office:value-type="float" office:value="0" table:style-name="ce10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1713556" table:style-name="ce10">
            <text:p>1.713.556</text:p>
          </table:table-cell>
          <table:table-cell office:value-type="float" office:value="440567" table:style-name="ce10">
            <text:p>440.567</text:p>
          </table:table-cell>
          <table:table-cell office:value-type="float" office:value="495" table:style-name="ce10">
            <text:p>495</text:p>
          </table:table-cell>
          <table:table-cell office:value-type="string" table:style-name="ce10">
            <text:p>-</text:p>
          </table:table-cell>
          <table:table-cell office:value-type="float" office:value="2004894" table:style-name="ce10">
            <text:p>2.004.894</text:p>
          </table:table-cell>
          <table:table-cell office:value-type="float" office:value="149724" table:style-name="ce10">
            <text:p>149.72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943275" table:style-name="ce10">
            <text:p>943.275</text:p>
          </table:table-cell>
          <table:table-cell office:value-type="float" office:value="1210671" table:style-name="ce10">
            <text:p>1.210.671</text:p>
          </table:table-cell>
          <table:table-cell office:value-type="float" office:value="672" table:style-name="ce10">
            <text:p>672</text:p>
          </table:table-cell>
          <table:table-cell office:value-type="string" table:style-name="ce10">
            <text:p>-</text:p>
          </table:table-cell>
          <table:table-cell office:value-type="float" office:value="1338228" table:style-name="ce10">
            <text:p>1.338.228</text:p>
          </table:table-cell>
          <table:table-cell office:value-type="float" office:value="815693" table:style-name="ce10">
            <text:p>815.693</text:p>
          </table:table-cell>
          <table:table-cell office:value-type="float" office:value="696" table:style-name="ce10">
            <text:p>696</text:p>
          </table:table-cell>
          <table:table-cell office:value-type="string" table:style-name="ce10">
            <text:p>-</text:p>
          </table:table-cell>
          <table:table-cell office:value-type="float" office:value="1646498" table:style-name="ce10">
            <text:p>1.646.498</text:p>
          </table:table-cell>
          <table:table-cell office:value-type="float" office:value="508055" table:style-name="ce10">
            <text:p>508.055</text:p>
          </table:table-cell>
          <table:table-cell office:value-type="float" office:value="65" table:style-name="ce10">
            <text:p>65</text:p>
          </table:table-cell>
          <table:table-cell office:value-type="string" table:style-name="ce10">
            <text:p>-</text:p>
          </table:table-cell>
          <table:table-cell office:value-type="float" office:value="653186" table:style-name="ce10">
            <text:p>653.186</text:p>
          </table:table-cell>
          <table:table-cell office:value-type="float" office:value="1500991" table:style-name="ce10">
            <text:p>1.500.991</text:p>
          </table:table-cell>
          <table:table-cell office:value-type="float" office:value="441" table:style-name="ce10">
            <text:p>441</text:p>
          </table:table-cell>
          <table:table-cell office:value-type="string" table:style-name="ce10">
            <text:p>-</text:p>
          </table:table-cell>
          <table:table-cell office:value-type="float" office:value="805553" table:style-name="ce10">
            <text:p>805.553</text:p>
          </table:table-cell>
          <table:table-cell office:value-type="float" office:value="1345814" table:style-name="ce10">
            <text:p>1.345.814</text:p>
          </table:table-cell>
          <table:table-cell office:value-type="float" office:value="3251" table:style-name="ce10">
            <text:p>3.251</text:p>
          </table:table-cell>
          <table:table-cell office:value-type="string" table:style-name="ce10">
            <text:p>-</text:p>
          </table:table-cell>
          <table:table-cell office:value-type="float" office:value="1183589" table:style-name="ce10">
            <text:p>1.183.589</text:p>
          </table:table-cell>
          <table:table-cell office:value-type="float" office:value="968158" table:style-name="ce10">
            <text:p>968.158</text:p>
          </table:table-cell>
          <table:table-cell office:value-type="float" office:value="2871" table:style-name="ce10">
            <text:p>2.871</text:p>
          </table:table-cell>
          <table:table-cell office:value-type="string" table:style-name="ce10">
            <text:p>-</text:p>
          </table:table-cell>
          <table:table-cell office:value-type="float" office:value="1667848" table:style-name="ce10">
            <text:p>1.667.848</text:p>
          </table:table-cell>
          <table:table-cell office:value-type="float" office:value="482410" table:style-name="ce10">
            <text:p>482.410</text:p>
          </table:table-cell>
          <table:table-cell office:value-type="float" office:value="4360" table:style-name="ce10">
            <text:p>4.360</text:p>
          </table:table-cell>
          <table:table-cell office:value-type="string" table:style-name="ce10">
            <text:p>-</text:p>
          </table:table-cell>
          <table:table-cell office:value-type="float" office:value="1367114" table:style-name="ce10">
            <text:p>1.367.114</text:p>
          </table:table-cell>
          <table:table-cell office:value-type="float" office:value="783361" table:style-name="ce10">
            <text:p>783.361</text:p>
          </table:table-cell>
          <table:table-cell office:value-type="float" office:value="3921" table:style-name="ce10">
            <text:p>3.921</text:p>
          </table:table-cell>
          <table:table-cell office:value-type="float" office:value="221" table:style-name="ce10">
            <text:p>221</text:p>
          </table:table-cell>
          <table:table-cell office:value-type="float" office:value="245106" table:style-name="ce10">
            <text:p>245.106</text:p>
          </table:table-cell>
          <table:table-cell office:value-type="float" office:value="1909512" table:style-name="ce10">
            <text:p>1.909.51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989714" table:style-name="ce10">
            <text:p>989.714</text:p>
          </table:table-cell>
          <table:table-cell office:value-type="float" office:value="1160399" table:style-name="ce10">
            <text:p>1.160.399</text:p>
          </table:table-cell>
          <table:table-cell office:value-type="float" office:value="3677" table:style-name="ce10">
            <text:p>3.677</text:p>
          </table:table-cell>
          <table:table-cell office:value-type="float" office:value="828" table:style-name="ce10">
            <text:p>828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1347841" table:style-name="ce10">
            <text:p>1.347.841</text:p>
          </table:table-cell>
          <table:table-cell office:value-type="float" office:value="148568" table:style-name="ce10">
            <text:p>148.56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403798" table:style-name="ce10">
            <text:p>1.403.798</text:p>
          </table:table-cell>
          <table:table-cell office:value-type="float" office:value="92612" table:style-name="ce10">
            <text:p>92.61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043870" table:style-name="ce10">
            <text:p>1.043.870</text:p>
          </table:table-cell>
          <table:table-cell office:value-type="float" office:value="452539" table:style-name="ce10">
            <text:p>452.53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76378" table:style-name="ce10">
            <text:p>1.176.378</text:p>
          </table:table-cell>
          <table:table-cell office:value-type="float" office:value="320031" table:style-name="ce10">
            <text:p>320.03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426390" table:style-name="ce10">
            <text:p>1.426.390</text:p>
          </table:table-cell>
          <table:table-cell office:value-type="float" office:value="70019" table:style-name="ce10">
            <text:p>70.01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18745" table:style-name="ce10">
            <text:p>718.745</text:p>
          </table:table-cell>
          <table:table-cell office:value-type="float" office:value="777557" table:style-name="ce10">
            <text:p>777.557</text:p>
          </table:table-cell>
          <table:table-cell office:value-type="float" office:value="108" table:style-name="ce10">
            <text:p>108</text:p>
          </table:table-cell>
          <table:table-cell office:value-type="string" table:style-name="ce10">
            <text:p>-</text:p>
          </table:table-cell>
          <table:table-cell office:value-type="float" office:value="877899" table:style-name="ce10">
            <text:p>877.899</text:p>
          </table:table-cell>
          <table:table-cell office:value-type="float" office:value="618510" table:style-name="ce10">
            <text:p>618.51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391201" table:style-name="ce10">
            <text:p>1.391.201</text:p>
          </table:table-cell>
          <table:table-cell office:value-type="float" office:value="105208" table:style-name="ce10">
            <text:p>105.20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354183" table:style-name="ce10">
            <text:p>1.354.183</text:p>
          </table:table-cell>
          <table:table-cell office:value-type="float" office:value="142049" table:style-name="ce10">
            <text:p>142.049</text:p>
          </table:table-cell>
          <table:table-cell office:value-type="float" office:value="177" table:style-name="ce10">
            <text:p>177</text:p>
          </table:table-cell>
          <table:table-cell office:value-type="string" table:style-name="ce10">
            <text:p>-</text:p>
          </table:table-cell>
          <table:table-cell office:value-type="float" office:value="1041761" table:style-name="ce10">
            <text:p>1.041.761</text:p>
          </table:table-cell>
          <table:table-cell office:value-type="float" office:value="454649" table:style-name="ce10">
            <text:p>454.64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4643" table:style-name="ce10">
            <text:p>124.643</text:p>
          </table:table-cell>
          <table:table-cell office:value-type="float" office:value="1371766" table:style-name="ce10">
            <text:p>1.371.76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831908" table:style-name="ce10">
            <text:p>831.908</text:p>
          </table:table-cell>
          <table:table-cell office:value-type="float" office:value="663008" table:style-name="ce10">
            <text:p>663.008</text:p>
          </table:table-cell>
          <table:table-cell office:value-type="float" office:value="1493" table:style-name="ce10">
            <text:p>1.493</text:p>
          </table:table-cell>
          <table:table-cell office:value-type="float" office:value="0" table:style-name="ce10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835705" table:style-name="ce10">
            <text:p>1.835.705</text:p>
          </table:table-cell>
          <table:table-cell office:value-type="float" office:value="78518" table:style-name="ce10">
            <text:p>78.51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13099" table:style-name="ce10">
            <text:p>1.813.099</text:p>
          </table:table-cell>
          <table:table-cell office:value-type="float" office:value="101124" table:style-name="ce10">
            <text:p>101.12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534136" table:style-name="ce10">
            <text:p>1.534.136</text:p>
          </table:table-cell>
          <table:table-cell office:value-type="float" office:value="380088" table:style-name="ce10">
            <text:p>380.08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673845" table:style-name="ce10">
            <text:p>1.673.845</text:p>
          </table:table-cell>
          <table:table-cell office:value-type="float" office:value="239833" table:style-name="ce10">
            <text:p>239.833</text:p>
          </table:table-cell>
          <table:table-cell office:value-type="float" office:value="545" table:style-name="ce10">
            <text:p>545</text:p>
          </table:table-cell>
          <table:table-cell office:value-type="string" table:style-name="ce10">
            <text:p>-</text:p>
          </table:table-cell>
          <table:table-cell office:value-type="float" office:value="1857600" table:style-name="ce10">
            <text:p>1.857.600</text:p>
          </table:table-cell>
          <table:table-cell office:value-type="float" office:value="56623" table:style-name="ce10">
            <text:p>56.62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79227" table:style-name="ce10">
            <text:p>1.079.227</text:p>
          </table:table-cell>
          <table:table-cell office:value-type="float" office:value="834813" table:style-name="ce10">
            <text:p>834.813</text:p>
          </table:table-cell>
          <table:table-cell office:value-type="float" office:value="183" table:style-name="ce10">
            <text:p>183</text:p>
          </table:table-cell>
          <table:table-cell office:value-type="string" table:style-name="ce10">
            <text:p>-</text:p>
          </table:table-cell>
          <table:table-cell office:value-type="float" office:value="1320857" table:style-name="ce10">
            <text:p>1.320.857</text:p>
          </table:table-cell>
          <table:table-cell office:value-type="float" office:value="593367" table:style-name="ce10">
            <text:p>593.36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34424" table:style-name="ce10">
            <text:p>1.834.424</text:p>
          </table:table-cell>
          <table:table-cell office:value-type="float" office:value="79799" table:style-name="ce10">
            <text:p>79.79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784859" table:style-name="ce10">
            <text:p>1.784.859</text:p>
          </table:table-cell>
          <table:table-cell office:value-type="float" office:value="129364" table:style-name="ce10">
            <text:p>129.36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338236" table:style-name="ce10">
            <text:p>1.338.236</text:p>
          </table:table-cell>
          <table:table-cell office:value-type="float" office:value="575896" table:style-name="ce10">
            <text:p>575.896</text:p>
          </table:table-cell>
          <table:table-cell office:value-type="float" office:value="91" table:style-name="ce10">
            <text:p>91</text:p>
          </table:table-cell>
          <table:table-cell office:value-type="float" office:value="0" table:style-name="ce10">
            <text:p>0</text:p>
          </table:table-cell>
          <table:table-cell office:value-type="float" office:value="156790" table:style-name="ce10">
            <text:p>156.790</text:p>
          </table:table-cell>
          <table:table-cell office:value-type="float" office:value="1757434" table:style-name="ce10">
            <text:p>1.757.43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297409" table:style-name="ce10">
            <text:p>1.297.409</text:p>
          </table:table-cell>
          <table:table-cell office:value-type="float" office:value="616815" table:style-name="ce10">
            <text:p>616.8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14"/>
          <table:covered-table-cell table:number-columns-repeated="50"/>
          <table:table-cell table:number-columns-repeated="16333"/>
        </table:table-row>
        <table:table-row table:number-rows-repeated="1048555" table:style-name="ro1">
          <table:table-cell table:number-columns-repeated="16384"/>
        </table:table-row>
      </table:table>
      <table:table table:name="C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17">
            <text:p>TOTAL PARA O INDICADOR C6 – ALUNOS DE ESCOLAS URBANAS, POR PERCEPÇÃO SOBRE OS EFEITOS DO USO DA INTERNET NAS ATIVIDADES DE APRENDIZAGEM</text:p>
          </table:table-cell>
          <table:covered-table-cell table:number-columns-repeated="32"/>
          <table:table-cell table:number-columns-repeated="16351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4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As atividades realizadas na Internet fazem com que sinta mais vontade de aprender coisas novas</text:p>
          </table:table-cell>
          <table:covered-table-cell table:number-columns-repeated="4"/>
          <table:table-cell office:value-type="string" table:number-columns-spanned="5" table:number-rows-spanned="1" table:style-name="ce18">
            <text:p>As atividades realizadas na Internet ajudam a aprender coisas que fazem ir melhor na escola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ajudam a pensar no que quer trabalhar no futuro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ajudam a resolver dificuldades ou problemas que enfrenta na escola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ajudam a fazer coisas que tinha dificuldade de fazer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fazem com que o interesse pela aula aumente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137462" table:style-name="ce10">
            <text:p>5.137.462</text:p>
          </table:table-cell>
          <table:table-cell office:value-type="float" office:value="423921" table:style-name="ce10">
            <text:p>423.921</text:p>
          </table:table-cell>
          <table:table-cell office:value-type="float" office:value="3795" table:style-name="ce10">
            <text:p>3.795</text:p>
          </table:table-cell>
          <table:table-cell office:value-type="float" office:value="73" table:style-name="ce10">
            <text:p>73</text:p>
          </table:table-cell>
          <table:table-cell office:value-type="float" office:value="0" table:style-name="ce10">
            <text:p>0</text:p>
          </table:table-cell>
          <table:table-cell office:value-type="float" office:value="4923667" table:style-name="ce10">
            <text:p>4.923.667</text:p>
          </table:table-cell>
          <table:table-cell office:value-type="float" office:value="633523" table:style-name="ce10">
            <text:p>633.523</text:p>
          </table:table-cell>
          <table:table-cell office:value-type="float" office:value="8060" table:style-name="ce10">
            <text:p>8.06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776809" table:style-name="ce10">
            <text:p>4.776.809</text:p>
          </table:table-cell>
          <table:table-cell office:value-type="float" office:value="786898" table:style-name="ce10">
            <text:p>786.898</text:p>
          </table:table-cell>
          <table:table-cell office:value-type="float" office:value="1543" table:style-name="ce10">
            <text:p>1.54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098234" table:style-name="ce10">
            <text:p>4.098.234</text:p>
          </table:table-cell>
          <table:table-cell office:value-type="float" office:value="1452771" table:style-name="ce10">
            <text:p>1.452.771</text:p>
          </table:table-cell>
          <table:table-cell office:value-type="float" office:value="14100" table:style-name="ce10">
            <text:p>14.100</text:p>
          </table:table-cell>
          <table:table-cell office:value-type="float" office:value="145" table:style-name="ce10">
            <text:p>145</text:p>
          </table:table-cell>
          <table:table-cell office:value-type="float" office:value="0" table:style-name="ce10">
            <text:p>0</text:p>
          </table:table-cell>
          <table:table-cell office:value-type="float" office:value="5085033" table:style-name="ce10">
            <text:p>5.085.033</text:p>
          </table:table-cell>
          <table:table-cell office:value-type="float" office:value="479566" table:style-name="ce10">
            <text:p>479.566</text:p>
          </table:table-cell>
          <table:table-cell office:value-type="float" office:value="651" table:style-name="ce10">
            <text:p>65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258854" table:style-name="ce10">
            <text:p>4.258.854</text:p>
          </table:table-cell>
          <table:table-cell office:value-type="float" office:value="1300629" table:style-name="ce10">
            <text:p>1.300.629</text:p>
          </table:table-cell>
          <table:table-cell office:value-type="float" office:value="4993" table:style-name="ce10">
            <text:p>4.993</text:p>
          </table:table-cell>
          <table:table-cell office:value-type="float" office:value="773" table:style-name="ce10">
            <text:p>773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763584" table:style-name="ce10">
            <text:p>2.763.584</text:p>
          </table:table-cell>
          <table:table-cell office:value-type="float" office:value="203401" table:style-name="ce10">
            <text:p>203.401</text:p>
          </table:table-cell>
          <table:table-cell office:value-type="float" office:value="201" table:style-name="ce10">
            <text:p>201</text:p>
          </table:table-cell>
          <table:table-cell office:value-type="float" office:value="73" table:style-name="ce10">
            <text:p>73</text:p>
          </table:table-cell>
          <table:table-cell office:value-type="float" office:value="0" table:style-name="ce10">
            <text:p>0</text:p>
          </table:table-cell>
          <table:table-cell office:value-type="float" office:value="2639687" table:style-name="ce10">
            <text:p>2.639.687</text:p>
          </table:table-cell>
          <table:table-cell office:value-type="float" office:value="321723" table:style-name="ce10">
            <text:p>321.723</text:p>
          </table:table-cell>
          <table:table-cell office:value-type="float" office:value="5849" table:style-name="ce10">
            <text:p>5.84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554570" table:style-name="ce10">
            <text:p>2.554.570</text:p>
          </table:table-cell>
          <table:table-cell office:value-type="float" office:value="411839" table:style-name="ce10">
            <text:p>411.839</text:p>
          </table:table-cell>
          <table:table-cell office:value-type="float" office:value="850" table:style-name="ce10">
            <text:p>85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197001" table:style-name="ce10">
            <text:p>2.197.001</text:p>
          </table:table-cell>
          <table:table-cell office:value-type="float" office:value="760713" table:style-name="ce10">
            <text:p>760.713</text:p>
          </table:table-cell>
          <table:table-cell office:value-type="float" office:value="9400" table:style-name="ce10">
            <text:p>9.400</text:p>
          </table:table-cell>
          <table:table-cell office:value-type="float" office:value="145" table:style-name="ce10">
            <text:p>145</text:p>
          </table:table-cell>
          <table:table-cell office:value-type="float" office:value="0" table:style-name="ce10">
            <text:p>0</text:p>
          </table:table-cell>
          <table:table-cell office:value-type="float" office:value="2693020" table:style-name="ce10">
            <text:p>2.693.020</text:p>
          </table:table-cell>
          <table:table-cell office:value-type="float" office:value="273877" table:style-name="ce10">
            <text:p>273.877</text:p>
          </table:table-cell>
          <table:table-cell office:value-type="float" office:value="362" table:style-name="ce10">
            <text:p>36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253662" table:style-name="ce10">
            <text:p>2.253.662</text:p>
          </table:table-cell>
          <table:table-cell office:value-type="float" office:value="710065" table:style-name="ce10">
            <text:p>710.065</text:p>
          </table:table-cell>
          <table:table-cell office:value-type="float" office:value="2759" table:style-name="ce10">
            <text:p>2.759</text:p>
          </table:table-cell>
          <table:table-cell office:value-type="float" office:value="773" table:style-name="ce10">
            <text:p>773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373878" table:style-name="ce10">
            <text:p>2.373.878</text:p>
          </table:table-cell>
          <table:table-cell office:value-type="float" office:value="220520" table:style-name="ce10">
            <text:p>220.520</text:p>
          </table:table-cell>
          <table:table-cell office:value-type="float" office:value="3593" table:style-name="ce10">
            <text:p>3.59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283979" table:style-name="ce10">
            <text:p>2.283.979</text:p>
          </table:table-cell>
          <table:table-cell office:value-type="float" office:value="311800" table:style-name="ce10">
            <text:p>311.800</text:p>
          </table:table-cell>
          <table:table-cell office:value-type="float" office:value="2212" table:style-name="ce10">
            <text:p>2.21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222239" table:style-name="ce10">
            <text:p>2.222.239</text:p>
          </table:table-cell>
          <table:table-cell office:value-type="float" office:value="375059" table:style-name="ce10">
            <text:p>375.059</text:p>
          </table:table-cell>
          <table:table-cell office:value-type="float" office:value="694" table:style-name="ce10">
            <text:p>69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01233" table:style-name="ce10">
            <text:p>1.901.233</text:p>
          </table:table-cell>
          <table:table-cell office:value-type="float" office:value="692058" table:style-name="ce10">
            <text:p>692.058</text:p>
          </table:table-cell>
          <table:table-cell office:value-type="float" office:value="4700" table:style-name="ce10">
            <text:p>4.70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392013" table:style-name="ce10">
            <text:p>2.392.013</text:p>
          </table:table-cell>
          <table:table-cell office:value-type="float" office:value="205689" table:style-name="ce10">
            <text:p>205.689</text:p>
          </table:table-cell>
          <table:table-cell office:value-type="float" office:value="290" table:style-name="ce10">
            <text:p>29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05193" table:style-name="ce10">
            <text:p>2.005.193</text:p>
          </table:table-cell>
          <table:table-cell office:value-type="float" office:value="590565" table:style-name="ce10">
            <text:p>590.565</text:p>
          </table:table-cell>
          <table:table-cell office:value-type="float" office:value="2234" table:style-name="ce10">
            <text:p>2.23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99723" table:style-name="ce10">
            <text:p>399.723</text:p>
          </table:table-cell>
          <table:table-cell office:value-type="float" office:value="27186" table:style-name="ce10">
            <text:p>27.186</text:p>
          </table:table-cell>
          <table:table-cell office:value-type="float" office:value="241" table:style-name="ce10">
            <text:p>24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59469" table:style-name="ce10">
            <text:p>359.469</text:p>
          </table:table-cell>
          <table:table-cell office:value-type="float" office:value="66753" table:style-name="ce10">
            <text:p>66.753</text:p>
          </table:table-cell>
          <table:table-cell office:value-type="float" office:value="929" table:style-name="ce10">
            <text:p>92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72818" table:style-name="ce10">
            <text:p>372.818</text:p>
          </table:table-cell>
          <table:table-cell office:value-type="float" office:value="53936" table:style-name="ce10">
            <text:p>53.936</text:p>
          </table:table-cell>
          <table:table-cell office:value-type="float" office:value="397" table:style-name="ce10">
            <text:p>39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09519" table:style-name="ce10">
            <text:p>309.519</text:p>
          </table:table-cell>
          <table:table-cell office:value-type="float" office:value="117619" table:style-name="ce10">
            <text:p>117.619</text:p>
          </table:table-cell>
          <table:table-cell office:value-type="float" office:value="13" table:style-name="ce10">
            <text:p>1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92394" table:style-name="ce10">
            <text:p>392.394</text:p>
          </table:table-cell>
          <table:table-cell office:value-type="float" office:value="34757" table:style-name="ce10">
            <text:p>34.75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25064" table:style-name="ce10">
            <text:p>325.064</text:p>
          </table:table-cell>
          <table:table-cell office:value-type="float" office:value="101760" table:style-name="ce10">
            <text:p>101.760</text:p>
          </table:table-cell>
          <table:table-cell office:value-type="float" office:value="326" table:style-name="ce10">
            <text:p>32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28937" table:style-name="ce10">
            <text:p>428.937</text:p>
          </table:table-cell>
          <table:table-cell office:value-type="float" office:value="41199" table:style-name="ce10">
            <text:p>41.19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25735" table:style-name="ce10">
            <text:p>425.735</text:p>
          </table:table-cell>
          <table:table-cell office:value-type="float" office:value="43899" table:style-name="ce10">
            <text:p>43.899</text:p>
          </table:table-cell>
          <table:table-cell office:value-type="float" office:value="502" table:style-name="ce10">
            <text:p>50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07395" table:style-name="ce10">
            <text:p>407.395</text:p>
          </table:table-cell>
          <table:table-cell office:value-type="float" office:value="62121" table:style-name="ce10">
            <text:p>62.121</text:p>
          </table:table-cell>
          <table:table-cell office:value-type="float" office:value="619" table:style-name="ce10">
            <text:p>61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53074" table:style-name="ce10">
            <text:p>353.074</text:p>
          </table:table-cell>
          <table:table-cell office:value-type="float" office:value="115141" table:style-name="ce10">
            <text:p>115.141</text:p>
          </table:table-cell>
          <table:table-cell office:value-type="float" office:value="1921" table:style-name="ce10">
            <text:p>1.92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33101" table:style-name="ce10">
            <text:p>433.101</text:p>
          </table:table-cell>
          <table:table-cell office:value-type="float" office:value="36771" table:style-name="ce10">
            <text:p>36.771</text:p>
          </table:table-cell>
          <table:table-cell office:value-type="float" office:value="263" table:style-name="ce10">
            <text:p>26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73782" table:style-name="ce10">
            <text:p>373.782</text:p>
          </table:table-cell>
          <table:table-cell office:value-type="float" office:value="94592" table:style-name="ce10">
            <text:p>94.592</text:p>
          </table:table-cell>
          <table:table-cell office:value-type="float" office:value="988" table:style-name="ce10">
            <text:p>988</text:p>
          </table:table-cell>
          <table:table-cell office:value-type="float" office:value="773" table:style-name="ce10">
            <text:p>773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154476" table:style-name="ce10">
            <text:p>1.154.476</text:p>
          </table:table-cell>
          <table:table-cell office:value-type="float" office:value="109315" table:style-name="ce10">
            <text:p>109.3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109344" table:style-name="ce10">
            <text:p>1.109.344</text:p>
          </table:table-cell>
          <table:table-cell office:value-type="float" office:value="150290" table:style-name="ce10">
            <text:p>150.290</text:p>
          </table:table-cell>
          <table:table-cell office:value-type="float" office:value="4158" table:style-name="ce10">
            <text:p>4.15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64195" table:style-name="ce10">
            <text:p>1.064.195</text:p>
          </table:table-cell>
          <table:table-cell office:value-type="float" office:value="199302" table:style-name="ce10">
            <text:p>199.302</text:p>
          </table:table-cell>
          <table:table-cell office:value-type="float" office:value="295" table:style-name="ce10">
            <text:p>29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45053" table:style-name="ce10">
            <text:p>945.053</text:p>
          </table:table-cell>
          <table:table-cell office:value-type="float" office:value="318739" table:style-name="ce10">
            <text:p>318.73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180895" table:style-name="ce10">
            <text:p>1.180.895</text:p>
          </table:table-cell>
          <table:table-cell office:value-type="float" office:value="82896" table:style-name="ce10">
            <text:p>82.89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99864" table:style-name="ce10">
            <text:p>999.864</text:p>
          </table:table-cell>
          <table:table-cell office:value-type="float" office:value="262547" table:style-name="ce10">
            <text:p>262.547</text:p>
          </table:table-cell>
          <table:table-cell office:value-type="float" office:value="1380" table:style-name="ce10">
            <text:p>1.38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516611" table:style-name="ce10">
            <text:p>2.516.611</text:p>
          </table:table-cell>
          <table:table-cell office:value-type="float" office:value="177953" table:style-name="ce10">
            <text:p>177.953</text:p>
          </table:table-cell>
          <table:table-cell office:value-type="float" office:value="3393" table:style-name="ce10">
            <text:p>3.39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411269" table:style-name="ce10">
            <text:p>2.411.269</text:p>
          </table:table-cell>
          <table:table-cell office:value-type="float" office:value="286687" table:style-name="ce10">
            <text:p>286.68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341212" table:style-name="ce10">
            <text:p>2.341.212</text:p>
          </table:table-cell>
          <table:table-cell office:value-type="float" office:value="356745" table:style-name="ce10">
            <text:p>356.74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90623" table:style-name="ce10">
            <text:p>1.990.623</text:p>
          </table:table-cell>
          <table:table-cell office:value-type="float" office:value="696144" table:style-name="ce10">
            <text:p>696.144</text:p>
          </table:table-cell>
          <table:table-cell office:value-type="float" office:value="11190" table:style-name="ce10">
            <text:p>11.19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440026" table:style-name="ce10">
            <text:p>2.440.026</text:p>
          </table:table-cell>
          <table:table-cell office:value-type="float" office:value="257931" table:style-name="ce10">
            <text:p>257.93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44335" table:style-name="ce10">
            <text:p>2.044.335</text:p>
          </table:table-cell>
          <table:table-cell office:value-type="float" office:value="652903" table:style-name="ce10">
            <text:p>652.903</text:p>
          </table:table-cell>
          <table:table-cell office:value-type="float" office:value="718" table:style-name="ce10">
            <text:p>71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37714" table:style-name="ce10">
            <text:p>637.714</text:p>
          </table:table-cell>
          <table:table-cell office:value-type="float" office:value="68269" table:style-name="ce10">
            <text:p>68.269</text:p>
          </table:table-cell>
          <table:table-cell office:value-type="float" office:value="160" table:style-name="ce10">
            <text:p>160</text:p>
          </table:table-cell>
          <table:table-cell office:value-type="float" office:value="73" table:style-name="ce10">
            <text:p>73</text:p>
          </table:table-cell>
          <table:table-cell office:value-type="float" office:value="0" table:style-name="ce10">
            <text:p>0</text:p>
          </table:table-cell>
          <table:table-cell office:value-type="float" office:value="617850" table:style-name="ce10">
            <text:p>617.850</text:p>
          </table:table-cell>
          <table:table-cell office:value-type="float" office:value="85894" table:style-name="ce10">
            <text:p>85.894</text:p>
          </table:table-cell>
          <table:table-cell office:value-type="float" office:value="2471" table:style-name="ce10">
            <text:p>2.47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91190" table:style-name="ce10">
            <text:p>591.190</text:p>
          </table:table-cell>
          <table:table-cell office:value-type="float" office:value="114794" table:style-name="ce10">
            <text:p>114.794</text:p>
          </table:table-cell>
          <table:table-cell office:value-type="float" office:value="232" table:style-name="ce10">
            <text:p>23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99965" table:style-name="ce10">
            <text:p>499.965</text:p>
          </table:table-cell>
          <table:table-cell office:value-type="float" office:value="205129" table:style-name="ce10">
            <text:p>205.129</text:p>
          </table:table-cell>
          <table:table-cell office:value-type="float" office:value="977" table:style-name="ce10">
            <text:p>977</text:p>
          </table:table-cell>
          <table:table-cell office:value-type="float" office:value="145" table:style-name="ce10">
            <text:p>145</text:p>
          </table:table-cell>
          <table:table-cell office:value-type="float" office:value="0" table:style-name="ce10">
            <text:p>0</text:p>
          </table:table-cell>
          <table:table-cell office:value-type="float" office:value="638617" table:style-name="ce10">
            <text:p>638.617</text:p>
          </table:table-cell>
          <table:table-cell office:value-type="float" office:value="67211" table:style-name="ce10">
            <text:p>67.211</text:p>
          </table:table-cell>
          <table:table-cell office:value-type="float" office:value="388" table:style-name="ce10">
            <text:p>38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15808" table:style-name="ce10">
            <text:p>515.808</text:p>
          </table:table-cell>
          <table:table-cell office:value-type="float" office:value="188827" table:style-name="ce10">
            <text:p>188.827</text:p>
          </table:table-cell>
          <table:table-cell office:value-type="float" office:value="1580" table:style-name="ce10">
            <text:p>1.58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792605" table:style-name="ce10">
            <text:p>1.792.605</text:p>
          </table:table-cell>
          <table:table-cell office:value-type="float" office:value="172998" table:style-name="ce10">
            <text:p>172.998</text:p>
          </table:table-cell>
          <table:table-cell office:value-type="float" office:value="2992" table:style-name="ce10">
            <text:p>2.99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687668" table:style-name="ce10">
            <text:p>1.687.668</text:p>
          </table:table-cell>
          <table:table-cell office:value-type="float" office:value="273787" table:style-name="ce10">
            <text:p>273.787</text:p>
          </table:table-cell>
          <table:table-cell office:value-type="float" office:value="7139" table:style-name="ce10">
            <text:p>7.13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03496" table:style-name="ce10">
            <text:p>1.603.496</text:p>
          </table:table-cell>
          <table:table-cell office:value-type="float" office:value="364673" table:style-name="ce10">
            <text:p>364.673</text:p>
          </table:table-cell>
          <table:table-cell office:value-type="float" office:value="427" table:style-name="ce10">
            <text:p>42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81858" table:style-name="ce10">
            <text:p>1.381.858</text:p>
          </table:table-cell>
          <table:table-cell office:value-type="float" office:value="581829" table:style-name="ce10">
            <text:p>581.829</text:p>
          </table:table-cell>
          <table:table-cell office:value-type="float" office:value="4763" table:style-name="ce10">
            <text:p>4.763</text:p>
          </table:table-cell>
          <table:table-cell office:value-type="float" office:value="145" table:style-name="ce10">
            <text:p>145</text:p>
          </table:table-cell>
          <table:table-cell office:value-type="float" office:value="0" table:style-name="ce10">
            <text:p>0</text:p>
          </table:table-cell>
          <table:table-cell office:value-type="float" office:value="1757273" table:style-name="ce10">
            <text:p>1.757.273</text:p>
          </table:table-cell>
          <table:table-cell office:value-type="float" office:value="211251" table:style-name="ce10">
            <text:p>211.251</text:p>
          </table:table-cell>
          <table:table-cell office:value-type="float" office:value="70" table:style-name="ce10">
            <text:p>7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497941" table:style-name="ce10">
            <text:p>1.497.941</text:p>
          </table:table-cell>
          <table:table-cell office:value-type="float" office:value="469037" table:style-name="ce10">
            <text:p>469.037</text:p>
          </table:table-cell>
          <table:table-cell office:value-type="float" office:value="1618" table:style-name="ce10">
            <text:p>1.61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393506" table:style-name="ce10">
            <text:p>2.393.506</text:p>
          </table:table-cell>
          <table:table-cell office:value-type="float" office:value="182080" table:style-name="ce10">
            <text:p>182.080</text:p>
          </table:table-cell>
          <table:table-cell office:value-type="float" office:value="561" table:style-name="ce10">
            <text:p>561</text:p>
          </table:table-cell>
          <table:table-cell office:value-type="float" office:value="73" table:style-name="ce10">
            <text:p>73</text:p>
          </table:table-cell>
          <table:table-cell office:value-type="float" office:value="0" table:style-name="ce10">
            <text:p>0</text:p>
          </table:table-cell>
          <table:table-cell office:value-type="float" office:value="2352990" table:style-name="ce10">
            <text:p>2.352.990</text:p>
          </table:table-cell>
          <table:table-cell office:value-type="float" office:value="222583" table:style-name="ce10">
            <text:p>222.583</text:p>
          </table:table-cell>
          <table:table-cell office:value-type="float" office:value="646" table:style-name="ce10">
            <text:p>64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302996" table:style-name="ce10">
            <text:p>2.302.996</text:p>
          </table:table-cell>
          <table:table-cell office:value-type="float" office:value="272485" table:style-name="ce10">
            <text:p>272.485</text:p>
          </table:table-cell>
          <table:table-cell office:value-type="float" office:value="738" table:style-name="ce10">
            <text:p>73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08571" table:style-name="ce10">
            <text:p>2.008.571</text:p>
          </table:table-cell>
          <table:table-cell office:value-type="float" office:value="562144" table:style-name="ce10">
            <text:p>562.144</text:p>
          </table:table-cell>
          <table:table-cell office:value-type="float" office:value="5505" table:style-name="ce10">
            <text:p>5.50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437353" table:style-name="ce10">
            <text:p>2.437.353</text:p>
          </table:table-cell>
          <table:table-cell office:value-type="float" office:value="138548" table:style-name="ce10">
            <text:p>138.548</text:p>
          </table:table-cell>
          <table:table-cell office:value-type="float" office:value="318" table:style-name="ce10">
            <text:p>31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29334" table:style-name="ce10">
            <text:p>2.029.334</text:p>
          </table:table-cell>
          <table:table-cell office:value-type="float" office:value="543992" table:style-name="ce10">
            <text:p>543.992</text:p>
          </table:table-cell>
          <table:table-cell office:value-type="float" office:value="2893" table:style-name="ce10">
            <text:p>2.89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4186110" table:style-name="ce10">
            <text:p>4.186.110</text:p>
          </table:table-cell>
          <table:table-cell office:value-type="float" office:value="355078" table:style-name="ce10">
            <text:p>355.078</text:p>
          </table:table-cell>
          <table:table-cell office:value-type="float" office:value="3553" table:style-name="ce10">
            <text:p>3.553</text:p>
          </table:table-cell>
          <table:table-cell office:value-type="float" office:value="73" table:style-name="ce10">
            <text:p>73</text:p>
          </table:table-cell>
          <table:table-cell office:value-type="float" office:value="0" table:style-name="ce10">
            <text:p>0</text:p>
          </table:table-cell>
          <table:table-cell office:value-type="float" office:value="4040659" table:style-name="ce10">
            <text:p>4.040.659</text:p>
          </table:table-cell>
          <table:table-cell office:value-type="float" office:value="496370" table:style-name="ce10">
            <text:p>496.370</text:p>
          </table:table-cell>
          <table:table-cell office:value-type="float" office:value="7785" table:style-name="ce10">
            <text:p>7.78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906491" table:style-name="ce10">
            <text:p>3.906.491</text:p>
          </table:table-cell>
          <table:table-cell office:value-type="float" office:value="637158" table:style-name="ce10">
            <text:p>637.158</text:p>
          </table:table-cell>
          <table:table-cell office:value-type="float" office:value="1165" table:style-name="ce10">
            <text:p>1.16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390428" table:style-name="ce10">
            <text:p>3.390.428</text:p>
          </table:table-cell>
          <table:table-cell office:value-type="float" office:value="1143973" table:style-name="ce10">
            <text:p>1.143.973</text:p>
          </table:table-cell>
          <table:table-cell office:value-type="float" office:value="10268" table:style-name="ce10">
            <text:p>10.268</text:p>
          </table:table-cell>
          <table:table-cell office:value-type="float" office:value="145" table:style-name="ce10">
            <text:p>145</text:p>
          </table:table-cell>
          <table:table-cell office:value-type="float" office:value="0" table:style-name="ce10">
            <text:p>0</text:p>
          </table:table-cell>
          <table:table-cell office:value-type="float" office:value="4194627" table:style-name="ce10">
            <text:p>4.194.627</text:p>
          </table:table-cell>
          <table:table-cell office:value-type="float" office:value="349799" table:style-name="ce10">
            <text:p>349.799</text:p>
          </table:table-cell>
          <table:table-cell office:value-type="float" office:value="388" table:style-name="ce10">
            <text:p>38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527274" table:style-name="ce10">
            <text:p>3.527.274</text:p>
          </table:table-cell>
          <table:table-cell office:value-type="float" office:value="1013029" table:style-name="ce10">
            <text:p>1.013.029</text:p>
          </table:table-cell>
          <table:table-cell office:value-type="float" office:value="4511" table:style-name="ce10">
            <text:p>4.51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951352" table:style-name="ce10">
            <text:p>951.352</text:p>
          </table:table-cell>
          <table:table-cell office:value-type="float" office:value="68843" table:style-name="ce10">
            <text:p>68.843</text:p>
          </table:table-cell>
          <table:table-cell office:value-type="float" office:value="241" table:style-name="ce10">
            <text:p>24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83008" table:style-name="ce10">
            <text:p>883.008</text:p>
          </table:table-cell>
          <table:table-cell office:value-type="float" office:value="137153" table:style-name="ce10">
            <text:p>137.153</text:p>
          </table:table-cell>
          <table:table-cell office:value-type="float" office:value="275" table:style-name="ce10">
            <text:p>27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70318" table:style-name="ce10">
            <text:p>870.318</text:p>
          </table:table-cell>
          <table:table-cell office:value-type="float" office:value="149740" table:style-name="ce10">
            <text:p>149.740</text:p>
          </table:table-cell>
          <table:table-cell office:value-type="float" office:value="378" table:style-name="ce10">
            <text:p>37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07806" table:style-name="ce10">
            <text:p>707.806</text:p>
          </table:table-cell>
          <table:table-cell office:value-type="float" office:value="308798" table:style-name="ce10">
            <text:p>308.798</text:p>
          </table:table-cell>
          <table:table-cell office:value-type="float" office:value="3832" table:style-name="ce10">
            <text:p>3.83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90406" table:style-name="ce10">
            <text:p>890.406</text:p>
          </table:table-cell>
          <table:table-cell office:value-type="float" office:value="129767" table:style-name="ce10">
            <text:p>129.767</text:p>
          </table:table-cell>
          <table:table-cell office:value-type="float" office:value="263" table:style-name="ce10">
            <text:p>26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31580" table:style-name="ce10">
            <text:p>731.580</text:p>
          </table:table-cell>
          <table:table-cell office:value-type="float" office:value="287601" table:style-name="ce10">
            <text:p>287.601</text:p>
          </table:table-cell>
          <table:table-cell office:value-type="float" office:value="482" table:style-name="ce10">
            <text:p>482</text:p>
          </table:table-cell>
          <table:table-cell office:value-type="float" office:value="773" table:style-name="ce10">
            <text:p>773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1942187" table:style-name="ce10">
            <text:p>1.942.187</text:p>
          </table:table-cell>
          <table:table-cell office:value-type="float" office:value="208837" table:style-name="ce10">
            <text:p>208.837</text:p>
          </table:table-cell>
          <table:table-cell office:value-type="float" office:value="3593" table:style-name="ce10">
            <text:p>3.59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746263" table:style-name="ce10">
            <text:p>1.746.263</text:p>
          </table:table-cell>
          <table:table-cell office:value-type="float" office:value="402304" table:style-name="ce10">
            <text:p>402.304</text:p>
          </table:table-cell>
          <table:table-cell office:value-type="float" office:value="6051" table:style-name="ce10">
            <text:p>6.05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90120" table:style-name="ce10">
            <text:p>1.690.120</text:p>
          </table:table-cell>
          <table:table-cell office:value-type="float" office:value="463678" table:style-name="ce10">
            <text:p>463.678</text:p>
          </table:table-cell>
          <table:table-cell office:value-type="float" office:value="819" table:style-name="ce10">
            <text:p>81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71323" table:style-name="ce10">
            <text:p>1.371.323</text:p>
          </table:table-cell>
          <table:table-cell office:value-type="float" office:value="778230" table:style-name="ce10">
            <text:p>778.230</text:p>
          </table:table-cell>
          <table:table-cell office:value-type="float" office:value="4919" table:style-name="ce10">
            <text:p>4.919</text:p>
          </table:table-cell>
          <table:table-cell office:value-type="float" office:value="145" table:style-name="ce10">
            <text:p>145</text:p>
          </table:table-cell>
          <table:table-cell office:value-type="float" office:value="0" table:style-name="ce10">
            <text:p>0</text:p>
          </table:table-cell>
          <table:table-cell office:value-type="float" office:value="1829537" table:style-name="ce10">
            <text:p>1.829.537</text:p>
          </table:table-cell>
          <table:table-cell office:value-type="float" office:value="324456" table:style-name="ce10">
            <text:p>324.456</text:p>
          </table:table-cell>
          <table:table-cell office:value-type="float" office:value="625" table:style-name="ce10">
            <text:p>62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87658" table:style-name="ce10">
            <text:p>1.587.658</text:p>
          </table:table-cell>
          <table:table-cell office:value-type="float" office:value="564332" table:style-name="ce10">
            <text:p>564.332</text:p>
          </table:table-cell>
          <table:table-cell office:value-type="float" office:value="1855" table:style-name="ce10">
            <text:p>1.855</text:p>
          </table:table-cell>
          <table:table-cell office:value-type="float" office:value="773" table:style-name="ce10">
            <text:p>773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1404320" table:style-name="ce10">
            <text:p>1.404.320</text:p>
          </table:table-cell>
          <table:table-cell office:value-type="float" office:value="91815" table:style-name="ce10">
            <text:p>91.815</text:p>
          </table:table-cell>
          <table:table-cell office:value-type="float" office:value="201" table:style-name="ce10">
            <text:p>201</text:p>
          </table:table-cell>
          <table:table-cell office:value-type="float" office:value="73" table:style-name="ce10">
            <text:p>73</text:p>
          </table:table-cell>
          <table:table-cell office:value-type="float" office:value="0" table:style-name="ce10">
            <text:p>0</text:p>
          </table:table-cell>
          <table:table-cell office:value-type="float" office:value="1375293" table:style-name="ce10">
            <text:p>1.375.293</text:p>
          </table:table-cell>
          <table:table-cell office:value-type="float" office:value="119457" table:style-name="ce10">
            <text:p>119.457</text:p>
          </table:table-cell>
          <table:table-cell office:value-type="float" office:value="1658" table:style-name="ce10">
            <text:p>1.65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25492" table:style-name="ce10">
            <text:p>1.325.492</text:p>
          </table:table-cell>
          <table:table-cell office:value-type="float" office:value="170685" table:style-name="ce10">
            <text:p>170.685</text:p>
          </table:table-cell>
          <table:table-cell office:value-type="float" office:value="232" table:style-name="ce10">
            <text:p>23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142848" table:style-name="ce10">
            <text:p>1.142.848</text:p>
          </table:table-cell>
          <table:table-cell office:value-type="float" office:value="353119" table:style-name="ce10">
            <text:p>353.119</text:p>
          </table:table-cell>
          <table:table-cell office:value-type="float" office:value="443" table:style-name="ce10">
            <text:p>44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412913" table:style-name="ce10">
            <text:p>1.412.913</text:p>
          </table:table-cell>
          <table:table-cell office:value-type="float" office:value="83470" table:style-name="ce10">
            <text:p>83.470</text:p>
          </table:table-cell>
          <table:table-cell office:value-type="float" office:value="26" table:style-name="ce10">
            <text:p>2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150149" table:style-name="ce10">
            <text:p>1.150.149</text:p>
          </table:table-cell>
          <table:table-cell office:value-type="float" office:value="345433" table:style-name="ce10">
            <text:p>345.433</text:p>
          </table:table-cell>
          <table:table-cell office:value-type="float" office:value="827" table:style-name="ce10">
            <text:p>82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790954" table:style-name="ce10">
            <text:p>1.790.954</text:p>
          </table:table-cell>
          <table:table-cell office:value-type="float" office:value="123269" table:style-name="ce10">
            <text:p>123.26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802110" table:style-name="ce10">
            <text:p>1.802.110</text:p>
          </table:table-cell>
          <table:table-cell office:value-type="float" office:value="111762" table:style-name="ce10">
            <text:p>111.762</text:p>
          </table:table-cell>
          <table:table-cell office:value-type="float" office:value="351" table:style-name="ce10">
            <text:p>35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61197" table:style-name="ce10">
            <text:p>1.761.197</text:p>
          </table:table-cell>
          <table:table-cell office:value-type="float" office:value="152534" table:style-name="ce10">
            <text:p>152.534</text:p>
          </table:table-cell>
          <table:table-cell office:value-type="float" office:value="492" table:style-name="ce10">
            <text:p>49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84063" table:style-name="ce10">
            <text:p>1.584.063</text:p>
          </table:table-cell>
          <table:table-cell office:value-type="float" office:value="321422" table:style-name="ce10">
            <text:p>321.422</text:p>
          </table:table-cell>
          <table:table-cell office:value-type="float" office:value="8738" table:style-name="ce10">
            <text:p>8.73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842583" table:style-name="ce10">
            <text:p>1.842.583</text:p>
          </table:table-cell>
          <table:table-cell office:value-type="float" office:value="71641" table:style-name="ce10">
            <text:p>71.64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21047" table:style-name="ce10">
            <text:p>1.521.047</text:p>
          </table:table-cell>
          <table:table-cell office:value-type="float" office:value="390864" table:style-name="ce10">
            <text:p>390.864</text:p>
          </table:table-cell>
          <table:table-cell office:value-type="float" office:value="2312" table:style-name="ce10">
            <text:p>2.3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4"/>
          <table:covered-table-cell table:number-columns-repeated="32"/>
          <table:table-cell table:number-columns-repeated="16351"/>
        </table:table-row>
        <table:table-row table:number-rows-repeated="1048555" table:style-name="ro1">
          <table:table-cell table:number-columns-repeated="16384"/>
        </table:table-row>
      </table:table>
      <table:table table:name="C7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7">
            <text:p>TOTAL PARA O INDICADOR C7 – ALUNOS DE ESCOLAS URBANAS, POR PRETENSÃO EM TRABALHAR COM TECNOLOGIA, COMPUTADOR E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9">
            <text:p>Total de alunos que estudam em escolas localizadas em áreas urbanas</text:p>
          </table:table-cell>
          <table:table-cell table:number-columns-repeated="16383" table:style-name="ce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701159" table:style-name="ce10">
            <text:p>3.701.159</text:p>
          </table:table-cell>
          <table:table-cell office:value-type="float" office:value="2904395" table:style-name="ce10">
            <text:p>2.904.395</text:p>
          </table:table-cell>
          <table:table-cell office:value-type="float" office:value="8648" table:style-name="ce10">
            <text:p>8.648</text:p>
          </table:table-cell>
          <table:table-cell office:value-type="float" office:value="167" table:style-name="ce10">
            <text:p>167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656230" table:style-name="ce10">
            <text:p>1.656.230</text:p>
          </table:table-cell>
          <table:table-cell office:value-type="float" office:value="1835540" table:style-name="ce10">
            <text:p>1.835.540</text:p>
          </table:table-cell>
          <table:table-cell office:value-type="float" office:value="3346" table:style-name="ce10">
            <text:p>3.346</text:p>
          </table:table-cell>
          <table:table-cell office:value-type="float" office:value="167" table:style-name="ce10">
            <text:p>16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044930" table:style-name="ce10">
            <text:p>2.044.930</text:p>
          </table:table-cell>
          <table:table-cell office:value-type="float" office:value="1068855" table:style-name="ce10">
            <text:p>1.068.855</text:p>
          </table:table-cell>
          <table:table-cell office:value-type="float" office:value="5302" table:style-name="ce10">
            <text:p>5.302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41839" table:style-name="ce10">
            <text:p>341.839</text:p>
          </table:table-cell>
          <table:table-cell office:value-type="float" office:value="233876" table:style-name="ce10">
            <text:p>233.876</text:p>
          </table:table-cell>
          <table:table-cell office:value-type="float" office:value="486" table:style-name="ce10">
            <text:p>486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34085" table:style-name="ce10">
            <text:p>334.085</text:p>
          </table:table-cell>
          <table:table-cell office:value-type="float" office:value="225046" table:style-name="ce10">
            <text:p>225.046</text:p>
          </table:table-cell>
          <table:table-cell office:value-type="float" office:value="28" table:style-name="ce10">
            <text:p>28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07730" table:style-name="ce10">
            <text:p>907.730</text:p>
          </table:table-cell>
          <table:table-cell office:value-type="float" office:value="677539" table:style-name="ce10">
            <text:p>677.539</text:p>
          </table:table-cell>
          <table:table-cell office:value-type="float" office:value="2110" table:style-name="ce10">
            <text:p>2.11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651023" table:style-name="ce10">
            <text:p>1.651.023</text:p>
          </table:table-cell>
          <table:table-cell office:value-type="float" office:value="1452954" table:style-name="ce10">
            <text:p>1.452.954</text:p>
          </table:table-cell>
          <table:table-cell office:value-type="float" office:value="5782" table:style-name="ce10">
            <text:p>5.782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66484" table:style-name="ce10">
            <text:p>466.484</text:p>
          </table:table-cell>
          <table:table-cell office:value-type="float" office:value="314980" table:style-name="ce10">
            <text:p>314.980</text:p>
          </table:table-cell>
          <table:table-cell office:value-type="float" office:value="242" table:style-name="ce10">
            <text:p>242</text:p>
          </table:table-cell>
          <table:table-cell office:value-type="float" office:value="167" table:style-name="ce10">
            <text:p>167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464835" table:style-name="ce10">
            <text:p>1.464.835</text:p>
          </table:table-cell>
          <table:table-cell office:value-type="float" office:value="1042209" table:style-name="ce10">
            <text:p>1.042.209</text:p>
          </table:table-cell>
          <table:table-cell office:value-type="float" office:value="4265" table:style-name="ce10">
            <text:p>4.265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717273" table:style-name="ce10">
            <text:p>1.717.273</text:p>
          </table:table-cell>
          <table:table-cell office:value-type="float" office:value="1153428" table:style-name="ce10">
            <text:p>1.153.428</text:p>
          </table:table-cell>
          <table:table-cell office:value-type="float" office:value="2239" table:style-name="ce10">
            <text:p>2.239</text:p>
          </table:table-cell>
          <table:table-cell office:value-type="float" office:value="167" table:style-name="ce10">
            <text:p>16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3182108" table:style-name="ce10">
            <text:p>3.182.108</text:p>
          </table:table-cell>
          <table:table-cell office:value-type="float" office:value="2195637" table:style-name="ce10">
            <text:p>2.195.637</text:p>
          </table:table-cell>
          <table:table-cell office:value-type="float" office:value="6504" table:style-name="ce10">
            <text:p>6.504</text:p>
          </table:table-cell>
          <table:table-cell office:value-type="float" office:value="167" table:style-name="ce10">
            <text:p>16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519051" table:style-name="ce10">
            <text:p>519.051</text:p>
          </table:table-cell>
          <table:table-cell office:value-type="float" office:value="708758" table:style-name="ce10">
            <text:p>708.758</text:p>
          </table:table-cell>
          <table:table-cell office:value-type="float" office:value="2144" table:style-name="ce10">
            <text:p>2.144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1473994" table:style-name="ce10">
            <text:p>1.473.994</text:p>
          </table:table-cell>
          <table:table-cell office:value-type="float" office:value="1420614" table:style-name="ce10">
            <text:p>1.420.614</text:p>
          </table:table-cell>
          <table:table-cell office:value-type="float" office:value="5654" table:style-name="ce10">
            <text:p>5.654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1025390" table:style-name="ce10">
            <text:p>1.025.390</text:p>
          </table:table-cell>
          <table:table-cell office:value-type="float" office:value="637930" table:style-name="ce10">
            <text:p>637.930</text:p>
          </table:table-cell>
          <table:table-cell office:value-type="float" office:value="2546" table:style-name="ce10">
            <text:p>2.546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201775" table:style-name="ce10">
            <text:p>1.201.775</text:p>
          </table:table-cell>
          <table:table-cell office:value-type="float" office:value="845852" table:style-name="ce10">
            <text:p>845.852</text:p>
          </table:table-cell>
          <table:table-cell office:value-type="float" office:value="448" table:style-name="ce10">
            <text:p>448</text:p>
          </table:table-cell>
          <table:table-cell office:value-type="float" office:value="167" table:style-name="ce10">
            <text:p>16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4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D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7">
            <text:p>TOTAL PARA O INDICADOR D1 – ALUNOS DE ESCOLAS URBANAS, POR FORMA DE APRENDIZADO SOBRE O USO DO COMPUTADOR E DA INTERNET</text:p>
          </table:table-cell>
          <table:covered-table-cell table:number-columns-repeated="27"/>
          <table:table-cell table:number-columns-repeated="16356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5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8">
            <text:p>Com cursos<text:s/><text:span text:style-name="T5">on-line</text:span></text:p>
          </table:table-cell>
          <table:covered-table-cell table:number-columns-repeated="3"/>
          <table:table-cell office:value-type="string" table:number-columns-spanned="4" table:number-rows-spanned="1" table:style-name="ce15">
            <text:p>Sozinho(a)</text:p>
          </table:table-cell>
          <table:covered-table-cell table:number-columns-repeated="3"/>
          <table:table-cell office:value-type="string" table:number-columns-spanned="4" table:number-rows-spanned="1" table:style-name="ce15">
            <text:p>Com o(a) professor(a) ou educador(a) da escola</text:p>
          </table:table-cell>
          <table:covered-table-cell table:number-columns-repeated="3"/>
          <table:table-cell office:value-type="string" table:number-columns-spanned="4" table:number-rows-spanned="1" table:style-name="ce15">
            <text:p>Com outros alunos ou amigos</text:p>
          </table:table-cell>
          <table:covered-table-cell table:number-columns-repeated="3"/>
          <table:table-cell office:value-type="string" table:number-columns-spanned="4" table:number-rows-spanned="1" table:style-name="ce15">
            <text:p>Com outras pessoas</text:p>
          </table:table-cell>
          <table:covered-table-cell table:number-columns-repeated="3"/>
          <table:table-cell office:value-type="string" table:number-columns-spanned="4" table:number-rows-spanned="1" table:style-name="ce15">
            <text:p>Com vídeos ou tutoriais disponíveis na Internet</text:p>
          </table:table-cell>
          <table:covered-table-cell table:number-columns-repeated="3"/>
          <table:table-cell office:value-type="string" table:style-name="ce2">
            <text:p>Não procura se atualizar sobre o uso de computador e Internet</text:p>
          </table:table-cell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457536" table:style-name="ce10">
            <text:p>1.457.536</text:p>
          </table:table-cell>
          <table:table-cell office:value-type="float" office:value="4103718" table:style-name="ce10">
            <text:p>4.103.718</text:p>
          </table:table-cell>
          <table:table-cell office:value-type="float" office:value="3704" table:style-name="ce10">
            <text:p>3.704</text:p>
          </table:table-cell>
          <table:table-cell office:value-type="float" office:value="293" table:style-name="ce10">
            <text:p>293</text:p>
          </table:table-cell>
          <table:table-cell office:value-type="float" office:value="4364796" table:style-name="ce10">
            <text:p>4.364.796</text:p>
          </table:table-cell>
          <table:table-cell office:value-type="float" office:value="1200335" table:style-name="ce10">
            <text:p>1.200.335</text:p>
          </table:table-cell>
          <table:table-cell office:value-type="float" office:value="119" table:style-name="ce10">
            <text:p>119</text:p>
          </table:table-cell>
          <table:table-cell office:value-type="string" table:style-name="ce10">
            <text:p>-</text:p>
          </table:table-cell>
          <table:table-cell office:value-type="float" office:value="2465093" table:style-name="ce10">
            <text:p>2.465.093</text:p>
          </table:table-cell>
          <table:table-cell office:value-type="float" office:value="3095082" table:style-name="ce10">
            <text:p>3.095.082</text:p>
          </table:table-cell>
          <table:table-cell office:value-type="float" office:value="4701" table:style-name="ce10">
            <text:p>4.701</text:p>
          </table:table-cell>
          <table:table-cell office:value-type="float" office:value="374" table:style-name="ce10">
            <text:p>374</text:p>
          </table:table-cell>
          <table:table-cell office:value-type="float" office:value="4226894" table:style-name="ce10">
            <text:p>4.226.894</text:p>
          </table:table-cell>
          <table:table-cell office:value-type="float" office:value="1337504" table:style-name="ce10">
            <text:p>1.337.504</text:p>
          </table:table-cell>
          <table:table-cell office:value-type="float" office:value="464" table:style-name="ce10">
            <text:p>464</text:p>
          </table:table-cell>
          <table:table-cell office:value-type="float" office:value="389" table:style-name="ce10">
            <text:p>389</text:p>
          </table:table-cell>
          <table:table-cell office:value-type="float" office:value="4215413" table:style-name="ce10">
            <text:p>4.215.413</text:p>
          </table:table-cell>
          <table:table-cell office:value-type="float" office:value="1349598" table:style-name="ce10">
            <text:p>1.349.598</text:p>
          </table:table-cell>
          <table:table-cell office:value-type="float" office:value="240" table:style-name="ce10">
            <text:p>240</text:p>
          </table:table-cell>
          <table:table-cell office:value-type="string" table:style-name="ce10">
            <text:p>-</text:p>
          </table:table-cell>
          <table:table-cell office:value-type="float" office:value="4344105" table:style-name="ce10">
            <text:p>4.344.105</text:p>
          </table:table-cell>
          <table:table-cell office:value-type="float" office:value="1220027" table:style-name="ce10">
            <text:p>1.220.027</text:p>
          </table:table-cell>
          <table:table-cell office:value-type="float" office:value="898" table:style-name="ce10">
            <text:p>898</text:p>
          </table:table-cell>
          <table:table-cell office:value-type="float" office:value="221" table:style-name="ce10">
            <text:p>221</text:p>
          </table:table-cell>
          <table:table-cell office:value-type="float" office:value="28498" table:style-name="ce10">
            <text:p>28.498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770100" table:style-name="ce10">
            <text:p>770.100</text:p>
          </table:table-cell>
          <table:table-cell office:value-type="float" office:value="2195239" table:style-name="ce10">
            <text:p>2.195.239</text:p>
          </table:table-cell>
          <table:table-cell office:value-type="float" office:value="1848" table:style-name="ce10">
            <text:p>1.848</text:p>
          </table:table-cell>
          <table:table-cell office:value-type="float" office:value="72" table:style-name="ce10">
            <text:p>72</text:p>
          </table:table-cell>
          <table:table-cell office:value-type="float" office:value="2345367" table:style-name="ce10">
            <text:p>2.345.367</text:p>
          </table:table-cell>
          <table:table-cell office:value-type="float" office:value="621877" table:style-name="ce10">
            <text:p>621.877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float" office:value="1373884" table:style-name="ce10">
            <text:p>1.373.884</text:p>
          </table:table-cell>
          <table:table-cell office:value-type="float" office:value="1589113" table:style-name="ce10">
            <text:p>1.589.113</text:p>
          </table:table-cell>
          <table:table-cell office:value-type="float" office:value="4206" table:style-name="ce10">
            <text:p>4.206</text:p>
          </table:table-cell>
          <table:table-cell office:value-type="float" office:value="57" table:style-name="ce10">
            <text:p>57</text:p>
          </table:table-cell>
          <table:table-cell office:value-type="float" office:value="2327435" table:style-name="ce10">
            <text:p>2.327.435</text:p>
          </table:table-cell>
          <table:table-cell office:value-type="float" office:value="639507" table:style-name="ce10">
            <text:p>639.507</text:p>
          </table:table-cell>
          <table:table-cell office:value-type="float" office:value="317" table:style-name="ce10">
            <text:p>317</text:p>
          </table:table-cell>
          <table:table-cell office:value-type="float" office:value="0" table:style-name="ce10">
            <text:p>0</text:p>
          </table:table-cell>
          <table:table-cell office:value-type="float" office:value="2342611" table:style-name="ce10">
            <text:p>2.342.611</text:p>
          </table:table-cell>
          <table:table-cell office:value-type="float" office:value="624634" table:style-name="ce10">
            <text:p>624.634</text:p>
          </table:table-cell>
          <table:table-cell office:value-type="float" office:value="14" table:style-name="ce10">
            <text:p>14</text:p>
          </table:table-cell>
          <table:table-cell office:value-type="string" table:style-name="ce10">
            <text:p>-</text:p>
          </table:table-cell>
          <table:table-cell office:value-type="float" office:value="2304260" table:style-name="ce10">
            <text:p>2.304.260</text:p>
          </table:table-cell>
          <table:table-cell office:value-type="float" office:value="662683" table:style-name="ce10">
            <text:p>662.683</text:p>
          </table:table-cell>
          <table:table-cell office:value-type="float" office:value="316" table:style-name="ce10">
            <text:p>316</text:p>
          </table:table-cell>
          <table:table-cell office:value-type="float" office:value="0" table:style-name="ce10">
            <text:p>0</text:p>
          </table:table-cell>
          <table:table-cell office:value-type="float" office:value="14325" table:style-name="ce10">
            <text:p>14.32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687435" table:style-name="ce10">
            <text:p>687.435</text:p>
          </table:table-cell>
          <table:table-cell office:value-type="float" office:value="1908480" table:style-name="ce10">
            <text:p>1.908.480</text:p>
          </table:table-cell>
          <table:table-cell office:value-type="float" office:value="1855" table:style-name="ce10">
            <text:p>1.855</text:p>
          </table:table-cell>
          <table:table-cell office:value-type="float" office:value="221" table:style-name="ce10">
            <text:p>221</text:p>
          </table:table-cell>
          <table:table-cell office:value-type="float" office:value="2019429" table:style-name="ce10">
            <text:p>2.019.429</text:p>
          </table:table-cell>
          <table:table-cell office:value-type="float" office:value="578458" table:style-name="ce10">
            <text:p>578.458</text:p>
          </table:table-cell>
          <table:table-cell office:value-type="float" office:value="104" table:style-name="ce10">
            <text:p>104</text:p>
          </table:table-cell>
          <table:table-cell office:value-type="string" table:style-name="ce10">
            <text:p>-</text:p>
          </table:table-cell>
          <table:table-cell office:value-type="float" office:value="1091208" table:style-name="ce10">
            <text:p>1.091.208</text:p>
          </table:table-cell>
          <table:table-cell office:value-type="float" office:value="1505970" table:style-name="ce10">
            <text:p>1.505.970</text:p>
          </table:table-cell>
          <table:table-cell office:value-type="float" office:value="496" table:style-name="ce10">
            <text:p>496</text:p>
          </table:table-cell>
          <table:table-cell office:value-type="float" office:value="318" table:style-name="ce10">
            <text:p>318</text:p>
          </table:table-cell>
          <table:table-cell office:value-type="float" office:value="1899459" table:style-name="ce10">
            <text:p>1.899.459</text:p>
          </table:table-cell>
          <table:table-cell office:value-type="float" office:value="697996" table:style-name="ce10">
            <text:p>697.996</text:p>
          </table:table-cell>
          <table:table-cell office:value-type="float" office:value="147" table:style-name="ce10">
            <text:p>147</text:p>
          </table:table-cell>
          <table:table-cell office:value-type="float" office:value="389" table:style-name="ce10">
            <text:p>389</text:p>
          </table:table-cell>
          <table:table-cell office:value-type="float" office:value="1872802" table:style-name="ce10">
            <text:p>1.872.802</text:p>
          </table:table-cell>
          <table:table-cell office:value-type="float" office:value="724964" table:style-name="ce10">
            <text:p>724.964</text:p>
          </table:table-cell>
          <table:table-cell office:value-type="float" office:value="225" table:style-name="ce10">
            <text:p>225</text:p>
          </table:table-cell>
          <table:table-cell office:value-type="string" table:style-name="ce10">
            <text:p>-</text:p>
          </table:table-cell>
          <table:table-cell office:value-type="float" office:value="2039845" table:style-name="ce10">
            <text:p>2.039.845</text:p>
          </table:table-cell>
          <table:table-cell office:value-type="float" office:value="557343" table:style-name="ce10">
            <text:p>557.343</text:p>
          </table:table-cell>
          <table:table-cell office:value-type="float" office:value="582" table:style-name="ce10">
            <text:p>582</text:p>
          </table:table-cell>
          <table:table-cell office:value-type="float" office:value="221" table:style-name="ce10">
            <text:p>221</text:p>
          </table:table-cell>
          <table:table-cell office:value-type="float" office:value="14173" table:style-name="ce10">
            <text:p>14.173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26452" table:style-name="ce10">
            <text:p>126.452</text:p>
          </table:table-cell>
          <table:table-cell office:value-type="float" office:value="300542" table:style-name="ce10">
            <text:p>300.542</text:p>
          </table:table-cell>
          <table:table-cell office:value-type="float" office:value="84" table:style-name="ce10">
            <text:p>84</text:p>
          </table:table-cell>
          <table:table-cell office:value-type="float" office:value="72" table:style-name="ce10">
            <text:p>72</text:p>
          </table:table-cell>
          <table:table-cell office:value-type="float" office:value="329784" table:style-name="ce10">
            <text:p>329.784</text:p>
          </table:table-cell>
          <table:table-cell office:value-type="float" office:value="97367" table:style-name="ce10">
            <text:p>97.36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9613" table:style-name="ce10">
            <text:p>159.613</text:p>
          </table:table-cell>
          <table:table-cell office:value-type="float" office:value="266580" table:style-name="ce10">
            <text:p>266.580</text:p>
          </table:table-cell>
          <table:table-cell office:value-type="float" office:value="957" table:style-name="ce10">
            <text:p>957</text:p>
          </table:table-cell>
          <table:table-cell office:value-type="float" office:value="0" table:style-name="ce10">
            <text:p>0</text:p>
          </table:table-cell>
          <table:table-cell office:value-type="float" office:value="298353" table:style-name="ce10">
            <text:p>298.353</text:p>
          </table:table-cell>
          <table:table-cell office:value-type="float" office:value="128726" table:style-name="ce10">
            <text:p>128.726</text:p>
          </table:table-cell>
          <table:table-cell office:value-type="float" office:value="0" table:style-name="ce10">
            <text:p>0</text:p>
          </table:table-cell>
          <table:table-cell office:value-type="float" office:value="72" table:style-name="ce10">
            <text:p>72</text:p>
          </table:table-cell>
          <table:table-cell office:value-type="float" office:value="309715" table:style-name="ce10">
            <text:p>309.715</text:p>
          </table:table-cell>
          <table:table-cell office:value-type="float" office:value="117436" table:style-name="ce10">
            <text:p>117.43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83274" table:style-name="ce10">
            <text:p>283.274</text:p>
          </table:table-cell>
          <table:table-cell office:value-type="float" office:value="143836" table:style-name="ce10">
            <text:p>143.836</text:p>
          </table:table-cell>
          <table:table-cell office:value-type="float" office:value="41" table:style-name="ce10">
            <text:p>41</text:p>
          </table:table-cell>
          <table:table-cell office:value-type="float" office:value="0" table:style-name="ce10">
            <text:p>0</text:p>
          </table:table-cell>
          <table:table-cell office:value-type="float" office:value="3234" table:style-name="ce10">
            <text:p>3.23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38611" table:style-name="ce10">
            <text:p>138.611</text:p>
          </table:table-cell>
          <table:table-cell office:value-type="float" office:value="329699" table:style-name="ce10">
            <text:p>329.699</text:p>
          </table:table-cell>
          <table:table-cell office:value-type="float" office:value="1826" table:style-name="ce10">
            <text:p>1.826</text:p>
          </table:table-cell>
          <table:table-cell office:value-type="float" office:value="0" table:style-name="ce10">
            <text:p>0</text:p>
          </table:table-cell>
          <table:table-cell office:value-type="float" office:value="373290" table:style-name="ce10">
            <text:p>373.290</text:p>
          </table:table-cell>
          <table:table-cell office:value-type="float" office:value="96742" table:style-name="ce10">
            <text:p>96.742</text:p>
          </table:table-cell>
          <table:table-cell office:value-type="float" office:value="104" table:style-name="ce10">
            <text:p>104</text:p>
          </table:table-cell>
          <table:table-cell office:value-type="string" table:style-name="ce10">
            <text:p>-</text:p>
          </table:table-cell>
          <table:table-cell office:value-type="float" office:value="181830" table:style-name="ce10">
            <text:p>181.830</text:p>
          </table:table-cell>
          <table:table-cell office:value-type="float" office:value="288181" table:style-name="ce10">
            <text:p>288.181</text:p>
          </table:table-cell>
          <table:table-cell office:value-type="float" office:value="125" table:style-name="ce10">
            <text:p>125</text:p>
          </table:table-cell>
          <table:table-cell office:value-type="float" office:value="0" table:style-name="ce10">
            <text:p>0</text:p>
          </table:table-cell>
          <table:table-cell office:value-type="float" office:value="341563" table:style-name="ce10">
            <text:p>341.563</text:p>
          </table:table-cell>
          <table:table-cell office:value-type="float" office:value="128427" table:style-name="ce10">
            <text:p>128.427</text:p>
          </table:table-cell>
          <table:table-cell office:value-type="float" office:value="147" table:style-name="ce10">
            <text:p>147</text:p>
          </table:table-cell>
          <table:table-cell office:value-type="float" office:value="0" table:style-name="ce10">
            <text:p>0</text:p>
          </table:table-cell>
          <table:table-cell office:value-type="float" office:value="326368" table:style-name="ce10">
            <text:p>326.368</text:p>
          </table:table-cell>
          <table:table-cell office:value-type="float" office:value="143528" table:style-name="ce10">
            <text:p>143.528</text:p>
          </table:table-cell>
          <table:table-cell office:value-type="float" office:value="240" table:style-name="ce10">
            <text:p>240</text:p>
          </table:table-cell>
          <table:table-cell office:value-type="string" table:style-name="ce10">
            <text:p>-</text:p>
          </table:table-cell>
          <table:table-cell office:value-type="float" office:value="363717" table:style-name="ce10">
            <text:p>363.717</text:p>
          </table:table-cell>
          <table:table-cell office:value-type="float" office:value="105878" table:style-name="ce10">
            <text:p>105.878</text:p>
          </table:table-cell>
          <table:table-cell office:value-type="float" office:value="541" table:style-name="ce10">
            <text:p>541</text:p>
          </table:table-cell>
          <table:table-cell office:value-type="float" office:value="0" table:style-name="ce10">
            <text:p>0</text:p>
          </table:table-cell>
          <table:table-cell office:value-type="float" office:value="1865" table:style-name="ce10">
            <text:p>1.86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36407" table:style-name="ce10">
            <text:p>336.407</text:p>
          </table:table-cell>
          <table:table-cell office:value-type="float" office:value="927384" table:style-name="ce10">
            <text:p>927.38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66070" table:style-name="ce10">
            <text:p>966.070</text:p>
          </table:table-cell>
          <table:table-cell office:value-type="float" office:value="297721" table:style-name="ce10">
            <text:p>297.72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05009" table:style-name="ce10">
            <text:p>605.009</text:p>
          </table:table-cell>
          <table:table-cell office:value-type="float" office:value="658782" table:style-name="ce10">
            <text:p>658.78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39171" table:style-name="ce10">
            <text:p>939.171</text:p>
          </table:table-cell>
          <table:table-cell office:value-type="float" office:value="324620" table:style-name="ce10">
            <text:p>324.62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43724" table:style-name="ce10">
            <text:p>943.724</text:p>
          </table:table-cell>
          <table:table-cell office:value-type="float" office:value="320068" table:style-name="ce10">
            <text:p>320.06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30085" table:style-name="ce10">
            <text:p>930.085</text:p>
          </table:table-cell>
          <table:table-cell office:value-type="float" office:value="333707" table:style-name="ce10">
            <text:p>333.70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153" table:style-name="ce10">
            <text:p>7.15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04211" table:style-name="ce10">
            <text:p>704.211</text:p>
          </table:table-cell>
          <table:table-cell office:value-type="float" office:value="1992257" table:style-name="ce10">
            <text:p>1.992.257</text:p>
          </table:table-cell>
          <table:table-cell office:value-type="float" office:value="1489" table:style-name="ce10">
            <text:p>1.489</text:p>
          </table:table-cell>
          <table:table-cell office:value-type="float" office:value="0" table:style-name="ce10">
            <text:p>0</text:p>
          </table:table-cell>
          <table:table-cell office:value-type="float" office:value="2133030" table:style-name="ce10">
            <text:p>2.133.030</text:p>
          </table:table-cell>
          <table:table-cell office:value-type="float" office:value="564927" table:style-name="ce10">
            <text:p>564.92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228504" table:style-name="ce10">
            <text:p>1.228.504</text:p>
          </table:table-cell>
          <table:table-cell office:value-type="float" office:value="1466621" table:style-name="ce10">
            <text:p>1.466.621</text:p>
          </table:table-cell>
          <table:table-cell office:value-type="float" office:value="2832" table:style-name="ce10">
            <text:p>2.832</text:p>
          </table:table-cell>
          <table:table-cell office:value-type="float" office:value="0" table:style-name="ce10">
            <text:p>0</text:p>
          </table:table-cell>
          <table:table-cell office:value-type="float" office:value="2120429" table:style-name="ce10">
            <text:p>2.120.429</text:p>
          </table:table-cell>
          <table:table-cell office:value-type="float" office:value="577528" table:style-name="ce10">
            <text:p>577.52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130648" table:style-name="ce10">
            <text:p>2.130.648</text:p>
          </table:table-cell>
          <table:table-cell office:value-type="float" office:value="567309" table:style-name="ce10">
            <text:p>567.30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194109" table:style-name="ce10">
            <text:p>2.194.109</text:p>
          </table:table-cell>
          <table:table-cell office:value-type="float" office:value="503532" table:style-name="ce10">
            <text:p>503.532</text:p>
          </table:table-cell>
          <table:table-cell office:value-type="float" office:value="316" table:style-name="ce10">
            <text:p>316</text:p>
          </table:table-cell>
          <table:table-cell office:value-type="float" office:value="0" table:style-name="ce10">
            <text:p>0</text:p>
          </table:table-cell>
          <table:table-cell office:value-type="float" office:value="10646" table:style-name="ce10">
            <text:p>10.64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51854" table:style-name="ce10">
            <text:p>151.854</text:p>
          </table:table-cell>
          <table:table-cell office:value-type="float" office:value="553837" table:style-name="ce10">
            <text:p>553.837</text:p>
          </table:table-cell>
          <table:table-cell office:value-type="float" office:value="304" table:style-name="ce10">
            <text:p>304</text:p>
          </table:table-cell>
          <table:table-cell office:value-type="float" office:value="221" table:style-name="ce10">
            <text:p>221</text:p>
          </table:table-cell>
          <table:table-cell office:value-type="float" office:value="562622" table:style-name="ce10">
            <text:p>562.622</text:p>
          </table:table-cell>
          <table:table-cell office:value-type="float" office:value="143579" table:style-name="ce10">
            <text:p>143.579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float" office:value="290137" table:style-name="ce10">
            <text:p>290.137</text:p>
          </table:table-cell>
          <table:table-cell office:value-type="float" office:value="414918" table:style-name="ce10">
            <text:p>414.918</text:p>
          </table:table-cell>
          <table:table-cell office:value-type="float" office:value="787" table:style-name="ce10">
            <text:p>787</text:p>
          </table:table-cell>
          <table:table-cell office:value-type="float" office:value="374" table:style-name="ce10">
            <text:p>374</text:p>
          </table:table-cell>
          <table:table-cell office:value-type="float" office:value="527378" table:style-name="ce10">
            <text:p>527.378</text:p>
          </table:table-cell>
          <table:table-cell office:value-type="float" office:value="178203" table:style-name="ce10">
            <text:p>178.203</text:p>
          </table:table-cell>
          <table:table-cell office:value-type="float" office:value="317" table:style-name="ce10">
            <text:p>317</text:p>
          </table:table-cell>
          <table:table-cell office:value-type="float" office:value="318" table:style-name="ce10">
            <text:p>318</text:p>
          </table:table-cell>
          <table:table-cell office:value-type="float" office:value="504959" table:style-name="ce10">
            <text:p>504.959</text:p>
          </table:table-cell>
          <table:table-cell office:value-type="float" office:value="201256" table:style-name="ce10">
            <text:p>201.25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72921" table:style-name="ce10">
            <text:p>572.921</text:p>
          </table:table-cell>
          <table:table-cell office:value-type="float" office:value="133074" table:style-name="ce10">
            <text:p>133.074</text:p>
          </table:table-cell>
          <table:table-cell office:value-type="float" office:value="0" table:style-name="ce10">
            <text:p>0</text:p>
          </table:table-cell>
          <table:table-cell office:value-type="float" office:value="221" table:style-name="ce10">
            <text:p>221</text:p>
          </table:table-cell>
          <table:table-cell office:value-type="float" office:value="5600" table:style-name="ce10">
            <text:p>5.60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70198" table:style-name="ce10">
            <text:p>370.198</text:p>
          </table:table-cell>
          <table:table-cell office:value-type="float" office:value="1595805" table:style-name="ce10">
            <text:p>1.595.805</text:p>
          </table:table-cell>
          <table:table-cell office:value-type="float" office:value="2593" table:style-name="ce10">
            <text:p>2.593</text:p>
          </table:table-cell>
          <table:table-cell office:value-type="float" office:value="0" table:style-name="ce10">
            <text:p>0</text:p>
          </table:table-cell>
          <table:table-cell office:value-type="float" office:value="1437841" table:style-name="ce10">
            <text:p>1.437.841</text:p>
          </table:table-cell>
          <table:table-cell office:value-type="float" office:value="530754" table:style-name="ce10">
            <text:p>530.75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97382" table:style-name="ce10">
            <text:p>897.382</text:p>
          </table:table-cell>
          <table:table-cell office:value-type="float" office:value="1069221" table:style-name="ce10">
            <text:p>1.069.221</text:p>
          </table:table-cell>
          <table:table-cell office:value-type="float" office:value="1896" table:style-name="ce10">
            <text:p>1.896</text:p>
          </table:table-cell>
          <table:table-cell office:value-type="float" office:value="97" table:style-name="ce10">
            <text:p>97</text:p>
          </table:table-cell>
          <table:table-cell office:value-type="float" office:value="1347637" table:style-name="ce10">
            <text:p>1.347.637</text:p>
          </table:table-cell>
          <table:table-cell office:value-type="float" office:value="620544" table:style-name="ce10">
            <text:p>620.544</text:p>
          </table:table-cell>
          <table:table-cell office:value-type="float" office:value="317" table:style-name="ce10">
            <text:p>317</text:p>
          </table:table-cell>
          <table:table-cell office:value-type="float" office:value="97" table:style-name="ce10">
            <text:p>97</text:p>
          </table:table-cell>
          <table:table-cell office:value-type="float" office:value="1550563" table:style-name="ce10">
            <text:p>1.550.563</text:p>
          </table:table-cell>
          <table:table-cell office:value-type="float" office:value="418032" table:style-name="ce10">
            <text:p>418.03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336617" table:style-name="ce10">
            <text:p>1.336.617</text:p>
          </table:table-cell>
          <table:table-cell office:value-type="float" office:value="631662" table:style-name="ce10">
            <text:p>631.662</text:p>
          </table:table-cell>
          <table:table-cell office:value-type="float" office:value="316" table:style-name="ce10">
            <text:p>316</text:p>
          </table:table-cell>
          <table:table-cell office:value-type="float" office:value="0" table:style-name="ce10">
            <text:p>0</text:p>
          </table:table-cell>
          <table:table-cell office:value-type="float" office:value="15502" table:style-name="ce10">
            <text:p>15.50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857604" table:style-name="ce10">
            <text:p>857.604</text:p>
          </table:table-cell>
          <table:table-cell office:value-type="float" office:value="1717211" table:style-name="ce10">
            <text:p>1.717.211</text:p>
          </table:table-cell>
          <table:table-cell office:value-type="float" office:value="1111" table:style-name="ce10">
            <text:p>1.111</text:p>
          </table:table-cell>
          <table:table-cell office:value-type="float" office:value="293" table:style-name="ce10">
            <text:p>293</text:p>
          </table:table-cell>
          <table:table-cell office:value-type="float" office:value="2083106" table:style-name="ce10">
            <text:p>2.083.106</text:p>
          </table:table-cell>
          <table:table-cell office:value-type="float" office:value="493113" table:style-name="ce10">
            <text:p>493.11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75285" table:style-name="ce10">
            <text:p>1.075.285</text:p>
          </table:table-cell>
          <table:table-cell office:value-type="float" office:value="1499204" table:style-name="ce10">
            <text:p>1.499.204</text:p>
          </table:table-cell>
          <table:table-cell office:value-type="float" office:value="1453" table:style-name="ce10">
            <text:p>1.453</text:p>
          </table:table-cell>
          <table:table-cell office:value-type="float" office:value="278" table:style-name="ce10">
            <text:p>278</text:p>
          </table:table-cell>
          <table:table-cell office:value-type="float" office:value="2013530" table:style-name="ce10">
            <text:p>2.013.530</text:p>
          </table:table-cell>
          <table:table-cell office:value-type="float" office:value="562280" table:style-name="ce10">
            <text:p>562.280</text:p>
          </table:table-cell>
          <table:table-cell office:value-type="float" office:value="116" table:style-name="ce10">
            <text:p>116</text:p>
          </table:table-cell>
          <table:table-cell office:value-type="float" office:value="293" table:style-name="ce10">
            <text:p>293</text:p>
          </table:table-cell>
          <table:table-cell office:value-type="float" office:value="1833109" table:style-name="ce10">
            <text:p>1.833.109</text:p>
          </table:table-cell>
          <table:table-cell office:value-type="float" office:value="742870" table:style-name="ce10">
            <text:p>742.870</text:p>
          </table:table-cell>
          <table:table-cell office:value-type="float" office:value="240" table:style-name="ce10">
            <text:p>240</text:p>
          </table:table-cell>
          <table:table-cell office:value-type="string" table:style-name="ce10">
            <text:p>-</text:p>
          </table:table-cell>
          <table:table-cell office:value-type="float" office:value="2161465" table:style-name="ce10">
            <text:p>2.161.465</text:p>
          </table:table-cell>
          <table:table-cell office:value-type="float" office:value="414519" table:style-name="ce10">
            <text:p>414.519</text:p>
          </table:table-cell>
          <table:table-cell office:value-type="float" office:value="14" table:style-name="ce10">
            <text:p>14</text:p>
          </table:table-cell>
          <table:table-cell office:value-type="float" office:value="221" table:style-name="ce10">
            <text:p>221</text:p>
          </table:table-cell>
          <table:table-cell office:value-type="float" office:value="12122" table:style-name="ce10">
            <text:p>12.12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1227802" table:style-name="ce10">
            <text:p>1.227.802</text:p>
          </table:table-cell>
          <table:table-cell office:value-type="float" office:value="3313016" table:style-name="ce10">
            <text:p>3.313.016</text:p>
          </table:table-cell>
          <table:table-cell office:value-type="float" office:value="3704" table:style-name="ce10">
            <text:p>3.704</text:p>
          </table:table-cell>
          <table:table-cell office:value-type="float" office:value="293" table:style-name="ce10">
            <text:p>293</text:p>
          </table:table-cell>
          <table:table-cell office:value-type="float" office:value="3520947" table:style-name="ce10">
            <text:p>3.520.947</text:p>
          </table:table-cell>
          <table:table-cell office:value-type="float" office:value="1023867" table:style-name="ce10">
            <text:p>1.023.86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972667" table:style-name="ce10">
            <text:p>1.972.667</text:p>
          </table:table-cell>
          <table:table-cell office:value-type="float" office:value="2568424" table:style-name="ce10">
            <text:p>2.568.424</text:p>
          </table:table-cell>
          <table:table-cell office:value-type="float" office:value="3349" table:style-name="ce10">
            <text:p>3.349</text:p>
          </table:table-cell>
          <table:table-cell office:value-type="float" office:value="374" table:style-name="ce10">
            <text:p>374</text:p>
          </table:table-cell>
          <table:table-cell office:value-type="float" office:value="3361167" table:style-name="ce10">
            <text:p>3.361.167</text:p>
          </table:table-cell>
          <table:table-cell office:value-type="float" office:value="1182825" table:style-name="ce10">
            <text:p>1.182.825</text:p>
          </table:table-cell>
          <table:table-cell office:value-type="float" office:value="433" table:style-name="ce10">
            <text:p>433</text:p>
          </table:table-cell>
          <table:table-cell office:value-type="float" office:value="389" table:style-name="ce10">
            <text:p>389</text:p>
          </table:table-cell>
          <table:table-cell office:value-type="float" office:value="3383672" table:style-name="ce10">
            <text:p>3.383.672</text:p>
          </table:table-cell>
          <table:table-cell office:value-type="float" office:value="1160902" table:style-name="ce10">
            <text:p>1.160.902</text:p>
          </table:table-cell>
          <table:table-cell office:value-type="float" office:value="240" table:style-name="ce10">
            <text:p>240</text:p>
          </table:table-cell>
          <table:table-cell office:value-type="string" table:style-name="ce10">
            <text:p>-</text:p>
          </table:table-cell>
          <table:table-cell office:value-type="float" office:value="3498082" table:style-name="ce10">
            <text:p>3.498.082</text:p>
          </table:table-cell>
          <table:table-cell office:value-type="float" office:value="1046182" table:style-name="ce10">
            <text:p>1.046.182</text:p>
          </table:table-cell>
          <table:table-cell office:value-type="float" office:value="330" table:style-name="ce10">
            <text:p>330</text:p>
          </table:table-cell>
          <table:table-cell office:value-type="float" office:value="221" table:style-name="ce10">
            <text:p>221</text:p>
          </table:table-cell>
          <table:table-cell office:value-type="float" office:value="27624" table:style-name="ce10">
            <text:p>27.62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29734" table:style-name="ce10">
            <text:p>229.734</text:p>
          </table:table-cell>
          <table:table-cell office:value-type="float" office:value="790702" table:style-name="ce10">
            <text:p>790.70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43849" table:style-name="ce10">
            <text:p>843.849</text:p>
          </table:table-cell>
          <table:table-cell office:value-type="float" office:value="176468" table:style-name="ce10">
            <text:p>176.468</text:p>
          </table:table-cell>
          <table:table-cell office:value-type="float" office:value="119" table:style-name="ce10">
            <text:p>119</text:p>
          </table:table-cell>
          <table:table-cell office:value-type="string" table:style-name="ce10">
            <text:p>-</text:p>
          </table:table-cell>
          <table:table-cell office:value-type="float" office:value="492426" table:style-name="ce10">
            <text:p>492.426</text:p>
          </table:table-cell>
          <table:table-cell office:value-type="float" office:value="526658" table:style-name="ce10">
            <text:p>526.658</text:p>
          </table:table-cell>
          <table:table-cell office:value-type="float" office:value="1352" table:style-name="ce10">
            <text:p>1.352</text:p>
          </table:table-cell>
          <table:table-cell office:value-type="float" office:value="0" table:style-name="ce10">
            <text:p>0</text:p>
          </table:table-cell>
          <table:table-cell office:value-type="float" office:value="865726" table:style-name="ce10">
            <text:p>865.726</text:p>
          </table:table-cell>
          <table:table-cell office:value-type="float" office:value="154679" table:style-name="ce10">
            <text:p>154.679</text:p>
          </table:table-cell>
          <table:table-cell office:value-type="float" office:value="31" table:style-name="ce10">
            <text:p>31</text:p>
          </table:table-cell>
          <table:table-cell office:value-type="float" office:value="0" table:style-name="ce10">
            <text:p>0</text:p>
          </table:table-cell>
          <table:table-cell office:value-type="float" office:value="831741" table:style-name="ce10">
            <text:p>831.741</text:p>
          </table:table-cell>
          <table:table-cell office:value-type="float" office:value="188695" table:style-name="ce10">
            <text:p>188.69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46024" table:style-name="ce10">
            <text:p>846.024</text:p>
          </table:table-cell>
          <table:table-cell office:value-type="float" office:value="173845" table:style-name="ce10">
            <text:p>173.845</text:p>
          </table:table-cell>
          <table:table-cell office:value-type="float" office:value="568" table:style-name="ce10">
            <text:p>568</text:p>
          </table:table-cell>
          <table:table-cell office:value-type="float" office:value="0" table:style-name="ce10">
            <text:p>0</text:p>
          </table:table-cell>
          <table:table-cell office:value-type="float" office:value="874" table:style-name="ce10">
            <text:p>87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343256" table:style-name="ce10">
            <text:p>343.256</text:p>
          </table:table-cell>
          <table:table-cell office:value-type="float" office:value="1807641" table:style-name="ce10">
            <text:p>1.807.641</text:p>
          </table:table-cell>
          <table:table-cell office:value-type="float" office:value="3500" table:style-name="ce10">
            <text:p>3.500</text:p>
          </table:table-cell>
          <table:table-cell office:value-type="float" office:value="221" table:style-name="ce10">
            <text:p>221</text:p>
          </table:table-cell>
          <table:table-cell office:value-type="float" office:value="1476913" table:style-name="ce10">
            <text:p>1.476.913</text:p>
          </table:table-cell>
          <table:table-cell office:value-type="float" office:value="677601" table:style-name="ce10">
            <text:p>677.601</text:p>
          </table:table-cell>
          <table:table-cell office:value-type="float" office:value="104" table:style-name="ce10">
            <text:p>104</text:p>
          </table:table-cell>
          <table:table-cell office:value-type="string" table:style-name="ce10">
            <text:p>-</text:p>
          </table:table-cell>
          <table:table-cell office:value-type="float" office:value="1064156" table:style-name="ce10">
            <text:p>1.064.156</text:p>
          </table:table-cell>
          <table:table-cell office:value-type="float" office:value="1086565" table:style-name="ce10">
            <text:p>1.086.565</text:p>
          </table:table-cell>
          <table:table-cell office:value-type="float" office:value="3619" table:style-name="ce10">
            <text:p>3.619</text:p>
          </table:table-cell>
          <table:table-cell office:value-type="float" office:value="278" table:style-name="ce10">
            <text:p>278</text:p>
          </table:table-cell>
          <table:table-cell office:value-type="float" office:value="1532682" table:style-name="ce10">
            <text:p>1.532.682</text:p>
          </table:table-cell>
          <table:table-cell office:value-type="float" office:value="621397" table:style-name="ce10">
            <text:p>621.397</text:p>
          </table:table-cell>
          <table:table-cell office:value-type="float" office:value="317" table:style-name="ce10">
            <text:p>317</text:p>
          </table:table-cell>
          <table:table-cell office:value-type="float" office:value="221" table:style-name="ce10">
            <text:p>221</text:p>
          </table:table-cell>
          <table:table-cell office:value-type="float" office:value="1846007" table:style-name="ce10">
            <text:p>1.846.007</text:p>
          </table:table-cell>
          <table:table-cell office:value-type="float" office:value="308487" table:style-name="ce10">
            <text:p>308.487</text:p>
          </table:table-cell>
          <table:table-cell office:value-type="float" office:value="124" table:style-name="ce10">
            <text:p>124</text:p>
          </table:table-cell>
          <table:table-cell office:value-type="string" table:style-name="ce10">
            <text:p>-</text:p>
          </table:table-cell>
          <table:table-cell office:value-type="float" office:value="1401205" table:style-name="ce10">
            <text:p>1.401.205</text:p>
          </table:table-cell>
          <table:table-cell office:value-type="float" office:value="752335" table:style-name="ce10">
            <text:p>752.335</text:p>
          </table:table-cell>
          <table:table-cell office:value-type="float" office:value="857" table:style-name="ce10">
            <text:p>857</text:p>
          </table:table-cell>
          <table:table-cell office:value-type="float" office:value="221" table:style-name="ce10">
            <text:p>221</text:p>
          </table:table-cell>
          <table:table-cell office:value-type="float" office:value="18770" table:style-name="ce10">
            <text:p>18.77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428934" table:style-name="ce10">
            <text:p>428.934</text:p>
          </table:table-cell>
          <table:table-cell office:value-type="float" office:value="1067200" table:style-name="ce10">
            <text:p>1.067.200</text:p>
          </table:table-cell>
          <table:table-cell office:value-type="float" office:value="203" table:style-name="ce10">
            <text:p>203</text:p>
          </table:table-cell>
          <table:table-cell office:value-type="float" office:value="72" table:style-name="ce10">
            <text:p>72</text:p>
          </table:table-cell>
          <table:table-cell office:value-type="float" office:value="1246571" table:style-name="ce10">
            <text:p>1.246.571</text:p>
          </table:table-cell>
          <table:table-cell office:value-type="float" office:value="249823" table:style-name="ce10">
            <text:p>249.823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float" office:value="582591" table:style-name="ce10">
            <text:p>582.591</text:p>
          </table:table-cell>
          <table:table-cell office:value-type="float" office:value="913712" table:style-name="ce10">
            <text:p>913.712</text:p>
          </table:table-cell>
          <table:table-cell office:value-type="float" office:value="9" table:style-name="ce10">
            <text:p>9</text:p>
          </table:table-cell>
          <table:table-cell office:value-type="float" office:value="97" table:style-name="ce10">
            <text:p>97</text:p>
          </table:table-cell>
          <table:table-cell office:value-type="float" office:value="1148814" table:style-name="ce10">
            <text:p>1.148.814</text:p>
          </table:table-cell>
          <table:table-cell office:value-type="float" office:value="347426" table:style-name="ce10">
            <text:p>347.426</text:p>
          </table:table-cell>
          <table:table-cell office:value-type="float" office:value="0" table:style-name="ce10">
            <text:p>0</text:p>
          </table:table-cell>
          <table:table-cell office:value-type="float" office:value="168" table:style-name="ce10">
            <text:p>168</text:p>
          </table:table-cell>
          <table:table-cell office:value-type="float" office:value="1048710" table:style-name="ce10">
            <text:p>1.048.710</text:p>
          </table:table-cell>
          <table:table-cell office:value-type="float" office:value="447699" table:style-name="ce10">
            <text:p>447.69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242098" table:style-name="ce10">
            <text:p>1.242.098</text:p>
          </table:table-cell>
          <table:table-cell office:value-type="float" office:value="254270" table:style-name="ce10">
            <text:p>254.270</text:p>
          </table:table-cell>
          <table:table-cell office:value-type="float" office:value="41" table:style-name="ce10">
            <text:p>41</text:p>
          </table:table-cell>
          <table:table-cell office:value-type="float" office:value="0" table:style-name="ce10">
            <text:p>0</text:p>
          </table:table-cell>
          <table:table-cell office:value-type="float" office:value="4879" table:style-name="ce10">
            <text:p>4.87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685346" table:style-name="ce10">
            <text:p>685.346</text:p>
          </table:table-cell>
          <table:table-cell office:value-type="float" office:value="1228878" table:style-name="ce10">
            <text:p>1.228.87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641312" table:style-name="ce10">
            <text:p>1.641.312</text:p>
          </table:table-cell>
          <table:table-cell office:value-type="float" office:value="272912" table:style-name="ce10">
            <text:p>272.91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18346" table:style-name="ce10">
            <text:p>818.346</text:p>
          </table:table-cell>
          <table:table-cell office:value-type="float" office:value="1094805" table:style-name="ce10">
            <text:p>1.094.805</text:p>
          </table:table-cell>
          <table:table-cell office:value-type="float" office:value="1073" table:style-name="ce10">
            <text:p>1.073</text:p>
          </table:table-cell>
          <table:table-cell office:value-type="float" office:value="0" table:style-name="ce10">
            <text:p>0</text:p>
          </table:table-cell>
          <table:table-cell office:value-type="float" office:value="1545397" table:style-name="ce10">
            <text:p>1.545.397</text:p>
          </table:table-cell>
          <table:table-cell office:value-type="float" office:value="368680" table:style-name="ce10">
            <text:p>368.680</text:p>
          </table:table-cell>
          <table:table-cell office:value-type="float" office:value="147" table:style-name="ce10">
            <text:p>147</text:p>
          </table:table-cell>
          <table:table-cell office:value-type="float" office:value="0" table:style-name="ce10">
            <text:p>0</text:p>
          </table:table-cell>
          <table:table-cell office:value-type="float" office:value="1320697" table:style-name="ce10">
            <text:p>1.320.697</text:p>
          </table:table-cell>
          <table:table-cell office:value-type="float" office:value="593411" table:style-name="ce10">
            <text:p>593.411</text:p>
          </table:table-cell>
          <table:table-cell office:value-type="float" office:value="116" table:style-name="ce10">
            <text:p>116</text:p>
          </table:table-cell>
          <table:table-cell office:value-type="string" table:style-name="ce10">
            <text:p>-</text:p>
          </table:table-cell>
          <table:table-cell office:value-type="float" office:value="1700803" table:style-name="ce10">
            <text:p>1.700.803</text:p>
          </table:table-cell>
          <table:table-cell office:value-type="float" office:value="213421" table:style-name="ce10">
            <text:p>213.42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849" table:style-name="ce10">
            <text:p>4.849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4"/>
          <table:covered-table-cell table:number-columns-repeated="27"/>
          <table:table-cell table:number-columns-repeated="16356"/>
        </table:table-row>
        <table:table-row table:number-rows-repeated="1048555" table:style-name="ro1">
          <table:table-cell table:number-columns-repeated="16384"/>
        </table:table-row>
      </table:table>
      <table:table table:name="D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7">
            <text:p>TOTAL PARA O INDICADOR D3 – ALUNOS DE ESCOLAS URBANAS, POR TIPOS DE ORIENTAÇÕES RECEBIDAS DE PROFESSORES PARA O USO DA INTERNET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style-name="ce9">
            <text:p>Total de alunos que estudam em escolas localizadas em áreas urbanas</text:p>
          </table:table-cell>
          <table:table-cell table:number-columns-repeated="16383" table:style-name="ce8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Ajudou a usar a Internet para fazer trabalhos escolares</text:p>
          </table:table-cell>
          <table:covered-table-cell table:number-columns-repeated="3"/>
          <table:table-cell office:value-type="string" table:number-columns-spanned="4" table:number-rows-spanned="1" table:style-name="ce18">
            <text:p>Pediu para comparar informações da Internet em<text:s/><text:span text:style-name="T5">sites</text:span><text:span text:style-name="T2"><text:s/>diferentes</text:span></text:p>
          </table:table-cell>
          <table:covered-table-cell table:number-columns-repeated="3"/>
          <table:table-cell office:value-type="string" table:number-columns-spanned="4" table:number-rows-spanned="1" table:style-name="ce18">
            <text:p>Disse quais<text:s/><text:span text:style-name="T5">sites</text:span><text:s/>deveria utilizar para fazer trabalhos escolares</text:p>
          </table:table-cell>
          <table:covered-table-cell table:number-columns-repeated="3"/>
          <table:table-cell office:value-type="string" table:number-columns-spanned="4" table:number-rows-spanned="1" table:style-name="ce15">
            <text:p>Ensinou como usar a Internet de um jeito seguro</text:p>
          </table:table-cell>
          <table:covered-table-cell table:number-columns-repeated="3"/>
          <table:table-cell office:value-type="string" table:number-columns-spanned="4" table:number-rows-spanned="1" table:style-name="ce15">
            <text:p>Falou sobre o que fazer se alguma coisa o(a) incomodar na Internet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599093" table:style-name="ce10">
            <text:p>3.599.093</text:p>
          </table:table-cell>
          <table:table-cell office:value-type="float" office:value="2978918" table:style-name="ce10">
            <text:p>2.978.918</text:p>
          </table:table-cell>
          <table:table-cell office:value-type="float" office:value="36054" table:style-name="ce10">
            <text:p>36.054</text:p>
          </table:table-cell>
          <table:table-cell office:value-type="float" office:value="304" table:style-name="ce10">
            <text:p>304</text:p>
          </table:table-cell>
          <table:table-cell office:value-type="float" office:value="3394420" table:style-name="ce10">
            <text:p>3.394.420</text:p>
          </table:table-cell>
          <table:table-cell office:value-type="float" office:value="3136865" table:style-name="ce10">
            <text:p>3.136.865</text:p>
          </table:table-cell>
          <table:table-cell office:value-type="float" office:value="83084" table:style-name="ce10">
            <text:p>83.084</text:p>
          </table:table-cell>
          <table:table-cell office:value-type="string" table:style-name="ce10">
            <text:p>-</text:p>
          </table:table-cell>
          <table:table-cell office:value-type="float" office:value="3803223" table:style-name="ce10">
            <text:p>3.803.223</text:p>
          </table:table-cell>
          <table:table-cell office:value-type="float" office:value="2766387" table:style-name="ce10">
            <text:p>2.766.387</text:p>
          </table:table-cell>
          <table:table-cell office:value-type="float" office:value="43245" table:style-name="ce10">
            <text:p>43.245</text:p>
          </table:table-cell>
          <table:table-cell office:value-type="float" office:value="1514" table:style-name="ce10">
            <text:p>1.514</text:p>
          </table:table-cell>
          <table:table-cell office:value-type="float" office:value="3198290" table:style-name="ce10">
            <text:p>3.198.290</text:p>
          </table:table-cell>
          <table:table-cell office:value-type="float" office:value="3392570" table:style-name="ce10">
            <text:p>3.392.570</text:p>
          </table:table-cell>
          <table:table-cell office:value-type="float" office:value="23206" table:style-name="ce10">
            <text:p>23.206</text:p>
          </table:table-cell>
          <table:table-cell office:value-type="float" office:value="304" table:style-name="ce10">
            <text:p>304</text:p>
          </table:table-cell>
          <table:table-cell office:value-type="float" office:value="2530958" table:style-name="ce10">
            <text:p>2.530.958</text:p>
          </table:table-cell>
          <table:table-cell office:value-type="float" office:value="4061607" table:style-name="ce10">
            <text:p>4.061.607</text:p>
          </table:table-cell>
          <table:table-cell office:value-type="float" office:value="18566" table:style-name="ce10">
            <text:p>18.566</text:p>
          </table:table-cell>
          <table:table-cell office:value-type="float" office:value="3239" table:style-name="ce10">
            <text:p>3.239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908262" table:style-name="ce10">
            <text:p>1.908.262</text:p>
          </table:table-cell>
          <table:table-cell office:value-type="float" office:value="1583611" table:style-name="ce10">
            <text:p>1.583.611</text:p>
          </table:table-cell>
          <table:table-cell office:value-type="float" office:value="3410" table:style-name="ce10">
            <text:p>3.410</text:p>
          </table:table-cell>
          <table:table-cell office:value-type="float" office:value="0" table:style-name="ce10">
            <text:p>0</text:p>
          </table:table-cell>
          <table:table-cell office:value-type="float" office:value="1784658" table:style-name="ce10">
            <text:p>1.784.658</text:p>
          </table:table-cell>
          <table:table-cell office:value-type="float" office:value="1674779" table:style-name="ce10">
            <text:p>1.674.779</text:p>
          </table:table-cell>
          <table:table-cell office:value-type="float" office:value="35846" table:style-name="ce10">
            <text:p>35.846</text:p>
          </table:table-cell>
          <table:table-cell office:value-type="string" table:style-name="ce10">
            <text:p>-</text:p>
          </table:table-cell>
          <table:table-cell office:value-type="float" office:value="2058431" table:style-name="ce10">
            <text:p>2.058.431</text:p>
          </table:table-cell>
          <table:table-cell office:value-type="float" office:value="1430964" table:style-name="ce10">
            <text:p>1.430.964</text:p>
          </table:table-cell>
          <table:table-cell office:value-type="float" office:value="4516" table:style-name="ce10">
            <text:p>4.516</text:p>
          </table:table-cell>
          <table:table-cell office:value-type="float" office:value="1372" table:style-name="ce10">
            <text:p>1.372</text:p>
          </table:table-cell>
          <table:table-cell office:value-type="float" office:value="1766966" table:style-name="ce10">
            <text:p>1.766.966</text:p>
          </table:table-cell>
          <table:table-cell office:value-type="float" office:value="1709427" table:style-name="ce10">
            <text:p>1.709.427</text:p>
          </table:table-cell>
          <table:table-cell office:value-type="float" office:value="18889" table:style-name="ce10">
            <text:p>18.889</text:p>
          </table:table-cell>
          <table:table-cell office:value-type="float" office:value="0" table:style-name="ce10">
            <text:p>0</text:p>
          </table:table-cell>
          <table:table-cell office:value-type="float" office:value="1436583" table:style-name="ce10">
            <text:p>1.436.583</text:p>
          </table:table-cell>
          <table:table-cell office:value-type="float" office:value="2047937" table:style-name="ce10">
            <text:p>2.047.937</text:p>
          </table:table-cell>
          <table:table-cell office:value-type="float" office:value="7567" table:style-name="ce10">
            <text:p>7.567</text:p>
          </table:table-cell>
          <table:table-cell office:value-type="float" office:value="3195" table:style-name="ce10">
            <text:p>3.19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690832" table:style-name="ce10">
            <text:p>1.690.832</text:p>
          </table:table-cell>
          <table:table-cell office:value-type="float" office:value="1395307" table:style-name="ce10">
            <text:p>1.395.307</text:p>
          </table:table-cell>
          <table:table-cell office:value-type="float" office:value="32644" table:style-name="ce10">
            <text:p>32.644</text:p>
          </table:table-cell>
          <table:table-cell office:value-type="float" office:value="304" table:style-name="ce10">
            <text:p>304</text:p>
          </table:table-cell>
          <table:table-cell office:value-type="float" office:value="1609762" table:style-name="ce10">
            <text:p>1.609.762</text:p>
          </table:table-cell>
          <table:table-cell office:value-type="float" office:value="1462086" table:style-name="ce10">
            <text:p>1.462.086</text:p>
          </table:table-cell>
          <table:table-cell office:value-type="float" office:value="47239" table:style-name="ce10">
            <text:p>47.239</text:p>
          </table:table-cell>
          <table:table-cell office:value-type="string" table:style-name="ce10">
            <text:p>-</text:p>
          </table:table-cell>
          <table:table-cell office:value-type="float" office:value="1744793" table:style-name="ce10">
            <text:p>1.744.793</text:p>
          </table:table-cell>
          <table:table-cell office:value-type="float" office:value="1335423" table:style-name="ce10">
            <text:p>1.335.423</text:p>
          </table:table-cell>
          <table:table-cell office:value-type="float" office:value="38729" table:style-name="ce10">
            <text:p>38.729</text:p>
          </table:table-cell>
          <table:table-cell office:value-type="float" office:value="142" table:style-name="ce10">
            <text:p>142</text:p>
          </table:table-cell>
          <table:table-cell office:value-type="float" office:value="1431324" table:style-name="ce10">
            <text:p>1.431.324</text:p>
          </table:table-cell>
          <table:table-cell office:value-type="float" office:value="1683142" table:style-name="ce10">
            <text:p>1.683.142</text:p>
          </table:table-cell>
          <table:table-cell office:value-type="float" office:value="4317" table:style-name="ce10">
            <text:p>4.317</text:p>
          </table:table-cell>
          <table:table-cell office:value-type="float" office:value="304" table:style-name="ce10">
            <text:p>304</text:p>
          </table:table-cell>
          <table:table-cell office:value-type="float" office:value="1094374" table:style-name="ce10">
            <text:p>1.094.374</text:p>
          </table:table-cell>
          <table:table-cell office:value-type="float" office:value="2013670" table:style-name="ce10">
            <text:p>2.013.670</text:p>
          </table:table-cell>
          <table:table-cell office:value-type="float" office:value="10999" table:style-name="ce10">
            <text:p>10.999</text:p>
          </table:table-cell>
          <table:table-cell office:value-type="float" office:value="44" table:style-name="ce10">
            <text:p>44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09031" table:style-name="ce10">
            <text:p>309.031</text:p>
          </table:table-cell>
          <table:table-cell office:value-type="float" office:value="266783" table:style-name="ce10">
            <text:p>266.783</text:p>
          </table:table-cell>
          <table:table-cell office:value-type="float" office:value="83" table:style-name="ce10">
            <text:p>83</text:p>
          </table:table-cell>
          <table:table-cell office:value-type="float" office:value="304" table:style-name="ce10">
            <text:p>304</text:p>
          </table:table-cell>
          <table:table-cell office:value-type="float" office:value="243386" table:style-name="ce10">
            <text:p>243.386</text:p>
          </table:table-cell>
          <table:table-cell office:value-type="float" office:value="330343" table:style-name="ce10">
            <text:p>330.343</text:p>
          </table:table-cell>
          <table:table-cell office:value-type="float" office:value="2471" table:style-name="ce10">
            <text:p>2.471</text:p>
          </table:table-cell>
          <table:table-cell office:value-type="string" table:style-name="ce10">
            <text:p>-</text:p>
          </table:table-cell>
          <table:table-cell office:value-type="float" office:value="290425" table:style-name="ce10">
            <text:p>290.425</text:p>
          </table:table-cell>
          <table:table-cell office:value-type="float" office:value="284458" table:style-name="ce10">
            <text:p>284.458</text:p>
          </table:table-cell>
          <table:table-cell office:value-type="float" office:value="1318" table:style-name="ce10">
            <text:p>1.318</text:p>
          </table:table-cell>
          <table:table-cell office:value-type="float" office:value="0" table:style-name="ce10">
            <text:p>0</text:p>
          </table:table-cell>
          <table:table-cell office:value-type="float" office:value="237909" table:style-name="ce10">
            <text:p>237.909</text:p>
          </table:table-cell>
          <table:table-cell office:value-type="float" office:value="337666" table:style-name="ce10">
            <text:p>337.666</text:p>
          </table:table-cell>
          <table:table-cell office:value-type="float" office:value="322" table:style-name="ce10">
            <text:p>322</text:p>
          </table:table-cell>
          <table:table-cell office:value-type="float" office:value="304" table:style-name="ce10">
            <text:p>304</text:p>
          </table:table-cell>
          <table:table-cell office:value-type="float" office:value="171384" table:style-name="ce10">
            <text:p>171.384</text:p>
          </table:table-cell>
          <table:table-cell office:value-type="float" office:value="404544" table:style-name="ce10">
            <text:p>404.544</text:p>
          </table:table-cell>
          <table:table-cell office:value-type="float" office:value="272" table:style-name="ce10">
            <text:p>272</text:p>
          </table:table-cell>
          <table:table-cell office:value-type="float" office:value="0" table:style-name="ce10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17351" table:style-name="ce10">
            <text:p>317.351</text:p>
          </table:table-cell>
          <table:table-cell office:value-type="float" office:value="238360" table:style-name="ce10">
            <text:p>238.360</text:p>
          </table:table-cell>
          <table:table-cell office:value-type="float" office:value="3448" table:style-name="ce10">
            <text:p>3.448</text:p>
          </table:table-cell>
          <table:table-cell office:value-type="float" office:value="0" table:style-name="ce10">
            <text:p>0</text:p>
          </table:table-cell>
          <table:table-cell office:value-type="float" office:value="310310" table:style-name="ce10">
            <text:p>310.310</text:p>
          </table:table-cell>
          <table:table-cell office:value-type="float" office:value="244068" table:style-name="ce10">
            <text:p>244.068</text:p>
          </table:table-cell>
          <table:table-cell office:value-type="float" office:value="4780" table:style-name="ce10">
            <text:p>4.780</text:p>
          </table:table-cell>
          <table:table-cell office:value-type="string" table:style-name="ce10">
            <text:p>-</text:p>
          </table:table-cell>
          <table:table-cell office:value-type="float" office:value="348963" table:style-name="ce10">
            <text:p>348.963</text:p>
          </table:table-cell>
          <table:table-cell office:value-type="float" office:value="208586" table:style-name="ce10">
            <text:p>208.586</text:p>
          </table:table-cell>
          <table:table-cell office:value-type="float" office:value="1610" table:style-name="ce10">
            <text:p>1.610</text:p>
          </table:table-cell>
          <table:table-cell office:value-type="float" office:value="0" table:style-name="ce10">
            <text:p>0</text:p>
          </table:table-cell>
          <table:table-cell office:value-type="float" office:value="273609" table:style-name="ce10">
            <text:p>273.609</text:p>
          </table:table-cell>
          <table:table-cell office:value-type="float" office:value="284525" table:style-name="ce10">
            <text:p>284.525</text:p>
          </table:table-cell>
          <table:table-cell office:value-type="float" office:value="1024" table:style-name="ce10">
            <text:p>1.024</text:p>
          </table:table-cell>
          <table:table-cell office:value-type="float" office:value="0" table:style-name="ce10">
            <text:p>0</text:p>
          </table:table-cell>
          <table:table-cell office:value-type="float" office:value="207172" table:style-name="ce10">
            <text:p>207.172</text:p>
          </table:table-cell>
          <table:table-cell office:value-type="float" office:value="351004" table:style-name="ce10">
            <text:p>351.004</text:p>
          </table:table-cell>
          <table:table-cell office:value-type="float" office:value="983" table:style-name="ce10">
            <text:p>983</text:p>
          </table:table-cell>
          <table:table-cell office:value-type="float" office:value="0" table:style-name="ce10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23971" table:style-name="ce10">
            <text:p>823.971</text:p>
          </table:table-cell>
          <table:table-cell office:value-type="float" office:value="761250" table:style-name="ce10">
            <text:p>761.250</text:p>
          </table:table-cell>
          <table:table-cell office:value-type="float" office:value="2158" table:style-name="ce10">
            <text:p>2.158</text:p>
          </table:table-cell>
          <table:table-cell office:value-type="float" office:value="0" table:style-name="ce10">
            <text:p>0</text:p>
          </table:table-cell>
          <table:table-cell office:value-type="float" office:value="647763" table:style-name="ce10">
            <text:p>647.763</text:p>
          </table:table-cell>
          <table:table-cell office:value-type="float" office:value="922997" table:style-name="ce10">
            <text:p>922.997</text:p>
          </table:table-cell>
          <table:table-cell office:value-type="float" office:value="16620" table:style-name="ce10">
            <text:p>16.620</text:p>
          </table:table-cell>
          <table:table-cell office:value-type="string" table:style-name="ce10">
            <text:p>-</text:p>
          </table:table-cell>
          <table:table-cell office:value-type="float" office:value="835738" table:style-name="ce10">
            <text:p>835.738</text:p>
          </table:table-cell>
          <table:table-cell office:value-type="float" office:value="750071" table:style-name="ce10">
            <text:p>750.071</text:p>
          </table:table-cell>
          <table:table-cell office:value-type="float" office:value="1570" table:style-name="ce10">
            <text:p>1.570</text:p>
          </table:table-cell>
          <table:table-cell office:value-type="float" office:value="0" table:style-name="ce10">
            <text:p>0</text:p>
          </table:table-cell>
          <table:table-cell office:value-type="float" office:value="745562" table:style-name="ce10">
            <text:p>745.562</text:p>
          </table:table-cell>
          <table:table-cell office:value-type="float" office:value="838086" table:style-name="ce10">
            <text:p>838.086</text:p>
          </table:table-cell>
          <table:table-cell office:value-type="float" office:value="3732" table:style-name="ce10">
            <text:p>3.732</text:p>
          </table:table-cell>
          <table:table-cell office:value-type="float" office:value="0" table:style-name="ce10">
            <text:p>0</text:p>
          </table:table-cell>
          <table:table-cell office:value-type="float" office:value="580836" table:style-name="ce10">
            <text:p>580.836</text:p>
          </table:table-cell>
          <table:table-cell office:value-type="float" office:value="1000024" table:style-name="ce10">
            <text:p>1.000.024</text:p>
          </table:table-cell>
          <table:table-cell office:value-type="float" office:value="6519" table:style-name="ce10">
            <text:p>6.519</text:p>
          </table:table-cell>
          <table:table-cell office:value-type="float" office:value="0" table:style-name="ce10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717646" table:style-name="ce10">
            <text:p>1.717.646</text:p>
          </table:table-cell>
          <table:table-cell office:value-type="float" office:value="1362640" table:style-name="ce10">
            <text:p>1.362.640</text:p>
          </table:table-cell>
          <table:table-cell office:value-type="float" office:value="29472" table:style-name="ce10">
            <text:p>29.472</text:p>
          </table:table-cell>
          <table:table-cell office:value-type="float" office:value="0" table:style-name="ce10">
            <text:p>0</text:p>
          </table:table-cell>
          <table:table-cell office:value-type="float" office:value="1762958" table:style-name="ce10">
            <text:p>1.762.958</text:p>
          </table:table-cell>
          <table:table-cell office:value-type="float" office:value="1291879" table:style-name="ce10">
            <text:p>1.291.879</text:p>
          </table:table-cell>
          <table:table-cell office:value-type="float" office:value="54921" table:style-name="ce10">
            <text:p>54.921</text:p>
          </table:table-cell>
          <table:table-cell office:value-type="string" table:style-name="ce10">
            <text:p>-</text:p>
          </table:table-cell>
          <table:table-cell office:value-type="float" office:value="1838930" table:style-name="ce10">
            <text:p>1.838.930</text:p>
          </table:table-cell>
          <table:table-cell office:value-type="float" office:value="1233699" table:style-name="ce10">
            <text:p>1.233.699</text:p>
          </table:table-cell>
          <table:table-cell office:value-type="float" office:value="35758" table:style-name="ce10">
            <text:p>35.758</text:p>
          </table:table-cell>
          <table:table-cell office:value-type="float" office:value="1372" table:style-name="ce10">
            <text:p>1.372</text:p>
          </table:table-cell>
          <table:table-cell office:value-type="float" office:value="1579748" table:style-name="ce10">
            <text:p>1.579.748</text:p>
          </table:table-cell>
          <table:table-cell office:value-type="float" office:value="1515323" table:style-name="ce10">
            <text:p>1.515.323</text:p>
          </table:table-cell>
          <table:table-cell office:value-type="float" office:value="14688" table:style-name="ce10">
            <text:p>14.688</text:p>
          </table:table-cell>
          <table:table-cell office:value-type="float" office:value="0" table:style-name="ce10">
            <text:p>0</text:p>
          </table:table-cell>
          <table:table-cell office:value-type="float" office:value="1282898" table:style-name="ce10">
            <text:p>1.282.898</text:p>
          </table:table-cell>
          <table:table-cell office:value-type="float" office:value="1816452" table:style-name="ce10">
            <text:p>1.816.452</text:p>
          </table:table-cell>
          <table:table-cell office:value-type="float" office:value="7214" table:style-name="ce10">
            <text:p>7.214</text:p>
          </table:table-cell>
          <table:table-cell office:value-type="float" office:value="3195" table:style-name="ce10">
            <text:p>3.19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31095" table:style-name="ce10">
            <text:p>431.095</text:p>
          </table:table-cell>
          <table:table-cell office:value-type="float" office:value="349884" table:style-name="ce10">
            <text:p>349.884</text:p>
          </table:table-cell>
          <table:table-cell office:value-type="float" office:value="893" table:style-name="ce10">
            <text:p>893</text:p>
          </table:table-cell>
          <table:table-cell office:value-type="float" office:value="0" table:style-name="ce10">
            <text:p>0</text:p>
          </table:table-cell>
          <table:table-cell office:value-type="float" office:value="430003" table:style-name="ce10">
            <text:p>430.003</text:p>
          </table:table-cell>
          <table:table-cell office:value-type="float" office:value="347578" table:style-name="ce10">
            <text:p>347.578</text:p>
          </table:table-cell>
          <table:table-cell office:value-type="float" office:value="4291" table:style-name="ce10">
            <text:p>4.291</text:p>
          </table:table-cell>
          <table:table-cell office:value-type="string" table:style-name="ce10">
            <text:p>-</text:p>
          </table:table-cell>
          <table:table-cell office:value-type="float" office:value="489168" table:style-name="ce10">
            <text:p>489.168</text:p>
          </table:table-cell>
          <table:table-cell office:value-type="float" office:value="289573" table:style-name="ce10">
            <text:p>289.573</text:p>
          </table:table-cell>
          <table:table-cell office:value-type="float" office:value="2989" table:style-name="ce10">
            <text:p>2.989</text:p>
          </table:table-cell>
          <table:table-cell office:value-type="float" office:value="142" table:style-name="ce10">
            <text:p>142</text:p>
          </table:table-cell>
          <table:table-cell office:value-type="float" office:value="361462" table:style-name="ce10">
            <text:p>361.462</text:p>
          </table:table-cell>
          <table:table-cell office:value-type="float" office:value="416971" table:style-name="ce10">
            <text:p>416.971</text:p>
          </table:table-cell>
          <table:table-cell office:value-type="float" office:value="3439" table:style-name="ce10">
            <text:p>3.439</text:p>
          </table:table-cell>
          <table:table-cell office:value-type="float" office:value="0" table:style-name="ce10">
            <text:p>0</text:p>
          </table:table-cell>
          <table:table-cell office:value-type="float" office:value="288668" table:style-name="ce10">
            <text:p>288.668</text:p>
          </table:table-cell>
          <table:table-cell office:value-type="float" office:value="489583" table:style-name="ce10">
            <text:p>489.583</text:p>
          </table:table-cell>
          <table:table-cell office:value-type="float" office:value="3578" table:style-name="ce10">
            <text:p>3.578</text:p>
          </table:table-cell>
          <table:table-cell office:value-type="float" office:value="44" table:style-name="ce10">
            <text:p>44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175784" table:style-name="ce10">
            <text:p>1.175.784</text:p>
          </table:table-cell>
          <table:table-cell office:value-type="float" office:value="1330329" table:style-name="ce10">
            <text:p>1.330.329</text:p>
          </table:table-cell>
          <table:table-cell office:value-type="float" office:value="5195" table:style-name="ce10">
            <text:p>5.195</text:p>
          </table:table-cell>
          <table:table-cell office:value-type="float" office:value="0" table:style-name="ce10">
            <text:p>0</text:p>
          </table:table-cell>
          <table:table-cell office:value-type="float" office:value="914575" table:style-name="ce10">
            <text:p>914.575</text:p>
          </table:table-cell>
          <table:table-cell office:value-type="float" office:value="1553778" table:style-name="ce10">
            <text:p>1.553.778</text:p>
          </table:table-cell>
          <table:table-cell office:value-type="float" office:value="42955" table:style-name="ce10">
            <text:p>42.955</text:p>
          </table:table-cell>
          <table:table-cell office:value-type="string" table:style-name="ce10">
            <text:p>-</text:p>
          </table:table-cell>
          <table:table-cell office:value-type="float" office:value="1191773" table:style-name="ce10">
            <text:p>1.191.773</text:p>
          </table:table-cell>
          <table:table-cell office:value-type="float" office:value="1305830" table:style-name="ce10">
            <text:p>1.305.830</text:p>
          </table:table-cell>
          <table:table-cell office:value-type="float" office:value="12191" table:style-name="ce10">
            <text:p>12.191</text:p>
          </table:table-cell>
          <table:table-cell office:value-type="float" office:value="1514" table:style-name="ce10">
            <text:p>1.514</text:p>
          </table:table-cell>
          <table:table-cell office:value-type="float" office:value="1128201" table:style-name="ce10">
            <text:p>1.128.201</text:p>
          </table:table-cell>
          <table:table-cell office:value-type="float" office:value="1369742" table:style-name="ce10">
            <text:p>1.369.742</text:p>
          </table:table-cell>
          <table:table-cell office:value-type="float" office:value="13366" table:style-name="ce10">
            <text:p>13.366</text:p>
          </table:table-cell>
          <table:table-cell office:value-type="float" office:value="0" table:style-name="ce10">
            <text:p>0</text:p>
          </table:table-cell>
          <table:table-cell office:value-type="float" office:value="773529" table:style-name="ce10">
            <text:p>773.529</text:p>
          </table:table-cell>
          <table:table-cell office:value-type="float" office:value="1722326" table:style-name="ce10">
            <text:p>1.722.326</text:p>
          </table:table-cell>
          <table:table-cell office:value-type="float" office:value="12258" table:style-name="ce10">
            <text:p>12.258</text:p>
          </table:table-cell>
          <table:table-cell office:value-type="float" office:value="3195" table:style-name="ce10">
            <text:p>3.19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630308" table:style-name="ce10">
            <text:p>1.630.308</text:p>
          </table:table-cell>
          <table:table-cell office:value-type="float" office:value="1238807" table:style-name="ce10">
            <text:p>1.238.807</text:p>
          </table:table-cell>
          <table:table-cell office:value-type="float" office:value="3690" table:style-name="ce10">
            <text:p>3.690</text:p>
          </table:table-cell>
          <table:table-cell office:value-type="float" office:value="304" table:style-name="ce10">
            <text:p>304</text:p>
          </table:table-cell>
          <table:table-cell office:value-type="float" office:value="1693483" table:style-name="ce10">
            <text:p>1.693.483</text:p>
          </table:table-cell>
          <table:table-cell office:value-type="float" office:value="1174012" table:style-name="ce10">
            <text:p>1.174.012</text:p>
          </table:table-cell>
          <table:table-cell office:value-type="float" office:value="5613" table:style-name="ce10">
            <text:p>5.613</text:p>
          </table:table-cell>
          <table:table-cell office:value-type="string" table:style-name="ce10">
            <text:p>-</text:p>
          </table:table-cell>
          <table:table-cell office:value-type="float" office:value="1871908" table:style-name="ce10">
            <text:p>1.871.908</text:p>
          </table:table-cell>
          <table:table-cell office:value-type="float" office:value="998730" table:style-name="ce10">
            <text:p>998.730</text:p>
          </table:table-cell>
          <table:table-cell office:value-type="float" office:value="2470" table:style-name="ce10">
            <text:p>2.470</text:p>
          </table:table-cell>
          <table:table-cell office:value-type="float" office:value="0" table:style-name="ce10">
            <text:p>0</text:p>
          </table:table-cell>
          <table:table-cell office:value-type="float" office:value="1238296" table:style-name="ce10">
            <text:p>1.238.296</text:p>
          </table:table-cell>
          <table:table-cell office:value-type="float" office:value="1624736" table:style-name="ce10">
            <text:p>1.624.736</text:p>
          </table:table-cell>
          <table:table-cell office:value-type="float" office:value="9773" table:style-name="ce10">
            <text:p>9.773</text:p>
          </table:table-cell>
          <table:table-cell office:value-type="float" office:value="304" table:style-name="ce10">
            <text:p>304</text:p>
          </table:table-cell>
          <table:table-cell office:value-type="float" office:value="1030219" table:style-name="ce10">
            <text:p>1.030.219</text:p>
          </table:table-cell>
          <table:table-cell office:value-type="float" office:value="1840794" table:style-name="ce10">
            <text:p>1.840.794</text:p>
          </table:table-cell>
          <table:table-cell office:value-type="float" office:value="2051" table:style-name="ce10">
            <text:p>2.051</text:p>
          </table:table-cell>
          <table:table-cell office:value-type="float" office:value="44" table:style-name="ce10">
            <text:p>44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2806092" table:style-name="ce10">
            <text:p>2.806.092</text:p>
          </table:table-cell>
          <table:table-cell office:value-type="float" office:value="2569137" table:style-name="ce10">
            <text:p>2.569.137</text:p>
          </table:table-cell>
          <table:table-cell office:value-type="float" office:value="8884" table:style-name="ce10">
            <text:p>8.884</text:p>
          </table:table-cell>
          <table:table-cell office:value-type="float" office:value="304" table:style-name="ce10">
            <text:p>304</text:p>
          </table:table-cell>
          <table:table-cell office:value-type="float" office:value="2608058" table:style-name="ce10">
            <text:p>2.608.058</text:p>
          </table:table-cell>
          <table:table-cell office:value-type="float" office:value="2727790" table:style-name="ce10">
            <text:p>2.727.790</text:p>
          </table:table-cell>
          <table:table-cell office:value-type="float" office:value="48568" table:style-name="ce10">
            <text:p>48.568</text:p>
          </table:table-cell>
          <table:table-cell office:value-type="string" table:style-name="ce10">
            <text:p>-</text:p>
          </table:table-cell>
          <table:table-cell office:value-type="float" office:value="3063681" table:style-name="ce10">
            <text:p>3.063.681</text:p>
          </table:table-cell>
          <table:table-cell office:value-type="float" office:value="2304560" table:style-name="ce10">
            <text:p>2.304.560</text:p>
          </table:table-cell>
          <table:table-cell office:value-type="float" office:value="14662" table:style-name="ce10">
            <text:p>14.662</text:p>
          </table:table-cell>
          <table:table-cell office:value-type="float" office:value="1514" table:style-name="ce10">
            <text:p>1.514</text:p>
          </table:table-cell>
          <table:table-cell office:value-type="float" office:value="2366497" table:style-name="ce10">
            <text:p>2.366.497</text:p>
          </table:table-cell>
          <table:table-cell office:value-type="float" office:value="2994478" table:style-name="ce10">
            <text:p>2.994.478</text:p>
          </table:table-cell>
          <table:table-cell office:value-type="float" office:value="23138" table:style-name="ce10">
            <text:p>23.138</text:p>
          </table:table-cell>
          <table:table-cell office:value-type="float" office:value="304" table:style-name="ce10">
            <text:p>304</text:p>
          </table:table-cell>
          <table:table-cell office:value-type="float" office:value="1803749" table:style-name="ce10">
            <text:p>1.803.749</text:p>
          </table:table-cell>
          <table:table-cell office:value-type="float" office:value="3563120" table:style-name="ce10">
            <text:p>3.563.120</text:p>
          </table:table-cell>
          <table:table-cell office:value-type="float" office:value="14309" table:style-name="ce10">
            <text:p>14.309</text:p>
          </table:table-cell>
          <table:table-cell office:value-type="float" office:value="3239" table:style-name="ce10">
            <text:p>3.239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793001" table:style-name="ce10">
            <text:p>793.001</text:p>
          </table:table-cell>
          <table:table-cell office:value-type="float" office:value="409781" table:style-name="ce10">
            <text:p>409.781</text:p>
          </table:table-cell>
          <table:table-cell office:value-type="float" office:value="27170" table:style-name="ce10">
            <text:p>27.170</text:p>
          </table:table-cell>
          <table:table-cell office:value-type="float" office:value="0" table:style-name="ce10">
            <text:p>0</text:p>
          </table:table-cell>
          <table:table-cell office:value-type="float" office:value="786362" table:style-name="ce10">
            <text:p>786.362</text:p>
          </table:table-cell>
          <table:table-cell office:value-type="float" office:value="409075" table:style-name="ce10">
            <text:p>409.075</text:p>
          </table:table-cell>
          <table:table-cell office:value-type="float" office:value="34516" table:style-name="ce10">
            <text:p>34.516</text:p>
          </table:table-cell>
          <table:table-cell office:value-type="string" table:style-name="ce10">
            <text:p>-</text:p>
          </table:table-cell>
          <table:table-cell office:value-type="float" office:value="739542" table:style-name="ce10">
            <text:p>739.542</text:p>
          </table:table-cell>
          <table:table-cell office:value-type="float" office:value="461827" table:style-name="ce10">
            <text:p>461.827</text:p>
          </table:table-cell>
          <table:table-cell office:value-type="float" office:value="28583" table:style-name="ce10">
            <text:p>28.583</text:p>
          </table:table-cell>
          <table:table-cell office:value-type="float" office:value="0" table:style-name="ce10">
            <text:p>0</text:p>
          </table:table-cell>
          <table:table-cell office:value-type="float" office:value="831793" table:style-name="ce10">
            <text:p>831.793</text:p>
          </table:table-cell>
          <table:table-cell office:value-type="float" office:value="398092" table:style-name="ce10">
            <text:p>398.092</text:p>
          </table:table-cell>
          <table:table-cell office:value-type="float" office:value="67" table:style-name="ce10">
            <text:p>67</text:p>
          </table:table-cell>
          <table:table-cell office:value-type="float" office:value="0" table:style-name="ce10">
            <text:p>0</text:p>
          </table:table-cell>
          <table:table-cell office:value-type="float" office:value="727209" table:style-name="ce10">
            <text:p>727.209</text:p>
          </table:table-cell>
          <table:table-cell office:value-type="float" office:value="498486" table:style-name="ce10">
            <text:p>498.486</text:p>
          </table:table-cell>
          <table:table-cell office:value-type="float" office:value="4257" table:style-name="ce10">
            <text:p>4.257</text:p>
          </table:table-cell>
          <table:table-cell office:value-type="float" office:value="0" table:style-name="ce10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1421026" table:style-name="ce10">
            <text:p>1.421.026</text:p>
          </table:table-cell>
          <table:table-cell office:value-type="float" office:value="1444899" table:style-name="ce10">
            <text:p>1.444.899</text:p>
          </table:table-cell>
          <table:table-cell office:value-type="float" office:value="34033" table:style-name="ce10">
            <text:p>34.033</text:p>
          </table:table-cell>
          <table:table-cell office:value-type="float" office:value="304" table:style-name="ce10">
            <text:p>304</text:p>
          </table:table-cell>
          <table:table-cell office:value-type="float" office:value="1009141" table:style-name="ce10">
            <text:p>1.009.141</text:p>
          </table:table-cell>
          <table:table-cell office:value-type="float" office:value="1818927" table:style-name="ce10">
            <text:p>1.818.927</text:p>
          </table:table-cell>
          <table:table-cell office:value-type="float" office:value="72194" table:style-name="ce10">
            <text:p>72.194</text:p>
          </table:table-cell>
          <table:table-cell office:value-type="string" table:style-name="ce10">
            <text:p>-</text:p>
          </table:table-cell>
          <table:table-cell office:value-type="float" office:value="1273911" table:style-name="ce10">
            <text:p>1.273.911</text:p>
          </table:table-cell>
          <table:table-cell office:value-type="float" office:value="1584375" table:style-name="ce10">
            <text:p>1.584.375</text:p>
          </table:table-cell>
          <table:table-cell office:value-type="float" office:value="40462" table:style-name="ce10">
            <text:p>40.462</text:p>
          </table:table-cell>
          <table:table-cell office:value-type="float" office:value="1514" table:style-name="ce10">
            <text:p>1.514</text:p>
          </table:table-cell>
          <table:table-cell office:value-type="float" office:value="1547422" table:style-name="ce10">
            <text:p>1.547.422</text:p>
          </table:table-cell>
          <table:table-cell office:value-type="float" office:value="1333459" table:style-name="ce10">
            <text:p>1.333.459</text:p>
          </table:table-cell>
          <table:table-cell office:value-type="float" office:value="19077" table:style-name="ce10">
            <text:p>19.077</text:p>
          </table:table-cell>
          <table:table-cell office:value-type="float" office:value="304" table:style-name="ce10">
            <text:p>304</text:p>
          </table:table-cell>
          <table:table-cell office:value-type="float" office:value="1113463" table:style-name="ce10">
            <text:p>1.113.463</text:p>
          </table:table-cell>
          <table:table-cell office:value-type="float" office:value="1775312" table:style-name="ce10">
            <text:p>1.775.312</text:p>
          </table:table-cell>
          <table:table-cell office:value-type="float" office:value="8247" table:style-name="ce10">
            <text:p>8.247</text:p>
          </table:table-cell>
          <table:table-cell office:value-type="float" office:value="3239" table:style-name="ce10">
            <text:p>3.239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903636" table:style-name="ce10">
            <text:p>903.636</text:p>
          </table:table-cell>
          <table:table-cell office:value-type="float" office:value="760787" table:style-name="ce10">
            <text:p>760.787</text:p>
          </table:table-cell>
          <table:table-cell office:value-type="float" office:value="1442" table:style-name="ce10">
            <text:p>1.442</text:p>
          </table:table-cell>
          <table:table-cell office:value-type="float" office:value="0" table:style-name="ce10">
            <text:p>0</text:p>
          </table:table-cell>
          <table:table-cell office:value-type="float" office:value="983459" table:style-name="ce10">
            <text:p>983.459</text:p>
          </table:table-cell>
          <table:table-cell office:value-type="float" office:value="674945" table:style-name="ce10">
            <text:p>674.945</text:p>
          </table:table-cell>
          <table:table-cell office:value-type="float" office:value="7461" table:style-name="ce10">
            <text:p>7.461</text:p>
          </table:table-cell>
          <table:table-cell office:value-type="string" table:style-name="ce10">
            <text:p>-</text:p>
          </table:table-cell>
          <table:table-cell office:value-type="float" office:value="1063014" table:style-name="ce10">
            <text:p>1.063.014</text:p>
          </table:table-cell>
          <table:table-cell office:value-type="float" office:value="600216" table:style-name="ce10">
            <text:p>600.216</text:p>
          </table:table-cell>
          <table:table-cell office:value-type="float" office:value="2635" table:style-name="ce10">
            <text:p>2.635</text:p>
          </table:table-cell>
          <table:table-cell office:value-type="float" office:value="0" table:style-name="ce10">
            <text:p>0</text:p>
          </table:table-cell>
          <table:table-cell office:value-type="float" office:value="778726" table:style-name="ce10">
            <text:p>778.726</text:p>
          </table:table-cell>
          <table:table-cell office:value-type="float" office:value="885891" table:style-name="ce10">
            <text:p>885.891</text:p>
          </table:table-cell>
          <table:table-cell office:value-type="float" office:value="1248" table:style-name="ce10">
            <text:p>1.248</text:p>
          </table:table-cell>
          <table:table-cell office:value-type="float" office:value="0" table:style-name="ce10">
            <text:p>0</text:p>
          </table:table-cell>
          <table:table-cell office:value-type="float" office:value="611922" table:style-name="ce10">
            <text:p>611.922</text:p>
          </table:table-cell>
          <table:table-cell office:value-type="float" office:value="1046434" table:style-name="ce10">
            <text:p>1.046.434</text:p>
          </table:table-cell>
          <table:table-cell office:value-type="float" office:value="7509" table:style-name="ce10">
            <text:p>7.509</text:p>
          </table:table-cell>
          <table:table-cell office:value-type="float" office:value="0" table:style-name="ce10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274431" table:style-name="ce10">
            <text:p>1.274.431</text:p>
          </table:table-cell>
          <table:table-cell office:value-type="float" office:value="773232" table:style-name="ce10">
            <text:p>773.232</text:p>
          </table:table-cell>
          <table:table-cell office:value-type="float" office:value="579" table:style-name="ce10">
            <text:p>579</text:p>
          </table:table-cell>
          <table:table-cell office:value-type="float" office:value="0" table:style-name="ce10">
            <text:p>0</text:p>
          </table:table-cell>
          <table:table-cell office:value-type="float" office:value="1401819" table:style-name="ce10">
            <text:p>1.401.819</text:p>
          </table:table-cell>
          <table:table-cell office:value-type="float" office:value="642993" table:style-name="ce10">
            <text:p>642.993</text:p>
          </table:table-cell>
          <table:table-cell office:value-type="float" office:value="3430" table:style-name="ce10">
            <text:p>3.430</text:p>
          </table:table-cell>
          <table:table-cell office:value-type="string" table:style-name="ce10">
            <text:p>-</text:p>
          </table:table-cell>
          <table:table-cell office:value-type="float" office:value="1466298" table:style-name="ce10">
            <text:p>1.466.298</text:p>
          </table:table-cell>
          <table:table-cell office:value-type="float" office:value="581796" table:style-name="ce10">
            <text:p>581.796</text:p>
          </table:table-cell>
          <table:table-cell office:value-type="float" office:value="148" table:style-name="ce10">
            <text:p>148</text:p>
          </table:table-cell>
          <table:table-cell office:value-type="float" office:value="0" table:style-name="ce10">
            <text:p>0</text:p>
          </table:table-cell>
          <table:table-cell office:value-type="float" office:value="872141" table:style-name="ce10">
            <text:p>872.141</text:p>
          </table:table-cell>
          <table:table-cell office:value-type="float" office:value="1173220" table:style-name="ce10">
            <text:p>1.173.220</text:p>
          </table:table-cell>
          <table:table-cell office:value-type="float" office:value="2880" table:style-name="ce10">
            <text:p>2.880</text:p>
          </table:table-cell>
          <table:table-cell office:value-type="float" office:value="0" table:style-name="ce10">
            <text:p>0</text:p>
          </table:table-cell>
          <table:table-cell office:value-type="float" office:value="805572" table:style-name="ce10">
            <text:p>805.572</text:p>
          </table:table-cell>
          <table:table-cell office:value-type="float" office:value="1239860" table:style-name="ce10">
            <text:p>1.239.860</text:p>
          </table:table-cell>
          <table:table-cell office:value-type="float" office:value="2809" table:style-name="ce10">
            <text:p>2.809</text:p>
          </table:table-cell>
          <table:table-cell office:value-type="float" office:value="0" table:style-name="ce10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4"/>
          <table:covered-table-cell table:number-columns-repeated="22"/>
          <table:table-cell table:number-columns-repeated="16361"/>
        </table:table-row>
        <table:table-row table:number-rows-repeated="1048555" table:style-name="ro1">
          <table:table-cell table:number-columns-repeated="16384"/>
        </table:table-row>
      </table:table>
      <table:table table:name="D4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7">
            <text:p>TOTAL PARA O INDICADOR D4 – ALUNOS DE ESCOLAS URBANAS, POR APRENDIZADO SOBRE COMPUTADOR E INTERNET ENTRE PARES</text:p>
          </table:table-cell>
          <table:covered-table-cell table:number-columns-repeated="27"/>
          <table:table-cell table:number-columns-repeated="16356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6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8">
            <text:p>Os amigos participam com o(a) aluno(a) de atividades no computador ou na Internet (editar música, produzir vídeos ou criar jogos)<text:s/></text:p>
          </table:table-cell>
          <table:covered-table-cell table:number-columns-repeated="4"/>
          <table:table-cell office:value-type="string" table:number-columns-spanned="5" table:number-rows-spanned="1" table:style-name="ce18">
            <text:p>Os amigos ajudam o(a) aluno(a) a fazer pesquisas na Internet sobre coisas que ele(a) quer saber</text:p>
          </table:table-cell>
          <table:covered-table-cell table:number-columns-repeated="4"/>
          <table:table-cell office:value-type="string" table:number-columns-spanned="5" table:number-rows-spanned="1" table:style-name="ce15">
            <text:p>Os amigos ensinam jeitos de usar a Internet com segurança</text:p>
          </table:table-cell>
          <table:covered-table-cell table:number-columns-repeated="4"/>
          <table:table-cell office:value-type="string" table:number-columns-spanned="5" table:number-rows-spanned="1" table:style-name="ce18">
            <text:p>Os amigos falam sobre o que fazer se algo incomodar o(a) aluno(a) na Internet</text:p>
          </table:table-cell>
          <table:covered-table-cell table:number-columns-repeated="4"/>
          <table:table-cell office:value-type="string" table:number-columns-spanned="5" table:number-rows-spanned="1" table:style-name="ce18">
            <text:p>Os amigos ensinaram a(o) aluno(a) algo sobre Internet que ele(a) não sabia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191956" table:style-name="ce10">
            <text:p>3.191.956</text:p>
          </table:table-cell>
          <table:table-cell office:value-type="float" office:value="2371566" table:style-name="ce10">
            <text:p>2.371.566</text:p>
          </table:table-cell>
          <table:table-cell office:value-type="float" office:value="585" table:style-name="ce10">
            <text:p>585</text:p>
          </table:table-cell>
          <table:table-cell office:value-type="float" office:value="1144" table:style-name="ce10">
            <text:p>1.144</text:p>
          </table:table-cell>
          <table:table-cell office:value-type="float" office:value="0" table:style-name="ce10">
            <text:p>0</text:p>
          </table:table-cell>
          <table:table-cell office:value-type="float" office:value="4173309" table:style-name="ce10">
            <text:p>4.173.309</text:p>
          </table:table-cell>
          <table:table-cell office:value-type="float" office:value="1389610" table:style-name="ce10">
            <text:p>1.389.610</text:p>
          </table:table-cell>
          <table:table-cell office:value-type="float" office:value="2332" table:style-name="ce10">
            <text:p>2.33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301558" table:style-name="ce10">
            <text:p>3.301.558</text:p>
          </table:table-cell>
          <table:table-cell office:value-type="float" office:value="2261398" table:style-name="ce10">
            <text:p>2.261.398</text:p>
          </table:table-cell>
          <table:table-cell office:value-type="float" office:value="2295" table:style-name="ce10">
            <text:p>2.29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958867" table:style-name="ce10">
            <text:p>2.958.867</text:p>
          </table:table-cell>
          <table:table-cell office:value-type="float" office:value="2599031" table:style-name="ce10">
            <text:p>2.599.031</text:p>
          </table:table-cell>
          <table:table-cell office:value-type="float" office:value="7352" table:style-name="ce10">
            <text:p>7.35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348980" table:style-name="ce10">
            <text:p>4.348.980</text:p>
          </table:table-cell>
          <table:table-cell office:value-type="float" office:value="1215543" table:style-name="ce10">
            <text:p>1.215.543</text:p>
          </table:table-cell>
          <table:table-cell office:value-type="float" office:value="728" table:style-name="ce10">
            <text:p>72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715496" table:style-name="ce10">
            <text:p>1.715.496</text:p>
          </table:table-cell>
          <table:table-cell office:value-type="float" office:value="1251256" table:style-name="ce10">
            <text:p>1.251.256</text:p>
          </table:table-cell>
          <table:table-cell office:value-type="float" office:value="507" table:style-name="ce10">
            <text:p>50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238709" table:style-name="ce10">
            <text:p>2.238.709</text:p>
          </table:table-cell>
          <table:table-cell office:value-type="float" office:value="728480" table:style-name="ce10">
            <text:p>728.480</text:p>
          </table:table-cell>
          <table:table-cell office:value-type="float" office:value="70" table:style-name="ce10">
            <text:p>7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04628" table:style-name="ce10">
            <text:p>1.804.628</text:p>
          </table:table-cell>
          <table:table-cell office:value-type="float" office:value="1160474" table:style-name="ce10">
            <text:p>1.160.474</text:p>
          </table:table-cell>
          <table:table-cell office:value-type="float" office:value="2157" table:style-name="ce10">
            <text:p>2.15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83670" table:style-name="ce10">
            <text:p>1.683.670</text:p>
          </table:table-cell>
          <table:table-cell office:value-type="float" office:value="1281818" table:style-name="ce10">
            <text:p>1.281.818</text:p>
          </table:table-cell>
          <table:table-cell office:value-type="float" office:value="1772" table:style-name="ce10">
            <text:p>1.77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340310" table:style-name="ce10">
            <text:p>2.340.310</text:p>
          </table:table-cell>
          <table:table-cell office:value-type="float" office:value="626485" table:style-name="ce10">
            <text:p>626.485</text:p>
          </table:table-cell>
          <table:table-cell office:value-type="float" office:value="464" table:style-name="ce10">
            <text:p>46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476460" table:style-name="ce10">
            <text:p>1.476.460</text:p>
          </table:table-cell>
          <table:table-cell office:value-type="float" office:value="1120309" table:style-name="ce10">
            <text:p>1.120.309</text:p>
          </table:table-cell>
          <table:table-cell office:value-type="float" office:value="78" table:style-name="ce10">
            <text:p>78</text:p>
          </table:table-cell>
          <table:table-cell office:value-type="float" office:value="1144" table:style-name="ce10">
            <text:p>1.144</text:p>
          </table:table-cell>
          <table:table-cell office:value-type="float" office:value="0" table:style-name="ce10">
            <text:p>0</text:p>
          </table:table-cell>
          <table:table-cell office:value-type="float" office:value="1934600" table:style-name="ce10">
            <text:p>1.934.600</text:p>
          </table:table-cell>
          <table:table-cell office:value-type="float" office:value="661129" table:style-name="ce10">
            <text:p>661.129</text:p>
          </table:table-cell>
          <table:table-cell office:value-type="float" office:value="2262" table:style-name="ce10">
            <text:p>2.26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496930" table:style-name="ce10">
            <text:p>1.496.930</text:p>
          </table:table-cell>
          <table:table-cell office:value-type="float" office:value="1100924" table:style-name="ce10">
            <text:p>1.100.924</text:p>
          </table:table-cell>
          <table:table-cell office:value-type="float" office:value="138" table:style-name="ce10">
            <text:p>13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75198" table:style-name="ce10">
            <text:p>1.275.198</text:p>
          </table:table-cell>
          <table:table-cell office:value-type="float" office:value="1317213" table:style-name="ce10">
            <text:p>1.317.213</text:p>
          </table:table-cell>
          <table:table-cell office:value-type="float" office:value="5580" table:style-name="ce10">
            <text:p>5.58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08669" table:style-name="ce10">
            <text:p>2.008.669</text:p>
          </table:table-cell>
          <table:table-cell office:value-type="float" office:value="589058" table:style-name="ce10">
            <text:p>589.058</text:p>
          </table:table-cell>
          <table:table-cell office:value-type="float" office:value="263" table:style-name="ce10">
            <text:p>26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32201" table:style-name="ce10">
            <text:p>232.201</text:p>
          </table:table-cell>
          <table:table-cell office:value-type="float" office:value="194949" table:style-name="ce10">
            <text:p>194.94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13407" table:style-name="ce10">
            <text:p>313.407</text:p>
          </table:table-cell>
          <table:table-cell office:value-type="float" office:value="113507" table:style-name="ce10">
            <text:p>113.507</text:p>
          </table:table-cell>
          <table:table-cell office:value-type="float" office:value="236" table:style-name="ce10">
            <text:p>23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52876" table:style-name="ce10">
            <text:p>252.876</text:p>
          </table:table-cell>
          <table:table-cell office:value-type="float" office:value="174275" table:style-name="ce10">
            <text:p>174.27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12749" table:style-name="ce10">
            <text:p>212.749</text:p>
          </table:table-cell>
          <table:table-cell office:value-type="float" office:value="213329" table:style-name="ce10">
            <text:p>213.329</text:p>
          </table:table-cell>
          <table:table-cell office:value-type="float" office:value="1073" table:style-name="ce10">
            <text:p>1.07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16247" table:style-name="ce10">
            <text:p>316.247</text:p>
          </table:table-cell>
          <table:table-cell office:value-type="float" office:value="110651" table:style-name="ce10">
            <text:p>110.651</text:p>
          </table:table-cell>
          <table:table-cell office:value-type="float" office:value="253" table:style-name="ce10">
            <text:p>25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74834" table:style-name="ce10">
            <text:p>274.834</text:p>
          </table:table-cell>
          <table:table-cell office:value-type="float" office:value="195274" table:style-name="ce10">
            <text:p>195.274</text:p>
          </table:table-cell>
          <table:table-cell office:value-type="float" office:value="28" table:style-name="ce10">
            <text:p>2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49029" table:style-name="ce10">
            <text:p>349.029</text:p>
          </table:table-cell>
          <table:table-cell office:value-type="float" office:value="121003" table:style-name="ce10">
            <text:p>121.003</text:p>
          </table:table-cell>
          <table:table-cell office:value-type="float" office:value="104" table:style-name="ce10">
            <text:p>10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64585" table:style-name="ce10">
            <text:p>264.585</text:p>
          </table:table-cell>
          <table:table-cell office:value-type="float" office:value="205353" table:style-name="ce10">
            <text:p>205.353</text:p>
          </table:table-cell>
          <table:table-cell office:value-type="float" office:value="197" table:style-name="ce10">
            <text:p>19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41448" table:style-name="ce10">
            <text:p>241.448</text:p>
          </table:table-cell>
          <table:table-cell office:value-type="float" office:value="227626" table:style-name="ce10">
            <text:p>227.626</text:p>
          </table:table-cell>
          <table:table-cell office:value-type="float" office:value="1062" table:style-name="ce10">
            <text:p>1.06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49734" table:style-name="ce10">
            <text:p>349.734</text:p>
          </table:table-cell>
          <table:table-cell office:value-type="float" office:value="119927" table:style-name="ce10">
            <text:p>119.927</text:p>
          </table:table-cell>
          <table:table-cell office:value-type="float" office:value="475" table:style-name="ce10">
            <text:p>47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99275" table:style-name="ce10">
            <text:p>799.275</text:p>
          </table:table-cell>
          <table:table-cell office:value-type="float" office:value="463391" table:style-name="ce10">
            <text:p>463.391</text:p>
          </table:table-cell>
          <table:table-cell office:value-type="float" office:value="78" table:style-name="ce10">
            <text:p>78</text:p>
          </table:table-cell>
          <table:table-cell office:value-type="float" office:value="1048" table:style-name="ce10">
            <text:p>1.048</text:p>
          </table:table-cell>
          <table:table-cell office:value-type="float" office:value="0" table:style-name="ce10">
            <text:p>0</text:p>
          </table:table-cell>
          <table:table-cell office:value-type="float" office:value="953839" table:style-name="ce10">
            <text:p>953.839</text:p>
          </table:table-cell>
          <table:table-cell office:value-type="float" office:value="309658" table:style-name="ce10">
            <text:p>309.658</text:p>
          </table:table-cell>
          <table:table-cell office:value-type="float" office:value="295" table:style-name="ce10">
            <text:p>29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24480" table:style-name="ce10">
            <text:p>824.480</text:p>
          </table:table-cell>
          <table:table-cell office:value-type="float" office:value="439265" table:style-name="ce10">
            <text:p>439.265</text:p>
          </table:table-cell>
          <table:table-cell office:value-type="float" office:value="46" table:style-name="ce10">
            <text:p>4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88565" table:style-name="ce10">
            <text:p>688.565</text:p>
          </table:table-cell>
          <table:table-cell office:value-type="float" office:value="574976" table:style-name="ce10">
            <text:p>574.976</text:p>
          </table:table-cell>
          <table:table-cell office:value-type="float" office:value="251" table:style-name="ce10">
            <text:p>25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04699" table:style-name="ce10">
            <text:p>1.004.699</text:p>
          </table:table-cell>
          <table:table-cell office:value-type="float" office:value="259092" table:style-name="ce10">
            <text:p>259.09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496469" table:style-name="ce10">
            <text:p>1.496.469</text:p>
          </table:table-cell>
          <table:table-cell office:value-type="float" office:value="1201009" table:style-name="ce10">
            <text:p>1.201.009</text:p>
          </table:table-cell>
          <table:table-cell office:value-type="float" office:value="479" table:style-name="ce10">
            <text:p>47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026563" table:style-name="ce10">
            <text:p>2.026.563</text:p>
          </table:table-cell>
          <table:table-cell office:value-type="float" office:value="669766" table:style-name="ce10">
            <text:p>669.766</text:p>
          </table:table-cell>
          <table:table-cell office:value-type="float" office:value="1627" table:style-name="ce10">
            <text:p>1.62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28121" table:style-name="ce10">
            <text:p>1.528.121</text:p>
          </table:table-cell>
          <table:table-cell office:value-type="float" office:value="1167816" table:style-name="ce10">
            <text:p>1.167.816</text:p>
          </table:table-cell>
          <table:table-cell office:value-type="float" office:value="2020" table:style-name="ce10">
            <text:p>2.02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411198" table:style-name="ce10">
            <text:p>1.411.198</text:p>
          </table:table-cell>
          <table:table-cell office:value-type="float" office:value="1282909" table:style-name="ce10">
            <text:p>1.282.909</text:p>
          </table:table-cell>
          <table:table-cell office:value-type="float" office:value="3850" table:style-name="ce10">
            <text:p>3.85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131770" table:style-name="ce10">
            <text:p>2.131.770</text:p>
          </table:table-cell>
          <table:table-cell office:value-type="float" office:value="566186" table:style-name="ce10">
            <text:p>566.18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89177" table:style-name="ce10">
            <text:p>389.177</text:p>
          </table:table-cell>
          <table:table-cell office:value-type="float" office:value="316942" table:style-name="ce10">
            <text:p>316.942</text:p>
          </table:table-cell>
          <table:table-cell office:value-type="float" office:value="0" table:style-name="ce10">
            <text:p>0</text:p>
          </table:table-cell>
          <table:table-cell office:value-type="float" office:value="97" table:style-name="ce10">
            <text:p>97</text:p>
          </table:table-cell>
          <table:table-cell office:value-type="float" office:value="0" table:style-name="ce10">
            <text:p>0</text:p>
          </table:table-cell>
          <table:table-cell office:value-type="float" office:value="530470" table:style-name="ce10">
            <text:p>530.470</text:p>
          </table:table-cell>
          <table:table-cell office:value-type="float" office:value="175675" table:style-name="ce10">
            <text:p>175.675</text:p>
          </table:table-cell>
          <table:table-cell office:value-type="float" office:value="70" table:style-name="ce10">
            <text:p>7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31496" table:style-name="ce10">
            <text:p>431.496</text:p>
          </table:table-cell>
          <table:table-cell office:value-type="float" office:value="274689" table:style-name="ce10">
            <text:p>274.689</text:p>
          </table:table-cell>
          <table:table-cell office:value-type="float" office:value="31" table:style-name="ce10">
            <text:p>3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04909" table:style-name="ce10">
            <text:p>404.909</text:p>
          </table:table-cell>
          <table:table-cell office:value-type="float" office:value="300190" table:style-name="ce10">
            <text:p>300.190</text:p>
          </table:table-cell>
          <table:table-cell office:value-type="float" office:value="1117" table:style-name="ce10">
            <text:p>1.11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46529" table:style-name="ce10">
            <text:p>546.529</text:p>
          </table:table-cell>
          <table:table-cell office:value-type="float" office:value="159687" table:style-name="ce10">
            <text:p>159.68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143334" table:style-name="ce10">
            <text:p>1.143.334</text:p>
          </table:table-cell>
          <table:table-cell office:value-type="float" office:value="824658" table:style-name="ce10">
            <text:p>824.658</text:p>
          </table:table-cell>
          <table:table-cell office:value-type="float" office:value="507" table:style-name="ce10">
            <text:p>507</text:p>
          </table:table-cell>
          <table:table-cell office:value-type="float" office:value="97" table:style-name="ce10">
            <text:p>97</text:p>
          </table:table-cell>
          <table:table-cell office:value-type="float" office:value="0" table:style-name="ce10">
            <text:p>0</text:p>
          </table:table-cell>
          <table:table-cell office:value-type="float" office:value="1407123" table:style-name="ce10">
            <text:p>1.407.123</text:p>
          </table:table-cell>
          <table:table-cell office:value-type="float" office:value="559775" table:style-name="ce10">
            <text:p>559.775</text:p>
          </table:table-cell>
          <table:table-cell office:value-type="float" office:value="1698" table:style-name="ce10">
            <text:p>1.69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33088" table:style-name="ce10">
            <text:p>1.233.088</text:p>
          </table:table-cell>
          <table:table-cell office:value-type="float" office:value="734774" table:style-name="ce10">
            <text:p>734.774</text:p>
          </table:table-cell>
          <table:table-cell office:value-type="float" office:value="733" table:style-name="ce10">
            <text:p>73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77989" table:style-name="ce10">
            <text:p>877.989</text:p>
          </table:table-cell>
          <table:table-cell office:value-type="float" office:value="1085639" table:style-name="ce10">
            <text:p>1.085.639</text:p>
          </table:table-cell>
          <table:table-cell office:value-type="float" office:value="4967" table:style-name="ce10">
            <text:p>4.96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440585" table:style-name="ce10">
            <text:p>1.440.585</text:p>
          </table:table-cell>
          <table:table-cell office:value-type="float" office:value="527757" table:style-name="ce10">
            <text:p>527.757</text:p>
          </table:table-cell>
          <table:table-cell office:value-type="float" office:value="253" table:style-name="ce10">
            <text:p>25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545106" table:style-name="ce10">
            <text:p>1.545.106</text:p>
          </table:table-cell>
          <table:table-cell office:value-type="float" office:value="1030065" table:style-name="ce10">
            <text:p>1.030.065</text:p>
          </table:table-cell>
          <table:table-cell office:value-type="float" office:value="0" table:style-name="ce10">
            <text:p>0</text:p>
          </table:table-cell>
          <table:table-cell office:value-type="float" office:value="1048" table:style-name="ce10">
            <text:p>1.048</text:p>
          </table:table-cell>
          <table:table-cell office:value-type="float" office:value="0" table:style-name="ce10">
            <text:p>0</text:p>
          </table:table-cell>
          <table:table-cell office:value-type="float" office:value="2021718" table:style-name="ce10">
            <text:p>2.021.718</text:p>
          </table:table-cell>
          <table:table-cell office:value-type="float" office:value="554501" table:style-name="ce10">
            <text:p>554.50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09394" table:style-name="ce10">
            <text:p>1.509.394</text:p>
          </table:table-cell>
          <table:table-cell office:value-type="float" office:value="1065336" table:style-name="ce10">
            <text:p>1.065.336</text:p>
          </table:table-cell>
          <table:table-cell office:value-type="float" office:value="1489" table:style-name="ce10">
            <text:p>1.48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66075" table:style-name="ce10">
            <text:p>1.566.075</text:p>
          </table:table-cell>
          <table:table-cell office:value-type="float" office:value="1008311" table:style-name="ce10">
            <text:p>1.008.311</text:p>
          </table:table-cell>
          <table:table-cell office:value-type="float" office:value="1833" table:style-name="ce10">
            <text:p>1.83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89186" table:style-name="ce10">
            <text:p>2.089.186</text:p>
          </table:table-cell>
          <table:table-cell office:value-type="float" office:value="486933" table:style-name="ce10">
            <text:p>486.933</text:p>
          </table:table-cell>
          <table:table-cell office:value-type="float" office:value="100" table:style-name="ce10">
            <text:p>10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2688440" table:style-name="ce10">
            <text:p>2.688.440</text:p>
          </table:table-cell>
          <table:table-cell office:value-type="float" office:value="1854723" table:style-name="ce10">
            <text:p>1.854.723</text:p>
          </table:table-cell>
          <table:table-cell office:value-type="float" office:value="507" table:style-name="ce10">
            <text:p>507</text:p>
          </table:table-cell>
          <table:table-cell office:value-type="float" office:value="1144" table:style-name="ce10">
            <text:p>1.144</text:p>
          </table:table-cell>
          <table:table-cell office:value-type="float" office:value="0" table:style-name="ce10">
            <text:p>0</text:p>
          </table:table-cell>
          <table:table-cell office:value-type="float" office:value="3428841" table:style-name="ce10">
            <text:p>3.428.841</text:p>
          </table:table-cell>
          <table:table-cell office:value-type="float" office:value="1114276" table:style-name="ce10">
            <text:p>1.114.276</text:p>
          </table:table-cell>
          <table:table-cell office:value-type="float" office:value="1698" table:style-name="ce10">
            <text:p>1.69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742483" table:style-name="ce10">
            <text:p>2.742.483</text:p>
          </table:table-cell>
          <table:table-cell office:value-type="float" office:value="1800110" table:style-name="ce10">
            <text:p>1.800.110</text:p>
          </table:table-cell>
          <table:table-cell office:value-type="float" office:value="2222" table:style-name="ce10">
            <text:p>2.22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444065" table:style-name="ce10">
            <text:p>2.444.065</text:p>
          </table:table-cell>
          <table:table-cell office:value-type="float" office:value="2093950" table:style-name="ce10">
            <text:p>2.093.950</text:p>
          </table:table-cell>
          <table:table-cell office:value-type="float" office:value="6800" table:style-name="ce10">
            <text:p>6.80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529771" table:style-name="ce10">
            <text:p>3.529.771</text:p>
          </table:table-cell>
          <table:table-cell office:value-type="float" office:value="1014690" table:style-name="ce10">
            <text:p>1.014.690</text:p>
          </table:table-cell>
          <table:table-cell office:value-type="float" office:value="353" table:style-name="ce10">
            <text:p>35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503516" table:style-name="ce10">
            <text:p>503.516</text:p>
          </table:table-cell>
          <table:table-cell office:value-type="float" office:value="516842" table:style-name="ce10">
            <text:p>516.842</text:p>
          </table:table-cell>
          <table:table-cell office:value-type="float" office:value="78" table:style-name="ce10">
            <text:p>7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44468" table:style-name="ce10">
            <text:p>744.468</text:p>
          </table:table-cell>
          <table:table-cell office:value-type="float" office:value="275334" table:style-name="ce10">
            <text:p>275.334</text:p>
          </table:table-cell>
          <table:table-cell office:value-type="float" office:value="635" table:style-name="ce10">
            <text:p>63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59075" table:style-name="ce10">
            <text:p>559.075</text:p>
          </table:table-cell>
          <table:table-cell office:value-type="float" office:value="461288" table:style-name="ce10">
            <text:p>461.288</text:p>
          </table:table-cell>
          <table:table-cell office:value-type="float" office:value="73" table:style-name="ce10">
            <text:p>7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14803" table:style-name="ce10">
            <text:p>514.803</text:p>
          </table:table-cell>
          <table:table-cell office:value-type="float" office:value="505081" table:style-name="ce10">
            <text:p>505.081</text:p>
          </table:table-cell>
          <table:table-cell office:value-type="float" office:value="553" table:style-name="ce10">
            <text:p>55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19209" table:style-name="ce10">
            <text:p>819.209</text:p>
          </table:table-cell>
          <table:table-cell office:value-type="float" office:value="200853" table:style-name="ce10">
            <text:p>200.853</text:p>
          </table:table-cell>
          <table:table-cell office:value-type="float" office:value="374" table:style-name="ce10">
            <text:p>37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1074428" table:style-name="ce10">
            <text:p>1.074.428</text:p>
          </table:table-cell>
          <table:table-cell office:value-type="float" office:value="1078557" table:style-name="ce10">
            <text:p>1.078.557</text:p>
          </table:table-cell>
          <table:table-cell office:value-type="float" office:value="585" table:style-name="ce10">
            <text:p>585</text:p>
          </table:table-cell>
          <table:table-cell office:value-type="float" office:value="1048" table:style-name="ce10">
            <text:p>1.048</text:p>
          </table:table-cell>
          <table:table-cell office:value-type="float" office:value="0" table:style-name="ce10">
            <text:p>0</text:p>
          </table:table-cell>
          <table:table-cell office:value-type="float" office:value="1463439" table:style-name="ce10">
            <text:p>1.463.439</text:p>
          </table:table-cell>
          <table:table-cell office:value-type="float" office:value="688847" table:style-name="ce10">
            <text:p>688.847</text:p>
          </table:table-cell>
          <table:table-cell office:value-type="float" office:value="2332" table:style-name="ce10">
            <text:p>2.33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80880" table:style-name="ce10">
            <text:p>1.380.880</text:p>
          </table:table-cell>
          <table:table-cell office:value-type="float" office:value="772945" table:style-name="ce10">
            <text:p>772.945</text:p>
          </table:table-cell>
          <table:table-cell office:value-type="float" office:value="793" table:style-name="ce10">
            <text:p>79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01398" table:style-name="ce10">
            <text:p>901.398</text:p>
          </table:table-cell>
          <table:table-cell office:value-type="float" office:value="1248434" table:style-name="ce10">
            <text:p>1.248.434</text:p>
          </table:table-cell>
          <table:table-cell office:value-type="float" office:value="4786" table:style-name="ce10">
            <text:p>4.78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89265" table:style-name="ce10">
            <text:p>1.589.265</text:p>
          </table:table-cell>
          <table:table-cell office:value-type="float" office:value="565090" table:style-name="ce10">
            <text:p>565.090</text:p>
          </table:table-cell>
          <table:table-cell office:value-type="float" office:value="263" table:style-name="ce10">
            <text:p>26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937537" table:style-name="ce10">
            <text:p>937.537</text:p>
          </table:table-cell>
          <table:table-cell office:value-type="float" office:value="558775" table:style-name="ce10">
            <text:p>558.775</text:p>
          </table:table-cell>
          <table:table-cell office:value-type="float" office:value="0" table:style-name="ce10">
            <text:p>0</text:p>
          </table:table-cell>
          <table:table-cell office:value-type="float" office:value="97" table:style-name="ce10">
            <text:p>97</text:p>
          </table:table-cell>
          <table:table-cell office:value-type="float" office:value="0" table:style-name="ce10">
            <text:p>0</text:p>
          </table:table-cell>
          <table:table-cell office:value-type="float" office:value="1176351" table:style-name="ce10">
            <text:p>1.176.351</text:p>
          </table:table-cell>
          <table:table-cell office:value-type="float" office:value="320058" table:style-name="ce10">
            <text:p>320.05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49210" table:style-name="ce10">
            <text:p>849.210</text:p>
          </table:table-cell>
          <table:table-cell office:value-type="float" office:value="645817" table:style-name="ce10">
            <text:p>645.817</text:p>
          </table:table-cell>
          <table:table-cell office:value-type="float" office:value="1382" table:style-name="ce10">
            <text:p>1.38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17415" table:style-name="ce10">
            <text:p>817.415</text:p>
          </table:table-cell>
          <table:table-cell office:value-type="float" office:value="677526" table:style-name="ce10">
            <text:p>677.526</text:p>
          </table:table-cell>
          <table:table-cell office:value-type="float" office:value="1468" table:style-name="ce10">
            <text:p>1.46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199059" table:style-name="ce10">
            <text:p>1.199.059</text:p>
          </table:table-cell>
          <table:table-cell office:value-type="float" office:value="296997" table:style-name="ce10">
            <text:p>296.997</text:p>
          </table:table-cell>
          <table:table-cell office:value-type="float" office:value="353" table:style-name="ce10">
            <text:p>35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179990" table:style-name="ce10">
            <text:p>1.179.990</text:p>
          </table:table-cell>
          <table:table-cell office:value-type="float" office:value="734233" table:style-name="ce10">
            <text:p>734.23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533519" table:style-name="ce10">
            <text:p>1.533.519</text:p>
          </table:table-cell>
          <table:table-cell office:value-type="float" office:value="380705" table:style-name="ce10">
            <text:p>380.70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71468" table:style-name="ce10">
            <text:p>1.071.468</text:p>
          </table:table-cell>
          <table:table-cell office:value-type="float" office:value="842636" table:style-name="ce10">
            <text:p>842.636</text:p>
          </table:table-cell>
          <table:table-cell office:value-type="float" office:value="119" table:style-name="ce10">
            <text:p>11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40055" table:style-name="ce10">
            <text:p>1.240.055</text:p>
          </table:table-cell>
          <table:table-cell office:value-type="float" office:value="673070" table:style-name="ce10">
            <text:p>673.070</text:p>
          </table:table-cell>
          <table:table-cell office:value-type="float" office:value="1099" table:style-name="ce10">
            <text:p>1.09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60656" table:style-name="ce10">
            <text:p>1.560.656</text:p>
          </table:table-cell>
          <table:table-cell office:value-type="float" office:value="353456" table:style-name="ce10">
            <text:p>353.456</text:p>
          </table:table-cell>
          <table:table-cell office:value-type="float" office:value="111" table:style-name="ce10">
            <text:p>11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4"/>
          <table:covered-table-cell table:number-columns-repeated="27"/>
          <table:table-cell table:number-columns-repeated="16356"/>
        </table:table-row>
        <table:table-row table:number-rows-repeated="1048555" table:style-name="ro1">
          <table:table-cell table:number-columns-repeated="16384"/>
        </table:table-row>
      </table:table>
      <table:table table:name="E1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68" table:number-rows-spanned="1" table:style-name="ce17">
            <text:p>TOTAL PARA O INDICADOR E1A – ALUNOS DE ESCOLAS URBANAS, POR USO DA INTERNET EM ATIVIDADES ESCOLARES</text:p>
          </table:table-cell>
          <table:covered-table-cell table:number-columns-repeated="67"/>
          <table:table-cell table:number-columns-repeated="16316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Faz trabalhos sobre um tema</text:p>
          </table:table-cell>
          <table:covered-table-cell table:number-columns-repeated="4"/>
          <table:table-cell office:value-type="string" table:number-columns-spanned="5" table:number-rows-spanned="1" table:style-name="ce15">
            <text:p>Faz lição e exercícios que o professor passa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Faz pesquisa para a escola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Usa a Internet para fazer apresentações para os colegas de classe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Joga jogos educativos</text:p>
          </table:table-cell>
          <table:covered-table-cell table:number-columns-repeated="4"/>
          <table:table-cell office:value-type="string" table:number-columns-spanned="5" table:number-rows-spanned="1" table:style-name="ce15">
            <text:p>Fala com o professor</text:p>
          </table:table-cell>
          <table:covered-table-cell table:number-columns-repeated="4"/>
          <table:table-cell office:value-type="string" table:number-columns-spanned="5" table:number-rows-spanned="1" table:style-name="ce15">
            <text:p>Realiza trabalhos em grupo</text:p>
          </table:table-cell>
          <table:covered-table-cell table:number-columns-repeated="4"/>
          <table:table-cell office:value-type="string" table:number-columns-spanned="5" table:number-rows-spanned="1" table:style-name="ce15">
            <text:p>Faz trabalhos escolares a distância</text:p>
          </table:table-cell>
          <table:covered-table-cell table:number-columns-repeated="4"/>
          <table:table-cell office:value-type="string" table:number-columns-spanned="5" table:number-rows-spanned="1" table:style-name="ce15">
            <text:p>Participa de cursos</text:p>
          </table:table-cell>
          <table:covered-table-cell table:number-columns-repeated="4"/>
          <table:table-cell office:value-type="string" table:number-columns-spanned="5" table:number-rows-spanned="1" table:style-name="ce15">
            <text:p>Usa a Internet para estudar para uma prova</text:p>
          </table:table-cell>
          <table:covered-table-cell table:number-columns-repeated="4"/>
          <table:table-cell office:value-type="string" table:number-columns-spanned="5" table:number-rows-spanned="1" table:style-name="ce15">
            <text:p>Faz pesquisas sobre o que os professores falam nas aulas</text:p>
          </table:table-cell>
          <table:covered-table-cell table:number-columns-repeated="4"/>
          <table:table-cell office:value-type="string" table:number-columns-spanned="5" table:number-rows-spanned="1" table:style-name="ce15">
            <text:p>Divulga na Internet o próprio trabalho da escola ou um trabalho realizado em grupo</text:p>
          </table:table-cell>
          <table:covered-table-cell table:number-columns-repeated="4"/>
          <table:table-cell office:value-type="string" table:number-columns-spanned="5" table:number-rows-spanned="1" table:style-name="ce15">
            <text:p>Faz provas ou simulados</text:p>
          </table:table-cell>
          <table:covered-table-cell table:number-columns-repeated="4"/>
          <table:table-cell table:number-columns-repeated="1631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463668" table:style-name="ce10">
            <text:p>4.463.668</text:p>
          </table:table-cell>
          <table:table-cell office:value-type="float" office:value="1094100" table:style-name="ce10">
            <text:p>1.094.100</text:p>
          </table:table-cell>
          <table:table-cell office:value-type="float" office:value="7483" table:style-name="ce10">
            <text:p>7.48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529921" table:style-name="ce10">
            <text:p>3.529.921</text:p>
          </table:table-cell>
          <table:table-cell office:value-type="float" office:value="2034665" table:style-name="ce10">
            <text:p>2.034.665</text:p>
          </table:table-cell>
          <table:table-cell office:value-type="float" office:value="407" table:style-name="ce10">
            <text:p>407</text:p>
          </table:table-cell>
          <table:table-cell office:value-type="float" office:value="258" table:style-name="ce10">
            <text:p>258</text:p>
          </table:table-cell>
          <table:table-cell office:value-type="float" office:value="0" table:style-name="ce10">
            <text:p>0</text:p>
          </table:table-cell>
          <table:table-cell office:value-type="float" office:value="4659429" table:style-name="ce10">
            <text:p>4.659.429</text:p>
          </table:table-cell>
          <table:table-cell office:value-type="float" office:value="905682" table:style-name="ce10">
            <text:p>905.682</text:p>
          </table:table-cell>
          <table:table-cell office:value-type="float" office:value="61" table:style-name="ce10">
            <text:p>61</text:p>
          </table:table-cell>
          <table:table-cell office:value-type="float" office:value="79" table:style-name="ce10">
            <text:p>79</text:p>
          </table:table-cell>
          <table:table-cell office:value-type="float" office:value="0" table:style-name="ce10">
            <text:p>0</text:p>
          </table:table-cell>
          <table:table-cell office:value-type="float" office:value="2549929" table:style-name="ce10">
            <text:p>2.549.929</text:p>
          </table:table-cell>
          <table:table-cell office:value-type="float" office:value="3015093" table:style-name="ce10">
            <text:p>3.015.093</text:p>
          </table:table-cell>
          <table:table-cell office:value-type="float" office:value="228" table:style-name="ce10">
            <text:p>22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089818" table:style-name="ce10">
            <text:p>3.089.818</text:p>
          </table:table-cell>
          <table:table-cell office:value-type="float" office:value="2474134" table:style-name="ce10">
            <text:p>2.474.134</text:p>
          </table:table-cell>
          <table:table-cell office:value-type="float" office:value="1298" table:style-name="ce10">
            <text:p>1.29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83094" table:style-name="ce10">
            <text:p>1.383.094</text:p>
          </table:table-cell>
          <table:table-cell office:value-type="float" office:value="4182073" table:style-name="ce10">
            <text:p>4.182.073</text:p>
          </table:table-cell>
          <table:table-cell office:value-type="float" office:value="84" table:style-name="ce10">
            <text:p>8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996941" table:style-name="ce10">
            <text:p>3.996.941</text:p>
          </table:table-cell>
          <table:table-cell office:value-type="float" office:value="1568282" table:style-name="ce10">
            <text:p>1.568.282</text:p>
          </table:table-cell>
          <table:table-cell office:value-type="float" office:value="28" table:style-name="ce10">
            <text:p>2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387782" table:style-name="ce10">
            <text:p>3.387.782</text:p>
          </table:table-cell>
          <table:table-cell office:value-type="float" office:value="2176512" table:style-name="ce10">
            <text:p>2.176.512</text:p>
          </table:table-cell>
          <table:table-cell office:value-type="float" office:value="842" table:style-name="ce10">
            <text:p>842</text:p>
          </table:table-cell>
          <table:table-cell office:value-type="float" office:value="114" table:style-name="ce10">
            <text:p>114</text:p>
          </table:table-cell>
          <table:table-cell office:value-type="float" office:value="0" table:style-name="ce10">
            <text:p>0</text:p>
          </table:table-cell>
          <table:table-cell office:value-type="float" office:value="886349" table:style-name="ce10">
            <text:p>886.349</text:p>
          </table:table-cell>
          <table:table-cell office:value-type="float" office:value="4678742" table:style-name="ce10">
            <text:p>4.678.742</text:p>
          </table:table-cell>
          <table:table-cell office:value-type="float" office:value="160" table:style-name="ce10">
            <text:p>16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953348" table:style-name="ce10">
            <text:p>3.953.348</text:p>
          </table:table-cell>
          <table:table-cell office:value-type="float" office:value="1611902" table:style-name="ce10">
            <text:p>1.611.90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158691" table:style-name="ce10">
            <text:p>4.158.691</text:p>
          </table:table-cell>
          <table:table-cell office:value-type="float" office:value="1403910" table:style-name="ce10">
            <text:p>1.403.910</text:p>
          </table:table-cell>
          <table:table-cell office:value-type="float" office:value="1746" table:style-name="ce10">
            <text:p>1.746</text:p>
          </table:table-cell>
          <table:table-cell office:value-type="float" office:value="903" table:style-name="ce10">
            <text:p>903</text:p>
          </table:table-cell>
          <table:table-cell office:value-type="float" office:value="0" table:style-name="ce10">
            <text:p>0</text:p>
          </table:table-cell>
          <table:table-cell office:value-type="float" office:value="1259384" table:style-name="ce10">
            <text:p>1.259.384</text:p>
          </table:table-cell>
          <table:table-cell office:value-type="float" office:value="4303935" table:style-name="ce10">
            <text:p>4.303.935</text:p>
          </table:table-cell>
          <table:table-cell office:value-type="float" office:value="1932" table:style-name="ce10">
            <text:p>1.93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25031" table:style-name="ce10">
            <text:p>1.225.031</text:p>
          </table:table-cell>
          <table:table-cell office:value-type="float" office:value="4339510" table:style-name="ce10">
            <text:p>4.339.510</text:p>
          </table:table-cell>
          <table:table-cell office:value-type="float" office:value="710" table:style-name="ce10">
            <text:p>71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388376" table:style-name="ce10">
            <text:p>2.388.376</text:p>
          </table:table-cell>
          <table:table-cell office:value-type="float" office:value="575998" table:style-name="ce10">
            <text:p>575.998</text:p>
          </table:table-cell>
          <table:table-cell office:value-type="float" office:value="2885" table:style-name="ce10">
            <text:p>2.88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37404" table:style-name="ce10">
            <text:p>1.837.404</text:p>
          </table:table-cell>
          <table:table-cell office:value-type="float" office:value="1129365" table:style-name="ce10">
            <text:p>1.129.365</text:p>
          </table:table-cell>
          <table:table-cell office:value-type="float" office:value="232" table:style-name="ce10">
            <text:p>232</text:p>
          </table:table-cell>
          <table:table-cell office:value-type="float" office:value="258" table:style-name="ce10">
            <text:p>258</text:p>
          </table:table-cell>
          <table:table-cell office:value-type="float" office:value="0" table:style-name="ce10">
            <text:p>0</text:p>
          </table:table-cell>
          <table:table-cell office:value-type="float" office:value="2601116" table:style-name="ce10">
            <text:p>2.601.116</text:p>
          </table:table-cell>
          <table:table-cell office:value-type="float" office:value="366143" table:style-name="ce10">
            <text:p>366.14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387548" table:style-name="ce10">
            <text:p>1.387.548</text:p>
          </table:table-cell>
          <table:table-cell office:value-type="float" office:value="1579509" table:style-name="ce10">
            <text:p>1.579.509</text:p>
          </table:table-cell>
          <table:table-cell office:value-type="float" office:value="203" table:style-name="ce10">
            <text:p>20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13558" table:style-name="ce10">
            <text:p>1.613.558</text:p>
          </table:table-cell>
          <table:table-cell office:value-type="float" office:value="1352698" table:style-name="ce10">
            <text:p>1.352.698</text:p>
          </table:table-cell>
          <table:table-cell office:value-type="float" office:value="1004" table:style-name="ce10">
            <text:p>1.00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80981" table:style-name="ce10">
            <text:p>780.981</text:p>
          </table:table-cell>
          <table:table-cell office:value-type="float" office:value="2186278" table:style-name="ce10">
            <text:p>2.186.27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193507" table:style-name="ce10">
            <text:p>2.193.507</text:p>
          </table:table-cell>
          <table:table-cell office:value-type="float" office:value="773752" table:style-name="ce10">
            <text:p>773.75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66337" table:style-name="ce10">
            <text:p>1.866.337</text:p>
          </table:table-cell>
          <table:table-cell office:value-type="float" office:value="1100922" table:style-name="ce10">
            <text:p>1.100.92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91992" table:style-name="ce10">
            <text:p>491.992</text:p>
          </table:table-cell>
          <table:table-cell office:value-type="float" office:value="2475267" table:style-name="ce10">
            <text:p>2.475.26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113995" table:style-name="ce10">
            <text:p>2.113.995</text:p>
          </table:table-cell>
          <table:table-cell office:value-type="float" office:value="853264" table:style-name="ce10">
            <text:p>853.26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234343" table:style-name="ce10">
            <text:p>2.234.343</text:p>
          </table:table-cell>
          <table:table-cell office:value-type="float" office:value="731724" table:style-name="ce10">
            <text:p>731.724</text:p>
          </table:table-cell>
          <table:table-cell office:value-type="float" office:value="1136" table:style-name="ce10">
            <text:p>1.136</text:p>
          </table:table-cell>
          <table:table-cell office:value-type="float" office:value="57" table:style-name="ce10">
            <text:p>57</text:p>
          </table:table-cell>
          <table:table-cell office:value-type="float" office:value="0" table:style-name="ce10">
            <text:p>0</text:p>
          </table:table-cell>
          <table:table-cell office:value-type="float" office:value="663727" table:style-name="ce10">
            <text:p>663.727</text:p>
          </table:table-cell>
          <table:table-cell office:value-type="float" office:value="2302160" table:style-name="ce10">
            <text:p>2.302.160</text:p>
          </table:table-cell>
          <table:table-cell office:value-type="float" office:value="1372" table:style-name="ce10">
            <text:p>1.37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63437" table:style-name="ce10">
            <text:p>663.437</text:p>
          </table:table-cell>
          <table:table-cell office:value-type="float" office:value="2303112" table:style-name="ce10">
            <text:p>2.303.112</text:p>
          </table:table-cell>
          <table:table-cell office:value-type="float" office:value="710" table:style-name="ce10">
            <text:p>71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075292" table:style-name="ce10">
            <text:p>2.075.292</text:p>
          </table:table-cell>
          <table:table-cell office:value-type="float" office:value="518102" table:style-name="ce10">
            <text:p>518.102</text:p>
          </table:table-cell>
          <table:table-cell office:value-type="float" office:value="4597" table:style-name="ce10">
            <text:p>4.59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92517" table:style-name="ce10">
            <text:p>1.692.517</text:p>
          </table:table-cell>
          <table:table-cell office:value-type="float" office:value="905300" table:style-name="ce10">
            <text:p>905.300</text:p>
          </table:table-cell>
          <table:table-cell office:value-type="float" office:value="175" table:style-name="ce10">
            <text:p>17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058313" table:style-name="ce10">
            <text:p>2.058.313</text:p>
          </table:table-cell>
          <table:table-cell office:value-type="float" office:value="539539" table:style-name="ce10">
            <text:p>539.539</text:p>
          </table:table-cell>
          <table:table-cell office:value-type="float" office:value="61" table:style-name="ce10">
            <text:p>61</text:p>
          </table:table-cell>
          <table:table-cell office:value-type="float" office:value="79" table:style-name="ce10">
            <text:p>79</text:p>
          </table:table-cell>
          <table:table-cell office:value-type="float" office:value="0" table:style-name="ce10">
            <text:p>0</text:p>
          </table:table-cell>
          <table:table-cell office:value-type="float" office:value="1162381" table:style-name="ce10">
            <text:p>1.162.381</text:p>
          </table:table-cell>
          <table:table-cell office:value-type="float" office:value="1435585" table:style-name="ce10">
            <text:p>1.435.585</text:p>
          </table:table-cell>
          <table:table-cell office:value-type="float" office:value="26" table:style-name="ce10">
            <text:p>2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476260" table:style-name="ce10">
            <text:p>1.476.260</text:p>
          </table:table-cell>
          <table:table-cell office:value-type="float" office:value="1121437" table:style-name="ce10">
            <text:p>1.121.437</text:p>
          </table:table-cell>
          <table:table-cell office:value-type="float" office:value="295" table:style-name="ce10">
            <text:p>29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02112" table:style-name="ce10">
            <text:p>602.112</text:p>
          </table:table-cell>
          <table:table-cell office:value-type="float" office:value="1995795" table:style-name="ce10">
            <text:p>1.995.795</text:p>
          </table:table-cell>
          <table:table-cell office:value-type="float" office:value="84" table:style-name="ce10">
            <text:p>8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03434" table:style-name="ce10">
            <text:p>1.803.434</text:p>
          </table:table-cell>
          <table:table-cell office:value-type="float" office:value="794530" table:style-name="ce10">
            <text:p>794.530</text:p>
          </table:table-cell>
          <table:table-cell office:value-type="float" office:value="28" table:style-name="ce10">
            <text:p>2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21445" table:style-name="ce10">
            <text:p>1.521.445</text:p>
          </table:table-cell>
          <table:table-cell office:value-type="float" office:value="1075590" table:style-name="ce10">
            <text:p>1.075.590</text:p>
          </table:table-cell>
          <table:table-cell office:value-type="float" office:value="842" table:style-name="ce10">
            <text:p>842</text:p>
          </table:table-cell>
          <table:table-cell office:value-type="float" office:value="114" table:style-name="ce10">
            <text:p>114</text:p>
          </table:table-cell>
          <table:table-cell office:value-type="float" office:value="0" table:style-name="ce10">
            <text:p>0</text:p>
          </table:table-cell>
          <table:table-cell office:value-type="float" office:value="394357" table:style-name="ce10">
            <text:p>394.357</text:p>
          </table:table-cell>
          <table:table-cell office:value-type="float" office:value="2203475" table:style-name="ce10">
            <text:p>2.203.475</text:p>
          </table:table-cell>
          <table:table-cell office:value-type="float" office:value="160" table:style-name="ce10">
            <text:p>16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39353" table:style-name="ce10">
            <text:p>1.839.353</text:p>
          </table:table-cell>
          <table:table-cell office:value-type="float" office:value="758638" table:style-name="ce10">
            <text:p>758.63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24349" table:style-name="ce10">
            <text:p>1.924.349</text:p>
          </table:table-cell>
          <table:table-cell office:value-type="float" office:value="672186" table:style-name="ce10">
            <text:p>672.186</text:p>
          </table:table-cell>
          <table:table-cell office:value-type="float" office:value="611" table:style-name="ce10">
            <text:p>611</text:p>
          </table:table-cell>
          <table:table-cell office:value-type="float" office:value="847" table:style-name="ce10">
            <text:p>847</text:p>
          </table:table-cell>
          <table:table-cell office:value-type="float" office:value="0" table:style-name="ce10">
            <text:p>0</text:p>
          </table:table-cell>
          <table:table-cell office:value-type="float" office:value="595657" table:style-name="ce10">
            <text:p>595.657</text:p>
          </table:table-cell>
          <table:table-cell office:value-type="float" office:value="2001775" table:style-name="ce10">
            <text:p>2.001.775</text:p>
          </table:table-cell>
          <table:table-cell office:value-type="float" office:value="560" table:style-name="ce10">
            <text:p>56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61593" table:style-name="ce10">
            <text:p>561.593</text:p>
          </table:table-cell>
          <table:table-cell office:value-type="float" office:value="2036398" table:style-name="ce10">
            <text:p>2.036.39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43842" table:style-name="ce10">
            <text:p>343.842</text:p>
          </table:table-cell>
          <table:table-cell office:value-type="float" office:value="83025" table:style-name="ce10">
            <text:p>83.025</text:p>
          </table:table-cell>
          <table:table-cell office:value-type="float" office:value="284" table:style-name="ce10">
            <text:p>28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83466" table:style-name="ce10">
            <text:p>283.466</text:p>
          </table:table-cell>
          <table:table-cell office:value-type="float" office:value="143511" table:style-name="ce10">
            <text:p>143.511</text:p>
          </table:table-cell>
          <table:table-cell office:value-type="float" office:value="175" table:style-name="ce10">
            <text:p>17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43674" table:style-name="ce10">
            <text:p>343.674</text:p>
          </table:table-cell>
          <table:table-cell office:value-type="float" office:value="83459" table:style-name="ce10">
            <text:p>83.459</text:p>
          </table:table-cell>
          <table:table-cell office:value-type="float" office:value="17" table:style-name="ce10">
            <text:p>1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17718" table:style-name="ce10">
            <text:p>217.718</text:p>
          </table:table-cell>
          <table:table-cell office:value-type="float" office:value="209407" table:style-name="ce10">
            <text:p>209.407</text:p>
          </table:table-cell>
          <table:table-cell office:value-type="float" office:value="26" table:style-name="ce10">
            <text:p>2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15842" table:style-name="ce10">
            <text:p>215.842</text:p>
          </table:table-cell>
          <table:table-cell office:value-type="float" office:value="211268" table:style-name="ce10">
            <text:p>211.268</text:p>
          </table:table-cell>
          <table:table-cell office:value-type="float" office:value="41" table:style-name="ce10">
            <text:p>4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3702" table:style-name="ce10">
            <text:p>103.702</text:p>
          </table:table-cell>
          <table:table-cell office:value-type="float" office:value="323448" table:style-name="ce10">
            <text:p>323.44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01155" table:style-name="ce10">
            <text:p>301.155</text:p>
          </table:table-cell>
          <table:table-cell office:value-type="float" office:value="125995" table:style-name="ce10">
            <text:p>125.99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50914" table:style-name="ce10">
            <text:p>250.914</text:p>
          </table:table-cell>
          <table:table-cell office:value-type="float" office:value="175707" table:style-name="ce10">
            <text:p>175.707</text:p>
          </table:table-cell>
          <table:table-cell office:value-type="float" office:value="530" table:style-name="ce10">
            <text:p>53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4000" table:style-name="ce10">
            <text:p>74.000</text:p>
          </table:table-cell>
          <table:table-cell office:value-type="float" office:value="353151" table:style-name="ce10">
            <text:p>353.15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15465" table:style-name="ce10">
            <text:p>315.465</text:p>
          </table:table-cell>
          <table:table-cell office:value-type="float" office:value="111686" table:style-name="ce10">
            <text:p>111.68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18506" table:style-name="ce10">
            <text:p>318.506</text:p>
          </table:table-cell>
          <table:table-cell office:value-type="float" office:value="108645" table:style-name="ce10">
            <text:p>108.64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18359" table:style-name="ce10">
            <text:p>118.359</text:p>
          </table:table-cell>
          <table:table-cell office:value-type="float" office:value="308591" table:style-name="ce10">
            <text:p>308.591</text:p>
          </table:table-cell>
          <table:table-cell office:value-type="float" office:value="201" table:style-name="ce10">
            <text:p>20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3572" table:style-name="ce10">
            <text:p>83.572</text:p>
          </table:table-cell>
          <table:table-cell office:value-type="float" office:value="343579" table:style-name="ce10">
            <text:p>343.57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72472" table:style-name="ce10">
            <text:p>372.472</text:p>
          </table:table-cell>
          <table:table-cell office:value-type="float" office:value="97650" table:style-name="ce10">
            <text:p>97.650</text:p>
          </table:table-cell>
          <table:table-cell office:value-type="float" office:value="14" table:style-name="ce10">
            <text:p>1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96216" table:style-name="ce10">
            <text:p>296.216</text:p>
          </table:table-cell>
          <table:table-cell office:value-type="float" office:value="173688" table:style-name="ce10">
            <text:p>173.688</text:p>
          </table:table-cell>
          <table:table-cell office:value-type="float" office:value="232" table:style-name="ce10">
            <text:p>23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81595" table:style-name="ce10">
            <text:p>381.595</text:p>
          </table:table-cell>
          <table:table-cell office:value-type="float" office:value="88542" table:style-name="ce10">
            <text:p>88.54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26499" table:style-name="ce10">
            <text:p>226.499</text:p>
          </table:table-cell>
          <table:table-cell office:value-type="float" office:value="243435" table:style-name="ce10">
            <text:p>243.435</text:p>
          </table:table-cell>
          <table:table-cell office:value-type="float" office:value="203" table:style-name="ce10">
            <text:p>20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72258" table:style-name="ce10">
            <text:p>272.258</text:p>
          </table:table-cell>
          <table:table-cell office:value-type="float" office:value="197811" table:style-name="ce10">
            <text:p>197.811</text:p>
          </table:table-cell>
          <table:table-cell office:value-type="float" office:value="67" table:style-name="ce10">
            <text:p>6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3977" table:style-name="ce10">
            <text:p>123.977</text:p>
          </table:table-cell>
          <table:table-cell office:value-type="float" office:value="346075" table:style-name="ce10">
            <text:p>346.075</text:p>
          </table:table-cell>
          <table:table-cell office:value-type="float" office:value="84" table:style-name="ce10">
            <text:p>8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37909" table:style-name="ce10">
            <text:p>337.909</text:p>
          </table:table-cell>
          <table:table-cell office:value-type="float" office:value="132199" table:style-name="ce10">
            <text:p>132.199</text:p>
          </table:table-cell>
          <table:table-cell office:value-type="float" office:value="28" table:style-name="ce10">
            <text:p>2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87764" table:style-name="ce10">
            <text:p>287.764</text:p>
          </table:table-cell>
          <table:table-cell office:value-type="float" office:value="182372" table:style-name="ce10">
            <text:p>182.37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6414" table:style-name="ce10">
            <text:p>86.414</text:p>
          </table:table-cell>
          <table:table-cell office:value-type="float" office:value="383722" table:style-name="ce10">
            <text:p>383.72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63589" table:style-name="ce10">
            <text:p>363.589</text:p>
          </table:table-cell>
          <table:table-cell office:value-type="float" office:value="106547" table:style-name="ce10">
            <text:p>106.54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39697" table:style-name="ce10">
            <text:p>339.697</text:p>
          </table:table-cell>
          <table:table-cell office:value-type="float" office:value="129508" table:style-name="ce10">
            <text:p>129.508</text:p>
          </table:table-cell>
          <table:table-cell office:value-type="float" office:value="84" table:style-name="ce10">
            <text:p>84</text:p>
          </table:table-cell>
          <table:table-cell office:value-type="float" office:value="847" table:style-name="ce10">
            <text:p>847</text:p>
          </table:table-cell>
          <table:table-cell office:value-type="float" office:value="0" table:style-name="ce10">
            <text:p>0</text:p>
          </table:table-cell>
          <table:table-cell office:value-type="float" office:value="118358" table:style-name="ce10">
            <text:p>118.358</text:p>
          </table:table-cell>
          <table:table-cell office:value-type="float" office:value="351680" table:style-name="ce10">
            <text:p>351.680</text:p>
          </table:table-cell>
          <table:table-cell office:value-type="float" office:value="99" table:style-name="ce10">
            <text:p>9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4612" table:style-name="ce10">
            <text:p>94.612</text:p>
          </table:table-cell>
          <table:table-cell office:value-type="float" office:value="375524" table:style-name="ce10">
            <text:p>375.52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99737" table:style-name="ce10">
            <text:p>999.737</text:p>
          </table:table-cell>
          <table:table-cell office:value-type="float" office:value="262138" table:style-name="ce10">
            <text:p>262.138</text:p>
          </table:table-cell>
          <table:table-cell office:value-type="float" office:value="1916" table:style-name="ce10">
            <text:p>1.91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43835" table:style-name="ce10">
            <text:p>843.835</text:p>
          </table:table-cell>
          <table:table-cell office:value-type="float" office:value="419957" table:style-name="ce10">
            <text:p>419.95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52526" table:style-name="ce10">
            <text:p>1.052.526</text:p>
          </table:table-cell>
          <table:table-cell office:value-type="float" office:value="211265" table:style-name="ce10">
            <text:p>211.26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01633" table:style-name="ce10">
            <text:p>601.633</text:p>
          </table:table-cell>
          <table:table-cell office:value-type="float" office:value="662159" table:style-name="ce10">
            <text:p>662.15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95085" table:style-name="ce10">
            <text:p>695.085</text:p>
          </table:table-cell>
          <table:table-cell office:value-type="float" office:value="568412" table:style-name="ce10">
            <text:p>568.412</text:p>
          </table:table-cell>
          <table:table-cell office:value-type="float" office:value="295" table:style-name="ce10">
            <text:p>29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85922" table:style-name="ce10">
            <text:p>385.922</text:p>
          </table:table-cell>
          <table:table-cell office:value-type="float" office:value="877869" table:style-name="ce10">
            <text:p>877.86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14138" table:style-name="ce10">
            <text:p>914.138</text:p>
          </table:table-cell>
          <table:table-cell office:value-type="float" office:value="349653" table:style-name="ce10">
            <text:p>349.65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07232" table:style-name="ce10">
            <text:p>807.232</text:p>
          </table:table-cell>
          <table:table-cell office:value-type="float" office:value="456316" table:style-name="ce10">
            <text:p>456.316</text:p>
          </table:table-cell>
          <table:table-cell office:value-type="float" office:value="244" table:style-name="ce10">
            <text:p>24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74621" table:style-name="ce10">
            <text:p>174.621</text:p>
          </table:table-cell>
          <table:table-cell office:value-type="float" office:value="1089171" table:style-name="ce10">
            <text:p>1.089.17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99186" table:style-name="ce10">
            <text:p>899.186</text:p>
          </table:table-cell>
          <table:table-cell office:value-type="float" office:value="364605" table:style-name="ce10">
            <text:p>364.60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71257" table:style-name="ce10">
            <text:p>971.257</text:p>
          </table:table-cell>
          <table:table-cell office:value-type="float" office:value="292534" table:style-name="ce10">
            <text:p>292.53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60694" table:style-name="ce10">
            <text:p>360.694</text:p>
          </table:table-cell>
          <table:table-cell office:value-type="float" office:value="903097" table:style-name="ce10">
            <text:p>903.09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31341" table:style-name="ce10">
            <text:p>231.341</text:p>
          </table:table-cell>
          <table:table-cell office:value-type="float" office:value="1032451" table:style-name="ce10">
            <text:p>1.032.45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186029" table:style-name="ce10">
            <text:p>2.186.029</text:p>
          </table:table-cell>
          <table:table-cell office:value-type="float" office:value="506727" table:style-name="ce10">
            <text:p>506.727</text:p>
          </table:table-cell>
          <table:table-cell office:value-type="float" office:value="5201" table:style-name="ce10">
            <text:p>5.20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78690" table:style-name="ce10">
            <text:p>1.678.690</text:p>
          </table:table-cell>
          <table:table-cell office:value-type="float" office:value="1019267" table:style-name="ce10">
            <text:p>1.019.26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273753" table:style-name="ce10">
            <text:p>2.273.753</text:p>
          </table:table-cell>
          <table:table-cell office:value-type="float" office:value="424204" table:style-name="ce10">
            <text:p>424.20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177030" table:style-name="ce10">
            <text:p>1.177.030</text:p>
          </table:table-cell>
          <table:table-cell office:value-type="float" office:value="1520927" table:style-name="ce10">
            <text:p>1.520.92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12693" table:style-name="ce10">
            <text:p>1.512.693</text:p>
          </table:table-cell>
          <table:table-cell office:value-type="float" office:value="1185264" table:style-name="ce10">
            <text:p>1.185.26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71609" table:style-name="ce10">
            <text:p>571.609</text:p>
          </table:table-cell>
          <table:table-cell office:value-type="float" office:value="2126347" table:style-name="ce10">
            <text:p>2.126.34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39332" table:style-name="ce10">
            <text:p>1.939.332</text:p>
          </table:table-cell>
          <table:table-cell office:value-type="float" office:value="758624" table:style-name="ce10">
            <text:p>758.62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12892" table:style-name="ce10">
            <text:p>1.612.892</text:p>
          </table:table-cell>
          <table:table-cell office:value-type="float" office:value="1085065" table:style-name="ce10">
            <text:p>1.085.06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52373" table:style-name="ce10">
            <text:p>452.373</text:p>
          </table:table-cell>
          <table:table-cell office:value-type="float" office:value="2245584" table:style-name="ce10">
            <text:p>2.245.58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86993" table:style-name="ce10">
            <text:p>1.886.993</text:p>
          </table:table-cell>
          <table:table-cell office:value-type="float" office:value="810963" table:style-name="ce10">
            <text:p>810.96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90581" table:style-name="ce10">
            <text:p>1.990.581</text:p>
          </table:table-cell>
          <table:table-cell office:value-type="float" office:value="706240" table:style-name="ce10">
            <text:p>706.240</text:p>
          </table:table-cell>
          <table:table-cell office:value-type="float" office:value="1136" table:style-name="ce10">
            <text:p>1.13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43313" table:style-name="ce10">
            <text:p>543.313</text:p>
          </table:table-cell>
          <table:table-cell office:value-type="float" office:value="2153356" table:style-name="ce10">
            <text:p>2.153.356</text:p>
          </table:table-cell>
          <table:table-cell office:value-type="float" office:value="1288" table:style-name="ce10">
            <text:p>1.28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48091" table:style-name="ce10">
            <text:p>648.091</text:p>
          </table:table-cell>
          <table:table-cell office:value-type="float" office:value="2049866" table:style-name="ce10">
            <text:p>2.049.86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61588" table:style-name="ce10">
            <text:p>561.588</text:p>
          </table:table-cell>
          <table:table-cell office:value-type="float" office:value="144560" table:style-name="ce10">
            <text:p>144.560</text:p>
          </table:table-cell>
          <table:table-cell office:value-type="float" office:value="68" table:style-name="ce10">
            <text:p>6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27715" table:style-name="ce10">
            <text:p>427.715</text:p>
          </table:table-cell>
          <table:table-cell office:value-type="float" office:value="278243" table:style-name="ce10">
            <text:p>278.243</text:p>
          </table:table-cell>
          <table:table-cell office:value-type="float" office:value="0" table:style-name="ce10">
            <text:p>0</text:p>
          </table:table-cell>
          <table:table-cell office:value-type="float" office:value="258" table:style-name="ce10">
            <text:p>258</text:p>
          </table:table-cell>
          <table:table-cell office:value-type="float" office:value="0" table:style-name="ce10">
            <text:p>0</text:p>
          </table:table-cell>
          <table:table-cell office:value-type="float" office:value="607881" table:style-name="ce10">
            <text:p>607.881</text:p>
          </table:table-cell>
          <table:table-cell office:value-type="float" office:value="98212" table:style-name="ce10">
            <text:p>98.212</text:p>
          </table:table-cell>
          <table:table-cell office:value-type="float" office:value="44" table:style-name="ce10">
            <text:p>44</text:p>
          </table:table-cell>
          <table:table-cell office:value-type="float" office:value="79" table:style-name="ce10">
            <text:p>79</text:p>
          </table:table-cell>
          <table:table-cell office:value-type="float" office:value="0" table:style-name="ce10">
            <text:p>0</text:p>
          </table:table-cell>
          <table:table-cell office:value-type="float" office:value="327050" table:style-name="ce10">
            <text:p>327.050</text:p>
          </table:table-cell>
          <table:table-cell office:value-type="float" office:value="379165" table:style-name="ce10">
            <text:p>379.16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93941" table:style-name="ce10">
            <text:p>393.941</text:p>
          </table:table-cell>
          <table:table-cell office:value-type="float" office:value="311379" table:style-name="ce10">
            <text:p>311.379</text:p>
          </table:table-cell>
          <table:table-cell office:value-type="float" office:value="896" table:style-name="ce10">
            <text:p>89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7882" table:style-name="ce10">
            <text:p>197.882</text:p>
          </table:table-cell>
          <table:table-cell office:value-type="float" office:value="508333" table:style-name="ce10">
            <text:p>508.33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04406" table:style-name="ce10">
            <text:p>504.406</text:p>
          </table:table-cell>
          <table:table-cell office:value-type="float" office:value="201810" table:style-name="ce10">
            <text:p>201.81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28981" table:style-name="ce10">
            <text:p>428.981</text:p>
          </table:table-cell>
          <table:table-cell office:value-type="float" office:value="277054" table:style-name="ce10">
            <text:p>277.054</text:p>
          </table:table-cell>
          <table:table-cell office:value-type="float" office:value="68" table:style-name="ce10">
            <text:p>68</text:p>
          </table:table-cell>
          <table:table-cell office:value-type="float" office:value="114" table:style-name="ce10">
            <text:p>114</text:p>
          </table:table-cell>
          <table:table-cell office:value-type="float" office:value="0" table:style-name="ce10">
            <text:p>0</text:p>
          </table:table-cell>
          <table:table-cell office:value-type="float" office:value="98942" table:style-name="ce10">
            <text:p>98.942</text:p>
          </table:table-cell>
          <table:table-cell office:value-type="float" office:value="607114" table:style-name="ce10">
            <text:p>607.114</text:p>
          </table:table-cell>
          <table:table-cell office:value-type="float" office:value="160" table:style-name="ce10">
            <text:p>16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88115" table:style-name="ce10">
            <text:p>488.115</text:p>
          </table:table-cell>
          <table:table-cell office:value-type="float" office:value="218101" table:style-name="ce10">
            <text:p>218.10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38650" table:style-name="ce10">
            <text:p>538.650</text:p>
          </table:table-cell>
          <table:table-cell office:value-type="float" office:value="166983" table:style-name="ce10">
            <text:p>166.983</text:p>
          </table:table-cell>
          <table:table-cell office:value-type="float" office:value="526" table:style-name="ce10">
            <text:p>526</text:p>
          </table:table-cell>
          <table:table-cell office:value-type="float" office:value="57" table:style-name="ce10">
            <text:p>57</text:p>
          </table:table-cell>
          <table:table-cell office:value-type="float" office:value="0" table:style-name="ce10">
            <text:p>0</text:p>
          </table:table-cell>
          <table:table-cell office:value-type="float" office:value="118660" table:style-name="ce10">
            <text:p>118.660</text:p>
          </table:table-cell>
          <table:table-cell office:value-type="float" office:value="587211" table:style-name="ce10">
            <text:p>587.211</text:p>
          </table:table-cell>
          <table:table-cell office:value-type="float" office:value="345" table:style-name="ce10">
            <text:p>34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7415" table:style-name="ce10">
            <text:p>167.415</text:p>
          </table:table-cell>
          <table:table-cell office:value-type="float" office:value="538090" table:style-name="ce10">
            <text:p>538.090</text:p>
          </table:table-cell>
          <table:table-cell office:value-type="float" office:value="710" table:style-name="ce10">
            <text:p>71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380471" table:style-name="ce10">
            <text:p>1.380.471</text:p>
          </table:table-cell>
          <table:table-cell office:value-type="float" office:value="583628" table:style-name="ce10">
            <text:p>583.628</text:p>
          </table:table-cell>
          <table:table-cell office:value-type="float" office:value="4496" table:style-name="ce10">
            <text:p>4.49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80181" table:style-name="ce10">
            <text:p>1.080.181</text:p>
          </table:table-cell>
          <table:table-cell office:value-type="float" office:value="888239" table:style-name="ce10">
            <text:p>888.239</text:p>
          </table:table-cell>
          <table:table-cell office:value-type="float" office:value="175" table:style-name="ce10">
            <text:p>17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518371" table:style-name="ce10">
            <text:p>1.518.371</text:p>
          </table:table-cell>
          <table:table-cell office:value-type="float" office:value="450145" table:style-name="ce10">
            <text:p>450.145</text:p>
          </table:table-cell>
          <table:table-cell office:value-type="float" office:value="0" table:style-name="ce10">
            <text:p>0</text:p>
          </table:table-cell>
          <table:table-cell office:value-type="float" office:value="79" table:style-name="ce10">
            <text:p>79</text:p>
          </table:table-cell>
          <table:table-cell office:value-type="float" office:value="0" table:style-name="ce10">
            <text:p>0</text:p>
          </table:table-cell>
          <table:table-cell office:value-type="float" office:value="651869" table:style-name="ce10">
            <text:p>651.869</text:p>
          </table:table-cell>
          <table:table-cell office:value-type="float" office:value="1316726" table:style-name="ce10">
            <text:p>1.316.72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89595" table:style-name="ce10">
            <text:p>1.289.595</text:p>
          </table:table-cell>
          <table:table-cell office:value-type="float" office:value="678125" table:style-name="ce10">
            <text:p>678.125</text:p>
          </table:table-cell>
          <table:table-cell office:value-type="float" office:value="875" table:style-name="ce10">
            <text:p>87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28663" table:style-name="ce10">
            <text:p>428.663</text:p>
          </table:table-cell>
          <table:table-cell office:value-type="float" office:value="1539848" table:style-name="ce10">
            <text:p>1.539.848</text:p>
          </table:table-cell>
          <table:table-cell office:value-type="float" office:value="84" table:style-name="ce10">
            <text:p>8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09157" table:style-name="ce10">
            <text:p>1.209.157</text:p>
          </table:table-cell>
          <table:table-cell office:value-type="float" office:value="759410" table:style-name="ce10">
            <text:p>759.410</text:p>
          </table:table-cell>
          <table:table-cell office:value-type="float" office:value="28" table:style-name="ce10">
            <text:p>2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75460" table:style-name="ce10">
            <text:p>975.460</text:p>
          </table:table-cell>
          <table:table-cell office:value-type="float" office:value="992891" table:style-name="ce10">
            <text:p>992.891</text:p>
          </table:table-cell>
          <table:table-cell office:value-type="float" office:value="244" table:style-name="ce10">
            <text:p>24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23677" table:style-name="ce10">
            <text:p>223.677</text:p>
          </table:table-cell>
          <table:table-cell office:value-type="float" office:value="1744759" table:style-name="ce10">
            <text:p>1.744.759</text:p>
          </table:table-cell>
          <table:table-cell office:value-type="float" office:value="160" table:style-name="ce10">
            <text:p>16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191033" table:style-name="ce10">
            <text:p>1.191.033</text:p>
          </table:table-cell>
          <table:table-cell office:value-type="float" office:value="777562" table:style-name="ce10">
            <text:p>777.56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94635" table:style-name="ce10">
            <text:p>1.394.635</text:p>
          </table:table-cell>
          <table:table-cell office:value-type="float" office:value="573349" table:style-name="ce10">
            <text:p>573.349</text:p>
          </table:table-cell>
          <table:table-cell office:value-type="float" office:value="611" table:style-name="ce10">
            <text:p>61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49352" table:style-name="ce10">
            <text:p>449.352</text:p>
          </table:table-cell>
          <table:table-cell office:value-type="float" office:value="1519089" table:style-name="ce10">
            <text:p>1.519.089</text:p>
          </table:table-cell>
          <table:table-cell office:value-type="float" office:value="155" table:style-name="ce10">
            <text:p>1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69209" table:style-name="ce10">
            <text:p>269.209</text:p>
          </table:table-cell>
          <table:table-cell office:value-type="float" office:value="1699386" table:style-name="ce10">
            <text:p>1.699.38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235185" table:style-name="ce10">
            <text:p>2.235.185</text:p>
          </table:table-cell>
          <table:table-cell office:value-type="float" office:value="340248" table:style-name="ce10">
            <text:p>340.248</text:p>
          </table:table-cell>
          <table:table-cell office:value-type="float" office:value="787" table:style-name="ce10">
            <text:p>78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25736" table:style-name="ce10">
            <text:p>1.825.736</text:p>
          </table:table-cell>
          <table:table-cell office:value-type="float" office:value="749992" table:style-name="ce10">
            <text:p>749.992</text:p>
          </table:table-cell>
          <table:table-cell office:value-type="float" office:value="232" table:style-name="ce10">
            <text:p>232</text:p>
          </table:table-cell>
          <table:table-cell office:value-type="float" office:value="258" table:style-name="ce10">
            <text:p>258</text:p>
          </table:table-cell>
          <table:table-cell office:value-type="float" office:value="0" table:style-name="ce10">
            <text:p>0</text:p>
          </table:table-cell>
          <table:table-cell office:value-type="float" office:value="2243187" table:style-name="ce10">
            <text:p>2.243.187</text:p>
          </table:table-cell>
          <table:table-cell office:value-type="float" office:value="332988" table:style-name="ce10">
            <text:p>332.988</text:p>
          </table:table-cell>
          <table:table-cell office:value-type="float" office:value="44" table:style-name="ce10">
            <text:p>4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374215" table:style-name="ce10">
            <text:p>1.374.215</text:p>
          </table:table-cell>
          <table:table-cell office:value-type="float" office:value="1201776" table:style-name="ce10">
            <text:p>1.201.776</text:p>
          </table:table-cell>
          <table:table-cell office:value-type="float" office:value="228" table:style-name="ce10">
            <text:p>22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14291" table:style-name="ce10">
            <text:p>1.214.291</text:p>
          </table:table-cell>
          <table:table-cell office:value-type="float" office:value="1361928" table:style-name="ce10">
            <text:p>1.361.92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61242" table:style-name="ce10">
            <text:p>661.242</text:p>
          </table:table-cell>
          <table:table-cell office:value-type="float" office:value="1914977" table:style-name="ce10">
            <text:p>1.914.97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60641" table:style-name="ce10">
            <text:p>2.060.641</text:p>
          </table:table-cell>
          <table:table-cell office:value-type="float" office:value="515578" table:style-name="ce10">
            <text:p>515.57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94197" table:style-name="ce10">
            <text:p>1.794.197</text:p>
          </table:table-cell>
          <table:table-cell office:value-type="float" office:value="781625" table:style-name="ce10">
            <text:p>781.625</text:p>
          </table:table-cell>
          <table:table-cell office:value-type="float" office:value="397" table:style-name="ce10">
            <text:p>39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24381" table:style-name="ce10">
            <text:p>524.381</text:p>
          </table:table-cell>
          <table:table-cell office:value-type="float" office:value="2051838" table:style-name="ce10">
            <text:p>2.051.83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34654" table:style-name="ce10">
            <text:p>2.034.654</text:p>
          </table:table-cell>
          <table:table-cell office:value-type="float" office:value="541565" table:style-name="ce10">
            <text:p>541.56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96815" table:style-name="ce10">
            <text:p>1.996.815</text:p>
          </table:table-cell>
          <table:table-cell office:value-type="float" office:value="577365" table:style-name="ce10">
            <text:p>577.365</text:p>
          </table:table-cell>
          <table:table-cell office:value-type="float" office:value="1136" table:style-name="ce10">
            <text:p>1.136</text:p>
          </table:table-cell>
          <table:table-cell office:value-type="float" office:value="903" table:style-name="ce10">
            <text:p>903</text:p>
          </table:table-cell>
          <table:table-cell office:value-type="float" office:value="0" table:style-name="ce10">
            <text:p>0</text:p>
          </table:table-cell>
          <table:table-cell office:value-type="float" office:value="639432" table:style-name="ce10">
            <text:p>639.432</text:p>
          </table:table-cell>
          <table:table-cell office:value-type="float" office:value="1935210" table:style-name="ce10">
            <text:p>1.935.210</text:p>
          </table:table-cell>
          <table:table-cell office:value-type="float" office:value="1577" table:style-name="ce10">
            <text:p>1.57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83265" table:style-name="ce10">
            <text:p>683.265</text:p>
          </table:table-cell>
          <table:table-cell office:value-type="float" office:value="1892244" table:style-name="ce10">
            <text:p>1.892.244</text:p>
          </table:table-cell>
          <table:table-cell office:value-type="float" office:value="710" table:style-name="ce10">
            <text:p>71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3615655" table:style-name="ce10">
            <text:p>3.615.655</text:p>
          </table:table-cell>
          <table:table-cell office:value-type="float" office:value="923876" table:style-name="ce10">
            <text:p>923.876</text:p>
          </table:table-cell>
          <table:table-cell office:value-type="float" office:value="5283" table:style-name="ce10">
            <text:p>5.28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905918" table:style-name="ce10">
            <text:p>2.905.918</text:p>
          </table:table-cell>
          <table:table-cell office:value-type="float" office:value="1638232" table:style-name="ce10">
            <text:p>1.638.232</text:p>
          </table:table-cell>
          <table:table-cell office:value-type="float" office:value="407" table:style-name="ce10">
            <text:p>407</text:p>
          </table:table-cell>
          <table:table-cell office:value-type="float" office:value="258" table:style-name="ce10">
            <text:p>258</text:p>
          </table:table-cell>
          <table:table-cell office:value-type="float" office:value="0" table:style-name="ce10">
            <text:p>0</text:p>
          </table:table-cell>
          <table:table-cell office:value-type="float" office:value="3761559" table:style-name="ce10">
            <text:p>3.761.559</text:p>
          </table:table-cell>
          <table:table-cell office:value-type="float" office:value="783133" table:style-name="ce10">
            <text:p>783.133</text:p>
          </table:table-cell>
          <table:table-cell office:value-type="float" office:value="44" table:style-name="ce10">
            <text:p>44</text:p>
          </table:table-cell>
          <table:table-cell office:value-type="float" office:value="79" table:style-name="ce10">
            <text:p>79</text:p>
          </table:table-cell>
          <table:table-cell office:value-type="float" office:value="0" table:style-name="ce10">
            <text:p>0</text:p>
          </table:table-cell>
          <table:table-cell office:value-type="float" office:value="2026084" table:style-name="ce10">
            <text:p>2.026.084</text:p>
          </table:table-cell>
          <table:table-cell office:value-type="float" office:value="2518502" table:style-name="ce10">
            <text:p>2.518.502</text:p>
          </table:table-cell>
          <table:table-cell office:value-type="float" office:value="228" table:style-name="ce10">
            <text:p>22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503886" table:style-name="ce10">
            <text:p>2.503.886</text:p>
          </table:table-cell>
          <table:table-cell office:value-type="float" office:value="2040053" table:style-name="ce10">
            <text:p>2.040.053</text:p>
          </table:table-cell>
          <table:table-cell office:value-type="float" office:value="875" table:style-name="ce10">
            <text:p>87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89905" table:style-name="ce10">
            <text:p>1.089.905</text:p>
          </table:table-cell>
          <table:table-cell office:value-type="float" office:value="3454825" table:style-name="ce10">
            <text:p>3.454.825</text:p>
          </table:table-cell>
          <table:table-cell office:value-type="float" office:value="84" table:style-name="ce10">
            <text:p>8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269798" table:style-name="ce10">
            <text:p>3.269.798</text:p>
          </table:table-cell>
          <table:table-cell office:value-type="float" office:value="1274988" table:style-name="ce10">
            <text:p>1.274.988</text:p>
          </table:table-cell>
          <table:table-cell office:value-type="float" office:value="28" table:style-name="ce10">
            <text:p>2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769657" table:style-name="ce10">
            <text:p>2.769.657</text:p>
          </table:table-cell>
          <table:table-cell office:value-type="float" office:value="1774515" table:style-name="ce10">
            <text:p>1.774.515</text:p>
          </table:table-cell>
          <table:table-cell office:value-type="float" office:value="642" table:style-name="ce10">
            <text:p>64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48058" table:style-name="ce10">
            <text:p>748.058</text:p>
          </table:table-cell>
          <table:table-cell office:value-type="float" office:value="3796597" table:style-name="ce10">
            <text:p>3.796.597</text:p>
          </table:table-cell>
          <table:table-cell office:value-type="float" office:value="160" table:style-name="ce10">
            <text:p>16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225687" table:style-name="ce10">
            <text:p>3.225.687</text:p>
          </table:table-cell>
          <table:table-cell office:value-type="float" office:value="1319127" table:style-name="ce10">
            <text:p>1.319.12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391451" table:style-name="ce10">
            <text:p>3.391.451</text:p>
          </table:table-cell>
          <table:table-cell office:value-type="float" office:value="1150714" table:style-name="ce10">
            <text:p>1.150.714</text:p>
          </table:table-cell>
          <table:table-cell office:value-type="float" office:value="1746" table:style-name="ce10">
            <text:p>1.746</text:p>
          </table:table-cell>
          <table:table-cell office:value-type="float" office:value="903" table:style-name="ce10">
            <text:p>903</text:p>
          </table:table-cell>
          <table:table-cell office:value-type="float" office:value="0" table:style-name="ce10">
            <text:p>0</text:p>
          </table:table-cell>
          <table:table-cell office:value-type="float" office:value="1088784" table:style-name="ce10">
            <text:p>1.088.784</text:p>
          </table:table-cell>
          <table:table-cell office:value-type="float" office:value="3454299" table:style-name="ce10">
            <text:p>3.454.299</text:p>
          </table:table-cell>
          <table:table-cell office:value-type="float" office:value="1731" table:style-name="ce10">
            <text:p>1.73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52474" table:style-name="ce10">
            <text:p>952.474</text:p>
          </table:table-cell>
          <table:table-cell office:value-type="float" office:value="3591630" table:style-name="ce10">
            <text:p>3.591.630</text:p>
          </table:table-cell>
          <table:table-cell office:value-type="float" office:value="710" table:style-name="ce10">
            <text:p>71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48013" table:style-name="ce10">
            <text:p>848.013</text:p>
          </table:table-cell>
          <table:table-cell office:value-type="float" office:value="170224" table:style-name="ce10">
            <text:p>170.224</text:p>
          </table:table-cell>
          <table:table-cell office:value-type="float" office:value="2200" table:style-name="ce10">
            <text:p>2.20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24003" table:style-name="ce10">
            <text:p>624.003</text:p>
          </table:table-cell>
          <table:table-cell office:value-type="float" office:value="396433" table:style-name="ce10">
            <text:p>396.43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97870" table:style-name="ce10">
            <text:p>897.870</text:p>
          </table:table-cell>
          <table:table-cell office:value-type="float" office:value="122549" table:style-name="ce10">
            <text:p>122.549</text:p>
          </table:table-cell>
          <table:table-cell office:value-type="float" office:value="17" table:style-name="ce10">
            <text:p>1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23845" table:style-name="ce10">
            <text:p>523.845</text:p>
          </table:table-cell>
          <table:table-cell office:value-type="float" office:value="496592" table:style-name="ce10">
            <text:p>496.59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85932" table:style-name="ce10">
            <text:p>585.932</text:p>
          </table:table-cell>
          <table:table-cell office:value-type="float" office:value="434081" table:style-name="ce10">
            <text:p>434.081</text:p>
          </table:table-cell>
          <table:table-cell office:value-type="float" office:value="423" table:style-name="ce10">
            <text:p>42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93189" table:style-name="ce10">
            <text:p>293.189</text:p>
          </table:table-cell>
          <table:table-cell office:value-type="float" office:value="727248" table:style-name="ce10">
            <text:p>727.24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27143" table:style-name="ce10">
            <text:p>727.143</text:p>
          </table:table-cell>
          <table:table-cell office:value-type="float" office:value="293294" table:style-name="ce10">
            <text:p>293.29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18125" table:style-name="ce10">
            <text:p>618.125</text:p>
          </table:table-cell>
          <table:table-cell office:value-type="float" office:value="401997" table:style-name="ce10">
            <text:p>401.997</text:p>
          </table:table-cell>
          <table:table-cell office:value-type="float" office:value="201" table:style-name="ce10">
            <text:p>201</text:p>
          </table:table-cell>
          <table:table-cell office:value-type="float" office:value="114" table:style-name="ce10">
            <text:p>114</text:p>
          </table:table-cell>
          <table:table-cell office:value-type="float" office:value="0" table:style-name="ce10">
            <text:p>0</text:p>
          </table:table-cell>
          <table:table-cell office:value-type="float" office:value="138291" table:style-name="ce10">
            <text:p>138.291</text:p>
          </table:table-cell>
          <table:table-cell office:value-type="float" office:value="882145" table:style-name="ce10">
            <text:p>882.14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27661" table:style-name="ce10">
            <text:p>727.661</text:p>
          </table:table-cell>
          <table:table-cell office:value-type="float" office:value="292775" table:style-name="ce10">
            <text:p>292.77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67241" table:style-name="ce10">
            <text:p>767.241</text:p>
          </table:table-cell>
          <table:table-cell office:value-type="float" office:value="253196" table:style-name="ce10">
            <text:p>253.19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70600" table:style-name="ce10">
            <text:p>170.600</text:p>
          </table:table-cell>
          <table:table-cell office:value-type="float" office:value="849636" table:style-name="ce10">
            <text:p>849.636</text:p>
          </table:table-cell>
          <table:table-cell office:value-type="float" office:value="201" table:style-name="ce10">
            <text:p>20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72557" table:style-name="ce10">
            <text:p>272.557</text:p>
          </table:table-cell>
          <table:table-cell office:value-type="float" office:value="747880" table:style-name="ce10">
            <text:p>747.88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1393663" table:style-name="ce10">
            <text:p>1.393.663</text:p>
          </table:table-cell>
          <table:table-cell office:value-type="float" office:value="753472" table:style-name="ce10">
            <text:p>753.472</text:p>
          </table:table-cell>
          <table:table-cell office:value-type="float" office:value="7483" table:style-name="ce10">
            <text:p>7.48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18377" table:style-name="ce10">
            <text:p>1.018.377</text:p>
          </table:table-cell>
          <table:table-cell office:value-type="float" office:value="1136067" table:style-name="ce10">
            <text:p>1.136.067</text:p>
          </table:table-cell>
          <table:table-cell office:value-type="float" office:value="175" table:style-name="ce10">
            <text:p>17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623137" table:style-name="ce10">
            <text:p>1.623.137</text:p>
          </table:table-cell>
          <table:table-cell office:value-type="float" office:value="531420" table:style-name="ce10">
            <text:p>531.420</text:p>
          </table:table-cell>
          <table:table-cell office:value-type="float" office:value="61" table:style-name="ce10">
            <text:p>6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64579" table:style-name="ce10">
            <text:p>664.579</text:p>
          </table:table-cell>
          <table:table-cell office:value-type="float" office:value="1490039" table:style-name="ce10">
            <text:p>1.490.03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19824" table:style-name="ce10">
            <text:p>1.619.824</text:p>
          </table:table-cell>
          <table:table-cell office:value-type="float" office:value="533536" table:style-name="ce10">
            <text:p>533.536</text:p>
          </table:table-cell>
          <table:table-cell office:value-type="float" office:value="1258" table:style-name="ce10">
            <text:p>1.25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87531" table:style-name="ce10">
            <text:p>387.531</text:p>
          </table:table-cell>
          <table:table-cell office:value-type="float" office:value="1767003" table:style-name="ce10">
            <text:p>1.767.003</text:p>
          </table:table-cell>
          <table:table-cell office:value-type="float" office:value="84" table:style-name="ce10">
            <text:p>8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105910" table:style-name="ce10">
            <text:p>1.105.910</text:p>
          </table:table-cell>
          <table:table-cell office:value-type="float" office:value="1048680" table:style-name="ce10">
            <text:p>1.048.680</text:p>
          </table:table-cell>
          <table:table-cell office:value-type="float" office:value="28" table:style-name="ce10">
            <text:p>2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75043" table:style-name="ce10">
            <text:p>875.043</text:p>
          </table:table-cell>
          <table:table-cell office:value-type="float" office:value="1279063" table:style-name="ce10">
            <text:p>1.279.063</text:p>
          </table:table-cell>
          <table:table-cell office:value-type="float" office:value="513" table:style-name="ce10">
            <text:p>51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67627" table:style-name="ce10">
            <text:p>167.627</text:p>
          </table:table-cell>
          <table:table-cell office:value-type="float" office:value="1986991" table:style-name="ce10">
            <text:p>1.986.99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101821" table:style-name="ce10">
            <text:p>1.101.821</text:p>
          </table:table-cell>
          <table:table-cell office:value-type="float" office:value="1052797" table:style-name="ce10">
            <text:p>1.052.79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405363" table:style-name="ce10">
            <text:p>1.405.363</text:p>
          </table:table-cell>
          <table:table-cell office:value-type="float" office:value="747741" table:style-name="ce10">
            <text:p>747.741</text:p>
          </table:table-cell>
          <table:table-cell office:value-type="float" office:value="611" table:style-name="ce10">
            <text:p>611</text:p>
          </table:table-cell>
          <table:table-cell office:value-type="float" office:value="903" table:style-name="ce10">
            <text:p>903</text:p>
          </table:table-cell>
          <table:table-cell office:value-type="float" office:value="0" table:style-name="ce10">
            <text:p>0</text:p>
          </table:table-cell>
          <table:table-cell office:value-type="float" office:value="440571" table:style-name="ce10">
            <text:p>440.571</text:p>
          </table:table-cell>
          <table:table-cell office:value-type="float" office:value="1713403" table:style-name="ce10">
            <text:p>1.713.403</text:p>
          </table:table-cell>
          <table:table-cell office:value-type="float" office:value="644" table:style-name="ce10">
            <text:p>64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23913" table:style-name="ce10">
            <text:p>223.913</text:p>
          </table:table-cell>
          <table:table-cell office:value-type="float" office:value="1929995" table:style-name="ce10">
            <text:p>1.929.995</text:p>
          </table:table-cell>
          <table:table-cell office:value-type="float" office:value="710" table:style-name="ce10">
            <text:p>71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1316447" table:style-name="ce10">
            <text:p>1.316.447</text:p>
          </table:table-cell>
          <table:table-cell office:value-type="float" office:value="179962" table:style-name="ce10">
            <text:p>179.96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45631" table:style-name="ce10">
            <text:p>1.045.631</text:p>
          </table:table-cell>
          <table:table-cell office:value-type="float" office:value="450779" table:style-name="ce10">
            <text:p>450.77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323733" table:style-name="ce10">
            <text:p>1.323.733</text:p>
          </table:table-cell>
          <table:table-cell office:value-type="float" office:value="172598" table:style-name="ce10">
            <text:p>172.598</text:p>
          </table:table-cell>
          <table:table-cell office:value-type="float" office:value="0" table:style-name="ce10">
            <text:p>0</text:p>
          </table:table-cell>
          <table:table-cell office:value-type="float" office:value="79" table:style-name="ce10">
            <text:p>79</text:p>
          </table:table-cell>
          <table:table-cell office:value-type="float" office:value="0" table:style-name="ce10">
            <text:p>0</text:p>
          </table:table-cell>
          <table:table-cell office:value-type="float" office:value="745220" table:style-name="ce10">
            <text:p>745.220</text:p>
          </table:table-cell>
          <table:table-cell office:value-type="float" office:value="750986" table:style-name="ce10">
            <text:p>750.986</text:p>
          </table:table-cell>
          <table:table-cell office:value-type="float" office:value="203" table:style-name="ce10">
            <text:p>20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48954" table:style-name="ce10">
            <text:p>748.954</text:p>
          </table:table-cell>
          <table:table-cell office:value-type="float" office:value="747414" table:style-name="ce10">
            <text:p>747.414</text:p>
          </table:table-cell>
          <table:table-cell office:value-type="float" office:value="41" table:style-name="ce10">
            <text:p>4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80620" table:style-name="ce10">
            <text:p>380.620</text:p>
          </table:table-cell>
          <table:table-cell office:value-type="float" office:value="1115789" table:style-name="ce10">
            <text:p>1.115.78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31141" table:style-name="ce10">
            <text:p>1.231.141</text:p>
          </table:table-cell>
          <table:table-cell office:value-type="float" office:value="265268" table:style-name="ce10">
            <text:p>265.26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45968" table:style-name="ce10">
            <text:p>1.045.968</text:p>
          </table:table-cell>
          <table:table-cell office:value-type="float" office:value="450441" table:style-name="ce10">
            <text:p>450.44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64525" table:style-name="ce10">
            <text:p>264.525</text:p>
          </table:table-cell>
          <table:table-cell office:value-type="float" office:value="1231724" table:style-name="ce10">
            <text:p>1.231.724</text:p>
          </table:table-cell>
          <table:table-cell office:value-type="float" office:value="160" table:style-name="ce10">
            <text:p>16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08798" table:style-name="ce10">
            <text:p>1.208.798</text:p>
          </table:table-cell>
          <table:table-cell office:value-type="float" office:value="287612" table:style-name="ce10">
            <text:p>287.61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157924" table:style-name="ce10">
            <text:p>1.157.924</text:p>
          </table:table-cell>
          <table:table-cell office:value-type="float" office:value="337349" table:style-name="ce10">
            <text:p>337.349</text:p>
          </table:table-cell>
          <table:table-cell office:value-type="float" office:value="1136" table:style-name="ce10">
            <text:p>1.13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29262" table:style-name="ce10">
            <text:p>329.262</text:p>
          </table:table-cell>
          <table:table-cell office:value-type="float" office:value="1165860" table:style-name="ce10">
            <text:p>1.165.860</text:p>
          </table:table-cell>
          <table:table-cell office:value-type="float" office:value="1288" table:style-name="ce10">
            <text:p>1.28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84920" table:style-name="ce10">
            <text:p>284.920</text:p>
          </table:table-cell>
          <table:table-cell office:value-type="float" office:value="1211490" table:style-name="ce10">
            <text:p>1.211.49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753558" table:style-name="ce10">
            <text:p>1.753.558</text:p>
          </table:table-cell>
          <table:table-cell office:value-type="float" office:value="160666" table:style-name="ce10">
            <text:p>160.66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465913" table:style-name="ce10">
            <text:p>1.465.913</text:p>
          </table:table-cell>
          <table:table-cell office:value-type="float" office:value="447820" table:style-name="ce10">
            <text:p>447.820</text:p>
          </table:table-cell>
          <table:table-cell office:value-type="float" office:value="232" table:style-name="ce10">
            <text:p>232</text:p>
          </table:table-cell>
          <table:table-cell office:value-type="float" office:value="258" table:style-name="ce10">
            <text:p>258</text:p>
          </table:table-cell>
          <table:table-cell office:value-type="float" office:value="0" table:style-name="ce10">
            <text:p>0</text:p>
          </table:table-cell>
          <table:table-cell office:value-type="float" office:value="1712559" table:style-name="ce10">
            <text:p>1.712.559</text:p>
          </table:table-cell>
          <table:table-cell office:value-type="float" office:value="201665" table:style-name="ce10">
            <text:p>201.66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140130" table:style-name="ce10">
            <text:p>1.140.130</text:p>
          </table:table-cell>
          <table:table-cell office:value-type="float" office:value="774068" table:style-name="ce10">
            <text:p>774.068</text:p>
          </table:table-cell>
          <table:table-cell office:value-type="float" office:value="26" table:style-name="ce10">
            <text:p>2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21039" table:style-name="ce10">
            <text:p>721.039</text:p>
          </table:table-cell>
          <table:table-cell office:value-type="float" office:value="1193184" table:style-name="ce10">
            <text:p>1.193.18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14943" table:style-name="ce10">
            <text:p>614.943</text:p>
          </table:table-cell>
          <table:table-cell office:value-type="float" office:value="1299280" table:style-name="ce10">
            <text:p>1.299.28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59889" table:style-name="ce10">
            <text:p>1.659.889</text:p>
          </table:table-cell>
          <table:table-cell office:value-type="float" office:value="254334" table:style-name="ce10">
            <text:p>254.33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466772" table:style-name="ce10">
            <text:p>1.466.772</text:p>
          </table:table-cell>
          <table:table-cell office:value-type="float" office:value="447008" table:style-name="ce10">
            <text:p>447.008</text:p>
          </table:table-cell>
          <table:table-cell office:value-type="float" office:value="330" table:style-name="ce10">
            <text:p>330</text:p>
          </table:table-cell>
          <table:table-cell office:value-type="float" office:value="114" table:style-name="ce10">
            <text:p>114</text:p>
          </table:table-cell>
          <table:table-cell office:value-type="float" office:value="0" table:style-name="ce10">
            <text:p>0</text:p>
          </table:table-cell>
          <table:table-cell office:value-type="float" office:value="454196" table:style-name="ce10">
            <text:p>454.196</text:p>
          </table:table-cell>
          <table:table-cell office:value-type="float" office:value="1460027" table:style-name="ce10">
            <text:p>1.460.02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42730" table:style-name="ce10">
            <text:p>1.642.730</text:p>
          </table:table-cell>
          <table:table-cell office:value-type="float" office:value="271493" table:style-name="ce10">
            <text:p>271.49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95404" table:style-name="ce10">
            <text:p>1.595.404</text:p>
          </table:table-cell>
          <table:table-cell office:value-type="float" office:value="318819" table:style-name="ce10">
            <text:p>318.81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89552" table:style-name="ce10">
            <text:p>489.552</text:p>
          </table:table-cell>
          <table:table-cell office:value-type="float" office:value="1424672" table:style-name="ce10">
            <text:p>1.424.67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16198" table:style-name="ce10">
            <text:p>716.198</text:p>
          </table:table-cell>
          <table:table-cell office:value-type="float" office:value="1198025" table:style-name="ce10">
            <text:p>1.198.02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68" table:number-rows-spanned="1" table:style-name="ce14"/>
          <table:covered-table-cell table:number-columns-repeated="67"/>
          <table:table-cell table:number-columns-repeated="16316"/>
        </table:table-row>
        <table:table-row table:number-rows-repeated="1048555" table:style-name="ro1">
          <table:table-cell table:number-columns-repeated="16384"/>
        </table:table-row>
      </table:table>
      <table:table table:name="E3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7">
            <text:p>TOTAL PARA O INDICADOR E3A – ALUNOS DE ESCOLAS URBANAS, POR LOCAL DA ESCOLA PARA O USO DA INTERNET EM ATIVIDADES ESCOLARES</text:p>
          </table:table-cell>
          <table:covered-table-cell table:number-columns-repeated="27"/>
          <table:table-cell table:number-columns-repeated="16356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Na sala de aula</text:p>
          </table:table-cell>
          <table:covered-table-cell table:number-columns-repeated="4"/>
          <table:table-cell office:value-type="string" table:number-columns-spanned="5" table:number-rows-spanned="1" table:style-name="ce15">
            <text:p>Na sala dos professores</text:p>
          </table:table-cell>
          <table:covered-table-cell table:number-columns-repeated="4"/>
          <table:table-cell office:value-type="string" table:number-columns-spanned="5" table:number-rows-spanned="1" table:style-name="ce15">
            <text:p>Na biblioteca</text:p>
          </table:table-cell>
          <table:covered-table-cell table:number-columns-repeated="4"/>
          <table:table-cell office:value-type="string" table:number-columns-spanned="5" table:number-rows-spanned="1" table:style-name="ce15">
            <text:p>No laboratório de informática ou sala de computadores</text:p>
          </table:table-cell>
          <table:covered-table-cell table:number-columns-repeated="4"/>
          <table:table-cell office:value-type="string" table:number-columns-spanned="5" table:number-rows-spanned="1" table:style-name="ce15">
            <text:p>Na secretaria ou diretoria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162239" table:style-name="ce10">
            <text:p>1.162.239</text:p>
          </table:table-cell>
          <table:table-cell office:value-type="float" office:value="897003" table:style-name="ce10">
            <text:p>897.00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506009" table:style-name="ce10">
            <text:p>3.506.009</text:p>
          </table:table-cell>
          <table:table-cell office:value-type="float" office:value="57803" table:style-name="ce10">
            <text:p>57.803</text:p>
          </table:table-cell>
          <table:table-cell office:value-type="float" office:value="2001129" table:style-name="ce10">
            <text:p>2.001.129</text:p>
          </table:table-cell>
          <table:table-cell office:value-type="string" table:style-name="ce10">
            <text:p>-</text:p>
          </table:table-cell>
          <table:table-cell office:value-type="float" office:value="310" table:style-name="ce10">
            <text:p>310</text:p>
          </table:table-cell>
          <table:table-cell office:value-type="float" office:value="3506009" table:style-name="ce10">
            <text:p>3.506.009</text:p>
          </table:table-cell>
          <table:table-cell office:value-type="float" office:value="538103" table:style-name="ce10">
            <text:p>538.103</text:p>
          </table:table-cell>
          <table:table-cell office:value-type="float" office:value="1520329" table:style-name="ce10">
            <text:p>1.520.329</text:p>
          </table:table-cell>
          <table:table-cell office:value-type="float" office:value="810" table:style-name="ce10">
            <text:p>810</text:p>
          </table:table-cell>
          <table:table-cell office:value-type="string" table:style-name="ce10">
            <text:p>-</text:p>
          </table:table-cell>
          <table:table-cell office:value-type="float" office:value="3506009" table:style-name="ce10">
            <text:p>3.506.009</text:p>
          </table:table-cell>
          <table:table-cell office:value-type="float" office:value="1110249" table:style-name="ce10">
            <text:p>1.110.249</text:p>
          </table:table-cell>
          <table:table-cell office:value-type="float" office:value="946454" table:style-name="ce10">
            <text:p>946.454</text:p>
          </table:table-cell>
          <table:table-cell office:value-type="float" office:value="85" table:style-name="ce10">
            <text:p>85</text:p>
          </table:table-cell>
          <table:table-cell office:value-type="float" office:value="2454" table:style-name="ce10">
            <text:p>2.454</text:p>
          </table:table-cell>
          <table:table-cell office:value-type="float" office:value="3506009" table:style-name="ce10">
            <text:p>3.506.009</text:p>
          </table:table-cell>
          <table:table-cell office:value-type="float" office:value="147816" table:style-name="ce10">
            <text:p>147.816</text:p>
          </table:table-cell>
          <table:table-cell office:value-type="float" office:value="1911425" table:style-name="ce10">
            <text:p>1.911.42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506009" table:style-name="ce10">
            <text:p>3.506.009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676278" table:style-name="ce10">
            <text:p>676.278</text:p>
          </table:table-cell>
          <table:table-cell office:value-type="float" office:value="460698" table:style-name="ce10">
            <text:p>460.69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830283" table:style-name="ce10">
            <text:p>1.830.283</text:p>
          </table:table-cell>
          <table:table-cell office:value-type="float" office:value="28620" table:style-name="ce10">
            <text:p>28.620</text:p>
          </table:table-cell>
          <table:table-cell office:value-type="float" office:value="1108356" table:style-name="ce10">
            <text:p>1.108.35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30283" table:style-name="ce10">
            <text:p>1.830.283</text:p>
          </table:table-cell>
          <table:table-cell office:value-type="float" office:value="274412" table:style-name="ce10">
            <text:p>274.412</text:p>
          </table:table-cell>
          <table:table-cell office:value-type="float" office:value="862311" table:style-name="ce10">
            <text:p>862.311</text:p>
          </table:table-cell>
          <table:table-cell office:value-type="float" office:value="253" table:style-name="ce10">
            <text:p>253</text:p>
          </table:table-cell>
          <table:table-cell office:value-type="string" table:style-name="ce10">
            <text:p>-</text:p>
          </table:table-cell>
          <table:table-cell office:value-type="float" office:value="1830283" table:style-name="ce10">
            <text:p>1.830.283</text:p>
          </table:table-cell>
          <table:table-cell office:value-type="float" office:value="576643" table:style-name="ce10">
            <text:p>576.643</text:p>
          </table:table-cell>
          <table:table-cell office:value-type="float" office:value="559631" table:style-name="ce10">
            <text:p>559.631</text:p>
          </table:table-cell>
          <table:table-cell office:value-type="float" office:value="85" table:style-name="ce10">
            <text:p>85</text:p>
          </table:table-cell>
          <table:table-cell office:value-type="float" office:value="617" table:style-name="ce10">
            <text:p>617</text:p>
          </table:table-cell>
          <table:table-cell office:value-type="float" office:value="1830283" table:style-name="ce10">
            <text:p>1.830.283</text:p>
          </table:table-cell>
          <table:table-cell office:value-type="float" office:value="71821" table:style-name="ce10">
            <text:p>71.821</text:p>
          </table:table-cell>
          <table:table-cell office:value-type="float" office:value="1065155" table:style-name="ce10">
            <text:p>1.065.15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830283" table:style-name="ce10">
            <text:p>1.830.28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85960" table:style-name="ce10">
            <text:p>485.960</text:p>
          </table:table-cell>
          <table:table-cell office:value-type="float" office:value="436305" table:style-name="ce10">
            <text:p>436.30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675726" table:style-name="ce10">
            <text:p>1.675.726</text:p>
          </table:table-cell>
          <table:table-cell office:value-type="float" office:value="29183" table:style-name="ce10">
            <text:p>29.183</text:p>
          </table:table-cell>
          <table:table-cell office:value-type="float" office:value="892773" table:style-name="ce10">
            <text:p>892.773</text:p>
          </table:table-cell>
          <table:table-cell office:value-type="string" table:style-name="ce10">
            <text:p>-</text:p>
          </table:table-cell>
          <table:table-cell office:value-type="float" office:value="310" table:style-name="ce10">
            <text:p>310</text:p>
          </table:table-cell>
          <table:table-cell office:value-type="float" office:value="1675726" table:style-name="ce10">
            <text:p>1.675.726</text:p>
          </table:table-cell>
          <table:table-cell office:value-type="float" office:value="263691" table:style-name="ce10">
            <text:p>263.691</text:p>
          </table:table-cell>
          <table:table-cell office:value-type="float" office:value="658017" table:style-name="ce10">
            <text:p>658.017</text:p>
          </table:table-cell>
          <table:table-cell office:value-type="float" office:value="557" table:style-name="ce10">
            <text:p>557</text:p>
          </table:table-cell>
          <table:table-cell office:value-type="string" table:style-name="ce10">
            <text:p>-</text:p>
          </table:table-cell>
          <table:table-cell office:value-type="float" office:value="1675726" table:style-name="ce10">
            <text:p>1.675.726</text:p>
          </table:table-cell>
          <table:table-cell office:value-type="float" office:value="533606" table:style-name="ce10">
            <text:p>533.606</text:p>
          </table:table-cell>
          <table:table-cell office:value-type="float" office:value="386822" table:style-name="ce10">
            <text:p>386.822</text:p>
          </table:table-cell>
          <table:table-cell office:value-type="float" office:value="0" table:style-name="ce10">
            <text:p>0</text:p>
          </table:table-cell>
          <table:table-cell office:value-type="float" office:value="1836" table:style-name="ce10">
            <text:p>1.836</text:p>
          </table:table-cell>
          <table:table-cell office:value-type="float" office:value="1675726" table:style-name="ce10">
            <text:p>1.675.726</text:p>
          </table:table-cell>
          <table:table-cell office:value-type="float" office:value="75995" table:style-name="ce10">
            <text:p>75.995</text:p>
          </table:table-cell>
          <table:table-cell office:value-type="float" office:value="846270" table:style-name="ce10">
            <text:p>846.27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675726" table:style-name="ce10">
            <text:p>1.675.726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02097" table:style-name="ce10">
            <text:p>102.097</text:p>
          </table:table-cell>
          <table:table-cell office:value-type="float" office:value="53892" table:style-name="ce10">
            <text:p>53.89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71161" table:style-name="ce10">
            <text:p>271.161</text:p>
          </table:table-cell>
          <table:table-cell office:value-type="float" office:value="5222" table:style-name="ce10">
            <text:p>5.222</text:p>
          </table:table-cell>
          <table:table-cell office:value-type="float" office:value="150767" table:style-name="ce10">
            <text:p>150.76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71161" table:style-name="ce10">
            <text:p>271.161</text:p>
          </table:table-cell>
          <table:table-cell office:value-type="float" office:value="41603" table:style-name="ce10">
            <text:p>41.603</text:p>
          </table:table-cell>
          <table:table-cell office:value-type="float" office:value="114134" table:style-name="ce10">
            <text:p>114.134</text:p>
          </table:table-cell>
          <table:table-cell office:value-type="float" office:value="253" table:style-name="ce10">
            <text:p>253</text:p>
          </table:table-cell>
          <table:table-cell office:value-type="string" table:style-name="ce10">
            <text:p>-</text:p>
          </table:table-cell>
          <table:table-cell office:value-type="float" office:value="271161" table:style-name="ce10">
            <text:p>271.161</text:p>
          </table:table-cell>
          <table:table-cell office:value-type="float" office:value="61045" table:style-name="ce10">
            <text:p>61.045</text:p>
          </table:table-cell>
          <table:table-cell office:value-type="float" office:value="94945" table:style-name="ce10">
            <text:p>94.94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71161" table:style-name="ce10">
            <text:p>271.161</text:p>
          </table:table-cell>
          <table:table-cell office:value-type="float" office:value="12312" table:style-name="ce10">
            <text:p>12.312</text:p>
          </table:table-cell>
          <table:table-cell office:value-type="float" office:value="143677" table:style-name="ce10">
            <text:p>143.67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71161" table:style-name="ce10">
            <text:p>271.16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3884" table:style-name="ce10">
            <text:p>93.884</text:p>
          </table:table-cell>
          <table:table-cell office:value-type="float" office:value="90525" table:style-name="ce10">
            <text:p>90.52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85727" table:style-name="ce10">
            <text:p>285.727</text:p>
          </table:table-cell>
          <table:table-cell office:value-type="float" office:value="6950" table:style-name="ce10">
            <text:p>6.950</text:p>
          </table:table-cell>
          <table:table-cell office:value-type="float" office:value="177459" table:style-name="ce10">
            <text:p>177.45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85727" table:style-name="ce10">
            <text:p>285.727</text:p>
          </table:table-cell>
          <table:table-cell office:value-type="float" office:value="51029" table:style-name="ce10">
            <text:p>51.029</text:p>
          </table:table-cell>
          <table:table-cell office:value-type="float" office:value="133380" table:style-name="ce10">
            <text:p>133.38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85727" table:style-name="ce10">
            <text:p>285.727</text:p>
          </table:table-cell>
          <table:table-cell office:value-type="float" office:value="94807" table:style-name="ce10">
            <text:p>94.807</text:p>
          </table:table-cell>
          <table:table-cell office:value-type="float" office:value="89517" table:style-name="ce10">
            <text:p>89.517</text:p>
          </table:table-cell>
          <table:table-cell office:value-type="float" office:value="85" table:style-name="ce10">
            <text:p>85</text:p>
          </table:table-cell>
          <table:table-cell office:value-type="float" office:value="0" table:style-name="ce10">
            <text:p>0</text:p>
          </table:table-cell>
          <table:table-cell office:value-type="float" office:value="285727" table:style-name="ce10">
            <text:p>285.727</text:p>
          </table:table-cell>
          <table:table-cell office:value-type="float" office:value="17267" table:style-name="ce10">
            <text:p>17.267</text:p>
          </table:table-cell>
          <table:table-cell office:value-type="float" office:value="167142" table:style-name="ce10">
            <text:p>167.14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85727" table:style-name="ce10">
            <text:p>285.72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64379" table:style-name="ce10">
            <text:p>164.379</text:p>
          </table:table-cell>
          <table:table-cell office:value-type="float" office:value="241499" table:style-name="ce10">
            <text:p>241.49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857914" table:style-name="ce10">
            <text:p>857.914</text:p>
          </table:table-cell>
          <table:table-cell office:value-type="float" office:value="20716" table:style-name="ce10">
            <text:p>20.716</text:p>
          </table:table-cell>
          <table:table-cell office:value-type="float" office:value="385162" table:style-name="ce10">
            <text:p>385.16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57914" table:style-name="ce10">
            <text:p>857.914</text:p>
          </table:table-cell>
          <table:table-cell office:value-type="float" office:value="100953" table:style-name="ce10">
            <text:p>100.953</text:p>
          </table:table-cell>
          <table:table-cell office:value-type="float" office:value="304925" table:style-name="ce10">
            <text:p>304.92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57914" table:style-name="ce10">
            <text:p>857.914</text:p>
          </table:table-cell>
          <table:table-cell office:value-type="float" office:value="132793" table:style-name="ce10">
            <text:p>132.793</text:p>
          </table:table-cell>
          <table:table-cell office:value-type="float" office:value="271248" table:style-name="ce10">
            <text:p>271.248</text:p>
          </table:table-cell>
          <table:table-cell office:value-type="float" office:value="0" table:style-name="ce10">
            <text:p>0</text:p>
          </table:table-cell>
          <table:table-cell office:value-type="float" office:value="1836" table:style-name="ce10">
            <text:p>1.836</text:p>
          </table:table-cell>
          <table:table-cell office:value-type="float" office:value="857914" table:style-name="ce10">
            <text:p>857.914</text:p>
          </table:table-cell>
          <table:table-cell office:value-type="float" office:value="27917" table:style-name="ce10">
            <text:p>27.917</text:p>
          </table:table-cell>
          <table:table-cell office:value-type="float" office:value="377961" table:style-name="ce10">
            <text:p>377.96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857914" table:style-name="ce10">
            <text:p>857.91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38241" table:style-name="ce10">
            <text:p>638.241</text:p>
          </table:table-cell>
          <table:table-cell office:value-type="float" office:value="375588" table:style-name="ce10">
            <text:p>375.58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684128" table:style-name="ce10">
            <text:p>1.684.128</text:p>
          </table:table-cell>
          <table:table-cell office:value-type="float" office:value="20236" table:style-name="ce10">
            <text:p>20.236</text:p>
          </table:table-cell>
          <table:table-cell office:value-type="float" office:value="993593" table:style-name="ce10">
            <text:p>993.59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84128" table:style-name="ce10">
            <text:p>1.684.128</text:p>
          </table:table-cell>
          <table:table-cell office:value-type="float" office:value="243187" table:style-name="ce10">
            <text:p>243.187</text:p>
          </table:table-cell>
          <table:table-cell office:value-type="float" office:value="770085" table:style-name="ce10">
            <text:p>770.085</text:p>
          </table:table-cell>
          <table:table-cell office:value-type="float" office:value="557" table:style-name="ce10">
            <text:p>557</text:p>
          </table:table-cell>
          <table:table-cell office:value-type="string" table:style-name="ce10">
            <text:p>-</text:p>
          </table:table-cell>
          <table:table-cell office:value-type="float" office:value="1684128" table:style-name="ce10">
            <text:p>1.684.128</text:p>
          </table:table-cell>
          <table:table-cell office:value-type="float" office:value="617582" table:style-name="ce10">
            <text:p>617.582</text:p>
          </table:table-cell>
          <table:table-cell office:value-type="float" office:value="395629" table:style-name="ce10">
            <text:p>395.629</text:p>
          </table:table-cell>
          <table:table-cell office:value-type="float" office:value="0" table:style-name="ce10">
            <text:p>0</text:p>
          </table:table-cell>
          <table:table-cell office:value-type="float" office:value="617" table:style-name="ce10">
            <text:p>617</text:p>
          </table:table-cell>
          <table:table-cell office:value-type="float" office:value="1684128" table:style-name="ce10">
            <text:p>1.684.128</text:p>
          </table:table-cell>
          <table:table-cell office:value-type="float" office:value="67839" table:style-name="ce10">
            <text:p>67.839</text:p>
          </table:table-cell>
          <table:table-cell office:value-type="float" office:value="945989" table:style-name="ce10">
            <text:p>945.98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684128" table:style-name="ce10">
            <text:p>1.684.12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63637" table:style-name="ce10">
            <text:p>163.637</text:p>
          </table:table-cell>
          <table:table-cell office:value-type="float" office:value="135499" table:style-name="ce10">
            <text:p>135.49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07079" table:style-name="ce10">
            <text:p>407.079</text:p>
          </table:table-cell>
          <table:table-cell office:value-type="float" office:value="4679" table:style-name="ce10">
            <text:p>4.679</text:p>
          </table:table-cell>
          <table:table-cell office:value-type="float" office:value="294147" table:style-name="ce10">
            <text:p>294.147</text:p>
          </table:table-cell>
          <table:table-cell office:value-type="string" table:style-name="ce10">
            <text:p>-</text:p>
          </table:table-cell>
          <table:table-cell office:value-type="float" office:value="310" table:style-name="ce10">
            <text:p>310</text:p>
          </table:table-cell>
          <table:table-cell office:value-type="float" office:value="407079" table:style-name="ce10">
            <text:p>407.079</text:p>
          </table:table-cell>
          <table:table-cell office:value-type="float" office:value="101331" table:style-name="ce10">
            <text:p>101.331</text:p>
          </table:table-cell>
          <table:table-cell office:value-type="float" office:value="197805" table:style-name="ce10">
            <text:p>197.80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07079" table:style-name="ce10">
            <text:p>407.079</text:p>
          </table:table-cell>
          <table:table-cell office:value-type="float" office:value="204021" table:style-name="ce10">
            <text:p>204.021</text:p>
          </table:table-cell>
          <table:table-cell office:value-type="float" office:value="95115" table:style-name="ce10">
            <text:p>95.1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07079" table:style-name="ce10">
            <text:p>407.079</text:p>
          </table:table-cell>
          <table:table-cell office:value-type="float" office:value="22481" table:style-name="ce10">
            <text:p>22.481</text:p>
          </table:table-cell>
          <table:table-cell office:value-type="float" office:value="276656" table:style-name="ce10">
            <text:p>276.65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07079" table:style-name="ce10">
            <text:p>407.079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41172" table:style-name="ce10">
            <text:p>141.172</text:p>
          </table:table-cell>
          <table:table-cell office:value-type="float" office:value="265761" table:style-name="ce10">
            <text:p>265.76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561662" table:style-name="ce10">
            <text:p>1.561.662</text:p>
          </table:table-cell>
          <table:table-cell office:value-type="float" office:value="7984" table:style-name="ce10">
            <text:p>7.984</text:p>
          </table:table-cell>
          <table:table-cell office:value-type="float" office:value="398949" table:style-name="ce10">
            <text:p>398.94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61662" table:style-name="ce10">
            <text:p>1.561.662</text:p>
          </table:table-cell>
          <table:table-cell office:value-type="float" office:value="50423" table:style-name="ce10">
            <text:p>50.423</text:p>
          </table:table-cell>
          <table:table-cell office:value-type="float" office:value="355700" table:style-name="ce10">
            <text:p>355.700</text:p>
          </table:table-cell>
          <table:table-cell office:value-type="float" office:value="810" table:style-name="ce10">
            <text:p>810</text:p>
          </table:table-cell>
          <table:table-cell office:value-type="string" table:style-name="ce10">
            <text:p>-</text:p>
          </table:table-cell>
          <table:table-cell office:value-type="float" office:value="1561662" table:style-name="ce10">
            <text:p>1.561.662</text:p>
          </table:table-cell>
          <table:table-cell office:value-type="float" office:value="221211" table:style-name="ce10">
            <text:p>221.211</text:p>
          </table:table-cell>
          <table:table-cell office:value-type="float" office:value="185722" table:style-name="ce10">
            <text:p>185.72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561662" table:style-name="ce10">
            <text:p>1.561.662</text:p>
          </table:table-cell>
          <table:table-cell office:value-type="float" office:value="17572" table:style-name="ce10">
            <text:p>17.572</text:p>
          </table:table-cell>
          <table:table-cell office:value-type="float" office:value="389361" table:style-name="ce10">
            <text:p>389.36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561662" table:style-name="ce10">
            <text:p>1.561.66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744408" table:style-name="ce10">
            <text:p>744.408</text:p>
          </table:table-cell>
          <table:table-cell office:value-type="float" office:value="481056" table:style-name="ce10">
            <text:p>481.05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350755" table:style-name="ce10">
            <text:p>1.350.755</text:p>
          </table:table-cell>
          <table:table-cell office:value-type="float" office:value="42738" table:style-name="ce10">
            <text:p>42.738</text:p>
          </table:table-cell>
          <table:table-cell office:value-type="float" office:value="1182416" table:style-name="ce10">
            <text:p>1.182.416</text:p>
          </table:table-cell>
          <table:table-cell office:value-type="string" table:style-name="ce10">
            <text:p>-</text:p>
          </table:table-cell>
          <table:table-cell office:value-type="float" office:value="310" table:style-name="ce10">
            <text:p>310</text:p>
          </table:table-cell>
          <table:table-cell office:value-type="float" office:value="1350755" table:style-name="ce10">
            <text:p>1.350.755</text:p>
          </table:table-cell>
          <table:table-cell office:value-type="float" office:value="335517" table:style-name="ce10">
            <text:p>335.517</text:p>
          </table:table-cell>
          <table:table-cell office:value-type="float" office:value="889947" table:style-name="ce10">
            <text:p>889.94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350755" table:style-name="ce10">
            <text:p>1.350.755</text:p>
          </table:table-cell>
          <table:table-cell office:value-type="float" office:value="583109" table:style-name="ce10">
            <text:p>583.109</text:p>
          </table:table-cell>
          <table:table-cell office:value-type="float" office:value="640519" table:style-name="ce10">
            <text:p>640.519</text:p>
          </table:table-cell>
          <table:table-cell office:value-type="float" office:value="0" table:style-name="ce10">
            <text:p>0</text:p>
          </table:table-cell>
          <table:table-cell office:value-type="float" office:value="1836" table:style-name="ce10">
            <text:p>1.836</text:p>
          </table:table-cell>
          <table:table-cell office:value-type="float" office:value="1350755" table:style-name="ce10">
            <text:p>1.350.755</text:p>
          </table:table-cell>
          <table:table-cell office:value-type="float" office:value="71728" table:style-name="ce10">
            <text:p>71.728</text:p>
          </table:table-cell>
          <table:table-cell office:value-type="float" office:value="1153735" table:style-name="ce10">
            <text:p>1.153.73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350755" table:style-name="ce10">
            <text:p>1.350.75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885580" table:style-name="ce10">
            <text:p>885.580</text:p>
          </table:table-cell>
          <table:table-cell office:value-type="float" office:value="746816" table:style-name="ce10">
            <text:p>746.81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912418" table:style-name="ce10">
            <text:p>2.912.418</text:p>
          </table:table-cell>
          <table:table-cell office:value-type="float" office:value="50723" table:style-name="ce10">
            <text:p>50.723</text:p>
          </table:table-cell>
          <table:table-cell office:value-type="float" office:value="1581364" table:style-name="ce10">
            <text:p>1.581.364</text:p>
          </table:table-cell>
          <table:table-cell office:value-type="string" table:style-name="ce10">
            <text:p>-</text:p>
          </table:table-cell>
          <table:table-cell office:value-type="float" office:value="310" table:style-name="ce10">
            <text:p>310</text:p>
          </table:table-cell>
          <table:table-cell office:value-type="float" office:value="2912418" table:style-name="ce10">
            <text:p>2.912.418</text:p>
          </table:table-cell>
          <table:table-cell office:value-type="float" office:value="385940" table:style-name="ce10">
            <text:p>385.940</text:p>
          </table:table-cell>
          <table:table-cell office:value-type="float" office:value="1245647" table:style-name="ce10">
            <text:p>1.245.647</text:p>
          </table:table-cell>
          <table:table-cell office:value-type="float" office:value="810" table:style-name="ce10">
            <text:p>810</text:p>
          </table:table-cell>
          <table:table-cell office:value-type="string" table:style-name="ce10">
            <text:p>-</text:p>
          </table:table-cell>
          <table:table-cell office:value-type="float" office:value="2912418" table:style-name="ce10">
            <text:p>2.912.418</text:p>
          </table:table-cell>
          <table:table-cell office:value-type="float" office:value="804320" table:style-name="ce10">
            <text:p>804.320</text:p>
          </table:table-cell>
          <table:table-cell office:value-type="float" office:value="826240" table:style-name="ce10">
            <text:p>826.240</text:p>
          </table:table-cell>
          <table:table-cell office:value-type="float" office:value="0" table:style-name="ce10">
            <text:p>0</text:p>
          </table:table-cell>
          <table:table-cell office:value-type="float" office:value="1836" table:style-name="ce10">
            <text:p>1.836</text:p>
          </table:table-cell>
          <table:table-cell office:value-type="float" office:value="2912418" table:style-name="ce10">
            <text:p>2.912.418</text:p>
          </table:table-cell>
          <table:table-cell office:value-type="float" office:value="89300" table:style-name="ce10">
            <text:p>89.300</text:p>
          </table:table-cell>
          <table:table-cell office:value-type="float" office:value="1543097" table:style-name="ce10">
            <text:p>1.543.09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912418" table:style-name="ce10">
            <text:p>2.912.41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76658" table:style-name="ce10">
            <text:p>276.658</text:p>
          </table:table-cell>
          <table:table-cell office:value-type="float" office:value="150186" table:style-name="ce10">
            <text:p>150.18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93592" table:style-name="ce10">
            <text:p>593.592</text:p>
          </table:table-cell>
          <table:table-cell office:value-type="float" office:value="7080" table:style-name="ce10">
            <text:p>7.080</text:p>
          </table:table-cell>
          <table:table-cell office:value-type="float" office:value="419764" table:style-name="ce10">
            <text:p>419.76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93592" table:style-name="ce10">
            <text:p>593.592</text:p>
          </table:table-cell>
          <table:table-cell office:value-type="float" office:value="152163" table:style-name="ce10">
            <text:p>152.163</text:p>
          </table:table-cell>
          <table:table-cell office:value-type="float" office:value="274682" table:style-name="ce10">
            <text:p>274.68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93592" table:style-name="ce10">
            <text:p>593.592</text:p>
          </table:table-cell>
          <table:table-cell office:value-type="float" office:value="305929" table:style-name="ce10">
            <text:p>305.929</text:p>
          </table:table-cell>
          <table:table-cell office:value-type="float" office:value="120213" table:style-name="ce10">
            <text:p>120.213</text:p>
          </table:table-cell>
          <table:table-cell office:value-type="float" office:value="85" table:style-name="ce10">
            <text:p>85</text:p>
          </table:table-cell>
          <table:table-cell office:value-type="float" office:value="617" table:style-name="ce10">
            <text:p>617</text:p>
          </table:table-cell>
          <table:table-cell office:value-type="float" office:value="593592" table:style-name="ce10">
            <text:p>593.592</text:p>
          </table:table-cell>
          <table:table-cell office:value-type="float" office:value="58516" table:style-name="ce10">
            <text:p>58.516</text:p>
          </table:table-cell>
          <table:table-cell office:value-type="float" office:value="368328" table:style-name="ce10">
            <text:p>368.32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93592" table:style-name="ce10">
            <text:p>593.592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46313" table:style-name="ce10">
            <text:p>46.313</text:p>
          </table:table-cell>
          <table:table-cell office:value-type="float" office:value="221864" table:style-name="ce10">
            <text:p>221.86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886442" table:style-name="ce10">
            <text:p>1.886.442</text:p>
          </table:table-cell>
          <table:table-cell office:value-type="float" office:value="5751" table:style-name="ce10">
            <text:p>5.751</text:p>
          </table:table-cell>
          <table:table-cell office:value-type="float" office:value="262425" table:style-name="ce10">
            <text:p>262.42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86442" table:style-name="ce10">
            <text:p>1.886.442</text:p>
          </table:table-cell>
          <table:table-cell office:value-type="float" office:value="32967" table:style-name="ce10">
            <text:p>32.967</text:p>
          </table:table-cell>
          <table:table-cell office:value-type="float" office:value="235210" table:style-name="ce10">
            <text:p>235.21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86442" table:style-name="ce10">
            <text:p>1.886.442</text:p>
          </table:table-cell>
          <table:table-cell office:value-type="float" office:value="185742" table:style-name="ce10">
            <text:p>185.742</text:p>
          </table:table-cell>
          <table:table-cell office:value-type="float" office:value="82434" table:style-name="ce10">
            <text:p>82.43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886442" table:style-name="ce10">
            <text:p>1.886.442</text:p>
          </table:table-cell>
          <table:table-cell office:value-type="float" office:value="12914" table:style-name="ce10">
            <text:p>12.914</text:p>
          </table:table-cell>
          <table:table-cell office:value-type="float" office:value="255263" table:style-name="ce10">
            <text:p>255.26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886442" table:style-name="ce10">
            <text:p>1.886.44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350777" table:style-name="ce10">
            <text:p>350.777</text:p>
          </table:table-cell>
          <table:table-cell office:value-type="float" office:value="255688" table:style-name="ce10">
            <text:p>255.68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889944" table:style-name="ce10">
            <text:p>889.944</text:p>
          </table:table-cell>
          <table:table-cell office:value-type="float" office:value="17639" table:style-name="ce10">
            <text:p>17.639</text:p>
          </table:table-cell>
          <table:table-cell office:value-type="float" office:value="588826" table:style-name="ce10">
            <text:p>588.82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89944" table:style-name="ce10">
            <text:p>889.944</text:p>
          </table:table-cell>
          <table:table-cell office:value-type="float" office:value="164834" table:style-name="ce10">
            <text:p>164.834</text:p>
          </table:table-cell>
          <table:table-cell office:value-type="float" office:value="441377" table:style-name="ce10">
            <text:p>441.377</text:p>
          </table:table-cell>
          <table:table-cell office:value-type="float" office:value="253" table:style-name="ce10">
            <text:p>253</text:p>
          </table:table-cell>
          <table:table-cell office:value-type="string" table:style-name="ce10">
            <text:p>-</text:p>
          </table:table-cell>
          <table:table-cell office:value-type="float" office:value="889944" table:style-name="ce10">
            <text:p>889.944</text:p>
          </table:table-cell>
          <table:table-cell office:value-type="float" office:value="263734" table:style-name="ce10">
            <text:p>263.734</text:p>
          </table:table-cell>
          <table:table-cell office:value-type="float" office:value="342306" table:style-name="ce10">
            <text:p>342.306</text:p>
          </table:table-cell>
          <table:table-cell office:value-type="float" office:value="85" table:style-name="ce10">
            <text:p>85</text:p>
          </table:table-cell>
          <table:table-cell office:value-type="float" office:value="339" table:style-name="ce10">
            <text:p>339</text:p>
          </table:table-cell>
          <table:table-cell office:value-type="float" office:value="889944" table:style-name="ce10">
            <text:p>889.944</text:p>
          </table:table-cell>
          <table:table-cell office:value-type="float" office:value="38927" table:style-name="ce10">
            <text:p>38.927</text:p>
          </table:table-cell>
          <table:table-cell office:value-type="float" office:value="567537" table:style-name="ce10">
            <text:p>567.53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889944" table:style-name="ce10">
            <text:p>889.94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765149" table:style-name="ce10">
            <text:p>765.149</text:p>
          </table:table-cell>
          <table:table-cell office:value-type="float" office:value="419451" table:style-name="ce10">
            <text:p>419.45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729623" table:style-name="ce10">
            <text:p>729.623</text:p>
          </table:table-cell>
          <table:table-cell office:value-type="float" office:value="34413" table:style-name="ce10">
            <text:p>34.413</text:p>
          </table:table-cell>
          <table:table-cell office:value-type="float" office:value="1149877" table:style-name="ce10">
            <text:p>1.149.877</text:p>
          </table:table-cell>
          <table:table-cell office:value-type="string" table:style-name="ce10">
            <text:p>-</text:p>
          </table:table-cell>
          <table:table-cell office:value-type="float" office:value="310" table:style-name="ce10">
            <text:p>310</text:p>
          </table:table-cell>
          <table:table-cell office:value-type="float" office:value="729623" table:style-name="ce10">
            <text:p>729.623</text:p>
          </table:table-cell>
          <table:table-cell office:value-type="float" office:value="340302" table:style-name="ce10">
            <text:p>340.302</text:p>
          </table:table-cell>
          <table:table-cell office:value-type="float" office:value="843741" table:style-name="ce10">
            <text:p>843.741</text:p>
          </table:table-cell>
          <table:table-cell office:value-type="float" office:value="557" table:style-name="ce10">
            <text:p>557</text:p>
          </table:table-cell>
          <table:table-cell office:value-type="string" table:style-name="ce10">
            <text:p>-</text:p>
          </table:table-cell>
          <table:table-cell office:value-type="float" office:value="729623" table:style-name="ce10">
            <text:p>729.623</text:p>
          </table:table-cell>
          <table:table-cell office:value-type="float" office:value="660772" table:style-name="ce10">
            <text:p>660.772</text:p>
          </table:table-cell>
          <table:table-cell office:value-type="float" office:value="521714" table:style-name="ce10">
            <text:p>521.714</text:p>
          </table:table-cell>
          <table:table-cell office:value-type="float" office:value="0" table:style-name="ce10">
            <text:p>0</text:p>
          </table:table-cell>
          <table:table-cell office:value-type="float" office:value="2114" table:style-name="ce10">
            <text:p>2.114</text:p>
          </table:table-cell>
          <table:table-cell office:value-type="float" office:value="729623" table:style-name="ce10">
            <text:p>729.623</text:p>
          </table:table-cell>
          <table:table-cell office:value-type="float" office:value="95975" table:style-name="ce10">
            <text:p>95.975</text:p>
          </table:table-cell>
          <table:table-cell office:value-type="float" office:value="1088625" table:style-name="ce10">
            <text:p>1.088.62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729623" table:style-name="ce10">
            <text:p>729.623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4"/>
          <table:covered-table-cell table:number-columns-repeated="27"/>
          <table:table-cell table:number-columns-repeated="16356"/>
        </table:table-row>
        <table:table-row table:number-rows-repeated="1048555" table:style-name="ro1">
          <table:table-cell table:number-columns-repeated="16384"/>
        </table:table-row>
      </table:table>
      <table:table table:name="E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5" table:number-rows-spanned="1" table:style-name="ce17">
            <text:p>TOTAL PARA O INDICADOR E6 – ALUNOS DE ESCOLAS URBANAS, POR REDES SOCIAIS UTILIZADAS</text:p>
          </table:table-cell>
          <table:covered-table-cell table:number-columns-repeated="24"/>
          <table:table-cell table:number-columns-repeated="16359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Facebook</text:p>
          </table:table-cell>
          <table:covered-table-cell table:number-columns-repeated="3"/>
          <table:table-cell office:value-type="string" table:number-columns-spanned="4" table:number-rows-spanned="1" table:style-name="ce15">
            <text:p>Instagram</text:p>
          </table:table-cell>
          <table:covered-table-cell table:number-columns-repeated="3"/>
          <table:table-cell office:value-type="string" table:number-columns-spanned="4" table:number-rows-spanned="1" table:style-name="ce15">
            <text:p>Twitter</text:p>
          </table:table-cell>
          <table:covered-table-cell table:number-columns-repeated="3"/>
          <table:table-cell office:value-type="string" table:number-columns-spanned="4" table:number-rows-spanned="1" table:style-name="ce15">
            <text:p>WhatsApp</text:p>
          </table:table-cell>
          <table:covered-table-cell table:number-columns-repeated="3"/>
          <table:table-cell office:value-type="string" table:number-columns-spanned="4" table:number-rows-spanned="1" table:style-name="ce15">
            <text:p>Snapchat</text:p>
          </table:table-cell>
          <table:covered-table-cell table:number-columns-repeated="3"/>
          <table:table-cell office:value-type="string" table:number-columns-spanned="2" table:number-rows-spanned="1" table:style-name="ce15">
            <text:p>Outra</text:p>
          </table:table-cell>
          <table:covered-table-cell/>
          <table:table-cell table:number-columns-repeated="1636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131181" table:style-name="ce10">
            <text:p>4.131.181</text:p>
          </table:table-cell>
          <table:table-cell office:value-type="float" office:value="1432748" table:style-name="ce10">
            <text:p>1.432.748</text:p>
          </table:table-cell>
          <table:table-cell office:value-type="float" office:value="1321" table:style-name="ce10">
            <text:p>1.321</text:p>
          </table:table-cell>
          <table:table-cell office:value-type="string" table:style-name="ce10">
            <text:p>-</text:p>
          </table:table-cell>
          <table:table-cell office:value-type="float" office:value="3257823" table:style-name="ce10">
            <text:p>3.257.823</text:p>
          </table:table-cell>
          <table:table-cell office:value-type="float" office:value="2303696" table:style-name="ce10">
            <text:p>2.303.696</text:p>
          </table:table-cell>
          <table:table-cell office:value-type="float" office:value="3731" table:style-name="ce10">
            <text:p>3.731</text:p>
          </table:table-cell>
          <table:table-cell office:value-type="string" table:style-name="ce10">
            <text:p>-</text:p>
          </table:table-cell>
          <table:table-cell office:value-type="float" office:value="1326932" table:style-name="ce10">
            <text:p>1.326.932</text:p>
          </table:table-cell>
          <table:table-cell office:value-type="float" office:value="4238052" table:style-name="ce10">
            <text:p>4.238.052</text:p>
          </table:table-cell>
          <table:table-cell office:value-type="float" office:value="267" table:style-name="ce10">
            <text:p>267</text:p>
          </table:table-cell>
          <table:table-cell office:value-type="string" table:style-name="ce10">
            <text:p>-</text:p>
          </table:table-cell>
          <table:table-cell office:value-type="float" office:value="4738340" table:style-name="ce10">
            <text:p>4.738.340</text:p>
          </table:table-cell>
          <table:table-cell office:value-type="float" office:value="826248" table:style-name="ce10">
            <text:p>826.248</text:p>
          </table:table-cell>
          <table:table-cell office:value-type="float" office:value="663" table:style-name="ce10">
            <text:p>663</text:p>
          </table:table-cell>
          <table:table-cell office:value-type="string" table:style-name="ce10">
            <text:p>-</text:p>
          </table:table-cell>
          <table:table-cell office:value-type="float" office:value="1999294" table:style-name="ce10">
            <text:p>1.999.294</text:p>
          </table:table-cell>
          <table:table-cell office:value-type="float" office:value="3558091" table:style-name="ce10">
            <text:p>3.558.091</text:p>
          </table:table-cell>
          <table:table-cell office:value-type="float" office:value="7865" table:style-name="ce10">
            <text:p>7.865</text:p>
          </table:table-cell>
          <table:table-cell office:value-type="string" table:style-name="ce10">
            <text:p>-</text:p>
          </table:table-cell>
          <table:table-cell office:value-type="float" office:value="485027" table:style-name="ce10">
            <text:p>485.027</text:p>
          </table:table-cell>
          <table:table-cell office:value-type="float" office:value="5080224" table:style-name="ce10">
            <text:p>5.080.224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136946" table:style-name="ce10">
            <text:p>2.136.946</text:p>
          </table:table-cell>
          <table:table-cell office:value-type="float" office:value="830313" table:style-name="ce10">
            <text:p>830.31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96671" table:style-name="ce10">
            <text:p>1.896.671</text:p>
          </table:table-cell>
          <table:table-cell office:value-type="float" office:value="1070337" table:style-name="ce10">
            <text:p>1.070.337</text:p>
          </table:table-cell>
          <table:table-cell office:value-type="float" office:value="251" table:style-name="ce10">
            <text:p>251</text:p>
          </table:table-cell>
          <table:table-cell office:value-type="string" table:style-name="ce10">
            <text:p>-</text:p>
          </table:table-cell>
          <table:table-cell office:value-type="float" office:value="736891" table:style-name="ce10">
            <text:p>736.891</text:p>
          </table:table-cell>
          <table:table-cell office:value-type="float" office:value="2230102" table:style-name="ce10">
            <text:p>2.230.102</text:p>
          </table:table-cell>
          <table:table-cell office:value-type="float" office:value="267" table:style-name="ce10">
            <text:p>267</text:p>
          </table:table-cell>
          <table:table-cell office:value-type="string" table:style-name="ce10">
            <text:p>-</text:p>
          </table:table-cell>
          <table:table-cell office:value-type="float" office:value="2565205" table:style-name="ce10">
            <text:p>2.565.205</text:p>
          </table:table-cell>
          <table:table-cell office:value-type="float" office:value="401983" table:style-name="ce10">
            <text:p>401.983</text:p>
          </table:table-cell>
          <table:table-cell office:value-type="float" office:value="70" table:style-name="ce10">
            <text:p>70</text:p>
          </table:table-cell>
          <table:table-cell office:value-type="string" table:style-name="ce10">
            <text:p>-</text:p>
          </table:table-cell>
          <table:table-cell office:value-type="float" office:value="1276871" table:style-name="ce10">
            <text:p>1.276.871</text:p>
          </table:table-cell>
          <table:table-cell office:value-type="float" office:value="1686230" table:style-name="ce10">
            <text:p>1.686.230</text:p>
          </table:table-cell>
          <table:table-cell office:value-type="float" office:value="4158" table:style-name="ce10">
            <text:p>4.158</text:p>
          </table:table-cell>
          <table:table-cell office:value-type="string" table:style-name="ce10">
            <text:p>-</text:p>
          </table:table-cell>
          <table:table-cell office:value-type="float" office:value="238312" table:style-name="ce10">
            <text:p>238.312</text:p>
          </table:table-cell>
          <table:table-cell office:value-type="float" office:value="2728948" table:style-name="ce10">
            <text:p>2.728.948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994235" table:style-name="ce10">
            <text:p>1.994.235</text:p>
          </table:table-cell>
          <table:table-cell office:value-type="float" office:value="602435" table:style-name="ce10">
            <text:p>602.435</text:p>
          </table:table-cell>
          <table:table-cell office:value-type="float" office:value="1321" table:style-name="ce10">
            <text:p>1.321</text:p>
          </table:table-cell>
          <table:table-cell office:value-type="string" table:style-name="ce10">
            <text:p>-</text:p>
          </table:table-cell>
          <table:table-cell office:value-type="float" office:value="1361152" table:style-name="ce10">
            <text:p>1.361.152</text:p>
          </table:table-cell>
          <table:table-cell office:value-type="float" office:value="1233358" table:style-name="ce10">
            <text:p>1.233.358</text:p>
          </table:table-cell>
          <table:table-cell office:value-type="float" office:value="3481" table:style-name="ce10">
            <text:p>3.481</text:p>
          </table:table-cell>
          <table:table-cell office:value-type="string" table:style-name="ce10">
            <text:p>-</text:p>
          </table:table-cell>
          <table:table-cell office:value-type="float" office:value="590041" table:style-name="ce10">
            <text:p>590.041</text:p>
          </table:table-cell>
          <table:table-cell office:value-type="float" office:value="2007950" table:style-name="ce10">
            <text:p>2.007.95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173134" table:style-name="ce10">
            <text:p>2.173.134</text:p>
          </table:table-cell>
          <table:table-cell office:value-type="float" office:value="424265" table:style-name="ce10">
            <text:p>424.265</text:p>
          </table:table-cell>
          <table:table-cell office:value-type="float" office:value="592" table:style-name="ce10">
            <text:p>592</text:p>
          </table:table-cell>
          <table:table-cell office:value-type="string" table:style-name="ce10">
            <text:p>-</text:p>
          </table:table-cell>
          <table:table-cell office:value-type="float" office:value="722422" table:style-name="ce10">
            <text:p>722.422</text:p>
          </table:table-cell>
          <table:table-cell office:value-type="float" office:value="1871861" table:style-name="ce10">
            <text:p>1.871.861</text:p>
          </table:table-cell>
          <table:table-cell office:value-type="float" office:value="3707" table:style-name="ce10">
            <text:p>3.707</text:p>
          </table:table-cell>
          <table:table-cell office:value-type="string" table:style-name="ce10">
            <text:p>-</text:p>
          </table:table-cell>
          <table:table-cell office:value-type="float" office:value="246715" table:style-name="ce10">
            <text:p>246.715</text:p>
          </table:table-cell>
          <table:table-cell office:value-type="float" office:value="2351276" table:style-name="ce10">
            <text:p>2.351.276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01725" table:style-name="ce10">
            <text:p>301.725</text:p>
          </table:table-cell>
          <table:table-cell office:value-type="float" office:value="125225" table:style-name="ce10">
            <text:p>125.225</text:p>
          </table:table-cell>
          <table:table-cell office:value-type="float" office:value="201" table:style-name="ce10">
            <text:p>201</text:p>
          </table:table-cell>
          <table:table-cell office:value-type="string" table:style-name="ce10">
            <text:p>-</text:p>
          </table:table-cell>
          <table:table-cell office:value-type="float" office:value="200247" table:style-name="ce10">
            <text:p>200.247</text:p>
          </table:table-cell>
          <table:table-cell office:value-type="float" office:value="226703" table:style-name="ce10">
            <text:p>226.703</text:p>
          </table:table-cell>
          <table:table-cell office:value-type="float" office:value="201" table:style-name="ce10">
            <text:p>201</text:p>
          </table:table-cell>
          <table:table-cell office:value-type="string" table:style-name="ce10">
            <text:p>-</text:p>
          </table:table-cell>
          <table:table-cell office:value-type="float" office:value="65188" table:style-name="ce10">
            <text:p>65.188</text:p>
          </table:table-cell>
          <table:table-cell office:value-type="float" office:value="361695" table:style-name="ce10">
            <text:p>361.695</text:p>
          </table:table-cell>
          <table:table-cell office:value-type="float" office:value="267" table:style-name="ce10">
            <text:p>267</text:p>
          </table:table-cell>
          <table:table-cell office:value-type="string" table:style-name="ce10">
            <text:p>-</text:p>
          </table:table-cell>
          <table:table-cell office:value-type="float" office:value="316649" table:style-name="ce10">
            <text:p>316.649</text:p>
          </table:table-cell>
          <table:table-cell office:value-type="float" office:value="110094" table:style-name="ce10">
            <text:p>110.094</text:p>
          </table:table-cell>
          <table:table-cell office:value-type="float" office:value="408" table:style-name="ce10">
            <text:p>408</text:p>
          </table:table-cell>
          <table:table-cell office:value-type="string" table:style-name="ce10">
            <text:p>-</text:p>
          </table:table-cell>
          <table:table-cell office:value-type="float" office:value="108232" table:style-name="ce10">
            <text:p>108.232</text:p>
          </table:table-cell>
          <table:table-cell office:value-type="float" office:value="318718" table:style-name="ce10">
            <text:p>318.718</text:p>
          </table:table-cell>
          <table:table-cell office:value-type="float" office:value="201" table:style-name="ce10">
            <text:p>201</text:p>
          </table:table-cell>
          <table:table-cell office:value-type="string" table:style-name="ce10">
            <text:p>-</text:p>
          </table:table-cell>
          <table:table-cell office:value-type="float" office:value="28936" table:style-name="ce10">
            <text:p>28.936</text:p>
          </table:table-cell>
          <table:table-cell office:value-type="float" office:value="398215" table:style-name="ce10">
            <text:p>398.215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24032" table:style-name="ce10">
            <text:p>324.032</text:p>
          </table:table-cell>
          <table:table-cell office:value-type="float" office:value="145840" table:style-name="ce10">
            <text:p>145.840</text:p>
          </table:table-cell>
          <table:table-cell office:value-type="float" office:value="263" table:style-name="ce10">
            <text:p>263</text:p>
          </table:table-cell>
          <table:table-cell office:value-type="string" table:style-name="ce10">
            <text:p>-</text:p>
          </table:table-cell>
          <table:table-cell office:value-type="float" office:value="278352" table:style-name="ce10">
            <text:p>278.352</text:p>
          </table:table-cell>
          <table:table-cell office:value-type="float" office:value="191496" table:style-name="ce10">
            <text:p>191.496</text:p>
          </table:table-cell>
          <table:table-cell office:value-type="float" office:value="288" table:style-name="ce10">
            <text:p>288</text:p>
          </table:table-cell>
          <table:table-cell office:value-type="string" table:style-name="ce10">
            <text:p>-</text:p>
          </table:table-cell>
          <table:table-cell office:value-type="float" office:value="132168" table:style-name="ce10">
            <text:p>132.168</text:p>
          </table:table-cell>
          <table:table-cell office:value-type="float" office:value="337968" table:style-name="ce10">
            <text:p>337.96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94868" table:style-name="ce10">
            <text:p>394.868</text:p>
          </table:table-cell>
          <table:table-cell office:value-type="float" office:value="75083" table:style-name="ce10">
            <text:p>75.083</text:p>
          </table:table-cell>
          <table:table-cell office:value-type="float" office:value="185" table:style-name="ce10">
            <text:p>185</text:p>
          </table:table-cell>
          <table:table-cell office:value-type="string" table:style-name="ce10">
            <text:p>-</text:p>
          </table:table-cell>
          <table:table-cell office:value-type="float" office:value="198016" table:style-name="ce10">
            <text:p>198.016</text:p>
          </table:table-cell>
          <table:table-cell office:value-type="float" office:value="271857" table:style-name="ce10">
            <text:p>271.857</text:p>
          </table:table-cell>
          <table:table-cell office:value-type="float" office:value="263" table:style-name="ce10">
            <text:p>263</text:p>
          </table:table-cell>
          <table:table-cell office:value-type="string" table:style-name="ce10">
            <text:p>-</text:p>
          </table:table-cell>
          <table:table-cell office:value-type="float" office:value="37522" table:style-name="ce10">
            <text:p>37.522</text:p>
          </table:table-cell>
          <table:table-cell office:value-type="float" office:value="432614" table:style-name="ce10">
            <text:p>432.614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51464" table:style-name="ce10">
            <text:p>951.464</text:p>
          </table:table-cell>
          <table:table-cell office:value-type="float" office:value="312327" table:style-name="ce10">
            <text:p>312.32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39424" table:style-name="ce10">
            <text:p>739.424</text:p>
          </table:table-cell>
          <table:table-cell office:value-type="float" office:value="524117" table:style-name="ce10">
            <text:p>524.117</text:p>
          </table:table-cell>
          <table:table-cell office:value-type="float" office:value="251" table:style-name="ce10">
            <text:p>251</text:p>
          </table:table-cell>
          <table:table-cell office:value-type="string" table:style-name="ce10">
            <text:p>-</text:p>
          </table:table-cell>
          <table:table-cell office:value-type="float" office:value="153985" table:style-name="ce10">
            <text:p>153.985</text:p>
          </table:table-cell>
          <table:table-cell office:value-type="float" office:value="1109807" table:style-name="ce10">
            <text:p>1.109.80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38154" table:style-name="ce10">
            <text:p>1.038.154</text:p>
          </table:table-cell>
          <table:table-cell office:value-type="float" office:value="225637" table:style-name="ce10">
            <text:p>225.63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52455" table:style-name="ce10">
            <text:p>252.455</text:p>
          </table:table-cell>
          <table:table-cell office:value-type="float" office:value="1004049" table:style-name="ce10">
            <text:p>1.004.049</text:p>
          </table:table-cell>
          <table:table-cell office:value-type="float" office:value="7287" table:style-name="ce10">
            <text:p>7.287</text:p>
          </table:table-cell>
          <table:table-cell office:value-type="string" table:style-name="ce10">
            <text:p>-</text:p>
          </table:table-cell>
          <table:table-cell office:value-type="float" office:value="68833" table:style-name="ce10">
            <text:p>68.833</text:p>
          </table:table-cell>
          <table:table-cell office:value-type="float" office:value="1194958" table:style-name="ce10">
            <text:p>1.194.958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026524" table:style-name="ce10">
            <text:p>2.026.524</text:p>
          </table:table-cell>
          <table:table-cell office:value-type="float" office:value="670575" table:style-name="ce10">
            <text:p>670.575</text:p>
          </table:table-cell>
          <table:table-cell office:value-type="float" office:value="857" table:style-name="ce10">
            <text:p>857</text:p>
          </table:table-cell>
          <table:table-cell office:value-type="string" table:style-name="ce10">
            <text:p>-</text:p>
          </table:table-cell>
          <table:table-cell office:value-type="float" office:value="1613207" table:style-name="ce10">
            <text:p>1.613.207</text:p>
          </table:table-cell>
          <table:table-cell office:value-type="float" office:value="1081757" table:style-name="ce10">
            <text:p>1.081.757</text:p>
          </table:table-cell>
          <table:table-cell office:value-type="float" office:value="2992" table:style-name="ce10">
            <text:p>2.992</text:p>
          </table:table-cell>
          <table:table-cell office:value-type="string" table:style-name="ce10">
            <text:p>-</text:p>
          </table:table-cell>
          <table:table-cell office:value-type="float" office:value="764232" table:style-name="ce10">
            <text:p>764.232</text:p>
          </table:table-cell>
          <table:table-cell office:value-type="float" office:value="1933724" table:style-name="ce10">
            <text:p>1.933.72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379294" table:style-name="ce10">
            <text:p>2.379.294</text:p>
          </table:table-cell>
          <table:table-cell office:value-type="float" office:value="318662" table:style-name="ce10">
            <text:p>318.66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26503" table:style-name="ce10">
            <text:p>1.126.503</text:p>
          </table:table-cell>
          <table:table-cell office:value-type="float" office:value="1571453" table:style-name="ce10">
            <text:p>1.571.45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87628" table:style-name="ce10">
            <text:p>287.628</text:p>
          </table:table-cell>
          <table:table-cell office:value-type="float" office:value="2410328" table:style-name="ce10">
            <text:p>2.410.328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27436" table:style-name="ce10">
            <text:p>527.436</text:p>
          </table:table-cell>
          <table:table-cell office:value-type="float" office:value="178780" table:style-name="ce10">
            <text:p>178.78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26594" table:style-name="ce10">
            <text:p>426.594</text:p>
          </table:table-cell>
          <table:table-cell office:value-type="float" office:value="279622" table:style-name="ce10">
            <text:p>279.62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11359" table:style-name="ce10">
            <text:p>211.359</text:p>
          </table:table-cell>
          <table:table-cell office:value-type="float" office:value="494857" table:style-name="ce10">
            <text:p>494.85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09374" table:style-name="ce10">
            <text:p>609.374</text:p>
          </table:table-cell>
          <table:table-cell office:value-type="float" office:value="96772" table:style-name="ce10">
            <text:p>96.772</text:p>
          </table:table-cell>
          <table:table-cell office:value-type="float" office:value="70" table:style-name="ce10">
            <text:p>70</text:p>
          </table:table-cell>
          <table:table-cell office:value-type="string" table:style-name="ce10">
            <text:p>-</text:p>
          </table:table-cell>
          <table:table-cell office:value-type="float" office:value="314088" table:style-name="ce10">
            <text:p>314.088</text:p>
          </table:table-cell>
          <table:table-cell office:value-type="float" office:value="392014" table:style-name="ce10">
            <text:p>392.014</text:p>
          </table:table-cell>
          <table:table-cell office:value-type="float" office:value="114" table:style-name="ce10">
            <text:p>114</text:p>
          </table:table-cell>
          <table:table-cell office:value-type="string" table:style-name="ce10">
            <text:p>-</text:p>
          </table:table-cell>
          <table:table-cell office:value-type="float" office:value="62107" table:style-name="ce10">
            <text:p>62.107</text:p>
          </table:table-cell>
          <table:table-cell office:value-type="float" office:value="644109" table:style-name="ce10">
            <text:p>644.109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279921" table:style-name="ce10">
            <text:p>1.279.921</text:p>
          </table:table-cell>
          <table:table-cell office:value-type="float" office:value="687817" table:style-name="ce10">
            <text:p>687.817</text:p>
          </table:table-cell>
          <table:table-cell office:value-type="float" office:value="857" table:style-name="ce10">
            <text:p>857</text:p>
          </table:table-cell>
          <table:table-cell office:value-type="string" table:style-name="ce10">
            <text:p>-</text:p>
          </table:table-cell>
          <table:table-cell office:value-type="float" office:value="811968" table:style-name="ce10">
            <text:p>811.968</text:p>
          </table:table-cell>
          <table:table-cell office:value-type="float" office:value="1153385" table:style-name="ce10">
            <text:p>1.153.385</text:p>
          </table:table-cell>
          <table:table-cell office:value-type="float" office:value="3243" table:style-name="ce10">
            <text:p>3.243</text:p>
          </table:table-cell>
          <table:table-cell office:value-type="string" table:style-name="ce10">
            <text:p>-</text:p>
          </table:table-cell>
          <table:table-cell office:value-type="float" office:value="281117" table:style-name="ce10">
            <text:p>281.117</text:p>
          </table:table-cell>
          <table:table-cell office:value-type="float" office:value="1687478" table:style-name="ce10">
            <text:p>1.687.47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455447" table:style-name="ce10">
            <text:p>1.455.447</text:p>
          </table:table-cell>
          <table:table-cell office:value-type="float" office:value="513078" table:style-name="ce10">
            <text:p>513.078</text:p>
          </table:table-cell>
          <table:table-cell office:value-type="float" office:value="70" table:style-name="ce10">
            <text:p>70</text:p>
          </table:table-cell>
          <table:table-cell office:value-type="string" table:style-name="ce10">
            <text:p>-</text:p>
          </table:table-cell>
          <table:table-cell office:value-type="float" office:value="464007" table:style-name="ce10">
            <text:p>464.007</text:p>
          </table:table-cell>
          <table:table-cell office:value-type="float" office:value="1497301" table:style-name="ce10">
            <text:p>1.497.301</text:p>
          </table:table-cell>
          <table:table-cell office:value-type="float" office:value="7287" table:style-name="ce10">
            <text:p>7.287</text:p>
          </table:table-cell>
          <table:table-cell office:value-type="string" table:style-name="ce10">
            <text:p>-</text:p>
          </table:table-cell>
          <table:table-cell office:value-type="float" office:value="151384" table:style-name="ce10">
            <text:p>151.384</text:p>
          </table:table-cell>
          <table:table-cell office:value-type="float" office:value="1817212" table:style-name="ce10">
            <text:p>1.817.21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234542" table:style-name="ce10">
            <text:p>2.234.542</text:p>
          </table:table-cell>
          <table:table-cell office:value-type="float" office:value="341677" table:style-name="ce10">
            <text:p>341.67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08775" table:style-name="ce10">
            <text:p>1.808.775</text:p>
          </table:table-cell>
          <table:table-cell office:value-type="float" office:value="767420" table:style-name="ce10">
            <text:p>767.420</text:p>
          </table:table-cell>
          <table:table-cell office:value-type="float" office:value="24" table:style-name="ce10">
            <text:p>24</text:p>
          </table:table-cell>
          <table:table-cell office:value-type="string" table:style-name="ce10">
            <text:p>-</text:p>
          </table:table-cell>
          <table:table-cell office:value-type="float" office:value="742974" table:style-name="ce10">
            <text:p>742.974</text:p>
          </table:table-cell>
          <table:table-cell office:value-type="float" office:value="1833245" table:style-name="ce10">
            <text:p>1.833.24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336862" table:style-name="ce10">
            <text:p>2.336.862</text:p>
          </table:table-cell>
          <table:table-cell office:value-type="float" office:value="238765" table:style-name="ce10">
            <text:p>238.765</text:p>
          </table:table-cell>
          <table:table-cell office:value-type="float" office:value="592" table:style-name="ce10">
            <text:p>592</text:p>
          </table:table-cell>
          <table:table-cell office:value-type="string" table:style-name="ce10">
            <text:p>-</text:p>
          </table:table-cell>
          <table:table-cell office:value-type="float" office:value="1088771" table:style-name="ce10">
            <text:p>1.088.771</text:p>
          </table:table-cell>
          <table:table-cell office:value-type="float" office:value="1487334" table:style-name="ce10">
            <text:p>1.487.334</text:p>
          </table:table-cell>
          <table:table-cell office:value-type="float" office:value="114" table:style-name="ce10">
            <text:p>114</text:p>
          </table:table-cell>
          <table:table-cell office:value-type="string" table:style-name="ce10">
            <text:p>-</text:p>
          </table:table-cell>
          <table:table-cell office:value-type="float" office:value="216835" table:style-name="ce10">
            <text:p>216.835</text:p>
          </table:table-cell>
          <table:table-cell office:value-type="float" office:value="2359384" table:style-name="ce10">
            <text:p>2.359.384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3514463" table:style-name="ce10">
            <text:p>3.514.463</text:p>
          </table:table-cell>
          <table:table-cell office:value-type="float" office:value="1029494" table:style-name="ce10">
            <text:p>1.029.494</text:p>
          </table:table-cell>
          <table:table-cell office:value-type="float" office:value="857" table:style-name="ce10">
            <text:p>857</text:p>
          </table:table-cell>
          <table:table-cell office:value-type="string" table:style-name="ce10">
            <text:p>-</text:p>
          </table:table-cell>
          <table:table-cell office:value-type="float" office:value="2620743" table:style-name="ce10">
            <text:p>2.620.743</text:p>
          </table:table-cell>
          <table:table-cell office:value-type="float" office:value="1920804" table:style-name="ce10">
            <text:p>1.920.804</text:p>
          </table:table-cell>
          <table:table-cell office:value-type="float" office:value="3267" table:style-name="ce10">
            <text:p>3.267</text:p>
          </table:table-cell>
          <table:table-cell office:value-type="string" table:style-name="ce10">
            <text:p>-</text:p>
          </table:table-cell>
          <table:table-cell office:value-type="float" office:value="1024091" table:style-name="ce10">
            <text:p>1.024.091</text:p>
          </table:table-cell>
          <table:table-cell office:value-type="float" office:value="3520723" table:style-name="ce10">
            <text:p>3.520.72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792309" table:style-name="ce10">
            <text:p>3.792.309</text:p>
          </table:table-cell>
          <table:table-cell office:value-type="float" office:value="751843" table:style-name="ce10">
            <text:p>751.843</text:p>
          </table:table-cell>
          <table:table-cell office:value-type="float" office:value="663" table:style-name="ce10">
            <text:p>663</text:p>
          </table:table-cell>
          <table:table-cell office:value-type="string" table:style-name="ce10">
            <text:p>-</text:p>
          </table:table-cell>
          <table:table-cell office:value-type="float" office:value="1552778" table:style-name="ce10">
            <text:p>1.552.778</text:p>
          </table:table-cell>
          <table:table-cell office:value-type="float" office:value="2984635" table:style-name="ce10">
            <text:p>2.984.635</text:p>
          </table:table-cell>
          <table:table-cell office:value-type="float" office:value="7401" table:style-name="ce10">
            <text:p>7.401</text:p>
          </table:table-cell>
          <table:table-cell office:value-type="string" table:style-name="ce10">
            <text:p>-</text:p>
          </table:table-cell>
          <table:table-cell office:value-type="float" office:value="368219" table:style-name="ce10">
            <text:p>368.219</text:p>
          </table:table-cell>
          <table:table-cell office:value-type="float" office:value="4176596" table:style-name="ce10">
            <text:p>4.176.596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616718" table:style-name="ce10">
            <text:p>616.718</text:p>
          </table:table-cell>
          <table:table-cell office:value-type="float" office:value="403254" table:style-name="ce10">
            <text:p>403.254</text:p>
          </table:table-cell>
          <table:table-cell office:value-type="float" office:value="464" table:style-name="ce10">
            <text:p>464</text:p>
          </table:table-cell>
          <table:table-cell office:value-type="string" table:style-name="ce10">
            <text:p>-</text:p>
          </table:table-cell>
          <table:table-cell office:value-type="float" office:value="637081" table:style-name="ce10">
            <text:p>637.081</text:p>
          </table:table-cell>
          <table:table-cell office:value-type="float" office:value="382892" table:style-name="ce10">
            <text:p>382.892</text:p>
          </table:table-cell>
          <table:table-cell office:value-type="float" office:value="464" table:style-name="ce10">
            <text:p>464</text:p>
          </table:table-cell>
          <table:table-cell office:value-type="string" table:style-name="ce10">
            <text:p>-</text:p>
          </table:table-cell>
          <table:table-cell office:value-type="float" office:value="302841" table:style-name="ce10">
            <text:p>302.841</text:p>
          </table:table-cell>
          <table:table-cell office:value-type="float" office:value="717328" table:style-name="ce10">
            <text:p>717.328</text:p>
          </table:table-cell>
          <table:table-cell office:value-type="float" office:value="267" table:style-name="ce10">
            <text:p>267</text:p>
          </table:table-cell>
          <table:table-cell office:value-type="string" table:style-name="ce10">
            <text:p>-</text:p>
          </table:table-cell>
          <table:table-cell office:value-type="float" office:value="946031" table:style-name="ce10">
            <text:p>946.031</text:p>
          </table:table-cell>
          <table:table-cell office:value-type="float" office:value="74406" table:style-name="ce10">
            <text:p>74.40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46516" table:style-name="ce10">
            <text:p>446.516</text:p>
          </table:table-cell>
          <table:table-cell office:value-type="float" office:value="573456" table:style-name="ce10">
            <text:p>573.456</text:p>
          </table:table-cell>
          <table:table-cell office:value-type="float" office:value="464" table:style-name="ce10">
            <text:p>464</text:p>
          </table:table-cell>
          <table:table-cell office:value-type="string" table:style-name="ce10">
            <text:p>-</text:p>
          </table:table-cell>
          <table:table-cell office:value-type="float" office:value="116808" table:style-name="ce10">
            <text:p>116.808</text:p>
          </table:table-cell>
          <table:table-cell office:value-type="float" office:value="903628" table:style-name="ce10">
            <text:p>903.628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1013362" table:style-name="ce10">
            <text:p>1.013.362</text:p>
          </table:table-cell>
          <table:table-cell office:value-type="float" office:value="1140792" table:style-name="ce10">
            <text:p>1.140.792</text:p>
          </table:table-cell>
          <table:table-cell office:value-type="float" office:value="464" table:style-name="ce10">
            <text:p>464</text:p>
          </table:table-cell>
          <table:table-cell office:value-type="string" table:style-name="ce10">
            <text:p>-</text:p>
          </table:table-cell>
          <table:table-cell office:value-type="float" office:value="674178" table:style-name="ce10">
            <text:p>674.178</text:p>
          </table:table-cell>
          <table:table-cell office:value-type="float" office:value="1476733" table:style-name="ce10">
            <text:p>1.476.733</text:p>
          </table:table-cell>
          <table:table-cell office:value-type="float" office:value="3707" table:style-name="ce10">
            <text:p>3.707</text:p>
          </table:table-cell>
          <table:table-cell office:value-type="string" table:style-name="ce10">
            <text:p>-</text:p>
          </table:table-cell>
          <table:table-cell office:value-type="float" office:value="161027" table:style-name="ce10">
            <text:p>161.027</text:p>
          </table:table-cell>
          <table:table-cell office:value-type="float" office:value="1993591" table:style-name="ce10">
            <text:p>1.993.59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28879" table:style-name="ce10">
            <text:p>1.528.879</text:p>
          </table:table-cell>
          <table:table-cell office:value-type="float" office:value="625668" table:style-name="ce10">
            <text:p>625.668</text:p>
          </table:table-cell>
          <table:table-cell office:value-type="float" office:value="70" table:style-name="ce10">
            <text:p>70</text:p>
          </table:table-cell>
          <table:table-cell office:value-type="string" table:style-name="ce10">
            <text:p>-</text:p>
          </table:table-cell>
          <table:table-cell office:value-type="float" office:value="405122" table:style-name="ce10">
            <text:p>405.122</text:p>
          </table:table-cell>
          <table:table-cell office:value-type="float" office:value="1741630" table:style-name="ce10">
            <text:p>1.741.630</text:p>
          </table:table-cell>
          <table:table-cell office:value-type="float" office:value="7865" table:style-name="ce10">
            <text:p>7.865</text:p>
          </table:table-cell>
          <table:table-cell office:value-type="string" table:style-name="ce10">
            <text:p>-</text:p>
          </table:table-cell>
          <table:table-cell office:value-type="float" office:value="113173" table:style-name="ce10">
            <text:p>113.173</text:p>
          </table:table-cell>
          <table:table-cell office:value-type="float" office:value="2041445" table:style-name="ce10">
            <text:p>2.041.445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1341002" table:style-name="ce10">
            <text:p>1.341.002</text:p>
          </table:table-cell>
          <table:table-cell office:value-type="float" office:value="154550" table:style-name="ce10">
            <text:p>154.550</text:p>
          </table:table-cell>
          <table:table-cell office:value-type="float" office:value="857" table:style-name="ce10">
            <text:p>857</text:p>
          </table:table-cell>
          <table:table-cell office:value-type="string" table:style-name="ce10">
            <text:p>-</text:p>
          </table:table-cell>
          <table:table-cell office:value-type="float" office:value="1056481" table:style-name="ce10">
            <text:p>1.056.481</text:p>
          </table:table-cell>
          <table:table-cell office:value-type="float" office:value="439904" table:style-name="ce10">
            <text:p>439.904</text:p>
          </table:table-cell>
          <table:table-cell office:value-type="float" office:value="24" table:style-name="ce10">
            <text:p>24</text:p>
          </table:table-cell>
          <table:table-cell office:value-type="string" table:style-name="ce10">
            <text:p>-</text:p>
          </table:table-cell>
          <table:table-cell office:value-type="float" office:value="447466" table:style-name="ce10">
            <text:p>447.466</text:p>
          </table:table-cell>
          <table:table-cell office:value-type="float" office:value="1048943" table:style-name="ce10">
            <text:p>1.048.94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358344" table:style-name="ce10">
            <text:p>1.358.344</text:p>
          </table:table-cell>
          <table:table-cell office:value-type="float" office:value="137880" table:style-name="ce10">
            <text:p>137.880</text:p>
          </table:table-cell>
          <table:table-cell office:value-type="float" office:value="185" table:style-name="ce10">
            <text:p>185</text:p>
          </table:table-cell>
          <table:table-cell office:value-type="string" table:style-name="ce10">
            <text:p>-</text:p>
          </table:table-cell>
          <table:table-cell office:value-type="float" office:value="660789" table:style-name="ce10">
            <text:p>660.789</text:p>
          </table:table-cell>
          <table:table-cell office:value-type="float" office:value="835620" table:style-name="ce10">
            <text:p>835.62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67969" table:style-name="ce10">
            <text:p>167.969</text:p>
          </table:table-cell>
          <table:table-cell office:value-type="float" office:value="1328440" table:style-name="ce10">
            <text:p>1.328.440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776817" table:style-name="ce10">
            <text:p>1.776.817</text:p>
          </table:table-cell>
          <table:table-cell office:value-type="float" office:value="137406" table:style-name="ce10">
            <text:p>137.40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27165" table:style-name="ce10">
            <text:p>1.527.165</text:p>
          </table:table-cell>
          <table:table-cell office:value-type="float" office:value="387059" table:style-name="ce10">
            <text:p>387.05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18439" table:style-name="ce10">
            <text:p>718.439</text:p>
          </table:table-cell>
          <table:table-cell office:value-type="float" office:value="1195517" table:style-name="ce10">
            <text:p>1.195.517</text:p>
          </table:table-cell>
          <table:table-cell office:value-type="float" office:value="267" table:style-name="ce10">
            <text:p>267</text:p>
          </table:table-cell>
          <table:table-cell office:value-type="string" table:style-name="ce10">
            <text:p>-</text:p>
          </table:table-cell>
          <table:table-cell office:value-type="float" office:value="1851116" table:style-name="ce10">
            <text:p>1.851.116</text:p>
          </table:table-cell>
          <table:table-cell office:value-type="float" office:value="62700" table:style-name="ce10">
            <text:p>62.700</text:p>
          </table:table-cell>
          <table:table-cell office:value-type="float" office:value="408" table:style-name="ce10">
            <text:p>408</text:p>
          </table:table-cell>
          <table:table-cell office:value-type="string" table:style-name="ce10">
            <text:p>-</text:p>
          </table:table-cell>
          <table:table-cell office:value-type="float" office:value="933382" table:style-name="ce10">
            <text:p>933.382</text:p>
          </table:table-cell>
          <table:table-cell office:value-type="float" office:value="980841" table:style-name="ce10">
            <text:p>980.84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03885" table:style-name="ce10">
            <text:p>203.885</text:p>
          </table:table-cell>
          <table:table-cell office:value-type="float" office:value="1710339" table:style-name="ce10">
            <text:p>1.710.339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5" table:number-rows-spanned="1" table:style-name="ce14"/>
          <table:covered-table-cell table:number-columns-repeated="24"/>
          <table:table-cell table:number-columns-repeated="16359"/>
        </table:table-row>
        <table:table-row table:number-rows-repeated="1048555" table:style-name="ro1">
          <table:table-cell table:number-columns-repeated="16384"/>
        </table:table-row>
      </table:table>
      <table:table table:name="E8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17">
            <text:p>TOTAL PARA O INDICADOR E8 – ALUNOS DE ESCOLAS URBANAS, POR REDES SOCIAIS UTILIZADAS PARA TRABALHOS ESCOLARES</text:p>
          </table:table-cell>
          <table:covered-table-cell table:number-columns-repeated="32"/>
          <table:table-cell table:number-columns-repeated="16351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Facebook</text:p>
          </table:table-cell>
          <table:covered-table-cell table:number-columns-repeated="4"/>
          <table:table-cell office:value-type="string" table:number-columns-spanned="5" table:number-rows-spanned="1" table:style-name="ce15">
            <text:p>Instagram</text:p>
          </table:table-cell>
          <table:covered-table-cell table:number-columns-repeated="4"/>
          <table:table-cell office:value-type="string" table:number-columns-spanned="5" table:number-rows-spanned="1" table:style-name="ce15">
            <text:p>Twitter</text:p>
          </table:table-cell>
          <table:covered-table-cell table:number-columns-repeated="4"/>
          <table:table-cell office:value-type="string" table:number-columns-spanned="5" table:number-rows-spanned="1" table:style-name="ce15">
            <text:p>WhatsApp</text:p>
          </table:table-cell>
          <table:covered-table-cell table:number-columns-repeated="4"/>
          <table:table-cell office:value-type="string" table:number-columns-spanned="5" table:number-rows-spanned="1" table:style-name="ce15">
            <text:p>Snapchat</text:p>
          </table:table-cell>
          <table:covered-table-cell table:number-columns-repeated="4"/>
          <table:table-cell office:value-type="string" table:number-columns-spanned="5" table:number-rows-spanned="1" table:style-name="ce15">
            <text:p>Outra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069444" table:style-name="ce10">
            <text:p>1.069.444</text:p>
          </table:table-cell>
          <table:table-cell office:value-type="float" office:value="3057269" table:style-name="ce10">
            <text:p>3.057.269</text:p>
          </table:table-cell>
          <table:table-cell office:value-type="float" office:value="4468" table:style-name="ce10">
            <text:p>4.468</text:p>
          </table:table-cell>
          <table:table-cell office:value-type="string" table:style-name="ce10">
            <text:p>-</text:p>
          </table:table-cell>
          <table:table-cell office:value-type="float" office:value="1434070" table:style-name="ce10">
            <text:p>1.434.070</text:p>
          </table:table-cell>
          <table:table-cell office:value-type="float" office:value="460437" table:style-name="ce10">
            <text:p>460.437</text:p>
          </table:table-cell>
          <table:table-cell office:value-type="float" office:value="2796914" table:style-name="ce10">
            <text:p>2.796.914</text:p>
          </table:table-cell>
          <table:table-cell office:value-type="string" table:style-name="ce10">
            <text:p>-</text:p>
          </table:table-cell>
          <table:table-cell office:value-type="float" office:value="473" table:style-name="ce10">
            <text:p>473</text:p>
          </table:table-cell>
          <table:table-cell office:value-type="float" office:value="2307427" table:style-name="ce10">
            <text:p>2.307.427</text:p>
          </table:table-cell>
          <table:table-cell office:value-type="float" office:value="134618" table:style-name="ce10">
            <text:p>134.618</text:p>
          </table:table-cell>
          <table:table-cell office:value-type="float" office:value="1192313" table:style-name="ce10">
            <text:p>1.192.31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238319" table:style-name="ce10">
            <text:p>4.238.319</text:p>
          </table:table-cell>
          <table:table-cell office:value-type="float" office:value="3391029" table:style-name="ce10">
            <text:p>3.391.029</text:p>
          </table:table-cell>
          <table:table-cell office:value-type="float" office:value="1346357" table:style-name="ce10">
            <text:p>1.346.357</text:p>
          </table:table-cell>
          <table:table-cell office:value-type="float" office:value="954" table:style-name="ce10">
            <text:p>954</text:p>
          </table:table-cell>
          <table:table-cell office:value-type="string" table:style-name="ce10">
            <text:p>-</text:p>
          </table:table-cell>
          <table:table-cell office:value-type="float" office:value="826911" table:style-name="ce10">
            <text:p>826.911</text:p>
          </table:table-cell>
          <table:table-cell office:value-type="float" office:value="125664" table:style-name="ce10">
            <text:p>125.664</text:p>
          </table:table-cell>
          <table:table-cell office:value-type="float" office:value="1873615" table:style-name="ce10">
            <text:p>1.873.615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float" office:value="3565957" table:style-name="ce10">
            <text:p>3.565.957</text:p>
          </table:table-cell>
          <table:table-cell office:value-type="float" office:value="163538" table:style-name="ce10">
            <text:p>163.538</text:p>
          </table:table-cell>
          <table:table-cell office:value-type="float" office:value="321489" table:style-name="ce10">
            <text:p>321.48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080224" table:style-name="ce10">
            <text:p>5.080.224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42306" table:style-name="ce10">
            <text:p>542.306</text:p>
          </table:table-cell>
          <table:table-cell office:value-type="float" office:value="1590580" table:style-name="ce10">
            <text:p>1.590.580</text:p>
          </table:table-cell>
          <table:table-cell office:value-type="float" office:value="4060" table:style-name="ce10">
            <text:p>4.060</text:p>
          </table:table-cell>
          <table:table-cell office:value-type="string" table:style-name="ce10">
            <text:p>-</text:p>
          </table:table-cell>
          <table:table-cell office:value-type="float" office:value="830313" table:style-name="ce10">
            <text:p>830.313</text:p>
          </table:table-cell>
          <table:table-cell office:value-type="float" office:value="291861" table:style-name="ce10">
            <text:p>291.861</text:p>
          </table:table-cell>
          <table:table-cell office:value-type="float" office:value="1604337" table:style-name="ce10">
            <text:p>1.604.337</text:p>
          </table:table-cell>
          <table:table-cell office:value-type="string" table:style-name="ce10">
            <text:p>-</text:p>
          </table:table-cell>
          <table:table-cell office:value-type="float" office:value="473" table:style-name="ce10">
            <text:p>473</text:p>
          </table:table-cell>
          <table:table-cell office:value-type="float" office:value="1070588" table:style-name="ce10">
            <text:p>1.070.588</text:p>
          </table:table-cell>
          <table:table-cell office:value-type="float" office:value="84408" table:style-name="ce10">
            <text:p>84.408</text:p>
          </table:table-cell>
          <table:table-cell office:value-type="float" office:value="652482" table:style-name="ce10">
            <text:p>652.48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230369" table:style-name="ce10">
            <text:p>2.230.369</text:p>
          </table:table-cell>
          <table:table-cell office:value-type="float" office:value="1912744" table:style-name="ce10">
            <text:p>1.912.744</text:p>
          </table:table-cell>
          <table:table-cell office:value-type="float" office:value="651508" table:style-name="ce10">
            <text:p>651.508</text:p>
          </table:table-cell>
          <table:table-cell office:value-type="float" office:value="954" table:style-name="ce10">
            <text:p>954</text:p>
          </table:table-cell>
          <table:table-cell office:value-type="string" table:style-name="ce10">
            <text:p>-</text:p>
          </table:table-cell>
          <table:table-cell office:value-type="float" office:value="402054" table:style-name="ce10">
            <text:p>402.054</text:p>
          </table:table-cell>
          <table:table-cell office:value-type="float" office:value="62006" table:style-name="ce10">
            <text:p>62.006</text:p>
          </table:table-cell>
          <table:table-cell office:value-type="float" office:value="1214851" table:style-name="ce10">
            <text:p>1.214.851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float" office:value="1690388" table:style-name="ce10">
            <text:p>1.690.388</text:p>
          </table:table-cell>
          <table:table-cell office:value-type="float" office:value="57043" table:style-name="ce10">
            <text:p>57.043</text:p>
          </table:table-cell>
          <table:table-cell office:value-type="float" office:value="181268" table:style-name="ce10">
            <text:p>181.26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728948" table:style-name="ce10">
            <text:p>2.728.94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527139" table:style-name="ce10">
            <text:p>527.139</text:p>
          </table:table-cell>
          <table:table-cell office:value-type="float" office:value="1466689" table:style-name="ce10">
            <text:p>1.466.689</text:p>
          </table:table-cell>
          <table:table-cell office:value-type="float" office:value="408" table:style-name="ce10">
            <text:p>408</text:p>
          </table:table-cell>
          <table:table-cell office:value-type="string" table:style-name="ce10">
            <text:p>-</text:p>
          </table:table-cell>
          <table:table-cell office:value-type="float" office:value="603756" table:style-name="ce10">
            <text:p>603.756</text:p>
          </table:table-cell>
          <table:table-cell office:value-type="float" office:value="168575" table:style-name="ce10">
            <text:p>168.575</text:p>
          </table:table-cell>
          <table:table-cell office:value-type="float" office:value="1192577" table:style-name="ce10">
            <text:p>1.192.57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36839" table:style-name="ce10">
            <text:p>1.236.839</text:p>
          </table:table-cell>
          <table:table-cell office:value-type="float" office:value="50210" table:style-name="ce10">
            <text:p>50.210</text:p>
          </table:table-cell>
          <table:table-cell office:value-type="float" office:value="539831" table:style-name="ce10">
            <text:p>539.83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007950" table:style-name="ce10">
            <text:p>2.007.950</text:p>
          </table:table-cell>
          <table:table-cell office:value-type="float" office:value="1478285" table:style-name="ce10">
            <text:p>1.478.285</text:p>
          </table:table-cell>
          <table:table-cell office:value-type="float" office:value="694849" table:style-name="ce10">
            <text:p>694.84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24857" table:style-name="ce10">
            <text:p>424.857</text:p>
          </table:table-cell>
          <table:table-cell office:value-type="float" office:value="63659" table:style-name="ce10">
            <text:p>63.659</text:p>
          </table:table-cell>
          <table:table-cell office:value-type="float" office:value="658764" table:style-name="ce10">
            <text:p>658.76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75569" table:style-name="ce10">
            <text:p>1.875.569</text:p>
          </table:table-cell>
          <table:table-cell office:value-type="float" office:value="106494" table:style-name="ce10">
            <text:p>106.494</text:p>
          </table:table-cell>
          <table:table-cell office:value-type="float" office:value="140221" table:style-name="ce10">
            <text:p>140.22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351276" table:style-name="ce10">
            <text:p>2.351.276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6055" table:style-name="ce10">
            <text:p>76.055</text:p>
          </table:table-cell>
          <table:table-cell office:value-type="float" office:value="224995" table:style-name="ce10">
            <text:p>224.995</text:p>
          </table:table-cell>
          <table:table-cell office:value-type="float" office:value="675" table:style-name="ce10">
            <text:p>675</text:p>
          </table:table-cell>
          <table:table-cell office:value-type="string" table:style-name="ce10">
            <text:p>-</text:p>
          </table:table-cell>
          <table:table-cell office:value-type="float" office:value="125426" table:style-name="ce10">
            <text:p>125.426</text:p>
          </table:table-cell>
          <table:table-cell office:value-type="float" office:value="22710" table:style-name="ce10">
            <text:p>22.710</text:p>
          </table:table-cell>
          <table:table-cell office:value-type="float" office:value="177063" table:style-name="ce10">
            <text:p>177.063</text:p>
          </table:table-cell>
          <table:table-cell office:value-type="string" table:style-name="ce10">
            <text:p>-</text:p>
          </table:table-cell>
          <table:table-cell office:value-type="float" office:value="473" table:style-name="ce10">
            <text:p>473</text:p>
          </table:table-cell>
          <table:table-cell office:value-type="float" office:value="226904" table:style-name="ce10">
            <text:p>226.904</text:p>
          </table:table-cell>
          <table:table-cell office:value-type="float" office:value="5357" table:style-name="ce10">
            <text:p>5.357</text:p>
          </table:table-cell>
          <table:table-cell office:value-type="float" office:value="59832" table:style-name="ce10">
            <text:p>59.83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61962" table:style-name="ce10">
            <text:p>361.962</text:p>
          </table:table-cell>
          <table:table-cell office:value-type="float" office:value="214562" table:style-name="ce10">
            <text:p>214.562</text:p>
          </table:table-cell>
          <table:table-cell office:value-type="float" office:value="102087" table:style-name="ce10">
            <text:p>102.08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0502" table:style-name="ce10">
            <text:p>110.502</text:p>
          </table:table-cell>
          <table:table-cell office:value-type="float" office:value="7340" table:style-name="ce10">
            <text:p>7.340</text:p>
          </table:table-cell>
          <table:table-cell office:value-type="float" office:value="100892" table:style-name="ce10">
            <text:p>100.89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18919" table:style-name="ce10">
            <text:p>318.919</text:p>
          </table:table-cell>
          <table:table-cell office:value-type="float" office:value="16185" table:style-name="ce10">
            <text:p>16.185</text:p>
          </table:table-cell>
          <table:table-cell office:value-type="float" office:value="12751" table:style-name="ce10">
            <text:p>12.75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98215" table:style-name="ce10">
            <text:p>398.21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5034" table:style-name="ce10">
            <text:p>105.034</text:p>
          </table:table-cell>
          <table:table-cell office:value-type="float" office:value="218864" table:style-name="ce10">
            <text:p>218.864</text:p>
          </table:table-cell>
          <table:table-cell office:value-type="float" office:value="135" table:style-name="ce10">
            <text:p>135</text:p>
          </table:table-cell>
          <table:table-cell office:value-type="string" table:style-name="ce10">
            <text:p>-</text:p>
          </table:table-cell>
          <table:table-cell office:value-type="float" office:value="146104" table:style-name="ce10">
            <text:p>146.104</text:p>
          </table:table-cell>
          <table:table-cell office:value-type="float" office:value="60793" table:style-name="ce10">
            <text:p>60.793</text:p>
          </table:table-cell>
          <table:table-cell office:value-type="float" office:value="217559" table:style-name="ce10">
            <text:p>217.55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1784" table:style-name="ce10">
            <text:p>191.784</text:p>
          </table:table-cell>
          <table:table-cell office:value-type="float" office:value="21196" table:style-name="ce10">
            <text:p>21.196</text:p>
          </table:table-cell>
          <table:table-cell office:value-type="float" office:value="110972" table:style-name="ce10">
            <text:p>110.97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37968" table:style-name="ce10">
            <text:p>337.968</text:p>
          </table:table-cell>
          <table:table-cell office:value-type="float" office:value="310725" table:style-name="ce10">
            <text:p>310.725</text:p>
          </table:table-cell>
          <table:table-cell office:value-type="float" office:value="84143" table:style-name="ce10">
            <text:p>84.14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5268" table:style-name="ce10">
            <text:p>75.268</text:p>
          </table:table-cell>
          <table:table-cell office:value-type="float" office:value="25111" table:style-name="ce10">
            <text:p>25.111</text:p>
          </table:table-cell>
          <table:table-cell office:value-type="float" office:value="172904" table:style-name="ce10">
            <text:p>172.90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72121" table:style-name="ce10">
            <text:p>272.121</text:p>
          </table:table-cell>
          <table:table-cell office:value-type="float" office:value="14881" table:style-name="ce10">
            <text:p>14.881</text:p>
          </table:table-cell>
          <table:table-cell office:value-type="float" office:value="22642" table:style-name="ce10">
            <text:p>22.64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32614" table:style-name="ce10">
            <text:p>432.61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60089" table:style-name="ce10">
            <text:p>260.089</text:p>
          </table:table-cell>
          <table:table-cell office:value-type="float" office:value="691375" table:style-name="ce10">
            <text:p>691.37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12327" table:style-name="ce10">
            <text:p>312.327</text:p>
          </table:table-cell>
          <table:table-cell office:value-type="float" office:value="121523" table:style-name="ce10">
            <text:p>121.523</text:p>
          </table:table-cell>
          <table:table-cell office:value-type="float" office:value="617901" table:style-name="ce10">
            <text:p>617.90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24367" table:style-name="ce10">
            <text:p>524.367</text:p>
          </table:table-cell>
          <table:table-cell office:value-type="float" office:value="17469" table:style-name="ce10">
            <text:p>17.469</text:p>
          </table:table-cell>
          <table:table-cell office:value-type="float" office:value="136515" table:style-name="ce10">
            <text:p>136.51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109807" table:style-name="ce10">
            <text:p>1.109.807</text:p>
          </table:table-cell>
          <table:table-cell office:value-type="float" office:value="733433" table:style-name="ce10">
            <text:p>733.433</text:p>
          </table:table-cell>
          <table:table-cell office:value-type="float" office:value="304722" table:style-name="ce10">
            <text:p>304.72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25637" table:style-name="ce10">
            <text:p>225.637</text:p>
          </table:table-cell>
          <table:table-cell office:value-type="float" office:value="14668" table:style-name="ce10">
            <text:p>14.668</text:p>
          </table:table-cell>
          <table:table-cell office:value-type="float" office:value="237787" table:style-name="ce10">
            <text:p>237.78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11336" table:style-name="ce10">
            <text:p>1.011.336</text:p>
          </table:table-cell>
          <table:table-cell office:value-type="float" office:value="25303" table:style-name="ce10">
            <text:p>25.303</text:p>
          </table:table-cell>
          <table:table-cell office:value-type="float" office:value="43530" table:style-name="ce10">
            <text:p>43.53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194958" table:style-name="ce10">
            <text:p>1.194.95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02595" table:style-name="ce10">
            <text:p>502.595</text:p>
          </table:table-cell>
          <table:table-cell office:value-type="float" office:value="1520271" table:style-name="ce10">
            <text:p>1.520.271</text:p>
          </table:table-cell>
          <table:table-cell office:value-type="float" office:value="3658" table:style-name="ce10">
            <text:p>3.658</text:p>
          </table:table-cell>
          <table:table-cell office:value-type="string" table:style-name="ce10">
            <text:p>-</text:p>
          </table:table-cell>
          <table:table-cell office:value-type="float" office:value="671433" table:style-name="ce10">
            <text:p>671.433</text:p>
          </table:table-cell>
          <table:table-cell office:value-type="float" office:value="202610" table:style-name="ce10">
            <text:p>202.610</text:p>
          </table:table-cell>
          <table:table-cell office:value-type="float" office:value="1410597" table:style-name="ce10">
            <text:p>1.410.59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84749" table:style-name="ce10">
            <text:p>1.084.749</text:p>
          </table:table-cell>
          <table:table-cell office:value-type="float" office:value="72524" table:style-name="ce10">
            <text:p>72.524</text:p>
          </table:table-cell>
          <table:table-cell office:value-type="float" office:value="691708" table:style-name="ce10">
            <text:p>691.70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933724" table:style-name="ce10">
            <text:p>1.933.724</text:p>
          </table:table-cell>
          <table:table-cell office:value-type="float" office:value="1693512" table:style-name="ce10">
            <text:p>1.693.512</text:p>
          </table:table-cell>
          <table:table-cell office:value-type="float" office:value="684829" table:style-name="ce10">
            <text:p>684.829</text:p>
          </table:table-cell>
          <table:table-cell office:value-type="float" office:value="954" table:style-name="ce10">
            <text:p>954</text:p>
          </table:table-cell>
          <table:table-cell office:value-type="string" table:style-name="ce10">
            <text:p>-</text:p>
          </table:table-cell>
          <table:table-cell office:value-type="float" office:value="318662" table:style-name="ce10">
            <text:p>318.662</text:p>
          </table:table-cell>
          <table:table-cell office:value-type="float" office:value="52889" table:style-name="ce10">
            <text:p>52.889</text:p>
          </table:table-cell>
          <table:table-cell office:value-type="float" office:value="1073615" table:style-name="ce10">
            <text:p>1.073.61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71453" table:style-name="ce10">
            <text:p>1.571.453</text:p>
          </table:table-cell>
          <table:table-cell office:value-type="float" office:value="82712" table:style-name="ce10">
            <text:p>82.712</text:p>
          </table:table-cell>
          <table:table-cell office:value-type="float" office:value="204917" table:style-name="ce10">
            <text:p>204.91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410328" table:style-name="ce10">
            <text:p>2.410.32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25671" table:style-name="ce10">
            <text:p>125.671</text:p>
          </table:table-cell>
          <table:table-cell office:value-type="float" office:value="401764" table:style-name="ce10">
            <text:p>401.76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78780" table:style-name="ce10">
            <text:p>178.780</text:p>
          </table:table-cell>
          <table:table-cell office:value-type="float" office:value="52800" table:style-name="ce10">
            <text:p>52.800</text:p>
          </table:table-cell>
          <table:table-cell office:value-type="float" office:value="373794" table:style-name="ce10">
            <text:p>373.79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79622" table:style-name="ce10">
            <text:p>279.622</text:p>
          </table:table-cell>
          <table:table-cell office:value-type="float" office:value="18072" table:style-name="ce10">
            <text:p>18.072</text:p>
          </table:table-cell>
          <table:table-cell office:value-type="float" office:value="193287" table:style-name="ce10">
            <text:p>193.28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94857" table:style-name="ce10">
            <text:p>494.857</text:p>
          </table:table-cell>
          <table:table-cell office:value-type="float" office:value="438797" table:style-name="ce10">
            <text:p>438.797</text:p>
          </table:table-cell>
          <table:table-cell office:value-type="float" office:value="170576" table:style-name="ce10">
            <text:p>170.57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6842" table:style-name="ce10">
            <text:p>96.842</text:p>
          </table:table-cell>
          <table:table-cell office:value-type="float" office:value="25657" table:style-name="ce10">
            <text:p>25.657</text:p>
          </table:table-cell>
          <table:table-cell office:value-type="float" office:value="288417" table:style-name="ce10">
            <text:p>288.417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float" office:value="392128" table:style-name="ce10">
            <text:p>392.128</text:p>
          </table:table-cell>
          <table:table-cell office:value-type="float" office:value="24457" table:style-name="ce10">
            <text:p>24.457</text:p>
          </table:table-cell>
          <table:table-cell office:value-type="float" office:value="37650" table:style-name="ce10">
            <text:p>37.65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644109" table:style-name="ce10">
            <text:p>644.109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43967" table:style-name="ce10">
            <text:p>343.967</text:p>
          </table:table-cell>
          <table:table-cell office:value-type="float" office:value="932295" table:style-name="ce10">
            <text:p>932.295</text:p>
          </table:table-cell>
          <table:table-cell office:value-type="float" office:value="3658" table:style-name="ce10">
            <text:p>3.658</text:p>
          </table:table-cell>
          <table:table-cell office:value-type="string" table:style-name="ce10">
            <text:p>-</text:p>
          </table:table-cell>
          <table:table-cell office:value-type="float" office:value="688675" table:style-name="ce10">
            <text:p>688.675</text:p>
          </table:table-cell>
          <table:table-cell office:value-type="float" office:value="85474" table:style-name="ce10">
            <text:p>85.474</text:p>
          </table:table-cell>
          <table:table-cell office:value-type="float" office:value="726494" table:style-name="ce10">
            <text:p>726.49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156628" table:style-name="ce10">
            <text:p>1.156.628</text:p>
          </table:table-cell>
          <table:table-cell office:value-type="float" office:value="31061" table:style-name="ce10">
            <text:p>31.061</text:p>
          </table:table-cell>
          <table:table-cell office:value-type="float" office:value="250056" table:style-name="ce10">
            <text:p>250.05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687478" table:style-name="ce10">
            <text:p>1.687.478</text:p>
          </table:table-cell>
          <table:table-cell office:value-type="float" office:value="834037" table:style-name="ce10">
            <text:p>834.037</text:p>
          </table:table-cell>
          <table:table-cell office:value-type="float" office:value="621410" table:style-name="ce10">
            <text:p>621.41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13148" table:style-name="ce10">
            <text:p>513.148</text:p>
          </table:table-cell>
          <table:table-cell office:value-type="float" office:value="38185" table:style-name="ce10">
            <text:p>38.185</text:p>
          </table:table-cell>
          <table:table-cell office:value-type="float" office:value="425822" table:style-name="ce10">
            <text:p>425.82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04588" table:style-name="ce10">
            <text:p>1.504.588</text:p>
          </table:table-cell>
          <table:table-cell office:value-type="float" office:value="42069" table:style-name="ce10">
            <text:p>42.069</text:p>
          </table:table-cell>
          <table:table-cell office:value-type="float" office:value="109314" table:style-name="ce10">
            <text:p>109.31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817212" table:style-name="ce10">
            <text:p>1.817.21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610002" table:style-name="ce10">
            <text:p>610.002</text:p>
          </table:table-cell>
          <table:table-cell office:value-type="float" office:value="1623998" table:style-name="ce10">
            <text:p>1.623.998</text:p>
          </table:table-cell>
          <table:table-cell office:value-type="float" office:value="543" table:style-name="ce10">
            <text:p>543</text:p>
          </table:table-cell>
          <table:table-cell office:value-type="string" table:style-name="ce10">
            <text:p>-</text:p>
          </table:table-cell>
          <table:table-cell office:value-type="float" office:value="341677" table:style-name="ce10">
            <text:p>341.677</text:p>
          </table:table-cell>
          <table:table-cell office:value-type="float" office:value="270756" table:style-name="ce10">
            <text:p>270.756</text:p>
          </table:table-cell>
          <table:table-cell office:value-type="float" office:value="1537546" table:style-name="ce10">
            <text:p>1.537.546</text:p>
          </table:table-cell>
          <table:table-cell office:value-type="string" table:style-name="ce10">
            <text:p>-</text:p>
          </table:table-cell>
          <table:table-cell office:value-type="float" office:value="473" table:style-name="ce10">
            <text:p>473</text:p>
          </table:table-cell>
          <table:table-cell office:value-type="float" office:value="767444" table:style-name="ce10">
            <text:p>767.444</text:p>
          </table:table-cell>
          <table:table-cell office:value-type="float" office:value="65785" table:style-name="ce10">
            <text:p>65.785</text:p>
          </table:table-cell>
          <table:table-cell office:value-type="float" office:value="677189" table:style-name="ce10">
            <text:p>677.18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833245" table:style-name="ce10">
            <text:p>1.833.245</text:p>
          </table:table-cell>
          <table:table-cell office:value-type="float" office:value="1804816" table:style-name="ce10">
            <text:p>1.804.816</text:p>
          </table:table-cell>
          <table:table-cell office:value-type="float" office:value="531092" table:style-name="ce10">
            <text:p>531.092</text:p>
          </table:table-cell>
          <table:table-cell office:value-type="float" office:value="954" table:style-name="ce10">
            <text:p>954</text:p>
          </table:table-cell>
          <table:table-cell office:value-type="string" table:style-name="ce10">
            <text:p>-</text:p>
          </table:table-cell>
          <table:table-cell office:value-type="float" office:value="239357" table:style-name="ce10">
            <text:p>239.357</text:p>
          </table:table-cell>
          <table:table-cell office:value-type="float" office:value="68282" table:style-name="ce10">
            <text:p>68.282</text:p>
          </table:table-cell>
          <table:table-cell office:value-type="float" office:value="1020488" table:style-name="ce10">
            <text:p>1.020.48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487448" table:style-name="ce10">
            <text:p>1.487.448</text:p>
          </table:table-cell>
          <table:table-cell office:value-type="float" office:value="86599" table:style-name="ce10">
            <text:p>86.599</text:p>
          </table:table-cell>
          <table:table-cell office:value-type="float" office:value="130236" table:style-name="ce10">
            <text:p>130.23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359384" table:style-name="ce10">
            <text:p>2.359.38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953969" table:style-name="ce10">
            <text:p>953.969</text:p>
          </table:table-cell>
          <table:table-cell office:value-type="float" office:value="2556293" table:style-name="ce10">
            <text:p>2.556.293</text:p>
          </table:table-cell>
          <table:table-cell office:value-type="float" office:value="4201" table:style-name="ce10">
            <text:p>4.201</text:p>
          </table:table-cell>
          <table:table-cell office:value-type="string" table:style-name="ce10">
            <text:p>-</text:p>
          </table:table-cell>
          <table:table-cell office:value-type="float" office:value="1030352" table:style-name="ce10">
            <text:p>1.030.352</text:p>
          </table:table-cell>
          <table:table-cell office:value-type="float" office:value="356230" table:style-name="ce10">
            <text:p>356.230</text:p>
          </table:table-cell>
          <table:table-cell office:value-type="float" office:value="2264039" table:style-name="ce10">
            <text:p>2.264.039</text:p>
          </table:table-cell>
          <table:table-cell office:value-type="string" table:style-name="ce10">
            <text:p>-</text:p>
          </table:table-cell>
          <table:table-cell office:value-type="float" office:value="473" table:style-name="ce10">
            <text:p>473</text:p>
          </table:table-cell>
          <table:table-cell office:value-type="float" office:value="1924071" table:style-name="ce10">
            <text:p>1.924.071</text:p>
          </table:table-cell>
          <table:table-cell office:value-type="float" office:value="96846" table:style-name="ce10">
            <text:p>96.846</text:p>
          </table:table-cell>
          <table:table-cell office:value-type="float" office:value="927245" table:style-name="ce10">
            <text:p>927.24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520723" table:style-name="ce10">
            <text:p>3.520.723</text:p>
          </table:table-cell>
          <table:table-cell office:value-type="float" office:value="2638853" table:style-name="ce10">
            <text:p>2.638.853</text:p>
          </table:table-cell>
          <table:table-cell office:value-type="float" office:value="1152502" table:style-name="ce10">
            <text:p>1.152.502</text:p>
          </table:table-cell>
          <table:table-cell office:value-type="float" office:value="954" table:style-name="ce10">
            <text:p>954</text:p>
          </table:table-cell>
          <table:table-cell office:value-type="string" table:style-name="ce10">
            <text:p>-</text:p>
          </table:table-cell>
          <table:table-cell office:value-type="float" office:value="752506" table:style-name="ce10">
            <text:p>752.506</text:p>
          </table:table-cell>
          <table:table-cell office:value-type="float" office:value="106467" table:style-name="ce10">
            <text:p>106.467</text:p>
          </table:table-cell>
          <table:table-cell office:value-type="float" office:value="1446311" table:style-name="ce10">
            <text:p>1.446.31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992037" table:style-name="ce10">
            <text:p>2.992.037</text:p>
          </table:table-cell>
          <table:table-cell office:value-type="float" office:value="128668" table:style-name="ce10">
            <text:p>128.668</text:p>
          </table:table-cell>
          <table:table-cell office:value-type="float" office:value="239551" table:style-name="ce10">
            <text:p>239.55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176596" table:style-name="ce10">
            <text:p>4.176.59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15475" table:style-name="ce10">
            <text:p>115.475</text:p>
          </table:table-cell>
          <table:table-cell office:value-type="float" office:value="500976" table:style-name="ce10">
            <text:p>500.976</text:p>
          </table:table-cell>
          <table:table-cell office:value-type="float" office:value="267" table:style-name="ce10">
            <text:p>267</text:p>
          </table:table-cell>
          <table:table-cell office:value-type="string" table:style-name="ce10">
            <text:p>-</text:p>
          </table:table-cell>
          <table:table-cell office:value-type="float" office:value="403718" table:style-name="ce10">
            <text:p>403.718</text:p>
          </table:table-cell>
          <table:table-cell office:value-type="float" office:value="104206" table:style-name="ce10">
            <text:p>104.206</text:p>
          </table:table-cell>
          <table:table-cell office:value-type="float" office:value="532874" table:style-name="ce10">
            <text:p>532.87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83356" table:style-name="ce10">
            <text:p>383.356</text:p>
          </table:table-cell>
          <table:table-cell office:value-type="float" office:value="37772" table:style-name="ce10">
            <text:p>37.772</text:p>
          </table:table-cell>
          <table:table-cell office:value-type="float" office:value="265069" table:style-name="ce10">
            <text:p>265.06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717595" table:style-name="ce10">
            <text:p>717.595</text:p>
          </table:table-cell>
          <table:table-cell office:value-type="float" office:value="752175" table:style-name="ce10">
            <text:p>752.175</text:p>
          </table:table-cell>
          <table:table-cell office:value-type="float" office:value="193855" table:style-name="ce10">
            <text:p>193.85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4406" table:style-name="ce10">
            <text:p>74.406</text:p>
          </table:table-cell>
          <table:table-cell office:value-type="float" office:value="19197" table:style-name="ce10">
            <text:p>19.197</text:p>
          </table:table-cell>
          <table:table-cell office:value-type="float" office:value="427304" table:style-name="ce10">
            <text:p>427.304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float" office:value="573920" table:style-name="ce10">
            <text:p>573.920</text:p>
          </table:table-cell>
          <table:table-cell office:value-type="float" office:value="34869" table:style-name="ce10">
            <text:p>34.869</text:p>
          </table:table-cell>
          <table:table-cell office:value-type="float" office:value="81938" table:style-name="ce10">
            <text:p>81.93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903628" table:style-name="ce10">
            <text:p>903.628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222154" table:style-name="ce10">
            <text:p>222.154</text:p>
          </table:table-cell>
          <table:table-cell office:value-type="float" office:value="787550" table:style-name="ce10">
            <text:p>787.550</text:p>
          </table:table-cell>
          <table:table-cell office:value-type="float" office:value="3658" table:style-name="ce10">
            <text:p>3.658</text:p>
          </table:table-cell>
          <table:table-cell office:value-type="string" table:style-name="ce10">
            <text:p>-</text:p>
          </table:table-cell>
          <table:table-cell office:value-type="float" office:value="1141256" table:style-name="ce10">
            <text:p>1.141.256</text:p>
          </table:table-cell>
          <table:table-cell office:value-type="float" office:value="85286" table:style-name="ce10">
            <text:p>85.286</text:p>
          </table:table-cell>
          <table:table-cell office:value-type="float" office:value="588892" table:style-name="ce10">
            <text:p>588.89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480440" table:style-name="ce10">
            <text:p>1.480.440</text:p>
          </table:table-cell>
          <table:table-cell office:value-type="float" office:value="37448" table:style-name="ce10">
            <text:p>37.448</text:p>
          </table:table-cell>
          <table:table-cell office:value-type="float" office:value="123579" table:style-name="ce10">
            <text:p>123.57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993591" table:style-name="ce10">
            <text:p>1.993.591</text:p>
          </table:table-cell>
          <table:table-cell office:value-type="float" office:value="822789" table:style-name="ce10">
            <text:p>822.789</text:p>
          </table:table-cell>
          <table:table-cell office:value-type="float" office:value="706090" table:style-name="ce10">
            <text:p>706.09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25739" table:style-name="ce10">
            <text:p>625.739</text:p>
          </table:table-cell>
          <table:table-cell office:value-type="float" office:value="39687" table:style-name="ce10">
            <text:p>39.687</text:p>
          </table:table-cell>
          <table:table-cell office:value-type="float" office:value="365435" table:style-name="ce10">
            <text:p>365.43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749496" table:style-name="ce10">
            <text:p>1.749.496</text:p>
          </table:table-cell>
          <table:table-cell office:value-type="float" office:value="49629" table:style-name="ce10">
            <text:p>49.629</text:p>
          </table:table-cell>
          <table:table-cell office:value-type="float" office:value="63544" table:style-name="ce10">
            <text:p>63.54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041445" table:style-name="ce10">
            <text:p>2.041.44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360357" table:style-name="ce10">
            <text:p>360.357</text:p>
          </table:table-cell>
          <table:table-cell office:value-type="float" office:value="980510" table:style-name="ce10">
            <text:p>980.510</text:p>
          </table:table-cell>
          <table:table-cell office:value-type="float" office:value="135" table:style-name="ce10">
            <text:p>135</text:p>
          </table:table-cell>
          <table:table-cell office:value-type="string" table:style-name="ce10">
            <text:p>-</text:p>
          </table:table-cell>
          <table:table-cell office:value-type="float" office:value="155407" table:style-name="ce10">
            <text:p>155.407</text:p>
          </table:table-cell>
          <table:table-cell office:value-type="float" office:value="111847" table:style-name="ce10">
            <text:p>111.847</text:p>
          </table:table-cell>
          <table:table-cell office:value-type="float" office:value="944634" table:style-name="ce10">
            <text:p>944.63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39929" table:style-name="ce10">
            <text:p>439.929</text:p>
          </table:table-cell>
          <table:table-cell office:value-type="float" office:value="29425" table:style-name="ce10">
            <text:p>29.425</text:p>
          </table:table-cell>
          <table:table-cell office:value-type="float" office:value="418041" table:style-name="ce10">
            <text:p>418.04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048943" table:style-name="ce10">
            <text:p>1.048.943</text:p>
          </table:table-cell>
          <table:table-cell office:value-type="float" office:value="1028690" table:style-name="ce10">
            <text:p>1.028.690</text:p>
          </table:table-cell>
          <table:table-cell office:value-type="float" office:value="328701" table:style-name="ce10">
            <text:p>328.701</text:p>
          </table:table-cell>
          <table:table-cell office:value-type="float" office:value="954" table:style-name="ce10">
            <text:p>954</text:p>
          </table:table-cell>
          <table:table-cell office:value-type="string" table:style-name="ce10">
            <text:p>-</text:p>
          </table:table-cell>
          <table:table-cell office:value-type="float" office:value="138065" table:style-name="ce10">
            <text:p>138.065</text:p>
          </table:table-cell>
          <table:table-cell office:value-type="float" office:value="35469" table:style-name="ce10">
            <text:p>35.469</text:p>
          </table:table-cell>
          <table:table-cell office:value-type="float" office:value="625306" table:style-name="ce10">
            <text:p>625.306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float" office:value="835620" table:style-name="ce10">
            <text:p>835.620</text:p>
          </table:table-cell>
          <table:table-cell office:value-type="float" office:value="45451" table:style-name="ce10">
            <text:p>45.451</text:p>
          </table:table-cell>
          <table:table-cell office:value-type="float" office:value="122518" table:style-name="ce10">
            <text:p>122.51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328440" table:style-name="ce10">
            <text:p>1.328.44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486933" table:style-name="ce10">
            <text:p>486.933</text:p>
          </table:table-cell>
          <table:table-cell office:value-type="float" office:value="1289209" table:style-name="ce10">
            <text:p>1.289.209</text:p>
          </table:table-cell>
          <table:table-cell office:value-type="float" office:value="675" table:style-name="ce10">
            <text:p>675</text:p>
          </table:table-cell>
          <table:table-cell office:value-type="string" table:style-name="ce10">
            <text:p>-</text:p>
          </table:table-cell>
          <table:table-cell office:value-type="float" office:value="137406" table:style-name="ce10">
            <text:p>137.406</text:p>
          </table:table-cell>
          <table:table-cell office:value-type="float" office:value="263304" table:style-name="ce10">
            <text:p>263.304</text:p>
          </table:table-cell>
          <table:table-cell office:value-type="float" office:value="1263387" table:style-name="ce10">
            <text:p>1.263.387</text:p>
          </table:table-cell>
          <table:table-cell office:value-type="string" table:style-name="ce10">
            <text:p>-</text:p>
          </table:table-cell>
          <table:table-cell office:value-type="float" office:value="473" table:style-name="ce10">
            <text:p>473</text:p>
          </table:table-cell>
          <table:table-cell office:value-type="float" office:value="387059" table:style-name="ce10">
            <text:p>387.059</text:p>
          </table:table-cell>
          <table:table-cell office:value-type="float" office:value="67746" table:style-name="ce10">
            <text:p>67.746</text:p>
          </table:table-cell>
          <table:table-cell office:value-type="float" office:value="650693" table:style-name="ce10">
            <text:p>650.69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195784" table:style-name="ce10">
            <text:p>1.195.784</text:p>
          </table:table-cell>
          <table:table-cell office:value-type="float" office:value="1539551" table:style-name="ce10">
            <text:p>1.539.551</text:p>
          </table:table-cell>
          <table:table-cell office:value-type="float" office:value="311565" table:style-name="ce10">
            <text:p>311.56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3107" table:style-name="ce10">
            <text:p>63.107</text:p>
          </table:table-cell>
          <table:table-cell office:value-type="float" office:value="50508" table:style-name="ce10">
            <text:p>50.508</text:p>
          </table:table-cell>
          <table:table-cell office:value-type="float" office:value="882874" table:style-name="ce10">
            <text:p>882.87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80841" table:style-name="ce10">
            <text:p>980.841</text:p>
          </table:table-cell>
          <table:table-cell office:value-type="float" office:value="68458" table:style-name="ce10">
            <text:p>68.458</text:p>
          </table:table-cell>
          <table:table-cell office:value-type="float" office:value="135427" table:style-name="ce10">
            <text:p>135.42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710339" table:style-name="ce10">
            <text:p>1.710.339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4"/>
          <table:covered-table-cell table:number-columns-repeated="32"/>
          <table:table-cell table:number-columns-repeated="16351"/>
        </table:table-row>
        <table:table-row table:number-rows-repeated="1048555" table:style-name="ro1">
          <table:table-cell table:number-columns-repeated="16384"/>
        </table:table-row>
      </table:table>
      <table:table table:name="F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7">
            <text:p>TOTAL PARA O INDICADOR F1 – ALUNOS DE ESCOLAS URBANAS, POR PERMISSÃO PARA O USO DO WIFI DA ESCOL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9">
            <text:p>Total de alunos que estudam em escolas localizadas em áreas urbanas</text:p>
          </table:table-cell>
          <table:table-cell table:number-columns-repeated="16383" table:style-name="ce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, os alunos podem usar</text:p>
          </table:table-cell>
          <table:table-cell office:value-type="string" table:style-name="ce2">
            <text:p>Não, o acesso é proibido aos alunos<text:s/>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egundo os alunos, a escola não possui WiFi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080794" table:style-name="ce10">
            <text:p>1.080.794</text:p>
          </table:table-cell>
          <table:table-cell office:value-type="float" office:value="3388648" table:style-name="ce10">
            <text:p>3.388.648</text:p>
          </table:table-cell>
          <table:table-cell office:value-type="float" office:value="222521" table:style-name="ce10">
            <text:p>222.521</text:p>
          </table:table-cell>
          <table:table-cell office:value-type="float" office:value="3001" table:style-name="ce10">
            <text:p>3.001</text:p>
          </table:table-cell>
          <table:table-cell office:value-type="float" office:value="1919406" table:style-name="ce10">
            <text:p>1.919.40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86484" table:style-name="ce10">
            <text:p>586.484</text:p>
          </table:table-cell>
          <table:table-cell office:value-type="float" office:value="1794545" table:style-name="ce10">
            <text:p>1.794.545</text:p>
          </table:table-cell>
          <table:table-cell office:value-type="float" office:value="103434" table:style-name="ce10">
            <text:p>103.434</text:p>
          </table:table-cell>
          <table:table-cell office:value-type="float" office:value="824" table:style-name="ce10">
            <text:p>824</text:p>
          </table:table-cell>
          <table:table-cell office:value-type="float" office:value="1009996" table:style-name="ce10">
            <text:p>1.009.99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94309" table:style-name="ce10">
            <text:p>494.309</text:p>
          </table:table-cell>
          <table:table-cell office:value-type="float" office:value="1594103" table:style-name="ce10">
            <text:p>1.594.103</text:p>
          </table:table-cell>
          <table:table-cell office:value-type="float" office:value="119087" table:style-name="ce10">
            <text:p>119.087</text:p>
          </table:table-cell>
          <table:table-cell office:value-type="float" office:value="2177" table:style-name="ce10">
            <text:p>2.177</text:p>
          </table:table-cell>
          <table:table-cell office:value-type="float" office:value="909410" table:style-name="ce10">
            <text:p>909.41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19816" table:style-name="ce10">
            <text:p>119.816</text:p>
          </table:table-cell>
          <table:table-cell office:value-type="float" office:value="286872" table:style-name="ce10">
            <text:p>286.872</text:p>
          </table:table-cell>
          <table:table-cell office:value-type="float" office:value="11417" table:style-name="ce10">
            <text:p>11.417</text:p>
          </table:table-cell>
          <table:table-cell office:value-type="float" office:value="41" table:style-name="ce10">
            <text:p>41</text:p>
          </table:table-cell>
          <table:table-cell office:value-type="float" office:value="158055" table:style-name="ce10">
            <text:p>158.05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6186" table:style-name="ce10">
            <text:p>86.186</text:p>
          </table:table-cell>
          <table:table-cell office:value-type="float" office:value="294136" table:style-name="ce10">
            <text:p>294.136</text:p>
          </table:table-cell>
          <table:table-cell office:value-type="float" office:value="23228" table:style-name="ce10">
            <text:p>23.228</text:p>
          </table:table-cell>
          <table:table-cell office:value-type="float" office:value="0" table:style-name="ce10">
            <text:p>0</text:p>
          </table:table-cell>
          <table:table-cell office:value-type="float" office:value="155610" table:style-name="ce10">
            <text:p>155.61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75920" table:style-name="ce10">
            <text:p>275.920</text:p>
          </table:table-cell>
          <table:table-cell office:value-type="float" office:value="910556" table:style-name="ce10">
            <text:p>910.556</text:p>
          </table:table-cell>
          <table:table-cell office:value-type="float" office:value="43085" table:style-name="ce10">
            <text:p>43.085</text:p>
          </table:table-cell>
          <table:table-cell office:value-type="float" office:value="2960" table:style-name="ce10">
            <text:p>2.960</text:p>
          </table:table-cell>
          <table:table-cell office:value-type="float" office:value="354858" table:style-name="ce10">
            <text:p>354.85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23442" table:style-name="ce10">
            <text:p>423.442</text:p>
          </table:table-cell>
          <table:table-cell office:value-type="float" office:value="1447806" table:style-name="ce10">
            <text:p>1.447.806</text:p>
          </table:table-cell>
          <table:table-cell office:value-type="float" office:value="123761" table:style-name="ce10">
            <text:p>123.761</text:p>
          </table:table-cell>
          <table:table-cell office:value-type="float" office:value="0" table:style-name="ce10">
            <text:p>0</text:p>
          </table:table-cell>
          <table:table-cell office:value-type="float" office:value="1114749" table:style-name="ce10">
            <text:p>1.114.74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75431" table:style-name="ce10">
            <text:p>175.431</text:p>
          </table:table-cell>
          <table:table-cell office:value-type="float" office:value="449279" table:style-name="ce10">
            <text:p>449.279</text:p>
          </table:table-cell>
          <table:table-cell office:value-type="float" office:value="21030" table:style-name="ce10">
            <text:p>21.030</text:p>
          </table:table-cell>
          <table:table-cell office:value-type="float" office:value="0" table:style-name="ce10">
            <text:p>0</text:p>
          </table:table-cell>
          <table:table-cell office:value-type="float" office:value="136133" table:style-name="ce10">
            <text:p>136.13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04874" table:style-name="ce10">
            <text:p>304.874</text:p>
          </table:table-cell>
          <table:table-cell office:value-type="float" office:value="1406876" table:style-name="ce10">
            <text:p>1.406.876</text:p>
          </table:table-cell>
          <table:table-cell office:value-type="float" office:value="72616" table:style-name="ce10">
            <text:p>72.616</text:p>
          </table:table-cell>
          <table:table-cell office:value-type="float" office:value="0" table:style-name="ce10">
            <text:p>0</text:p>
          </table:table-cell>
          <table:table-cell office:value-type="float" office:value="726942" table:style-name="ce10">
            <text:p>726.94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04148" table:style-name="ce10">
            <text:p>504.148</text:p>
          </table:table-cell>
          <table:table-cell office:value-type="float" office:value="1485788" table:style-name="ce10">
            <text:p>1.485.788</text:p>
          </table:table-cell>
          <table:table-cell office:value-type="float" office:value="55443" table:style-name="ce10">
            <text:p>55.443</text:p>
          </table:table-cell>
          <table:table-cell office:value-type="float" office:value="2960" table:style-name="ce10">
            <text:p>2.960</text:p>
          </table:table-cell>
          <table:table-cell office:value-type="float" office:value="824769" table:style-name="ce10">
            <text:p>824.76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809022" table:style-name="ce10">
            <text:p>809.022</text:p>
          </table:table-cell>
          <table:table-cell office:value-type="float" office:value="2892664" table:style-name="ce10">
            <text:p>2.892.664</text:p>
          </table:table-cell>
          <table:table-cell office:value-type="float" office:value="128059" table:style-name="ce10">
            <text:p>128.059</text:p>
          </table:table-cell>
          <table:table-cell office:value-type="float" office:value="2960" table:style-name="ce10">
            <text:p>2.960</text:p>
          </table:table-cell>
          <table:table-cell office:value-type="float" office:value="1551711" table:style-name="ce10">
            <text:p>1.551.71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71772" table:style-name="ce10">
            <text:p>271.772</text:p>
          </table:table-cell>
          <table:table-cell office:value-type="float" office:value="495984" table:style-name="ce10">
            <text:p>495.984</text:p>
          </table:table-cell>
          <table:table-cell office:value-type="float" office:value="94462" table:style-name="ce10">
            <text:p>94.462</text:p>
          </table:table-cell>
          <table:table-cell office:value-type="float" office:value="41" table:style-name="ce10">
            <text:p>41</text:p>
          </table:table-cell>
          <table:table-cell office:value-type="float" office:value="367695" table:style-name="ce10">
            <text:p>367.69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493178" table:style-name="ce10">
            <text:p>493.178</text:p>
          </table:table-cell>
          <table:table-cell office:value-type="float" office:value="1339028" table:style-name="ce10">
            <text:p>1.339.028</text:p>
          </table:table-cell>
          <table:table-cell office:value-type="float" office:value="158152" table:style-name="ce10">
            <text:p>158.152</text:p>
          </table:table-cell>
          <table:table-cell office:value-type="float" office:value="0" table:style-name="ce10">
            <text:p>0</text:p>
          </table:table-cell>
          <table:table-cell office:value-type="float" office:value="909904" table:style-name="ce10">
            <text:p>909.90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240415" table:style-name="ce10">
            <text:p>240.415</text:p>
          </table:table-cell>
          <table:table-cell office:value-type="float" office:value="962686" table:style-name="ce10">
            <text:p>962.686</text:p>
          </table:table-cell>
          <table:table-cell office:value-type="float" office:value="25405" table:style-name="ce10">
            <text:p>25.405</text:p>
          </table:table-cell>
          <table:table-cell office:value-type="float" office:value="270" table:style-name="ce10">
            <text:p>270</text:p>
          </table:table-cell>
          <table:table-cell office:value-type="float" office:value="437090" table:style-name="ce10">
            <text:p>437.09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47201" table:style-name="ce10">
            <text:p>347.201</text:p>
          </table:table-cell>
          <table:table-cell office:value-type="float" office:value="1086933" table:style-name="ce10">
            <text:p>1.086.933</text:p>
          </table:table-cell>
          <table:table-cell office:value-type="float" office:value="38964" table:style-name="ce10">
            <text:p>38.964</text:p>
          </table:table-cell>
          <table:table-cell office:value-type="float" office:value="2731" table:style-name="ce10">
            <text:p>2.731</text:p>
          </table:table-cell>
          <table:table-cell office:value-type="float" office:value="572412" table:style-name="ce10">
            <text:p>572.41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F2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7">
            <text:p>TOTAL PARA O INDICADOR F2 – ALUNOS DE ESCOLAS URBANAS, POR PERMISSÃO PARA O USO DO CELULAR NA SALA DE AU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9">
            <text:p>Total de alunos que estudam em escolas localizadas em áreas urbanas</text:p>
          </table:table-cell>
          <table:table-cell table:number-columns-repeated="16383" table:style-name="ce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39535" table:style-name="ce10">
            <text:p>539.535</text:p>
          </table:table-cell>
          <table:table-cell office:value-type="float" office:value="6046318" table:style-name="ce10">
            <text:p>6.046.318</text:p>
          </table:table-cell>
          <table:table-cell office:value-type="float" office:value="27014" table:style-name="ce10">
            <text:p>27.014</text:p>
          </table:table-cell>
          <table:table-cell office:value-type="float" office:value="1503" table:style-name="ce10">
            <text:p>1.50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07363" table:style-name="ce10">
            <text:p>307.363</text:p>
          </table:table-cell>
          <table:table-cell office:value-type="float" office:value="3175824" table:style-name="ce10">
            <text:p>3.175.824</text:p>
          </table:table-cell>
          <table:table-cell office:value-type="float" office:value="11652" table:style-name="ce10">
            <text:p>11.652</text:p>
          </table:table-cell>
          <table:table-cell office:value-type="float" office:value="445" table:style-name="ce10">
            <text:p>44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32172" table:style-name="ce10">
            <text:p>232.172</text:p>
          </table:table-cell>
          <table:table-cell office:value-type="float" office:value="2870494" table:style-name="ce10">
            <text:p>2.870.494</text:p>
          </table:table-cell>
          <table:table-cell office:value-type="float" office:value="15362" table:style-name="ce10">
            <text:p>15.362</text:p>
          </table:table-cell>
          <table:table-cell office:value-type="float" office:value="1058" table:style-name="ce10">
            <text:p>1.058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0984" table:style-name="ce10">
            <text:p>50.984</text:p>
          </table:table-cell>
          <table:table-cell office:value-type="float" office:value="519732" table:style-name="ce10">
            <text:p>519.732</text:p>
          </table:table-cell>
          <table:table-cell office:value-type="float" office:value="5041" table:style-name="ce10">
            <text:p>5.041</text:p>
          </table:table-cell>
          <table:table-cell office:value-type="float" office:value="445" table:style-name="ce10">
            <text:p>44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3829" table:style-name="ce10">
            <text:p>43.829</text:p>
          </table:table-cell>
          <table:table-cell office:value-type="float" office:value="510879" table:style-name="ce10">
            <text:p>510.879</text:p>
          </table:table-cell>
          <table:table-cell office:value-type="float" office:value="3392" table:style-name="ce10">
            <text:p>3.392</text:p>
          </table:table-cell>
          <table:table-cell office:value-type="float" office:value="1058" table:style-name="ce10">
            <text:p>1.05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6451" table:style-name="ce10">
            <text:p>96.451</text:p>
          </table:table-cell>
          <table:table-cell office:value-type="float" office:value="1482988" table:style-name="ce10">
            <text:p>1.482.988</text:p>
          </table:table-cell>
          <table:table-cell office:value-type="float" office:value="7940" table:style-name="ce10">
            <text:p>7.94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87129" table:style-name="ce10">
            <text:p>287.129</text:p>
          </table:table-cell>
          <table:table-cell office:value-type="float" office:value="2813321" table:style-name="ce10">
            <text:p>2.813.321</text:p>
          </table:table-cell>
          <table:table-cell office:value-type="float" office:value="9308" table:style-name="ce10">
            <text:p>9.308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1142" table:style-name="ce10">
            <text:p>61.142</text:p>
          </table:table-cell>
          <table:table-cell office:value-type="float" office:value="719398" table:style-name="ce10">
            <text:p>719.398</text:p>
          </table:table-cell>
          <table:table-cell office:value-type="float" office:value="1332" table:style-name="ce10">
            <text:p>1.332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47192" table:style-name="ce10">
            <text:p>147.192</text:p>
          </table:table-cell>
          <table:table-cell office:value-type="float" office:value="2349281" table:style-name="ce10">
            <text:p>2.349.281</text:p>
          </table:table-cell>
          <table:table-cell office:value-type="float" office:value="14835" table:style-name="ce10">
            <text:p>14.835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84109" table:style-name="ce10">
            <text:p>284.109</text:p>
          </table:table-cell>
          <table:table-cell office:value-type="float" office:value="2576745" table:style-name="ce10">
            <text:p>2.576.745</text:p>
          </table:table-cell>
          <table:table-cell office:value-type="float" office:value="10751" table:style-name="ce10">
            <text:p>10.751</text:p>
          </table:table-cell>
          <table:table-cell office:value-type="float" office:value="1503" table:style-name="ce10">
            <text:p>1.50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431302" table:style-name="ce10">
            <text:p>431.302</text:p>
          </table:table-cell>
          <table:table-cell office:value-type="float" office:value="4926027" table:style-name="ce10">
            <text:p>4.926.027</text:p>
          </table:table-cell>
          <table:table-cell office:value-type="float" office:value="25585" table:style-name="ce10">
            <text:p>25.585</text:p>
          </table:table-cell>
          <table:table-cell office:value-type="float" office:value="1503" table:style-name="ce10">
            <text:p>1.50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08233" table:style-name="ce10">
            <text:p>108.233</text:p>
          </table:table-cell>
          <table:table-cell office:value-type="float" office:value="1120291" table:style-name="ce10">
            <text:p>1.120.291</text:p>
          </table:table-cell>
          <table:table-cell office:value-type="float" office:value="1428" table:style-name="ce10">
            <text:p>1.428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150306" table:style-name="ce10">
            <text:p>150.306</text:p>
          </table:table-cell>
          <table:table-cell office:value-type="float" office:value="2734531" table:style-name="ce10">
            <text:p>2.734.531</text:p>
          </table:table-cell>
          <table:table-cell office:value-type="float" office:value="14366" table:style-name="ce10">
            <text:p>14.366</text:p>
          </table:table-cell>
          <table:table-cell office:value-type="float" office:value="1058" table:style-name="ce10">
            <text:p>1.05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125957" table:style-name="ce10">
            <text:p>125.957</text:p>
          </table:table-cell>
          <table:table-cell office:value-type="float" office:value="1535046" table:style-name="ce10">
            <text:p>1.535.046</text:p>
          </table:table-cell>
          <table:table-cell office:value-type="float" office:value="4863" table:style-name="ce10">
            <text:p>4.863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63272" table:style-name="ce10">
            <text:p>263.272</text:p>
          </table:table-cell>
          <table:table-cell office:value-type="float" office:value="1776741" table:style-name="ce10">
            <text:p>1.776.741</text:p>
          </table:table-cell>
          <table:table-cell office:value-type="float" office:value="7785" table:style-name="ce10">
            <text:p>7.785</text:p>
          </table:table-cell>
          <table:table-cell office:value-type="float" office:value="445" table:style-name="ce10">
            <text:p>44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4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7">
            <text:p>TOTAL PARA O INDICADOR F3 – ALUNOS DE ESCOLAS URBANAS, POR PERMISSÃO PARA O USO DO CELULAR FORA DA SALA DE AU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9">
            <text:p>Total de alunos que estudam em escolas localizadas em áreas urbanas</text:p>
          </table:table-cell>
          <table:table-cell table:number-columns-repeated="16383" table:style-name="ce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089627" table:style-name="ce10">
            <text:p>4.089.627</text:p>
          </table:table-cell>
          <table:table-cell office:value-type="float" office:value="2461245" table:style-name="ce10">
            <text:p>2.461.245</text:p>
          </table:table-cell>
          <table:table-cell office:value-type="float" office:value="63426" table:style-name="ce10">
            <text:p>63.426</text:p>
          </table:table-cell>
          <table:table-cell office:value-type="float" office:value="71" table:style-name="ce10">
            <text:p>71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115842" table:style-name="ce10">
            <text:p>2.115.842</text:p>
          </table:table-cell>
          <table:table-cell office:value-type="float" office:value="1349542" table:style-name="ce10">
            <text:p>1.349.542</text:p>
          </table:table-cell>
          <table:table-cell office:value-type="float" office:value="29827" table:style-name="ce10">
            <text:p>29.827</text:p>
          </table:table-cell>
          <table:table-cell office:value-type="float" office:value="71" table:style-name="ce10">
            <text:p>7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973785" table:style-name="ce10">
            <text:p>1.973.785</text:p>
          </table:table-cell>
          <table:table-cell office:value-type="float" office:value="1111702" table:style-name="ce10">
            <text:p>1.111.702</text:p>
          </table:table-cell>
          <table:table-cell office:value-type="float" office:value="33599" table:style-name="ce10">
            <text:p>33.599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11830" table:style-name="ce10">
            <text:p>411.830</text:p>
          </table:table-cell>
          <table:table-cell office:value-type="float" office:value="158011" table:style-name="ce10">
            <text:p>158.011</text:p>
          </table:table-cell>
          <table:table-cell office:value-type="float" office:value="6359" table:style-name="ce10">
            <text:p>6.359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17176" table:style-name="ce10">
            <text:p>317.176</text:p>
          </table:table-cell>
          <table:table-cell office:value-type="float" office:value="230799" table:style-name="ce10">
            <text:p>230.799</text:p>
          </table:table-cell>
          <table:table-cell office:value-type="float" office:value="11184" table:style-name="ce10">
            <text:p>11.184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33819" table:style-name="ce10">
            <text:p>1.033.819</text:p>
          </table:table-cell>
          <table:table-cell office:value-type="float" office:value="544430" table:style-name="ce10">
            <text:p>544.430</text:p>
          </table:table-cell>
          <table:table-cell office:value-type="float" office:value="9059" table:style-name="ce10">
            <text:p>9.059</text:p>
          </table:table-cell>
          <table:table-cell office:value-type="float" office:value="71" table:style-name="ce10">
            <text:p>7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842630" table:style-name="ce10">
            <text:p>1.842.630</text:p>
          </table:table-cell>
          <table:table-cell office:value-type="float" office:value="1241052" table:style-name="ce10">
            <text:p>1.241.052</text:p>
          </table:table-cell>
          <table:table-cell office:value-type="float" office:value="26077" table:style-name="ce10">
            <text:p>26.077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84173" table:style-name="ce10">
            <text:p>484.173</text:p>
          </table:table-cell>
          <table:table-cell office:value-type="float" office:value="286953" table:style-name="ce10">
            <text:p>286.953</text:p>
          </table:table-cell>
          <table:table-cell office:value-type="float" office:value="10746" table:style-name="ce10">
            <text:p>10.746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174759" table:style-name="ce10">
            <text:p>1.174.759</text:p>
          </table:table-cell>
          <table:table-cell office:value-type="float" office:value="1301669" table:style-name="ce10">
            <text:p>1.301.669</text:p>
          </table:table-cell>
          <table:table-cell office:value-type="float" office:value="34809" table:style-name="ce10">
            <text:p>34.809</text:p>
          </table:table-cell>
          <table:table-cell office:value-type="float" office:value="71" table:style-name="ce10">
            <text:p>7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133738" table:style-name="ce10">
            <text:p>2.133.738</text:p>
          </table:table-cell>
          <table:table-cell office:value-type="float" office:value="716884" table:style-name="ce10">
            <text:p>716.884</text:p>
          </table:table-cell>
          <table:table-cell office:value-type="float" office:value="22486" table:style-name="ce10">
            <text:p>22.486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3308497" table:style-name="ce10">
            <text:p>3.308.497</text:p>
          </table:table-cell>
          <table:table-cell office:value-type="float" office:value="2018553" table:style-name="ce10">
            <text:p>2.018.553</text:p>
          </table:table-cell>
          <table:table-cell office:value-type="float" office:value="57295" table:style-name="ce10">
            <text:p>57.295</text:p>
          </table:table-cell>
          <table:table-cell office:value-type="float" office:value="71" table:style-name="ce10">
            <text:p>7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781130" table:style-name="ce10">
            <text:p>781.130</text:p>
          </table:table-cell>
          <table:table-cell office:value-type="float" office:value="442692" table:style-name="ce10">
            <text:p>442.692</text:p>
          </table:table-cell>
          <table:table-cell office:value-type="float" office:value="6131" table:style-name="ce10">
            <text:p>6.131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1232933" table:style-name="ce10">
            <text:p>1.232.933</text:p>
          </table:table-cell>
          <table:table-cell office:value-type="float" office:value="1627542" table:style-name="ce10">
            <text:p>1.627.542</text:p>
          </table:table-cell>
          <table:table-cell office:value-type="float" office:value="39715" table:style-name="ce10">
            <text:p>39.715</text:p>
          </table:table-cell>
          <table:table-cell office:value-type="float" office:value="71" table:style-name="ce10">
            <text:p>7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1129879" table:style-name="ce10">
            <text:p>1.129.879</text:p>
          </table:table-cell>
          <table:table-cell office:value-type="float" office:value="521613" table:style-name="ce10">
            <text:p>521.613</text:p>
          </table:table-cell>
          <table:table-cell office:value-type="float" office:value="14373" table:style-name="ce10">
            <text:p>14.373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726815" table:style-name="ce10">
            <text:p>1.726.815</text:p>
          </table:table-cell>
          <table:table-cell office:value-type="float" office:value="312089" table:style-name="ce10">
            <text:p>312.089</text:p>
          </table:table-cell>
          <table:table-cell office:value-type="float" office:value="9337" table:style-name="ce10">
            <text:p>9.337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4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4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7">
            <text:p>TOTAL PARA O INDICADOR F4 – ALUNOS DE ESCOLAS URBANAS QUE ACESSAM A INTERNET PELO CELULAR NA ESCOLA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utiliza Internet pelo celular e na escol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664240" table:style-name="ce10">
            <text:p>1.664.240</text:p>
          </table:table-cell>
          <table:table-cell office:value-type="float" office:value="376064" table:style-name="ce10">
            <text:p>376.064</text:p>
          </table:table-cell>
          <table:table-cell office:value-type="float" office:value="579" table:style-name="ce10">
            <text:p>579</text:p>
          </table:table-cell>
          <table:table-cell office:value-type="string" table:style-name="ce10">
            <text:p>-</text:p>
          </table:table-cell>
          <table:table-cell office:value-type="float" office:value="3524368" table:style-name="ce10">
            <text:p>3.524.36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922618" table:style-name="ce10">
            <text:p>922.618</text:p>
          </table:table-cell>
          <table:table-cell office:value-type="float" office:value="208929" table:style-name="ce10">
            <text:p>208.92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35712" table:style-name="ce10">
            <text:p>1.835.71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741622" table:style-name="ce10">
            <text:p>741.622</text:p>
          </table:table-cell>
          <table:table-cell office:value-type="float" office:value="167135" table:style-name="ce10">
            <text:p>167.135</text:p>
          </table:table-cell>
          <table:table-cell office:value-type="float" office:value="579" table:style-name="ce10">
            <text:p>579</text:p>
          </table:table-cell>
          <table:table-cell office:value-type="string" table:style-name="ce10">
            <text:p>-</text:p>
          </table:table-cell>
          <table:table-cell office:value-type="float" office:value="1688656" table:style-name="ce10">
            <text:p>1.688.65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37302" table:style-name="ce10">
            <text:p>137.302</text:p>
          </table:table-cell>
          <table:table-cell office:value-type="float" office:value="17613" table:style-name="ce10">
            <text:p>17.61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72235" table:style-name="ce10">
            <text:p>272.23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37898" table:style-name="ce10">
            <text:p>137.898</text:p>
          </table:table-cell>
          <table:table-cell office:value-type="float" office:value="43348" table:style-name="ce10">
            <text:p>43.348</text:p>
          </table:table-cell>
          <table:table-cell office:value-type="float" office:value="579" table:style-name="ce10">
            <text:p>579</text:p>
          </table:table-cell>
          <table:table-cell office:value-type="string" table:style-name="ce10">
            <text:p>-</text:p>
          </table:table-cell>
          <table:table-cell office:value-type="float" office:value="288311" table:style-name="ce10">
            <text:p>288.31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24755" table:style-name="ce10">
            <text:p>324.755</text:p>
          </table:table-cell>
          <table:table-cell office:value-type="float" office:value="75232" table:style-name="ce10">
            <text:p>75.23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63804" table:style-name="ce10">
            <text:p>863.80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30204" table:style-name="ce10">
            <text:p>830.204</text:p>
          </table:table-cell>
          <table:table-cell office:value-type="float" office:value="178462" table:style-name="ce10">
            <text:p>178.46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689291" table:style-name="ce10">
            <text:p>1.689.29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34081" table:style-name="ce10">
            <text:p>234.081</text:p>
          </table:table-cell>
          <table:table-cell office:value-type="float" office:value="61408" table:style-name="ce10">
            <text:p>61.40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10727" table:style-name="ce10">
            <text:p>410.72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14047" table:style-name="ce10">
            <text:p>214.047</text:p>
          </table:table-cell>
          <table:table-cell office:value-type="float" office:value="185950" table:style-name="ce10">
            <text:p>185.95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68598" table:style-name="ce10">
            <text:p>1.568.59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071936" table:style-name="ce10">
            <text:p>1.071.936</text:p>
          </table:table-cell>
          <table:table-cell office:value-type="float" office:value="143656" table:style-name="ce10">
            <text:p>143.656</text:p>
          </table:table-cell>
          <table:table-cell office:value-type="float" office:value="579" table:style-name="ce10">
            <text:p>579</text:p>
          </table:table-cell>
          <table:table-cell office:value-type="string" table:style-name="ce10">
            <text:p>-</text:p>
          </table:table-cell>
          <table:table-cell office:value-type="float" office:value="1360048" table:style-name="ce10">
            <text:p>1.360.04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1285983" table:style-name="ce10">
            <text:p>1.285.983</text:p>
          </table:table-cell>
          <table:table-cell office:value-type="float" office:value="329606" table:style-name="ce10">
            <text:p>329.606</text:p>
          </table:table-cell>
          <table:table-cell office:value-type="float" office:value="579" table:style-name="ce10">
            <text:p>579</text:p>
          </table:table-cell>
          <table:table-cell office:value-type="string" table:style-name="ce10">
            <text:p>-</text:p>
          </table:table-cell>
          <table:table-cell office:value-type="float" office:value="2928647" table:style-name="ce10">
            <text:p>2.928.64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378257" table:style-name="ce10">
            <text:p>378.257</text:p>
          </table:table-cell>
          <table:table-cell office:value-type="float" office:value="46458" table:style-name="ce10">
            <text:p>46.45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95722" table:style-name="ce10">
            <text:p>595.72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72076" table:style-name="ce10">
            <text:p>72.076</text:p>
          </table:table-cell>
          <table:table-cell office:value-type="float" office:value="185627" table:style-name="ce10">
            <text:p>185.627</text:p>
          </table:table-cell>
          <table:table-cell office:value-type="float" office:value="53" table:style-name="ce10">
            <text:p>53</text:p>
          </table:table-cell>
          <table:table-cell office:value-type="string" table:style-name="ce10">
            <text:p>-</text:p>
          </table:table-cell>
          <table:table-cell office:value-type="float" office:value="1896862" table:style-name="ce10">
            <text:p>1.896.86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511866" table:style-name="ce10">
            <text:p>511.866</text:p>
          </table:table-cell>
          <table:table-cell office:value-type="float" office:value="92676" table:style-name="ce10">
            <text:p>92.67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91867" table:style-name="ce10">
            <text:p>891.86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080298" table:style-name="ce10">
            <text:p>1.080.298</text:p>
          </table:table-cell>
          <table:table-cell office:value-type="float" office:value="97761" table:style-name="ce10">
            <text:p>97.761</text:p>
          </table:table-cell>
          <table:table-cell office:value-type="float" office:value="526" table:style-name="ce10">
            <text:p>526</text:p>
          </table:table-cell>
          <table:table-cell office:value-type="string" table:style-name="ce10">
            <text:p>-</text:p>
          </table:table-cell>
          <table:table-cell office:value-type="float" office:value="735639" table:style-name="ce10">
            <text:p>735.63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F7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7">
            <text:p>TOTAL PARA O INDICADOR F7 – ALUNOS DE ESCOLAS URBANAS, POR USO DO CELULAR EM ATIVIDADES PARA A ESCO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9">
            <text:p>Total de alunos que estudam em escolas localizadas em áreas urbanas</text:p>
          </table:table-cell>
          <table:table-cell table:number-columns-repeated="16383" table:style-name="ce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625214" table:style-name="ce10">
            <text:p>3.625.214</text:p>
          </table:table-cell>
          <table:table-cell office:value-type="float" office:value="2957053" table:style-name="ce10">
            <text:p>2.957.053</text:p>
          </table:table-cell>
          <table:table-cell office:value-type="float" office:value="31147" table:style-name="ce10">
            <text:p>31.147</text:p>
          </table:table-cell>
          <table:table-cell office:value-type="float" office:value="955" table:style-name="ce10">
            <text:p>955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886680" table:style-name="ce10">
            <text:p>1.886.680</text:p>
          </table:table-cell>
          <table:table-cell office:value-type="float" office:value="1592361" table:style-name="ce10">
            <text:p>1.592.361</text:p>
          </table:table-cell>
          <table:table-cell office:value-type="float" office:value="15286" table:style-name="ce10">
            <text:p>15.286</text:p>
          </table:table-cell>
          <table:table-cell office:value-type="float" office:value="955" table:style-name="ce10">
            <text:p>95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738535" table:style-name="ce10">
            <text:p>1.738.535</text:p>
          </table:table-cell>
          <table:table-cell office:value-type="float" office:value="1364691" table:style-name="ce10">
            <text:p>1.364.691</text:p>
          </table:table-cell>
          <table:table-cell office:value-type="float" office:value="15860" table:style-name="ce10">
            <text:p>15.86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41251" table:style-name="ce10">
            <text:p>341.251</text:p>
          </table:table-cell>
          <table:table-cell office:value-type="float" office:value="232639" table:style-name="ce10">
            <text:p>232.639</text:p>
          </table:table-cell>
          <table:table-cell office:value-type="float" office:value="2311" table:style-name="ce10">
            <text:p>2.311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93199" table:style-name="ce10">
            <text:p>293.199</text:p>
          </table:table-cell>
          <table:table-cell office:value-type="float" office:value="262783" table:style-name="ce10">
            <text:p>262.783</text:p>
          </table:table-cell>
          <table:table-cell office:value-type="float" office:value="3176" table:style-name="ce10">
            <text:p>3.176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75707" table:style-name="ce10">
            <text:p>775.707</text:p>
          </table:table-cell>
          <table:table-cell office:value-type="float" office:value="797014" table:style-name="ce10">
            <text:p>797.014</text:p>
          </table:table-cell>
          <table:table-cell office:value-type="float" office:value="14658" table:style-name="ce10">
            <text:p>14.658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727530" table:style-name="ce10">
            <text:p>1.727.530</text:p>
          </table:table-cell>
          <table:table-cell office:value-type="float" office:value="1371287" table:style-name="ce10">
            <text:p>1.371.287</text:p>
          </table:table-cell>
          <table:table-cell office:value-type="float" office:value="9986" table:style-name="ce10">
            <text:p>9.986</text:p>
          </table:table-cell>
          <table:table-cell office:value-type="float" office:value="955" table:style-name="ce10">
            <text:p>95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87528" table:style-name="ce10">
            <text:p>487.528</text:p>
          </table:table-cell>
          <table:table-cell office:value-type="float" office:value="293329" table:style-name="ce10">
            <text:p>293.329</text:p>
          </table:table-cell>
          <table:table-cell office:value-type="float" office:value="1015" table:style-name="ce10">
            <text:p>1.015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47160" table:style-name="ce10">
            <text:p>947.160</text:p>
          </table:table-cell>
          <table:table-cell office:value-type="float" office:value="1545338" table:style-name="ce10">
            <text:p>1.545.338</text:p>
          </table:table-cell>
          <table:table-cell office:value-type="float" office:value="17855" table:style-name="ce10">
            <text:p>17.855</text:p>
          </table:table-cell>
          <table:table-cell office:value-type="float" office:value="955" table:style-name="ce10">
            <text:p>95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935546" table:style-name="ce10">
            <text:p>1.935.546</text:p>
          </table:table-cell>
          <table:table-cell office:value-type="float" office:value="929114" table:style-name="ce10">
            <text:p>929.114</text:p>
          </table:table-cell>
          <table:table-cell office:value-type="float" office:value="8448" table:style-name="ce10">
            <text:p>8.448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2882706" table:style-name="ce10">
            <text:p>2.882.706</text:p>
          </table:table-cell>
          <table:table-cell office:value-type="float" office:value="2474452" table:style-name="ce10">
            <text:p>2.474.452</text:p>
          </table:table-cell>
          <table:table-cell office:value-type="float" office:value="26303" table:style-name="ce10">
            <text:p>26.303</text:p>
          </table:table-cell>
          <table:table-cell office:value-type="float" office:value="955" table:style-name="ce10">
            <text:p>95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742509" table:style-name="ce10">
            <text:p>742.509</text:p>
          </table:table-cell>
          <table:table-cell office:value-type="float" office:value="482600" table:style-name="ce10">
            <text:p>482.600</text:p>
          </table:table-cell>
          <table:table-cell office:value-type="float" office:value="4844" table:style-name="ce10">
            <text:p>4.844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841800" table:style-name="ce10">
            <text:p>841.800</text:p>
          </table:table-cell>
          <table:table-cell office:value-type="float" office:value="2039222" table:style-name="ce10">
            <text:p>2.039.222</text:p>
          </table:table-cell>
          <table:table-cell office:value-type="float" office:value="18284" table:style-name="ce10">
            <text:p>18.284</text:p>
          </table:table-cell>
          <table:table-cell office:value-type="float" office:value="955" table:style-name="ce10">
            <text:p>95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1125721" table:style-name="ce10">
            <text:p>1.125.721</text:p>
          </table:table-cell>
          <table:table-cell office:value-type="float" office:value="529735" table:style-name="ce10">
            <text:p>529.735</text:p>
          </table:table-cell>
          <table:table-cell office:value-type="float" office:value="10409" table:style-name="ce10">
            <text:p>10.409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657694" table:style-name="ce10">
            <text:p>1.657.694</text:p>
          </table:table-cell>
          <table:table-cell office:value-type="float" office:value="388095" table:style-name="ce10">
            <text:p>388.095</text:p>
          </table:table-cell>
          <table:table-cell office:value-type="float" office:value="2453" table:style-name="ce10">
            <text:p>2.453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4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pache POI</meta:initial-creator>
    <dc:creator>Cetic.br</dc:creator>
    <meta:creation-date>2019-03-19T18:00:39Z</meta:creation-date>
    <dc:date>2019-05-30T18:47:52Z</dc:date>
  </office:meta>
</office:document-meta>
</file>